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PassagesPi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OI_NUM,N,9,2</text:p>
          </table:table-cell>
          <table:table-cell office:value-type="string">
            <text:p>ACV_NUM,N,9,2</text:p>
          </table:table-cell>
          <table:table-cell office:value-type="string">
            <text:p>X,N,13,5</text:p>
          </table:table-cell>
          <table:table-cell office:value-type="string">
            <text:p>Y,N,14,5</text:p>
          </table:table-cell>
          <table:table-cell office:value-type="string">
            <text:p>ACC_TBAN,C,3</text:p>
          </table:table-cell>
          <table:table-cell office:value-type="string">
            <text:p>ACC_TACC,C,3</text:p>
          </table:table-cell>
          <table:table-cell office:value-type="string">
            <text:p>DATE_,C,12</text:p>
          </table:table-cell>
          <table:table-cell office:value-type="string">
            <text:p>RIVOLI,C,10</text:p>
          </table:table-cell>
          <table:table-cell office:value-type="string">
            <text:p>ID_PP,N,10,0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3">
            <text:p>2563</text:p>
          </table:table-cell>
          <table:table-cell office:value-type="float" office:value="765600">
            <text:p>7656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2559">
            <text:p>2559</text:p>
          </table:table-cell>
          <table:table-cell office:value-type="float" office:value="765700">
            <text:p>7657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2492">
            <text:p>2492</text:p>
          </table:table-cell>
          <table:table-cell office:value-type="float" office:value="765700">
            <text:p>7657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8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2512">
            <text:p>2512</text:p>
          </table:table-cell>
          <table:table-cell office:value-type="float" office:value="766500">
            <text:p>7665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08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6389">
            <text:p>6389</text:p>
          </table:table-cell>
          <table:table-cell office:value-type="float" office:value="767100">
            <text:p>7671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80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767200">
            <text:p>767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3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767200">
            <text:p>767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3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6">
            <text:p>6216</text:p>
          </table:table-cell>
          <table:table-cell office:value-type="float" office:value="767100">
            <text:p>767100</text:p>
          </table:table-cell>
          <table:table-cell office:value-type="float" office:value="6282000">
            <text:p>6282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3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2418">
            <text:p>2418</text:p>
          </table:table-cell>
          <table:table-cell office:value-type="float" office:value="766600">
            <text:p>7666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39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143">
            <text:p>2143</text:p>
          </table:table-cell>
          <table:table-cell office:value-type="float" office:value="767300">
            <text:p>767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1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140">
            <text:p>2140</text:p>
          </table:table-cell>
          <table:table-cell office:value-type="float" office:value="767300">
            <text:p>767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41">
            <text:p>2141</text:p>
          </table:table-cell>
          <table:table-cell office:value-type="float" office:value="767300">
            <text:p>767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1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2175">
            <text:p>2175</text:p>
          </table:table-cell>
          <table:table-cell office:value-type="float" office:value="766900">
            <text:p>766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74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176">
            <text:p>2176</text:p>
          </table:table-cell>
          <table:table-cell office:value-type="float" office:value="766900">
            <text:p>766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8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4897">
            <text:p>4897</text:p>
          </table:table-cell>
          <table:table-cell office:value-type="float" office:value="768300">
            <text:p>768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2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4923">
            <text:p>4923</text:p>
          </table:table-cell>
          <table:table-cell office:value-type="float" office:value="768300">
            <text:p>768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4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863">
            <text:p>3863</text:p>
          </table:table-cell>
          <table:table-cell office:value-type="float" office:value="768300">
            <text:p>768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8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12152">
            <text:p>12152</text:p>
          </table:table-cell>
          <table:table-cell office:value-type="float" office:value="768900">
            <text:p>768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1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828">
            <text:p>3828</text:p>
          </table:table-cell>
          <table:table-cell office:value-type="float" office:value="769500">
            <text:p>7695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6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4550">
            <text:p>4550</text:p>
          </table:table-cell>
          <table:table-cell office:value-type="float" office:value="769400">
            <text:p>7694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1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4797">
            <text:p>4797</text:p>
          </table:table-cell>
          <table:table-cell office:value-type="float" office:value="769100">
            <text:p>7691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215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4816">
            <text:p>4816</text:p>
          </table:table-cell>
          <table:table-cell office:value-type="float" office:value="769000">
            <text:p>7690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2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440">
            <text:p>2440</text:p>
          </table:table-cell>
          <table:table-cell office:value-type="float" office:value="767000">
            <text:p>7670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4732">
            <text:p>14732</text:p>
          </table:table-cell>
          <table:table-cell office:value-type="float" office:value="766300">
            <text:p>766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302">
            <text:p>2302</text:p>
          </table:table-cell>
          <table:table-cell office:value-type="float" office:value="767300">
            <text:p>767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302">
            <text:p>2302</text:p>
          </table:table-cell>
          <table:table-cell office:value-type="float" office:value="767200">
            <text:p>767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2301">
            <text:p>2301</text:p>
          </table:table-cell>
          <table:table-cell office:value-type="float" office:value="767200">
            <text:p>767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51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8713">
            <text:p>8713</text:p>
          </table:table-cell>
          <table:table-cell office:value-type="float" office:value="768000">
            <text:p>7680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8713">
            <text:p>8713</text:p>
          </table:table-cell>
          <table:table-cell office:value-type="float" office:value="768000">
            <text:p>7680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1911">
            <text:p>1911</text:p>
          </table:table-cell>
          <table:table-cell office:value-type="float" office:value="767800">
            <text:p>7678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221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1910">
            <text:p>1910</text:p>
          </table:table-cell>
          <table:table-cell office:value-type="float" office:value="767900">
            <text:p>7679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22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521">
            <text:p>521</text:p>
          </table:table-cell>
          <table:table-cell office:value-type="float" office:value="769000">
            <text:p>769000</text:p>
          </table:table-cell>
          <table:table-cell office:value-type="float" office:value="6277000">
            <text:p>6277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45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546">
            <text:p>546</text:p>
          </table:table-cell>
          <table:table-cell office:value-type="float" office:value="769500">
            <text:p>7695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4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454">
            <text:p>454</text:p>
          </table:table-cell>
          <table:table-cell office:value-type="float" office:value="769500">
            <text:p>7695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4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557">
            <text:p>557</text:p>
          </table:table-cell>
          <table:table-cell office:value-type="float" office:value="769700">
            <text:p>7697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44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558">
            <text:p>558</text:p>
          </table:table-cell>
          <table:table-cell office:value-type="float" office:value="769700">
            <text:p>7697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54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394">
            <text:p>1394</text:p>
          </table:table-cell>
          <table:table-cell office:value-type="float" office:value="771700">
            <text:p>7717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771800">
            <text:p>7718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73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389">
            <text:p>1389</text:p>
          </table:table-cell>
          <table:table-cell office:value-type="float" office:value="771800">
            <text:p>7718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1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83">
            <text:p>5983</text:p>
          </table:table-cell>
          <table:table-cell office:value-type="float" office:value="770900">
            <text:p>7709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80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04">
            <text:p>104</text:p>
          </table:table-cell>
          <table:table-cell office:value-type="float" office:value="771200">
            <text:p>7712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2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54">
            <text:p>54</text:p>
          </table:table-cell>
          <table:table-cell office:value-type="float" office:value="771200">
            <text:p>7712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1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419">
            <text:p>5419</text:p>
          </table:table-cell>
          <table:table-cell office:value-type="float" office:value="771200">
            <text:p>7712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0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880">
            <text:p>880</text:p>
          </table:table-cell>
          <table:table-cell office:value-type="float" office:value="771200">
            <text:p>7712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426">
            <text:p>5426</text:p>
          </table:table-cell>
          <table:table-cell office:value-type="float" office:value="771300">
            <text:p>771300</text:p>
          </table:table-cell>
          <table:table-cell office:value-type="float" office:value="6279000">
            <text:p>6279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0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5412">
            <text:p>5412</text:p>
          </table:table-cell>
          <table:table-cell office:value-type="float" office:value="771300">
            <text:p>771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5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1">
            <text:p>961</text:p>
          </table:table-cell>
          <table:table-cell office:value-type="float" office:value="771700">
            <text:p>771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1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61920">
            <text:p>61920</text:p>
          </table:table-cell>
          <table:table-cell office:value-type="float" office:value="767100">
            <text:p>7671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257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766200">
            <text:p>766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88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464">
            <text:p>2464</text:p>
          </table:table-cell>
          <table:table-cell office:value-type="float" office:value="767300">
            <text:p>7673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464">
            <text:p>2464</text:p>
          </table:table-cell>
          <table:table-cell office:value-type="float" office:value="767300">
            <text:p>7673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2309">
            <text:p>2309</text:p>
          </table:table-cell>
          <table:table-cell office:value-type="float" office:value="767300">
            <text:p>7673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1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2428">
            <text:p>2428</text:p>
          </table:table-cell>
          <table:table-cell office:value-type="float" office:value="766800">
            <text:p>766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475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404">
            <text:p>4404</text:p>
          </table:table-cell>
          <table:table-cell office:value-type="float" office:value="768600">
            <text:p>7686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3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429">
            <text:p>3429</text:p>
          </table:table-cell>
          <table:table-cell office:value-type="float" office:value="768100">
            <text:p>7681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529">
            <text:p>3529</text:p>
          </table:table-cell>
          <table:table-cell office:value-type="float" office:value="768900">
            <text:p>7689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1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83">
            <text:p>3583</text:p>
          </table:table-cell>
          <table:table-cell office:value-type="float" office:value="769300">
            <text:p>7693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1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table:number-columns-repeated="2" office:value-type="float" office:value="1911">
            <text:p>1911</text:p>
          </table:table-cell>
          <table:table-cell office:value-type="float" office:value="769300">
            <text:p>7693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1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6">
            <text:p>2986</text:p>
          </table:table-cell>
          <table:table-cell office:value-type="float" office:value="769400">
            <text:p>7694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4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985">
            <text:p>2985</text:p>
          </table:table-cell>
          <table:table-cell office:value-type="float" office:value="769400">
            <text:p>7694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08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0">
            <text:p>0</text:p>
          </table:table-cell>
          <table:table-cell office:value-type="float" office:value="769600">
            <text:p>7696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28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6">
            <text:p>2866</text:p>
          </table:table-cell>
          <table:table-cell office:value-type="float" office:value="770400">
            <text:p>7704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74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3011">
            <text:p>3011</text:p>
          </table:table-cell>
          <table:table-cell office:value-type="float" office:value="770600">
            <text:p>770600</text:p>
          </table:table-cell>
          <table:table-cell office:value-type="float" office:value="6282000">
            <text:p>6282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42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48">
            <text:p>348</text:p>
          </table:table-cell>
          <table:table-cell office:value-type="float" office:value="770500">
            <text:p>7705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59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48">
            <text:p>348</text:p>
          </table:table-cell>
          <table:table-cell office:value-type="float" office:value="770300">
            <text:p>7703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5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48">
            <text:p>348</text:p>
          </table:table-cell>
          <table:table-cell office:value-type="float" office:value="770100">
            <text:p>7701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59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4">
            <text:p>3164</text:p>
          </table:table-cell>
          <table:table-cell office:value-type="float" office:value="770400">
            <text:p>7704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3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3198">
            <text:p>3198</text:p>
          </table:table-cell>
          <table:table-cell office:value-type="float" office:value="771300">
            <text:p>7713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1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table:number-columns-repeated="2" office:value-type="float" office:value="1898">
            <text:p>1898</text:p>
          </table:table-cell>
          <table:table-cell office:value-type="float" office:value="771300">
            <text:p>7713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98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6697">
            <text:p>6697</text:p>
          </table:table-cell>
          <table:table-cell office:value-type="float" office:value="771300">
            <text:p>771300</text:p>
          </table:table-cell>
          <table:table-cell office:value-type="float" office:value="6281000">
            <text:p>6281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8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table:number-columns-repeated="2" office:value-type="float" office:value="1480">
            <text:p>1480</text:p>
          </table:table-cell>
          <table:table-cell office:value-type="float" office:value="771400">
            <text:p>7714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137">
            <text:p>3137</text:p>
          </table:table-cell>
          <table:table-cell office:value-type="float" office:value="771200">
            <text:p>771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3148">
            <text:p>3148</text:p>
          </table:table-cell>
          <table:table-cell office:value-type="float" office:value="771100">
            <text:p>7711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8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144">
            <text:p>3144</text:p>
          </table:table-cell>
          <table:table-cell office:value-type="float" office:value="771000">
            <text:p>7710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45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3174">
            <text:p>3174</text:p>
          </table:table-cell>
          <table:table-cell office:value-type="float" office:value="770900">
            <text:p>7709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7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2">
            <text:p>3172</text:p>
          </table:table-cell>
          <table:table-cell office:value-type="float" office:value="770600">
            <text:p>7706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37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167">
            <text:p>3167</text:p>
          </table:table-cell>
          <table:table-cell office:value-type="float" office:value="770500">
            <text:p>7705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2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573">
            <text:p>3573</text:p>
          </table:table-cell>
          <table:table-cell office:value-type="float" office:value="769500">
            <text:p>7695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97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33">
            <text:p>4333</text:p>
          </table:table-cell>
          <table:table-cell office:value-type="float" office:value="769700">
            <text:p>769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327">
            <text:p>4327</text:p>
          </table:table-cell>
          <table:table-cell office:value-type="float" office:value="769700">
            <text:p>769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769900">
            <text:p>7699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39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4307">
            <text:p>4307</text:p>
          </table:table-cell>
          <table:table-cell office:value-type="float" office:value="770200">
            <text:p>770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4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number-columns-repeated="2" office:value-type="float" office:value="6210">
            <text:p>6210</text:p>
          </table:table-cell>
          <table:table-cell office:value-type="float" office:value="767000">
            <text:p>7670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621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14952">
            <text:p>14952</text:p>
          </table:table-cell>
          <table:table-cell office:value-type="float" office:value="767100">
            <text:p>7671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266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6220">
            <text:p>6220</text:p>
          </table:table-cell>
          <table:table-cell office:value-type="float" office:value="767200">
            <text:p>767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258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6">
            <text:p>6566</text:p>
          </table:table-cell>
          <table:table-cell office:value-type="float" office:value="767300">
            <text:p>7673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35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767300">
            <text:p>7673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9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31">
            <text:p>3531</text:p>
          </table:table-cell>
          <table:table-cell office:value-type="float" office:value="767900">
            <text:p>7679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5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89">
            <text:p>2789</text:p>
          </table:table-cell>
          <table:table-cell office:value-type="float" office:value="767100">
            <text:p>7671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5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float" office:value="6564">
            <text:p>6564</text:p>
          </table:table-cell>
          <table:table-cell office:value-type="float" office:value="767100">
            <text:p>7671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55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08">
            <text:p>2908</text:p>
          </table:table-cell>
          <table:table-cell office:value-type="float" office:value="767500">
            <text:p>7675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96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08">
            <text:p>2908</text:p>
          </table:table-cell>
          <table:table-cell office:value-type="float" office:value="767200">
            <text:p>767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6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2917">
            <text:p>2917</text:p>
          </table:table-cell>
          <table:table-cell office:value-type="float" office:value="767600">
            <text:p>7676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00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831">
            <text:p>2831</text:p>
          </table:table-cell>
          <table:table-cell office:value-type="float" office:value="767900">
            <text:p>7679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5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2921">
            <text:p>2921</text:p>
          </table:table-cell>
          <table:table-cell office:value-type="float" office:value="768000">
            <text:p>7680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5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2923">
            <text:p>2923</text:p>
          </table:table-cell>
          <table:table-cell office:value-type="float" office:value="768100">
            <text:p>7681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5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928">
            <text:p>2928</text:p>
          </table:table-cell>
          <table:table-cell office:value-type="float" office:value="768200">
            <text:p>768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6561">
            <text:p>6561</text:p>
          </table:table-cell>
          <table:table-cell office:value-type="float" office:value="767700">
            <text:p>7677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37">
            <text:p>2337</text:p>
          </table:table-cell>
          <table:table-cell office:value-type="float" office:value="3.82862">
            <text:p>3,82862</text:p>
          </table:table-cell>
          <table:table-cell office:value-type="float" office:value="43.61457">
            <text:p>43,614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39">
            <text:p>2439</text:p>
          </table:table-cell>
          <table:table-cell office:value-type="float" office:value="3.82898">
            <text:p>3,82898</text:p>
          </table:table-cell>
          <table:table-cell office:value-type="float" office:value="43.6146">
            <text:p>43,61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98">
            <text:p>2398</text:p>
          </table:table-cell>
          <table:table-cell office:value-type="float" office:value="3.82759">
            <text:p>3,82759</text:p>
          </table:table-cell>
          <table:table-cell office:value-type="float" office:value="43.61472">
            <text:p>43,614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98">
            <text:p>2398</text:p>
          </table:table-cell>
          <table:table-cell office:value-type="float" office:value="3.82613">
            <text:p>3,82613</text:p>
          </table:table-cell>
          <table:table-cell office:value-type="float" office:value="43.61494">
            <text:p>43,614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6322">
            <text:p>6322</text:p>
          </table:table-cell>
          <table:table-cell office:value-type="float" office:value="3.82593">
            <text:p>3,82593</text:p>
          </table:table-cell>
          <table:table-cell office:value-type="float" office:value="43.61484">
            <text:p>43,614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6322">
            <text:p>6322</text:p>
          </table:table-cell>
          <table:table-cell office:value-type="float" office:value="3.82591">
            <text:p>3,82591</text:p>
          </table:table-cell>
          <table:table-cell office:value-type="float" office:value="43.61444">
            <text:p>43,614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18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2390">
            <text:p>2390</text:p>
          </table:table-cell>
          <table:table-cell office:value-type="float" office:value="3.82395">
            <text:p>3,82395</text:p>
          </table:table-cell>
          <table:table-cell office:value-type="float" office:value="43.61448">
            <text:p>43,614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8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88">
            <text:p>2388</text:p>
          </table:table-cell>
          <table:table-cell office:value-type="float" office:value="3.82387">
            <text:p>3,82387</text:p>
          </table:table-cell>
          <table:table-cell office:value-type="float" office:value="43.61465">
            <text:p>43,614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86">
            <text:p>2386</text:p>
          </table:table-cell>
          <table:table-cell office:value-type="float" office:value="3.82363">
            <text:p>3,82363</text:p>
          </table:table-cell>
          <table:table-cell office:value-type="float" office:value="43.61409">
            <text:p>43,614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386">
            <text:p>2386</text:p>
          </table:table-cell>
          <table:table-cell office:value-type="float" office:value="3.82394">
            <text:p>3,82394</text:p>
          </table:table-cell>
          <table:table-cell office:value-type="float" office:value="43.61367">
            <text:p>43,613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2406">
            <text:p>2406</text:p>
          </table:table-cell>
          <table:table-cell office:value-type="float" office:value="3.82722">
            <text:p>3,82722</text:p>
          </table:table-cell>
          <table:table-cell office:value-type="float" office:value="43.61261">
            <text:p>43,612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7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2362">
            <text:p>2362</text:p>
          </table:table-cell>
          <table:table-cell office:value-type="float" office:value="3.82937">
            <text:p>3,82937</text:p>
          </table:table-cell>
          <table:table-cell office:value-type="float" office:value="43.61186">
            <text:p>43,611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5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11713">
            <text:p>11713</text:p>
          </table:table-cell>
          <table:table-cell office:value-type="float" office:value="3.83035">
            <text:p>3,83035</text:p>
          </table:table-cell>
          <table:table-cell office:value-type="float" office:value="43.61462">
            <text:p>43,6146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63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46">
            <text:p>2346</text:p>
          </table:table-cell>
          <table:table-cell office:value-type="float" office:value="3.83057">
            <text:p>3,83057</text:p>
          </table:table-cell>
          <table:table-cell office:value-type="float" office:value="43.61477">
            <text:p>43,614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6329">
            <text:p>6329</text:p>
          </table:table-cell>
          <table:table-cell office:value-type="float" office:value="3.83057">
            <text:p>3,83057</text:p>
          </table:table-cell>
          <table:table-cell office:value-type="float" office:value="43.61474">
            <text:p>43,6147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420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2347">
            <text:p>2347</text:p>
          </table:table-cell>
          <table:table-cell office:value-type="float" office:value="3.83039">
            <text:p>3,83039</text:p>
          </table:table-cell>
          <table:table-cell office:value-type="float" office:value="43.61304">
            <text:p>43,613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6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6327">
            <text:p>6327</text:p>
          </table:table-cell>
          <table:table-cell office:value-type="float" office:value="3.82974">
            <text:p>3,82974</text:p>
          </table:table-cell>
          <table:table-cell office:value-type="float" office:value="43.6135">
            <text:p>43,613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4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343">
            <text:p>2343</text:p>
          </table:table-cell>
          <table:table-cell office:value-type="float" office:value="3.82978">
            <text:p>3,82978</text:p>
          </table:table-cell>
          <table:table-cell office:value-type="float" office:value="43.61464">
            <text:p>43,614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3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2361">
            <text:p>2361</text:p>
          </table:table-cell>
          <table:table-cell office:value-type="float" office:value="3.82878">
            <text:p>3,82878</text:p>
          </table:table-cell>
          <table:table-cell office:value-type="float" office:value="43.61148">
            <text:p>43,611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84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2360">
            <text:p>2360</text:p>
          </table:table-cell>
          <table:table-cell office:value-type="float" office:value="3.8288">
            <text:p>3,8288</text:p>
          </table:table-cell>
          <table:table-cell office:value-type="float" office:value="43.61134">
            <text:p>43,611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80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6333">
            <text:p>6333</text:p>
          </table:table-cell>
          <table:table-cell office:value-type="float" office:value="3.83343">
            <text:p>3,83343</text:p>
          </table:table-cell>
          <table:table-cell office:value-type="float" office:value="43.61102">
            <text:p>43,611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3.83438">
            <text:p>3,83438</text:p>
          </table:table-cell>
          <table:table-cell office:value-type="float" office:value="43.62494">
            <text:p>43,624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630">
            <text:p>3630</text:p>
          </table:table-cell>
          <table:table-cell office:value-type="float" office:value="3.83364">
            <text:p>3,83364</text:p>
          </table:table-cell>
          <table:table-cell office:value-type="float" office:value="43.62516">
            <text:p>43,625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129">
            <text:p>3,83129</text:p>
          </table:table-cell>
          <table:table-cell office:value-type="float" office:value="43.63139">
            <text:p>43,631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123">
            <text:p>3,83123</text:p>
          </table:table-cell>
          <table:table-cell office:value-type="float" office:value="43.63156">
            <text:p>43,631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111">
            <text:p>3,83111</text:p>
          </table:table-cell>
          <table:table-cell office:value-type="float" office:value="43.63191">
            <text:p>43,631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097">
            <text:p>3,83097</text:p>
          </table:table-cell>
          <table:table-cell office:value-type="float" office:value="43.63225">
            <text:p>43,632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215">
            <text:p>6215</text:p>
          </table:table-cell>
          <table:table-cell office:value-type="float" office:value="3.83087">
            <text:p>3,83087</text:p>
          </table:table-cell>
          <table:table-cell office:value-type="float" office:value="43.63246">
            <text:p>43,632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9193">
            <text:p>9193</text:p>
          </table:table-cell>
          <table:table-cell office:value-type="float" office:value="3.84188">
            <text:p>3,84188</text:p>
          </table:table-cell>
          <table:table-cell office:value-type="float" office:value="43.63034">
            <text:p>43,630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6">
            <text:p>6566</text:p>
          </table:table-cell>
          <table:table-cell office:value-type="float" office:value="3.84137">
            <text:p>3,84137</text:p>
          </table:table-cell>
          <table:table-cell office:value-type="float" office:value="43.63116">
            <text:p>43,631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55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0">
            <text:p>6210</text:p>
          </table:table-cell>
          <table:table-cell office:value-type="float" office:value="3.83034">
            <text:p>3,83034</text:p>
          </table:table-cell>
          <table:table-cell office:value-type="float" office:value="43.63515">
            <text:p>43,635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2">
            <text:p>6212</text:p>
          </table:table-cell>
          <table:table-cell office:value-type="float" office:value="3.83111">
            <text:p>3,83111</text:p>
          </table:table-cell>
          <table:table-cell office:value-type="float" office:value="43.63464">
            <text:p>43,634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6519">
            <text:p>6519</text:p>
          </table:table-cell>
          <table:table-cell office:value-type="float" office:value="3.83048">
            <text:p>3,83048</text:p>
          </table:table-cell>
          <table:table-cell office:value-type="float" office:value="43.63413">
            <text:p>43,634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66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515">
            <text:p>6515</text:p>
          </table:table-cell>
          <table:table-cell office:value-type="float" office:value="3.83133">
            <text:p>3,83133</text:p>
          </table:table-cell>
          <table:table-cell office:value-type="float" office:value="43.63451">
            <text:p>43,634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515">
            <text:p>6515</text:p>
          </table:table-cell>
          <table:table-cell office:value-type="float" office:value="3.83187">
            <text:p>3,83187</text:p>
          </table:table-cell>
          <table:table-cell office:value-type="float" office:value="43.63418">
            <text:p>43,634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254">
            <text:p>3,83254</text:p>
          </table:table-cell>
          <table:table-cell office:value-type="float" office:value="43.63377">
            <text:p>43,633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269">
            <text:p>3,83269</text:p>
          </table:table-cell>
          <table:table-cell office:value-type="float" office:value="43.63368">
            <text:p>43,633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302">
            <text:p>3,83302</text:p>
          </table:table-cell>
          <table:table-cell office:value-type="float" office:value="43.63347">
            <text:p>43,633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7">
            <text:p>6217</text:p>
          </table:table-cell>
          <table:table-cell office:value-type="float" office:value="3.83321">
            <text:p>3,83321</text:p>
          </table:table-cell>
          <table:table-cell office:value-type="float" office:value="43.63335">
            <text:p>43,633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60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6220">
            <text:p>6220</text:p>
          </table:table-cell>
          <table:table-cell office:value-type="float" office:value="3.83377">
            <text:p>3,83377</text:p>
          </table:table-cell>
          <table:table-cell office:value-type="float" office:value="43.63199">
            <text:p>43,631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58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3">
            <text:p>6563</text:p>
          </table:table-cell>
          <table:table-cell office:value-type="float" office:value="3.82869">
            <text:p>3,82869</text:p>
          </table:table-cell>
          <table:table-cell office:value-type="float" office:value="43.6393">
            <text:p>43,63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55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791">
            <text:p>2791</text:p>
          </table:table-cell>
          <table:table-cell office:value-type="float" office:value="3.82878">
            <text:p>3,82878</text:p>
          </table:table-cell>
          <table:table-cell office:value-type="float" office:value="43.64029">
            <text:p>43,640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20">
            <text:p>220</text:p>
          </table:table-cell>
          <table:table-cell office:value-type="float" office:value="3.82878">
            <text:p>3,82878</text:p>
          </table:table-cell>
          <table:table-cell office:value-type="float" office:value="43.64043">
            <text:p>43,640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20">
            <text:p>220</text:p>
          </table:table-cell>
          <table:table-cell office:value-type="float" office:value="3.82902">
            <text:p>3,82902</text:p>
          </table:table-cell>
          <table:table-cell office:value-type="float" office:value="43.64089">
            <text:p>43,640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5">
            <text:p>6405</text:p>
          </table:table-cell>
          <table:table-cell office:value-type="float" office:value="3.82911">
            <text:p>3,82911</text:p>
          </table:table-cell>
          <table:table-cell office:value-type="float" office:value="43.64102">
            <text:p>43,641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6">
            <text:p>6406</text:p>
          </table:table-cell>
          <table:table-cell office:value-type="float" office:value="3.82999">
            <text:p>3,82999</text:p>
          </table:table-cell>
          <table:table-cell office:value-type="float" office:value="43.64208">
            <text:p>43,642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6">
            <text:p>6406</text:p>
          </table:table-cell>
          <table:table-cell office:value-type="float" office:value="3.83054">
            <text:p>3,83054</text:p>
          </table:table-cell>
          <table:table-cell office:value-type="float" office:value="43.64287">
            <text:p>43,642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406">
            <text:p>6406</text:p>
          </table:table-cell>
          <table:table-cell office:value-type="float" office:value="3.83094">
            <text:p>3,83094</text:p>
          </table:table-cell>
          <table:table-cell office:value-type="float" office:value="43.64374">
            <text:p>43,643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89">
            <text:p>2789</text:p>
          </table:table-cell>
          <table:table-cell office:value-type="float" office:value="3.83554">
            <text:p>3,83554</text:p>
          </table:table-cell>
          <table:table-cell office:value-type="float" office:value="43.64257">
            <text:p>43,642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50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89">
            <text:p>2789</text:p>
          </table:table-cell>
          <table:table-cell office:value-type="float" office:value="3.83338">
            <text:p>3,83338</text:p>
          </table:table-cell>
          <table:table-cell office:value-type="float" office:value="43.64336">
            <text:p>43,643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50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907">
            <text:p>2907</text:p>
          </table:table-cell>
          <table:table-cell office:value-type="float" office:value="3.83083">
            <text:p>3,83083</text:p>
          </table:table-cell>
          <table:table-cell office:value-type="float" office:value="43.63903">
            <text:p>43,639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2906">
            <text:p>2906</text:p>
          </table:table-cell>
          <table:table-cell office:value-type="float" office:value="3.83254">
            <text:p>3,83254</text:p>
          </table:table-cell>
          <table:table-cell office:value-type="float" office:value="43.63793">
            <text:p>43,637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26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2828">
            <text:p>2828</text:p>
          </table:table-cell>
          <table:table-cell office:value-type="float" office:value="3.84549">
            <text:p>3,84549</text:p>
          </table:table-cell>
          <table:table-cell office:value-type="float" office:value="43.64302">
            <text:p>43,643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87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2828">
            <text:p>2828</text:p>
          </table:table-cell>
          <table:table-cell office:value-type="float" office:value="3.84592">
            <text:p>3,84592</text:p>
          </table:table-cell>
          <table:table-cell office:value-type="float" office:value="43.64257">
            <text:p>43,642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7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2828">
            <text:p>2828</text:p>
          </table:table-cell>
          <table:table-cell office:value-type="float" office:value="3.84646">
            <text:p>3,84646</text:p>
          </table:table-cell>
          <table:table-cell office:value-type="float" office:value="43.64192">
            <text:p>43,641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7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05">
            <text:p>2805</text:p>
          </table:table-cell>
          <table:table-cell office:value-type="float" office:value="3.84209">
            <text:p>3,84209</text:p>
          </table:table-cell>
          <table:table-cell office:value-type="float" office:value="43.64475">
            <text:p>43,644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15">
            <text:p>2815</text:p>
          </table:table-cell>
          <table:table-cell office:value-type="float" office:value="3.84158">
            <text:p>3,84158</text:p>
          </table:table-cell>
          <table:table-cell office:value-type="float" office:value="43.6448">
            <text:p>43,64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15">
            <text:p>2815</text:p>
          </table:table-cell>
          <table:table-cell office:value-type="float" office:value="3.83992">
            <text:p>3,83992</text:p>
          </table:table-cell>
          <table:table-cell office:value-type="float" office:value="43.6463">
            <text:p>43,64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float" office:value="6558">
            <text:p>6558</text:p>
          </table:table-cell>
          <table:table-cell office:value-type="float" office:value="3.83945">
            <text:p>3,83945</text:p>
          </table:table-cell>
          <table:table-cell office:value-type="float" office:value="43.64675">
            <text:p>43,646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9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13">
            <text:p>2813</text:p>
          </table:table-cell>
          <table:table-cell office:value-type="float" office:value="3.83671">
            <text:p>3,83671</text:p>
          </table:table-cell>
          <table:table-cell office:value-type="float" office:value="43.64327">
            <text:p>43,643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792">
            <text:p>2792</text:p>
          </table:table-cell>
          <table:table-cell office:value-type="float" office:value="3.83624">
            <text:p>3,83624</text:p>
          </table:table-cell>
          <table:table-cell office:value-type="float" office:value="43.64277">
            <text:p>43,642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0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799">
            <text:p>2799</text:p>
          </table:table-cell>
          <table:table-cell office:value-type="float" office:value="3.84147">
            <text:p>3,84147</text:p>
          </table:table-cell>
          <table:table-cell office:value-type="float" office:value="43.64445">
            <text:p>43,644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0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27">
            <text:p>2827</text:p>
          </table:table-cell>
          <table:table-cell office:value-type="float" office:value="3.84198">
            <text:p>3,84198</text:p>
          </table:table-cell>
          <table:table-cell office:value-type="float" office:value="43.64435">
            <text:p>43,644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27">
            <text:p>2827</text:p>
          </table:table-cell>
          <table:table-cell office:value-type="float" office:value="3.84328">
            <text:p>3,84328</text:p>
          </table:table-cell>
          <table:table-cell office:value-type="float" office:value="43.64285">
            <text:p>43,642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27">
            <text:p>2827</text:p>
          </table:table-cell>
          <table:table-cell office:value-type="float" office:value="3.84386">
            <text:p>3,84386</text:p>
          </table:table-cell>
          <table:table-cell office:value-type="float" office:value="43.64208">
            <text:p>43,642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7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829">
            <text:p>2829</text:p>
          </table:table-cell>
          <table:table-cell office:value-type="float" office:value="3.84067">
            <text:p>3,84067</text:p>
          </table:table-cell>
          <table:table-cell office:value-type="float" office:value="43.64115">
            <text:p>43,641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75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11632">
            <text:p>11632</text:p>
          </table:table-cell>
          <table:table-cell office:value-type="float" office:value="3.84138">
            <text:p>3,84138</text:p>
          </table:table-cell>
          <table:table-cell office:value-type="float" office:value="43.64013">
            <text:p>43,640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9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11632">
            <text:p>11632</text:p>
          </table:table-cell>
          <table:table-cell office:value-type="float" office:value="3.84089">
            <text:p>3,84089</text:p>
          </table:table-cell>
          <table:table-cell office:value-type="float" office:value="43.63953">
            <text:p>43,639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9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793">
            <text:p>2793</text:p>
          </table:table-cell>
          <table:table-cell office:value-type="float" office:value="3.83834">
            <text:p>3,83834</text:p>
          </table:table-cell>
          <table:table-cell office:value-type="float" office:value="43.64007">
            <text:p>43,640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5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795">
            <text:p>2795</text:p>
          </table:table-cell>
          <table:table-cell office:value-type="float" office:value="3.83603">
            <text:p>3,83603</text:p>
          </table:table-cell>
          <table:table-cell office:value-type="float" office:value="43.64243">
            <text:p>43,642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5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2919">
            <text:p>2919</text:p>
          </table:table-cell>
          <table:table-cell office:value-type="float" office:value="3.83674">
            <text:p>3,83674</text:p>
          </table:table-cell>
          <table:table-cell office:value-type="float" office:value="43.63703">
            <text:p>43,637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7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9212">
            <text:p>9212</text:p>
          </table:table-cell>
          <table:table-cell office:value-type="float" office:value="3.83674">
            <text:p>3,83674</text:p>
          </table:table-cell>
          <table:table-cell office:value-type="float" office:value="43.63689">
            <text:p>43,636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3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2911">
            <text:p>2911</text:p>
          </table:table-cell>
          <table:table-cell office:value-type="float" office:value="3.83827">
            <text:p>3,83827</text:p>
          </table:table-cell>
          <table:table-cell office:value-type="float" office:value="43.63598">
            <text:p>43,635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46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6245">
            <text:p>6245</text:p>
          </table:table-cell>
          <table:table-cell office:value-type="float" office:value="3.83648">
            <text:p>3,83648</text:p>
          </table:table-cell>
          <table:table-cell office:value-type="float" office:value="43.6365">
            <text:p>43,63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7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6246">
            <text:p>6246</text:p>
          </table:table-cell>
          <table:table-cell office:value-type="float" office:value="3.8359">
            <text:p>3,8359</text:p>
          </table:table-cell>
          <table:table-cell office:value-type="float" office:value="43.63673">
            <text:p>43,636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3.83573">
            <text:p>3,83573</text:p>
          </table:table-cell>
          <table:table-cell office:value-type="float" office:value="43.63674">
            <text:p>43,636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6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3.83507">
            <text:p>3,83507</text:p>
          </table:table-cell>
          <table:table-cell office:value-type="float" office:value="43.63601">
            <text:p>43,636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6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244">
            <text:p>6244</text:p>
          </table:table-cell>
          <table:table-cell office:value-type="float" office:value="3.83478">
            <text:p>3,83478</text:p>
          </table:table-cell>
          <table:table-cell office:value-type="float" office:value="43.63567">
            <text:p>43,635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6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49">
            <text:p>3449</text:p>
          </table:table-cell>
          <table:table-cell office:value-type="float" office:value="3.84307">
            <text:p>3,84307</text:p>
          </table:table-cell>
          <table:table-cell office:value-type="float" office:value="43.6339">
            <text:p>43,63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387">
            <text:p>6387</text:p>
          </table:table-cell>
          <table:table-cell office:value-type="float" office:value="3.84315">
            <text:p>3,84315</text:p>
          </table:table-cell>
          <table:table-cell office:value-type="float" office:value="43.63342">
            <text:p>43,633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386">
            <text:p>6386</text:p>
          </table:table-cell>
          <table:table-cell office:value-type="float" office:value="3.84258">
            <text:p>3,84258</text:p>
          </table:table-cell>
          <table:table-cell office:value-type="float" office:value="43.63183">
            <text:p>43,631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429">
            <text:p>3429</text:p>
          </table:table-cell>
          <table:table-cell office:value-type="float" office:value="3.84374">
            <text:p>3,84374</text:p>
          </table:table-cell>
          <table:table-cell office:value-type="float" office:value="43.63489">
            <text:p>43,634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2846">
            <text:p>2846</text:p>
          </table:table-cell>
          <table:table-cell office:value-type="float" office:value="3.84548">
            <text:p>3,84548</text:p>
          </table:table-cell>
          <table:table-cell office:value-type="float" office:value="43.64264">
            <text:p>43,642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946">
            <text:p>2946</text:p>
          </table:table-cell>
          <table:table-cell office:value-type="float" office:value="3.84671">
            <text:p>3,84671</text:p>
          </table:table-cell>
          <table:table-cell office:value-type="float" office:value="43.64024">
            <text:p>43,640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938">
            <text:p>2938</text:p>
          </table:table-cell>
          <table:table-cell office:value-type="float" office:value="3.84726">
            <text:p>3,84726</text:p>
          </table:table-cell>
          <table:table-cell office:value-type="float" office:value="43.6388">
            <text:p>43,63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7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4">
            <text:p>2894</text:p>
          </table:table-cell>
          <table:table-cell office:value-type="float" office:value="3.85312">
            <text:p>3,85312</text:p>
          </table:table-cell>
          <table:table-cell office:value-type="float" office:value="43.63911">
            <text:p>43,639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4">
            <text:p>2894</text:p>
          </table:table-cell>
          <table:table-cell office:value-type="float" office:value="3.85373">
            <text:p>3,85373</text:p>
          </table:table-cell>
          <table:table-cell office:value-type="float" office:value="43.63919">
            <text:p>43,639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1">
            <text:p>2891</text:p>
          </table:table-cell>
          <table:table-cell office:value-type="float" office:value="3.85404">
            <text:p>3,85404</text:p>
          </table:table-cell>
          <table:table-cell office:value-type="float" office:value="43.63934">
            <text:p>43,639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91">
            <text:p>2891</text:p>
          </table:table-cell>
          <table:table-cell office:value-type="float" office:value="3.85708">
            <text:p>3,85708</text:p>
          </table:table-cell>
          <table:table-cell office:value-type="float" office:value="43.64064">
            <text:p>43,640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883">
            <text:p>2883</text:p>
          </table:table-cell>
          <table:table-cell office:value-type="float" office:value="3.85761">
            <text:p>3,85761</text:p>
          </table:table-cell>
          <table:table-cell office:value-type="float" office:value="43.64075">
            <text:p>43,640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2880">
            <text:p>2880</text:p>
          </table:table-cell>
          <table:table-cell office:value-type="float" office:value="3.85998">
            <text:p>3,85998</text:p>
          </table:table-cell>
          <table:table-cell office:value-type="float" office:value="43.64312">
            <text:p>43,643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8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2880">
            <text:p>2880</text:p>
          </table:table-cell>
          <table:table-cell office:value-type="float" office:value="3.86028">
            <text:p>3,86028</text:p>
          </table:table-cell>
          <table:table-cell office:value-type="float" office:value="43.64338">
            <text:p>43,643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8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434">
            <text:p>6434</text:p>
          </table:table-cell>
          <table:table-cell office:value-type="float" office:value="3.86247">
            <text:p>3,86247</text:p>
          </table:table-cell>
          <table:table-cell office:value-type="float" office:value="43.6457">
            <text:p>43,64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434">
            <text:p>6434</text:p>
          </table:table-cell>
          <table:table-cell office:value-type="float" office:value="3.86416">
            <text:p>3,86416</text:p>
          </table:table-cell>
          <table:table-cell office:value-type="float" office:value="43.64786">
            <text:p>43,647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2824">
            <text:p>2824</text:p>
          </table:table-cell>
          <table:table-cell office:value-type="float" office:value="768100">
            <text:p>7681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999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2826">
            <text:p>2826</text:p>
          </table:table-cell>
          <table:table-cell office:value-type="float" office:value="768100">
            <text:p>7681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99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420">
            <text:p>3420</text:p>
          </table:table-cell>
          <table:table-cell office:value-type="float" office:value="768400">
            <text:p>7684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2940">
            <text:p>2940</text:p>
          </table:table-cell>
          <table:table-cell office:value-type="float" office:value="768400">
            <text:p>7684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2997">
            <text:p>2997</text:p>
          </table:table-cell>
          <table:table-cell office:value-type="float" office:value="768900">
            <text:p>7689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1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240">
            <text:p>3240</text:p>
          </table:table-cell>
          <table:table-cell office:value-type="float" office:value="768600">
            <text:p>7686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240">
            <text:p>3240</text:p>
          </table:table-cell>
          <table:table-cell office:value-type="float" office:value="768500">
            <text:p>7685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349">
            <text:p>349</text:p>
          </table:table-cell>
          <table:table-cell office:value-type="float" office:value="770100">
            <text:p>7701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1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97">
            <text:p>3397</text:p>
          </table:table-cell>
          <table:table-cell office:value-type="float" office:value="770100">
            <text:p>7701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395">
            <text:p>3395</text:p>
          </table:table-cell>
          <table:table-cell office:value-type="float" office:value="769900">
            <text:p>7699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18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58">
            <text:p>358</text:p>
          </table:table-cell>
          <table:table-cell office:value-type="float" office:value="770200">
            <text:p>770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57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3111">
            <text:p>3111</text:p>
          </table:table-cell>
          <table:table-cell office:value-type="float" office:value="770900">
            <text:p>7709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8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2865">
            <text:p>2865</text:p>
          </table:table-cell>
          <table:table-cell office:value-type="float" office:value="769800">
            <text:p>769800</text:p>
          </table:table-cell>
          <table:table-cell office:value-type="float" office:value="6284000">
            <text:p>6284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51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770100">
            <text:p>7701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74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770100">
            <text:p>7701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741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667">
            <text:p>6667</text:p>
          </table:table-cell>
          <table:table-cell office:value-type="float" office:value="766700">
            <text:p>766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74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622">
            <text:p>622</text:p>
          </table:table-cell>
          <table:table-cell office:value-type="float" office:value="768300">
            <text:p>768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43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5412">
            <text:p>15412</text:p>
          </table:table-cell>
          <table:table-cell office:value-type="float" office:value="768500">
            <text:p>7685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31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648">
            <text:p>648</text:p>
          </table:table-cell>
          <table:table-cell office:value-type="float" office:value="768900">
            <text:p>768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07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481">
            <text:p>6481</text:p>
          </table:table-cell>
          <table:table-cell office:value-type="float" office:value="769300">
            <text:p>7693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27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74">
            <text:p>4874</text:p>
          </table:table-cell>
          <table:table-cell office:value-type="float" office:value="769300">
            <text:p>7693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16">
            <text:p>1816</text:p>
          </table:table-cell>
          <table:table-cell office:value-type="float" office:value="768600">
            <text:p>7686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754">
            <text:p>1754</text:p>
          </table:table-cell>
          <table:table-cell office:value-type="float" office:value="768900">
            <text:p>7689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0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766">
            <text:p>1766</text:p>
          </table:table-cell>
          <table:table-cell office:value-type="float" office:value="769100">
            <text:p>7691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96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781">
            <text:p>1781</text:p>
          </table:table-cell>
          <table:table-cell office:value-type="float" office:value="769100">
            <text:p>7691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85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66">
            <text:p>666</text:p>
          </table:table-cell>
          <table:table-cell office:value-type="float" office:value="769300">
            <text:p>769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6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677">
            <text:p>677</text:p>
          </table:table-cell>
          <table:table-cell office:value-type="float" office:value="769300">
            <text:p>769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59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681">
            <text:p>681</text:p>
          </table:table-cell>
          <table:table-cell office:value-type="float" office:value="769400">
            <text:p>7694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89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4687">
            <text:p>4687</text:p>
          </table:table-cell>
          <table:table-cell office:value-type="float" office:value="770000">
            <text:p>7700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2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832">
            <text:p>4832</text:p>
          </table:table-cell>
          <table:table-cell office:value-type="float" office:value="769800">
            <text:p>769800</text:p>
          </table:table-cell>
          <table:table-cell office:value-type="float" office:value="6279000">
            <text:p>6279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42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679">
            <text:p>4679</text:p>
          </table:table-cell>
          <table:table-cell office:value-type="float" office:value="769900">
            <text:p>769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34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643">
            <text:p>4643</text:p>
          </table:table-cell>
          <table:table-cell office:value-type="float" office:value="769900">
            <text:p>769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2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5656">
            <text:p>45656</text:p>
          </table:table-cell>
          <table:table-cell office:value-type="float" office:value="770100">
            <text:p>7701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2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51">
            <text:p>751</text:p>
          </table:table-cell>
          <table:table-cell office:value-type="float" office:value="770000">
            <text:p>7700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1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43">
            <text:p>743</text:p>
          </table:table-cell>
          <table:table-cell office:value-type="float" office:value="770000">
            <text:p>7700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24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table:number-columns-repeated="2" office:value-type="float" office:value="1123">
            <text:p>1123</text:p>
          </table:table-cell>
          <table:table-cell office:value-type="float" office:value="770600">
            <text:p>7706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23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70">
            <text:p>5670</text:p>
          </table:table-cell>
          <table:table-cell office:value-type="float" office:value="770500">
            <text:p>7705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43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5612">
            <text:p>5612</text:p>
          </table:table-cell>
          <table:table-cell office:value-type="float" office:value="770300">
            <text:p>770300</text:p>
          </table:table-cell>
          <table:table-cell office:value-type="float" office:value="6278000">
            <text:p>6278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26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5632">
            <text:p>5632</text:p>
          </table:table-cell>
          <table:table-cell office:value-type="float" office:value="770200">
            <text:p>7702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64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869">
            <text:p>4869</text:p>
          </table:table-cell>
          <table:table-cell office:value-type="float" office:value="769800">
            <text:p>7698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89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873">
            <text:p>4873</text:p>
          </table:table-cell>
          <table:table-cell office:value-type="float" office:value="770000">
            <text:p>7700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8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4855">
            <text:p>4855</text:p>
          </table:table-cell>
          <table:table-cell office:value-type="float" office:value="769500">
            <text:p>7695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99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728">
            <text:p>728</text:p>
          </table:table-cell>
          <table:table-cell office:value-type="float" office:value="769700">
            <text:p>769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73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26">
            <text:p>726</text:p>
          </table:table-cell>
          <table:table-cell office:value-type="float" office:value="769700">
            <text:p>769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6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0">
            <text:p>4810</text:p>
          </table:table-cell>
          <table:table-cell office:value-type="float" office:value="769700">
            <text:p>769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3852">
            <text:p>13852</text:p>
          </table:table-cell>
          <table:table-cell office:value-type="float" office:value="769600">
            <text:p>7696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769900">
            <text:p>7699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22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749">
            <text:p>4749</text:p>
          </table:table-cell>
          <table:table-cell office:value-type="float" office:value="770100">
            <text:p>7701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1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743">
            <text:p>4743</text:p>
          </table:table-cell>
          <table:table-cell office:value-type="float" office:value="770200">
            <text:p>770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63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57">
            <text:p>4557</text:p>
          </table:table-cell>
          <table:table-cell office:value-type="float" office:value="769800">
            <text:p>769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5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60">
            <text:p>4560</text:p>
          </table:table-cell>
          <table:table-cell office:value-type="float" office:value="769800">
            <text:p>769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11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4567">
            <text:p>4567</text:p>
          </table:table-cell>
          <table:table-cell office:value-type="float" office:value="769900">
            <text:p>7699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87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5505">
            <text:p>5505</text:p>
          </table:table-cell>
          <table:table-cell office:value-type="float" office:value="771300">
            <text:p>771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47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543">
            <text:p>5543</text:p>
          </table:table-cell>
          <table:table-cell office:value-type="float" office:value="771200">
            <text:p>7712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69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3860">
            <text:p>3860</text:p>
          </table:table-cell>
          <table:table-cell office:value-type="float" office:value="771400">
            <text:p>7714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63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3">
            <text:p>6273</text:p>
          </table:table-cell>
          <table:table-cell office:value-type="float" office:value="771500">
            <text:p>7715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46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364">
            <text:p>1364</text:p>
          </table:table-cell>
          <table:table-cell office:value-type="float" office:value="771900">
            <text:p>771900</text:p>
          </table:table-cell>
          <table:table-cell office:value-type="float" office:value="6277000">
            <text:p>6277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4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391">
            <text:p>1391</text:p>
          </table:table-cell>
          <table:table-cell office:value-type="float" office:value="771800">
            <text:p>7718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21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13652">
            <text:p>13652</text:p>
          </table:table-cell>
          <table:table-cell office:value-type="float" office:value="771200">
            <text:p>771200</text:p>
          </table:table-cell>
          <table:table-cell office:value-type="float" office:value="6277000">
            <text:p>6277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39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72">
            <text:p>2272</text:p>
          </table:table-cell>
          <table:table-cell office:value-type="float" office:value="768100">
            <text:p>7681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8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250">
            <text:p>4250</text:p>
          </table:table-cell>
          <table:table-cell office:value-type="float" office:value="769000">
            <text:p>7690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30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4531">
            <text:p>4531</text:p>
          </table:table-cell>
          <table:table-cell office:value-type="float" office:value="768900">
            <text:p>7689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2973">
            <text:p>12973</text:p>
          </table:table-cell>
          <table:table-cell office:value-type="float" office:value="769200">
            <text:p>769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95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86">
            <text:p>186</text:p>
          </table:table-cell>
          <table:table-cell office:value-type="float" office:value="769200">
            <text:p>769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33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6267">
            <text:p>6267</text:p>
          </table:table-cell>
          <table:table-cell office:value-type="float" office:value="769300">
            <text:p>769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12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667">
            <text:p>1667</text:p>
          </table:table-cell>
          <table:table-cell office:value-type="float" office:value="770100">
            <text:p>770100</text:p>
          </table:table-cell>
          <table:table-cell office:value-type="float" office:value="6278000">
            <text:p>6278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99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97">
            <text:p>1597</text:p>
          </table:table-cell>
          <table:table-cell office:value-type="float" office:value="770300">
            <text:p>7703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4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15512">
            <text:p>15512</text:p>
          </table:table-cell>
          <table:table-cell office:value-type="float" office:value="769300">
            <text:p>7693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9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12792">
            <text:p>12792</text:p>
          </table:table-cell>
          <table:table-cell office:value-type="float" office:value="770900">
            <text:p>770900</text:p>
          </table:table-cell>
          <table:table-cell office:value-type="float" office:value="6276000">
            <text:p>6276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89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01">
            <text:p>1501</text:p>
          </table:table-cell>
          <table:table-cell office:value-type="float" office:value="770200">
            <text:p>770200</text:p>
          </table:table-cell>
          <table:table-cell office:value-type="float" office:value="6276000">
            <text:p>6276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00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80">
            <text:p>4280</text:p>
          </table:table-cell>
          <table:table-cell office:value-type="float" office:value="770600">
            <text:p>7706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19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976">
            <text:p>3976</text:p>
          </table:table-cell>
          <table:table-cell office:value-type="float" office:value="770800">
            <text:p>7708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91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981">
            <text:p>3981</text:p>
          </table:table-cell>
          <table:table-cell office:value-type="float" office:value="770900">
            <text:p>7709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18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9173">
            <text:p>9173</text:p>
          </table:table-cell>
          <table:table-cell office:value-type="float" office:value="770800">
            <text:p>7708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773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3782">
            <text:p>3782</text:p>
          </table:table-cell>
          <table:table-cell office:value-type="float" office:value="771700">
            <text:p>771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9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352">
            <text:p>3352</text:p>
          </table:table-cell>
          <table:table-cell office:value-type="float" office:value="772200">
            <text:p>772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29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917">
            <text:p>3917</text:p>
          </table:table-cell>
          <table:table-cell office:value-type="float" office:value="771600">
            <text:p>7716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78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61">
            <text:p>3761</text:p>
          </table:table-cell>
          <table:table-cell office:value-type="float" office:value="772100">
            <text:p>7721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53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5756">
            <text:p>15756</text:p>
          </table:table-cell>
          <table:table-cell office:value-type="float" office:value="772600">
            <text:p>7726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29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117">
            <text:p>6117</text:p>
          </table:table-cell>
          <table:table-cell office:value-type="float" office:value="771600">
            <text:p>771600</text:p>
          </table:table-cell>
          <table:table-cell office:value-type="float" office:value="6279000">
            <text:p>6279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229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7014">
            <text:p>7014</text:p>
          </table:table-cell>
          <table:table-cell office:value-type="float" office:value="771500">
            <text:p>7715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17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6103">
            <text:p>6103</text:p>
          </table:table-cell>
          <table:table-cell office:value-type="float" office:value="771300">
            <text:p>771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01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7207">
            <text:p>7207</text:p>
          </table:table-cell>
          <table:table-cell office:value-type="float" office:value="771400">
            <text:p>7714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9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1793">
            <text:p>11793</text:p>
          </table:table-cell>
          <table:table-cell office:value-type="float" office:value="772300">
            <text:p>772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4">
            <text:p>3944</text:p>
          </table:table-cell>
          <table:table-cell office:value-type="float" office:value="771300">
            <text:p>771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4">
            <text:p>3944</text:p>
          </table:table-cell>
          <table:table-cell office:value-type="float" office:value="771400">
            <text:p>771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8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6035">
            <text:p>6035</text:p>
          </table:table-cell>
          <table:table-cell office:value-type="float" office:value="772900">
            <text:p>772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2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3715">
            <text:p>3715</text:p>
          </table:table-cell>
          <table:table-cell office:value-type="float" office:value="773000">
            <text:p>7730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44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375">
            <text:p>375</text:p>
          </table:table-cell>
          <table:table-cell office:value-type="float" office:value="772300">
            <text:p>7723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94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805">
            <text:p>3805</text:p>
          </table:table-cell>
          <table:table-cell office:value-type="float" office:value="771400">
            <text:p>771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15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805">
            <text:p>3805</text:p>
          </table:table-cell>
          <table:table-cell office:value-type="float" office:value="771500">
            <text:p>7715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15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3925">
            <text:p>3925</text:p>
          </table:table-cell>
          <table:table-cell office:value-type="float" office:value="771300">
            <text:p>771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44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096">
            <text:p>6096</text:p>
          </table:table-cell>
          <table:table-cell office:value-type="float" office:value="771600">
            <text:p>7716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90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2412">
            <text:p>2412</text:p>
          </table:table-cell>
          <table:table-cell office:value-type="float" office:value="3.82589">
            <text:p>3,82589</text:p>
          </table:table-cell>
          <table:table-cell office:value-type="float" office:value="43.6157">
            <text:p>43,61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9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526">
            <text:p>6526</text:p>
          </table:table-cell>
          <table:table-cell office:value-type="float" office:value="3.83232">
            <text:p>3,83232</text:p>
          </table:table-cell>
          <table:table-cell office:value-type="float" office:value="43.61964">
            <text:p>43,619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317">
            <text:p>2317</text:p>
          </table:table-cell>
          <table:table-cell office:value-type="float" office:value="3.83192">
            <text:p>3,83192</text:p>
          </table:table-cell>
          <table:table-cell office:value-type="float" office:value="43.61829">
            <text:p>43,618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6513">
            <text:p>16513</text:p>
          </table:table-cell>
          <table:table-cell office:value-type="float" office:value="3.82634">
            <text:p>3,82634</text:p>
          </table:table-cell>
          <table:table-cell office:value-type="float" office:value="43.61695">
            <text:p>43,616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5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437">
            <text:p>2437</text:p>
          </table:table-cell>
          <table:table-cell office:value-type="float" office:value="3.82776">
            <text:p>3,82776</text:p>
          </table:table-cell>
          <table:table-cell office:value-type="float" office:value="43.61474">
            <text:p>43,614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5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16">
            <text:p>2416</text:p>
          </table:table-cell>
          <table:table-cell office:value-type="float" office:value="766700">
            <text:p>766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2412">
            <text:p>2412</text:p>
          </table:table-cell>
          <table:table-cell office:value-type="float" office:value="766700">
            <text:p>766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525">
            <text:p>6525</text:p>
          </table:table-cell>
          <table:table-cell office:value-type="float" office:value="767200">
            <text:p>767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6527">
            <text:p>6527</text:p>
          </table:table-cell>
          <table:table-cell office:value-type="float" office:value="767200">
            <text:p>7672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8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2413">
            <text:p>2413</text:p>
          </table:table-cell>
          <table:table-cell office:value-type="float" office:value="766700">
            <text:p>766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6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6219">
            <text:p>6219</text:p>
          </table:table-cell>
          <table:table-cell office:value-type="float" office:value="767300">
            <text:p>7673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2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830">
            <text:p>2830</text:p>
          </table:table-cell>
          <table:table-cell office:value-type="float" office:value="767900">
            <text:p>767900</text:p>
          </table:table-cell>
          <table:table-cell office:value-type="float" office:value="6283000">
            <text:p>6283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6703">
            <text:p>6703</text:p>
          </table:table-cell>
          <table:table-cell office:value-type="float" office:value="767900">
            <text:p>7679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3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881">
            <text:p>2881</text:p>
          </table:table-cell>
          <table:table-cell office:value-type="float" office:value="769200">
            <text:p>7692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0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2885">
            <text:p>2885</text:p>
          </table:table-cell>
          <table:table-cell office:value-type="float" office:value="769200">
            <text:p>7692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889">
            <text:p>2889</text:p>
          </table:table-cell>
          <table:table-cell office:value-type="float" office:value="769200">
            <text:p>7692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3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889">
            <text:p>2889</text:p>
          </table:table-cell>
          <table:table-cell office:value-type="float" office:value="769200">
            <text:p>7692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8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570">
            <text:p>3570</text:p>
          </table:table-cell>
          <table:table-cell office:value-type="float" office:value="768900">
            <text:p>7689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567">
            <text:p>3567</text:p>
          </table:table-cell>
          <table:table-cell office:value-type="float" office:value="768900">
            <text:p>7689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0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4173">
            <text:p>4173</text:p>
          </table:table-cell>
          <table:table-cell office:value-type="float" office:value="769700">
            <text:p>7697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7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3304">
            <text:p>3304</text:p>
          </table:table-cell>
          <table:table-cell office:value-type="float" office:value="771700">
            <text:p>7717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5">
            <text:p>3305</text:p>
          </table:table-cell>
          <table:table-cell office:value-type="float" office:value="771700">
            <text:p>7717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3">
            <text:p>2653</text:p>
          </table:table-cell>
          <table:table-cell office:value-type="float" office:value="766200">
            <text:p>766200</text:p>
          </table:table-cell>
          <table:table-cell office:value-type="float" office:value="6282000">
            <text:p>6282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5">
            <text:p>2655</text:p>
          </table:table-cell>
          <table:table-cell office:value-type="float" office:value="766200">
            <text:p>766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645">
            <text:p>2645</text:p>
          </table:table-cell>
          <table:table-cell office:value-type="float" office:value="766000">
            <text:p>7660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56">
            <text:p>2656</text:p>
          </table:table-cell>
          <table:table-cell office:value-type="float" office:value="766400">
            <text:p>7664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603">
            <text:p>2603</text:p>
          </table:table-cell>
          <table:table-cell office:value-type="float" office:value="766400">
            <text:p>7664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70">
            <text:p>2770</text:p>
          </table:table-cell>
          <table:table-cell office:value-type="float" office:value="765600">
            <text:p>7656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5">
            <text:p>2675</text:p>
          </table:table-cell>
          <table:table-cell office:value-type="float" office:value="765900">
            <text:p>7659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6438">
            <text:p>6438</text:p>
          </table:table-cell>
          <table:table-cell office:value-type="float" office:value="765700">
            <text:p>7657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2740">
            <text:p>2740</text:p>
          </table:table-cell>
          <table:table-cell office:value-type="float" office:value="765700">
            <text:p>765700</text:p>
          </table:table-cell>
          <table:table-cell office:value-type="float" office:value="6282000">
            <text:p>6282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6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76">
            <text:p>2576</text:p>
          </table:table-cell>
          <table:table-cell office:value-type="float" office:value="766000">
            <text:p>7660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0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11653">
            <text:p>11653</text:p>
          </table:table-cell>
          <table:table-cell office:value-type="float" office:value="768100">
            <text:p>7681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6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48">
            <text:p>3448</text:p>
          </table:table-cell>
          <table:table-cell office:value-type="float" office:value="768300">
            <text:p>7683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6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3471">
            <text:p>3471</text:p>
          </table:table-cell>
          <table:table-cell office:value-type="float" office:value="768100">
            <text:p>768100</text:p>
          </table:table-cell>
          <table:table-cell office:value-type="float" office:value="6281000">
            <text:p>6281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6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3468">
            <text:p>3468</text:p>
          </table:table-cell>
          <table:table-cell office:value-type="float" office:value="768100">
            <text:p>768100</text:p>
          </table:table-cell>
          <table:table-cell office:value-type="float" office:value="6281000">
            <text:p>6281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6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40">
            <text:p>3440</text:p>
          </table:table-cell>
          <table:table-cell office:value-type="float" office:value="768100">
            <text:p>7681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9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3649">
            <text:p>3649</text:p>
          </table:table-cell>
          <table:table-cell office:value-type="float" office:value="768600">
            <text:p>7686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8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3496">
            <text:p>3496</text:p>
          </table:table-cell>
          <table:table-cell office:value-type="float" office:value="768600">
            <text:p>7686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6418">
            <text:p>6418</text:p>
          </table:table-cell>
          <table:table-cell office:value-type="float" office:value="768600">
            <text:p>7686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4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3542">
            <text:p>3542</text:p>
          </table:table-cell>
          <table:table-cell office:value-type="float" office:value="768200">
            <text:p>768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3543">
            <text:p>3543</text:p>
          </table:table-cell>
          <table:table-cell office:value-type="float" office:value="768200">
            <text:p>768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2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3520">
            <text:p>3520</text:p>
          </table:table-cell>
          <table:table-cell office:value-type="float" office:value="768000">
            <text:p>7680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4469">
            <text:p>4469</text:p>
          </table:table-cell>
          <table:table-cell office:value-type="float" office:value="767900">
            <text:p>7679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4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30">
            <text:p>3530</text:p>
          </table:table-cell>
          <table:table-cell office:value-type="float" office:value="767900">
            <text:p>7679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5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53">
            <text:p>3553</text:p>
          </table:table-cell>
          <table:table-cell office:value-type="float" office:value="767700">
            <text:p>7677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410">
            <text:p>4410</text:p>
          </table:table-cell>
          <table:table-cell office:value-type="float" office:value="768500">
            <text:p>7685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8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57">
            <text:p>4357</text:p>
          </table:table-cell>
          <table:table-cell office:value-type="float" office:value="769300">
            <text:p>769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374">
            <text:p>4374</text:p>
          </table:table-cell>
          <table:table-cell office:value-type="float" office:value="768800">
            <text:p>7688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4378">
            <text:p>4378</text:p>
          </table:table-cell>
          <table:table-cell office:value-type="float" office:value="768700">
            <text:p>7687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4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482">
            <text:p>4482</text:p>
          </table:table-cell>
          <table:table-cell office:value-type="float" office:value="767700">
            <text:p>767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767800">
            <text:p>7678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767900">
            <text:p>7679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767900">
            <text:p>7679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2461">
            <text:p>2461</text:p>
          </table:table-cell>
          <table:table-cell office:value-type="float" office:value="767800">
            <text:p>7678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2461">
            <text:p>2461</text:p>
          </table:table-cell>
          <table:table-cell office:value-type="float" office:value="767700">
            <text:p>767700</text:p>
          </table:table-cell>
          <table:table-cell office:value-type="float" office:value="6281000">
            <text:p>6281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5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455">
            <text:p>2455</text:p>
          </table:table-cell>
          <table:table-cell office:value-type="float" office:value="767800">
            <text:p>767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454">
            <text:p>2454</text:p>
          </table:table-cell>
          <table:table-cell office:value-type="float" office:value="767800">
            <text:p>767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456">
            <text:p>2456</text:p>
          </table:table-cell>
          <table:table-cell office:value-type="float" office:value="767800">
            <text:p>767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2259">
            <text:p>2259</text:p>
          </table:table-cell>
          <table:table-cell office:value-type="float" office:value="767600">
            <text:p>7676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7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276">
            <text:p>2276</text:p>
          </table:table-cell>
          <table:table-cell office:value-type="float" office:value="767500">
            <text:p>7675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1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277">
            <text:p>2277</text:p>
          </table:table-cell>
          <table:table-cell office:value-type="float" office:value="767500">
            <text:p>7675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9972">
            <text:p>9972</text:p>
          </table:table-cell>
          <table:table-cell office:value-type="float" office:value="767400">
            <text:p>767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273">
            <text:p>2273</text:p>
          </table:table-cell>
          <table:table-cell office:value-type="float" office:value="767400">
            <text:p>7674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57">
            <text:p>2257</text:p>
          </table:table-cell>
          <table:table-cell office:value-type="float" office:value="767400">
            <text:p>7674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6389">
            <text:p>6389</text:p>
          </table:table-cell>
          <table:table-cell office:value-type="float" office:value="767300">
            <text:p>7673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80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645">
            <text:p>3645</text:p>
          </table:table-cell>
          <table:table-cell office:value-type="float" office:value="767400">
            <text:p>7674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5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642">
            <text:p>3642</text:p>
          </table:table-cell>
          <table:table-cell office:value-type="float" office:value="767500">
            <text:p>7675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6626">
            <text:p>6626</text:p>
          </table:table-cell>
          <table:table-cell office:value-type="float" office:value="767800">
            <text:p>767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66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1">
            <text:p>2241</text:p>
          </table:table-cell>
          <table:table-cell office:value-type="float" office:value="767800">
            <text:p>767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629">
            <text:p>6629</text:p>
          </table:table-cell>
          <table:table-cell office:value-type="float" office:value="767700">
            <text:p>7677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4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394">
            <text:p>4394</text:p>
          </table:table-cell>
          <table:table-cell office:value-type="float" office:value="768500">
            <text:p>7685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7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394">
            <text:p>4394</text:p>
          </table:table-cell>
          <table:table-cell office:value-type="float" office:value="768500">
            <text:p>7685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0">
            <text:p>4430</text:p>
          </table:table-cell>
          <table:table-cell office:value-type="float" office:value="768500">
            <text:p>7685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0">
            <text:p>4430</text:p>
          </table:table-cell>
          <table:table-cell office:value-type="float" office:value="768500">
            <text:p>7685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484">
            <text:p>4484</text:p>
          </table:table-cell>
          <table:table-cell office:value-type="float" office:value="768400">
            <text:p>7684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4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484">
            <text:p>4484</text:p>
          </table:table-cell>
          <table:table-cell office:value-type="float" office:value="768300">
            <text:p>768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4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5">
            <text:p>4435</text:p>
          </table:table-cell>
          <table:table-cell office:value-type="float" office:value="768400">
            <text:p>7684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6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22">
            <text:p>4422</text:p>
          </table:table-cell>
          <table:table-cell office:value-type="float" office:value="768300">
            <text:p>7683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455">
            <text:p>4455</text:p>
          </table:table-cell>
          <table:table-cell office:value-type="float" office:value="768200">
            <text:p>768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49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50">
            <text:p>2250</text:p>
          </table:table-cell>
          <table:table-cell office:value-type="float" office:value="767900">
            <text:p>7679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4450">
            <text:p>4450</text:p>
          </table:table-cell>
          <table:table-cell office:value-type="float" office:value="768100">
            <text:p>7681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5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57">
            <text:p>4457</text:p>
          </table:table-cell>
          <table:table-cell office:value-type="float" office:value="768100">
            <text:p>7681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57">
            <text:p>4457</text:p>
          </table:table-cell>
          <table:table-cell office:value-type="float" office:value="768100">
            <text:p>768100</text:p>
          </table:table-cell>
          <table:table-cell office:value-type="float" office:value="6280000">
            <text:p>6280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7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4489">
            <text:p>4489</text:p>
          </table:table-cell>
          <table:table-cell office:value-type="float" office:value="768300">
            <text:p>768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4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2266">
            <text:p>2266</text:p>
          </table:table-cell>
          <table:table-cell office:value-type="float" office:value="768300">
            <text:p>768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2265">
            <text:p>2265</text:p>
          </table:table-cell>
          <table:table-cell office:value-type="float" office:value="768300">
            <text:p>768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55">
            <text:p>2255</text:p>
          </table:table-cell>
          <table:table-cell office:value-type="float" office:value="768300">
            <text:p>768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53">
            <text:p>2253</text:p>
          </table:table-cell>
          <table:table-cell office:value-type="float" office:value="768200">
            <text:p>768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44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1">
            <text:p>2241</text:p>
          </table:table-cell>
          <table:table-cell office:value-type="float" office:value="768200">
            <text:p>768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240">
            <text:p>2240</text:p>
          </table:table-cell>
          <table:table-cell office:value-type="float" office:value="767400">
            <text:p>767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7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2225">
            <text:p>2225</text:p>
          </table:table-cell>
          <table:table-cell office:value-type="float" office:value="767400">
            <text:p>7674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2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216">
            <text:p>2216</text:p>
          </table:table-cell>
          <table:table-cell office:value-type="float" office:value="767500">
            <text:p>7675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2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226">
            <text:p>2226</text:p>
          </table:table-cell>
          <table:table-cell office:value-type="float" office:value="767600">
            <text:p>7676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52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226">
            <text:p>2226</text:p>
          </table:table-cell>
          <table:table-cell office:value-type="float" office:value="767500">
            <text:p>7675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52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3823">
            <text:p>3823</text:p>
          </table:table-cell>
          <table:table-cell office:value-type="float" office:value="769200">
            <text:p>769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9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33">
            <text:p>4533</text:p>
          </table:table-cell>
          <table:table-cell office:value-type="float" office:value="769300">
            <text:p>769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0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41">
            <text:p>141</text:p>
          </table:table-cell>
          <table:table-cell office:value-type="float" office:value="769100">
            <text:p>7691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44">
            <text:p>4344</text:p>
          </table:table-cell>
          <table:table-cell office:value-type="float" office:value="769300">
            <text:p>769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5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49">
            <text:p>4949</text:p>
          </table:table-cell>
          <table:table-cell office:value-type="float" office:value="768500">
            <text:p>7685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63">
            <text:p>4963</text:p>
          </table:table-cell>
          <table:table-cell office:value-type="float" office:value="768600">
            <text:p>7686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62">
            <text:p>4962</text:p>
          </table:table-cell>
          <table:table-cell office:value-type="float" office:value="768900">
            <text:p>768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4811">
            <text:p>4811</text:p>
          </table:table-cell>
          <table:table-cell office:value-type="float" office:value="769000">
            <text:p>7690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202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768900">
            <text:p>7689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3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768900">
            <text:p>768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3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768900">
            <text:p>7689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3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4802">
            <text:p>4802</text:p>
          </table:table-cell>
          <table:table-cell office:value-type="float" office:value="768900">
            <text:p>7689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9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4817">
            <text:p>4817</text:p>
          </table:table-cell>
          <table:table-cell office:value-type="float" office:value="769000">
            <text:p>7690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07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799">
            <text:p>4799</text:p>
          </table:table-cell>
          <table:table-cell office:value-type="float" office:value="769000">
            <text:p>769000</text:p>
          </table:table-cell>
          <table:table-cell office:value-type="float" office:value="6279000">
            <text:p>6279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3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513">
            <text:p>4513</text:p>
          </table:table-cell>
          <table:table-cell office:value-type="float" office:value="769000">
            <text:p>7690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4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4817">
            <text:p>4817</text:p>
          </table:table-cell>
          <table:table-cell office:value-type="float" office:value="769000">
            <text:p>7690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07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6341">
            <text:p>6341</text:p>
          </table:table-cell>
          <table:table-cell office:value-type="float" office:value="768900">
            <text:p>768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954">
            <text:p>4954</text:p>
          </table:table-cell>
          <table:table-cell office:value-type="float" office:value="768900">
            <text:p>768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8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2020">
            <text:p>2020</text:p>
          </table:table-cell>
          <table:table-cell office:value-type="float" office:value="767700">
            <text:p>767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2020">
            <text:p>2020</text:p>
          </table:table-cell>
          <table:table-cell office:value-type="float" office:value="767700">
            <text:p>767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881">
            <text:p>1881</text:p>
          </table:table-cell>
          <table:table-cell office:value-type="float" office:value="767900">
            <text:p>7679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881">
            <text:p>1881</text:p>
          </table:table-cell>
          <table:table-cell office:value-type="float" office:value="768000">
            <text:p>7680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6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2">
            <text:p>652</text:p>
          </table:table-cell>
          <table:table-cell office:value-type="float" office:value="768700">
            <text:p>7687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2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51">
            <text:p>651</text:p>
          </table:table-cell>
          <table:table-cell office:value-type="float" office:value="768700">
            <text:p>7687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1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1879">
            <text:p>1879</text:p>
          </table:table-cell>
          <table:table-cell office:value-type="float" office:value="768000">
            <text:p>7680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2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011">
            <text:p>2011</text:p>
          </table:table-cell>
          <table:table-cell office:value-type="float" office:value="767600">
            <text:p>7676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6748">
            <text:p>6748</text:p>
          </table:table-cell>
          <table:table-cell office:value-type="float" office:value="767200">
            <text:p>7672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1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float" office:value="2213">
            <text:p>2213</text:p>
          </table:table-cell>
          <table:table-cell office:value-type="float" office:value="767200">
            <text:p>7672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69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3872">
            <text:p>3872</text:p>
          </table:table-cell>
          <table:table-cell office:value-type="float" office:value="767200">
            <text:p>7672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82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2104">
            <text:p>2104</text:p>
          </table:table-cell>
          <table:table-cell office:value-type="float" office:value="766800">
            <text:p>7668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1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102">
            <text:p>2102</text:p>
          </table:table-cell>
          <table:table-cell office:value-type="float" office:value="766700">
            <text:p>766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5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2115">
            <text:p>2115</text:p>
          </table:table-cell>
          <table:table-cell office:value-type="float" office:value="766700">
            <text:p>766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3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2025">
            <text:p>2025</text:p>
          </table:table-cell>
          <table:table-cell office:value-type="float" office:value="767500">
            <text:p>7675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5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434">
            <text:p>434</text:p>
          </table:table-cell>
          <table:table-cell office:value-type="float" office:value="771100">
            <text:p>7711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50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416">
            <text:p>416</text:p>
          </table:table-cell>
          <table:table-cell office:value-type="float" office:value="770700">
            <text:p>7707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36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14">
            <text:p>414</text:p>
          </table:table-cell>
          <table:table-cell office:value-type="float" office:value="770700">
            <text:p>7707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24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1411">
            <text:p>1411</text:p>
          </table:table-cell>
          <table:table-cell office:value-type="float" office:value="770800">
            <text:p>7708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39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1411">
            <text:p>1411</text:p>
          </table:table-cell>
          <table:table-cell office:value-type="float" office:value="770900">
            <text:p>7709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9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412">
            <text:p>1412</text:p>
          </table:table-cell>
          <table:table-cell office:value-type="float" office:value="770900">
            <text:p>7709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3878">
            <text:p>3878</text:p>
          </table:table-cell>
          <table:table-cell office:value-type="float" office:value="770800">
            <text:p>7708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1420">
            <text:p>1420</text:p>
          </table:table-cell>
          <table:table-cell office:value-type="float" office:value="770700">
            <text:p>770700</text:p>
          </table:table-cell>
          <table:table-cell office:value-type="float" office:value="6276000">
            <text:p>6276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54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5979">
            <text:p>5979</text:p>
          </table:table-cell>
          <table:table-cell office:value-type="float" office:value="771400">
            <text:p>771400</text:p>
          </table:table-cell>
          <table:table-cell office:value-type="float" office:value="6277000">
            <text:p>6277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5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5957">
            <text:p>5957</text:p>
          </table:table-cell>
          <table:table-cell office:value-type="float" office:value="771600">
            <text:p>771600</text:p>
          </table:table-cell>
          <table:table-cell office:value-type="float" office:value="6277000">
            <text:p>6277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6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495">
            <text:p>5495</text:p>
          </table:table-cell>
          <table:table-cell office:value-type="float" office:value="771200">
            <text:p>771200</text:p>
          </table:table-cell>
          <table:table-cell office:value-type="float" office:value="6278000">
            <text:p>6278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3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242">
            <text:p>1242</text:p>
          </table:table-cell>
          <table:table-cell office:value-type="float" office:value="772300">
            <text:p>7723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94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6">
            <text:p>1376</text:p>
          </table:table-cell>
          <table:table-cell office:value-type="float" office:value="771800">
            <text:p>7718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1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4889">
            <text:p>4889</text:p>
          </table:table-cell>
          <table:table-cell office:value-type="float" office:value="769100">
            <text:p>7691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8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4992">
            <text:p>14992</text:p>
          </table:table-cell>
          <table:table-cell office:value-type="float" office:value="769400">
            <text:p>7694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42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263">
            <text:p>263</text:p>
          </table:table-cell>
          <table:table-cell office:value-type="float" office:value="768100">
            <text:p>7681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5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1883">
            <text:p>1883</text:p>
          </table:table-cell>
          <table:table-cell office:value-type="float" office:value="768100">
            <text:p>7681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04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3532">
            <text:p>13532</text:p>
          </table:table-cell>
          <table:table-cell office:value-type="float" office:value="768300">
            <text:p>768300</text:p>
          </table:table-cell>
          <table:table-cell office:value-type="float" office:value="6278000">
            <text:p>6278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768300">
            <text:p>768300</text:p>
          </table:table-cell>
          <table:table-cell office:value-type="float" office:value="6278000">
            <text:p>6278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0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22">
            <text:p>1822</text:p>
          </table:table-cell>
          <table:table-cell office:value-type="float" office:value="768700">
            <text:p>7687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74">
            <text:p>4874</text:p>
          </table:table-cell>
          <table:table-cell office:value-type="float" office:value="769100">
            <text:p>7691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657">
            <text:p>1657</text:p>
          </table:table-cell>
          <table:table-cell office:value-type="float" office:value="770000">
            <text:p>770000</text:p>
          </table:table-cell>
          <table:table-cell office:value-type="float" office:value="6278000">
            <text:p>6278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1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office:value-type="float" office:value="1508">
            <text:p>1508</text:p>
          </table:table-cell>
          <table:table-cell office:value-type="float" office:value="770000">
            <text:p>770000</text:p>
          </table:table-cell>
          <table:table-cell office:value-type="float" office:value="6277000">
            <text:p>6277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317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720">
            <text:p>5720</text:p>
          </table:table-cell>
          <table:table-cell office:value-type="float" office:value="770600">
            <text:p>7706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92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714">
            <text:p>5714</text:p>
          </table:table-cell>
          <table:table-cell office:value-type="float" office:value="770400">
            <text:p>770400</text:p>
          </table:table-cell>
          <table:table-cell office:value-type="float" office:value="6278000">
            <text:p>6278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2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40">
            <text:p>3340</text:p>
          </table:table-cell>
          <table:table-cell office:value-type="float" office:value="772400">
            <text:p>772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7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1000">
            <text:p>1000</text:p>
          </table:table-cell>
          <table:table-cell office:value-type="float" office:value="772200">
            <text:p>772200</text:p>
          </table:table-cell>
          <table:table-cell office:value-type="float" office:value="6279000">
            <text:p>6279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8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6593">
            <text:p>6593</text:p>
          </table:table-cell>
          <table:table-cell office:value-type="float" office:value="774100">
            <text:p>774100</text:p>
          </table:table-cell>
          <table:table-cell office:value-type="float" office:value="6278000">
            <text:p>6278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1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5686">
            <text:p>5686</text:p>
          </table:table-cell>
          <table:table-cell office:value-type="float" office:value="770700">
            <text:p>7707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70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68">
            <text:p>5668</text:p>
          </table:table-cell>
          <table:table-cell office:value-type="float" office:value="770500">
            <text:p>770500</text:p>
          </table:table-cell>
          <table:table-cell office:value-type="float" office:value="6279000">
            <text:p>6279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68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77">
            <text:p>5677</text:p>
          </table:table-cell>
          <table:table-cell office:value-type="float" office:value="770600">
            <text:p>7706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68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2">
            <text:p>5672</text:p>
          </table:table-cell>
          <table:table-cell office:value-type="float" office:value="770600">
            <text:p>7706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97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78">
            <text:p>4878</text:p>
          </table:table-cell>
          <table:table-cell office:value-type="float" office:value="769800">
            <text:p>7698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76">
            <text:p>4876</text:p>
          </table:table-cell>
          <table:table-cell office:value-type="float" office:value="769900">
            <text:p>769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692">
            <text:p>1692</text:p>
          </table:table-cell>
          <table:table-cell office:value-type="float" office:value="770000">
            <text:p>7700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86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674">
            <text:p>674</text:p>
          </table:table-cell>
          <table:table-cell office:value-type="float" office:value="769400">
            <text:p>7694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640">
            <text:p>4640</text:p>
          </table:table-cell>
          <table:table-cell office:value-type="float" office:value="769800">
            <text:p>7698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139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4642">
            <text:p>4642</text:p>
          </table:table-cell>
          <table:table-cell office:value-type="float" office:value="769800">
            <text:p>7698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TVX</text:p>
          </table:table-cell>
          <table:table-cell office:value-type="string">
            <text:p>"18-10-2010"</text:p>
          </table:table-cell>
          <table:table-cell office:value-type="string">
            <text:p>214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5439">
            <text:p>5439</text:p>
          </table:table-cell>
          <table:table-cell office:value-type="float" office:value="771800">
            <text:p>7718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5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2">
            <text:p>3892</text:p>
          </table:table-cell>
          <table:table-cell office:value-type="float" office:value="772400">
            <text:p>772400</text:p>
          </table:table-cell>
          <table:table-cell office:value-type="float" office:value="6279000">
            <text:p>6279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37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1132">
            <text:p>11132</text:p>
          </table:table-cell>
          <table:table-cell office:value-type="float" office:value="772000">
            <text:p>7720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9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1112">
            <text:p>11112</text:p>
          </table:table-cell>
          <table:table-cell office:value-type="float" office:value="772000">
            <text:p>7720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9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933">
            <text:p>3933</text:p>
          </table:table-cell>
          <table:table-cell office:value-type="float" office:value="771800">
            <text:p>7718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5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474">
            <text:p>6474</text:p>
          </table:table-cell>
          <table:table-cell office:value-type="float" office:value="771300">
            <text:p>771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1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3319">
            <text:p>3319</text:p>
          </table:table-cell>
          <table:table-cell office:value-type="float" office:value="772200">
            <text:p>772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9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353">
            <text:p>3353</text:p>
          </table:table-cell>
          <table:table-cell office:value-type="float" office:value="772200">
            <text:p>772200</text:p>
          </table:table-cell>
          <table:table-cell office:value-type="float" office:value="6281000">
            <text:p>6281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95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6476">
            <text:p>6476</text:p>
          </table:table-cell>
          <table:table-cell office:value-type="float" office:value="771300">
            <text:p>771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0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6476">
            <text:p>6476</text:p>
          </table:table-cell>
          <table:table-cell office:value-type="float" office:value="771300">
            <text:p>7713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210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6535">
            <text:p>6535</text:p>
          </table:table-cell>
          <table:table-cell office:value-type="float" office:value="771700">
            <text:p>771700</text:p>
          </table:table-cell>
          <table:table-cell office:value-type="float" office:value="6280000">
            <text:p>628000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333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03">
            <text:p>4003</text:p>
          </table:table-cell>
          <table:table-cell office:value-type="float" office:value="771200">
            <text:p>7712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71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4284">
            <text:p>4284</text:p>
          </table:table-cell>
          <table:table-cell office:value-type="float" office:value="770500">
            <text:p>7705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60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763">
            <text:p>4763</text:p>
          </table:table-cell>
          <table:table-cell office:value-type="float" office:value="770400">
            <text:p>770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5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4768">
            <text:p>4768</text:p>
          </table:table-cell>
          <table:table-cell office:value-type="float" office:value="770400">
            <text:p>770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2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12434">
            <text:p>12434</text:p>
          </table:table-cell>
          <table:table-cell office:value-type="float" office:value="769400">
            <text:p>7694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262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47">
            <text:p>4347</text:p>
          </table:table-cell>
          <table:table-cell office:value-type="float" office:value="769600">
            <text:p>769600</text:p>
          </table:table-cell>
          <table:table-cell office:value-type="float" office:value="6280000">
            <text:p>6280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69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643">
            <text:p>4643</text:p>
          </table:table-cell>
          <table:table-cell office:value-type="float" office:value="769900">
            <text:p>7699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92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76">
            <text:p>5476</text:p>
          </table:table-cell>
          <table:table-cell office:value-type="float" office:value="771300">
            <text:p>771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22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487">
            <text:p>5487</text:p>
          </table:table-cell>
          <table:table-cell office:value-type="float" office:value="771300">
            <text:p>7713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08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5481">
            <text:p>5481</text:p>
          </table:table-cell>
          <table:table-cell office:value-type="float" office:value="771400">
            <text:p>7714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9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479">
            <text:p>5479</text:p>
          </table:table-cell>
          <table:table-cell office:value-type="float" office:value="771300">
            <text:p>771300</text:p>
          </table:table-cell>
          <table:table-cell office:value-type="float" office:value="6279000">
            <text:p>6279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44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31">
            <text:p>1831</text:p>
          </table:table-cell>
          <table:table-cell office:value-type="float" office:value="768100">
            <text:p>768100</text:p>
          </table:table-cell>
          <table:table-cell office:value-type="float" office:value="6278000">
            <text:p>6278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36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table:number-columns-repeated="2" office:value-type="float" office:value="817">
            <text:p>817</text:p>
          </table:table-cell>
          <table:table-cell office:value-type="float" office:value="765700">
            <text:p>7657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1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60">
            <text:p>2760</text:p>
          </table:table-cell>
          <table:table-cell office:value-type="float" office:value="765700">
            <text:p>765700</text:p>
          </table:table-cell>
          <table:table-cell office:value-type="float" office:value="6282000">
            <text:p>6282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82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686">
            <text:p>2686</text:p>
          </table:table-cell>
          <table:table-cell office:value-type="float" office:value="766200">
            <text:p>7662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9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709">
            <text:p>2709</text:p>
          </table:table-cell>
          <table:table-cell office:value-type="float" office:value="766200">
            <text:p>7662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89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663">
            <text:p>2663</text:p>
          </table:table-cell>
          <table:table-cell office:value-type="float" office:value="766100">
            <text:p>7661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73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5">
            <text:p>2665</text:p>
          </table:table-cell>
          <table:table-cell office:value-type="float" office:value="766000">
            <text:p>766000</text:p>
          </table:table-cell>
          <table:table-cell office:value-type="float" office:value="6283000">
            <text:p>628300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9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5">
            <text:p>2665</text:p>
          </table:table-cell>
          <table:table-cell office:value-type="float" office:value="766100">
            <text:p>7661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119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4">
            <text:p>2674</text:p>
          </table:table-cell>
          <table:table-cell office:value-type="float" office:value="766000">
            <text:p>7660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3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4">
            <text:p>2674</text:p>
          </table:table-cell>
          <table:table-cell office:value-type="float" office:value="766000">
            <text:p>766000</text:p>
          </table:table-cell>
          <table:table-cell office:value-type="float" office:value="6283000">
            <text:p>6283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3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639">
            <text:p>2639</text:p>
          </table:table-cell>
          <table:table-cell office:value-type="float" office:value="766300">
            <text:p>7663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2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645">
            <text:p>2645</text:p>
          </table:table-cell>
          <table:table-cell office:value-type="float" office:value="766200">
            <text:p>766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72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47">
            <text:p>2647</text:p>
          </table:table-cell>
          <table:table-cell office:value-type="float" office:value="766200">
            <text:p>766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53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19">
            <text:p>2619</text:p>
          </table:table-cell>
          <table:table-cell office:value-type="float" office:value="766200">
            <text:p>766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19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43">
            <text:p>2643</text:p>
          </table:table-cell>
          <table:table-cell office:value-type="float" office:value="766400">
            <text:p>7664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00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25">
            <text:p>2625</text:p>
          </table:table-cell>
          <table:table-cell office:value-type="float" office:value="766200">
            <text:p>7662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OUI</text:p>
          </table:table-cell>
          <table:table-cell office:value-type="string">
            <text:p>"18-10-2010"</text:p>
          </table:table-cell>
          <table:table-cell office:value-type="string">
            <text:p>59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2586">
            <text:p>2586</text:p>
          </table:table-cell>
          <table:table-cell office:value-type="float" office:value="766100">
            <text:p>766100</text:p>
          </table:table-cell>
          <table:table-cell office:value-type="float" office:value="6282000">
            <text:p>6282000</text:p>
          </table:table-cell>
          <table:table-cell table:number-columns-repeated="2" office:value-type="string">
            <text:p>NON</text:p>
          </table:table-cell>
          <table:table-cell office:value-type="string">
            <text:p>"18-10-2010"</text:p>
          </table:table-cell>
          <table:table-cell office:value-type="string">
            <text:p>134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4792">
            <text:p>14792</text:p>
          </table:table-cell>
          <table:table-cell office:value-type="float" office:value="3.83438">
            <text:p>3,83438</text:p>
          </table:table-cell>
          <table:table-cell office:value-type="float" office:value="43.60423">
            <text:p>43,604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212">
            <text:p>2212</text:p>
          </table:table-cell>
          <table:table-cell office:value-type="float" office:value="3.8343">
            <text:p>3,8343</text:p>
          </table:table-cell>
          <table:table-cell office:value-type="float" office:value="43.60437">
            <text:p>43,604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7">
            <text:p>115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832">
            <text:p>15832</text:p>
          </table:table-cell>
          <table:table-cell office:value-type="float" office:value="3.83327">
            <text:p>3,83327</text:p>
          </table:table-cell>
          <table:table-cell office:value-type="float" office:value="43.60584">
            <text:p>43,605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873">
            <text:p>15873</text:p>
          </table:table-cell>
          <table:table-cell office:value-type="float" office:value="3.83226">
            <text:p>3,83226</text:p>
          </table:table-cell>
          <table:table-cell office:value-type="float" office:value="43.60698">
            <text:p>43,606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8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211">
            <text:p>2211</text:p>
          </table:table-cell>
          <table:table-cell office:value-type="float" office:value="3.83216">
            <text:p>3,83216</text:p>
          </table:table-cell>
          <table:table-cell office:value-type="float" office:value="43.6072">
            <text:p>43,60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2207">
            <text:p>2207</text:p>
          </table:table-cell>
          <table:table-cell office:value-type="float" office:value="3.83227">
            <text:p>3,83227</text:p>
          </table:table-cell>
          <table:table-cell office:value-type="float" office:value="43.60818">
            <text:p>43,608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72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210">
            <text:p>2210</text:p>
          </table:table-cell>
          <table:table-cell office:value-type="float" office:value="3.8322">
            <text:p>3,8322</text:p>
          </table:table-cell>
          <table:table-cell office:value-type="float" office:value="43.60824">
            <text:p>43,608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float" office:value="2159">
            <text:p>2159</text:p>
          </table:table-cell>
          <table:table-cell office:value-type="float" office:value="3.83175">
            <text:p>3,83175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64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float" office:value="181">
            <text:p>181</text:p>
          </table:table-cell>
          <table:table-cell office:value-type="float" office:value="3.83203">
            <text:p>3,83203</text:p>
          </table:table-cell>
          <table:table-cell office:value-type="float" office:value="43.60461">
            <text:p>43,604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7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42">
            <text:p>2142</text:p>
          </table:table-cell>
          <table:table-cell office:value-type="float" office:value="3.83293">
            <text:p>3,83293</text:p>
          </table:table-cell>
          <table:table-cell office:value-type="float" office:value="43.6036">
            <text:p>43,60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096">
            <text:p>2096</text:p>
          </table:table-cell>
          <table:table-cell office:value-type="float" office:value="3.82746">
            <text:p>3,82746</text:p>
          </table:table-cell>
          <table:table-cell office:value-type="float" office:value="43.60908">
            <text:p>43,609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82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2099">
            <text:p>2099</text:p>
          </table:table-cell>
          <table:table-cell office:value-type="float" office:value="3.82644">
            <text:p>3,82644</text:p>
          </table:table-cell>
          <table:table-cell office:value-type="float" office:value="43.60703">
            <text:p>43,607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82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41">
            <text:p>2141</text:p>
          </table:table-cell>
          <table:table-cell office:value-type="float" office:value="3.83384">
            <text:p>3,83384</text:p>
          </table:table-cell>
          <table:table-cell office:value-type="float" office:value="43.60191">
            <text:p>43,601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68">
            <text:p>1168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1981">
            <text:p>1981</text:p>
          </table:table-cell>
          <table:table-cell office:value-type="float" office:value="3.83443">
            <text:p>3,83443</text:p>
          </table:table-cell>
          <table:table-cell office:value-type="float" office:value="43.60135">
            <text:p>43,601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12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1953">
            <text:p>1953</text:p>
          </table:table-cell>
          <table:table-cell office:value-type="float" office:value="3.83456">
            <text:p>3,83456</text:p>
          </table:table-cell>
          <table:table-cell office:value-type="float" office:value="43.60078">
            <text:p>43,600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19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952">
            <text:p>1952</text:p>
          </table:table-cell>
          <table:table-cell office:value-type="float" office:value="3.83516">
            <text:p>3,83516</text:p>
          </table:table-cell>
          <table:table-cell office:value-type="float" office:value="43.59954">
            <text:p>43,599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67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954">
            <text:p>1954</text:p>
          </table:table-cell>
          <table:table-cell office:value-type="float" office:value="3.83506">
            <text:p>3,83506</text:p>
          </table:table-cell>
          <table:table-cell office:value-type="float" office:value="43.59951">
            <text:p>43,599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49">
            <text:p>2049</text:p>
          </table:table-cell>
          <table:table-cell office:value-type="float" office:value="3.83529">
            <text:p>3,83529</text:p>
          </table:table-cell>
          <table:table-cell office:value-type="float" office:value="43.59894">
            <text:p>43,598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22">
            <text:p>2022</text:p>
          </table:table-cell>
          <table:table-cell office:value-type="float" office:value="3.83546">
            <text:p>3,83546</text:p>
          </table:table-cell>
          <table:table-cell office:value-type="float" office:value="43.59813">
            <text:p>43,598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22">
            <text:p>2022</text:p>
          </table:table-cell>
          <table:table-cell office:value-type="float" office:value="3.83563">
            <text:p>3,83563</text:p>
          </table:table-cell>
          <table:table-cell office:value-type="float" office:value="43.59724">
            <text:p>43,597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961">
            <text:p>1961</text:p>
          </table:table-cell>
          <table:table-cell office:value-type="float" office:value="3.83536">
            <text:p>3,83536</text:p>
          </table:table-cell>
          <table:table-cell office:value-type="float" office:value="43.59818">
            <text:p>43,598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82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6652">
            <text:p>16652</text:p>
          </table:table-cell>
          <table:table-cell office:value-type="float" office:value="3.83499">
            <text:p>3,83499</text:p>
          </table:table-cell>
          <table:table-cell office:value-type="float" office:value="43.59905">
            <text:p>43,599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83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office:value-type="float" office:value="1957">
            <text:p>1957</text:p>
          </table:table-cell>
          <table:table-cell office:value-type="float" office:value="3.83369">
            <text:p>3,83369</text:p>
          </table:table-cell>
          <table:table-cell office:value-type="float" office:value="43.59925">
            <text:p>43,599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76</text:p>
          </table:table-cell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16653">
            <text:p>16653</text:p>
          </table:table-cell>
          <table:table-cell office:value-type="float" office:value="3.83491">
            <text:p>3,83491</text:p>
          </table:table-cell>
          <table:table-cell office:value-type="float" office:value="43.59923">
            <text:p>43,599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3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2033">
            <text:p>2033</text:p>
          </table:table-cell>
          <table:table-cell office:value-type="float" office:value="3.83688">
            <text:p>3,83688</text:p>
          </table:table-cell>
          <table:table-cell office:value-type="float" office:value="43.5956">
            <text:p>43,59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6739">
            <text:p>6739</text:p>
          </table:table-cell>
          <table:table-cell office:value-type="float" office:value="3.83629">
            <text:p>3,83629</text:p>
          </table:table-cell>
          <table:table-cell office:value-type="float" office:value="43.59546">
            <text:p>43,595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81">
            <text:p>1181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2081">
            <text:p>2081</text:p>
          </table:table-cell>
          <table:table-cell office:value-type="float" office:value="3.83377">
            <text:p>3,83377</text:p>
          </table:table-cell>
          <table:table-cell office:value-type="float" office:value="43.59391">
            <text:p>43,593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8865">
            <text:p>3,88865</text:p>
          </table:table-cell>
          <table:table-cell office:value-type="float" office:value="43.58561">
            <text:p>43,585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8929">
            <text:p>3,88929</text:p>
          </table:table-cell>
          <table:table-cell office:value-type="float" office:value="43.58673">
            <text:p>43,586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9009">
            <text:p>3,89009</text:p>
          </table:table-cell>
          <table:table-cell office:value-type="float" office:value="43.58805">
            <text:p>43,588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392">
            <text:p>1392</text:p>
          </table:table-cell>
          <table:table-cell office:value-type="float" office:value="3.89008">
            <text:p>3,89008</text:p>
          </table:table-cell>
          <table:table-cell office:value-type="float" office:value="43.58865">
            <text:p>43,588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3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414">
            <text:p>1414</text:p>
          </table:table-cell>
          <table:table-cell office:value-type="float" office:value="3.88723">
            <text:p>3,88723</text:p>
          </table:table-cell>
          <table:table-cell office:value-type="float" office:value="43.58335">
            <text:p>43,583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404">
            <text:p>1404</text:p>
          </table:table-cell>
          <table:table-cell office:value-type="float" office:value="3.88406">
            <text:p>3,88406</text:p>
          </table:table-cell>
          <table:table-cell office:value-type="float" office:value="43.58449">
            <text:p>43,584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2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403">
            <text:p>1403</text:p>
          </table:table-cell>
          <table:table-cell office:value-type="float" office:value="3.88138">
            <text:p>3,88138</text:p>
          </table:table-cell>
          <table:table-cell office:value-type="float" office:value="43.58148">
            <text:p>43,5814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2</text:p>
          </table:table-cell>
          <table:table-cell office:value-type="float" office:value="1189">
            <text:p>1189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431">
            <text:p>431</text:p>
          </table:table-cell>
          <table:table-cell office:value-type="float" office:value="3.88106">
            <text:p>3,88106</text:p>
          </table:table-cell>
          <table:table-cell office:value-type="float" office:value="43.58146">
            <text:p>43,581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1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1396">
            <text:p>1396</text:p>
          </table:table-cell>
          <table:table-cell office:value-type="float" office:value="3.87997">
            <text:p>3,87997</text:p>
          </table:table-cell>
          <table:table-cell office:value-type="float" office:value="43.58204">
            <text:p>43,582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1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398">
            <text:p>1398</text:p>
          </table:table-cell>
          <table:table-cell office:value-type="float" office:value="3.87987">
            <text:p>3,87987</text:p>
          </table:table-cell>
          <table:table-cell office:value-type="float" office:value="43.58234">
            <text:p>43,582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192">
            <text:p>1192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398">
            <text:p>1398</text:p>
          </table:table-cell>
          <table:table-cell office:value-type="float" office:value="3.88201">
            <text:p>3,88201</text:p>
          </table:table-cell>
          <table:table-cell office:value-type="float" office:value="43.5851">
            <text:p>43,58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379">
            <text:p>379</text:p>
          </table:table-cell>
          <table:table-cell office:value-type="float" office:value="3.88237">
            <text:p>3,88237</text:p>
          </table:table-cell>
          <table:table-cell office:value-type="float" office:value="43.58516">
            <text:p>43,585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401">
            <text:p>1401</text:p>
          </table:table-cell>
          <table:table-cell office:value-type="float" office:value="3.88201">
            <text:p>3,88201</text:p>
          </table:table-cell>
          <table:table-cell office:value-type="float" office:value="43.58529">
            <text:p>43,585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401">
            <text:p>1401</text:p>
          </table:table-cell>
          <table:table-cell office:value-type="float" office:value="3.87948">
            <text:p>3,87948</text:p>
          </table:table-cell>
          <table:table-cell office:value-type="float" office:value="43.58581">
            <text:p>43,585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5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12133">
            <text:p>12133</text:p>
          </table:table-cell>
          <table:table-cell office:value-type="float" office:value="3.87717">
            <text:p>3,87717</text:p>
          </table:table-cell>
          <table:table-cell office:value-type="float" office:value="43.58233">
            <text:p>43,582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83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12132">
            <text:p>12132</text:p>
          </table:table-cell>
          <table:table-cell office:value-type="float" office:value="3.87708">
            <text:p>3,87708</text:p>
          </table:table-cell>
          <table:table-cell office:value-type="float" office:value="43.58226">
            <text:p>43,582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11032">
            <text:p>11032</text:p>
          </table:table-cell>
          <table:table-cell office:value-type="float" office:value="3.87692">
            <text:p>3,87692</text:p>
          </table:table-cell>
          <table:table-cell office:value-type="float" office:value="43.58112">
            <text:p>43,581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89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391">
            <text:p>391</text:p>
          </table:table-cell>
          <table:table-cell office:value-type="float" office:value="3.87721">
            <text:p>3,87721</text:p>
          </table:table-cell>
          <table:table-cell office:value-type="float" office:value="43.58211">
            <text:p>43,582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83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395">
            <text:p>395</text:p>
          </table:table-cell>
          <table:table-cell office:value-type="float" office:value="3.87739">
            <text:p>3,87739</text:p>
          </table:table-cell>
          <table:table-cell office:value-type="float" office:value="43.58228">
            <text:p>43,582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395">
            <text:p>395</text:p>
          </table:table-cell>
          <table:table-cell office:value-type="float" office:value="3.87863">
            <text:p>3,87863</text:p>
          </table:table-cell>
          <table:table-cell office:value-type="float" office:value="43.58176">
            <text:p>43,581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19">
            <text:p>419</text:p>
          </table:table-cell>
          <table:table-cell office:value-type="float" office:value="3.87856">
            <text:p>3,87856</text:p>
          </table:table-cell>
          <table:table-cell office:value-type="float" office:value="43.58173">
            <text:p>43,581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82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15">
            <text:p>415</text:p>
          </table:table-cell>
          <table:table-cell office:value-type="float" office:value="3.87643">
            <text:p>3,87643</text:p>
          </table:table-cell>
          <table:table-cell office:value-type="float" office:value="43.5799">
            <text:p>43,57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6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15">
            <text:p>415</text:p>
          </table:table-cell>
          <table:table-cell office:value-type="float" office:value="3.87625">
            <text:p>3,87625</text:p>
          </table:table-cell>
          <table:table-cell office:value-type="float" office:value="43.5796">
            <text:p>43,57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6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17">
            <text:p>417</text:p>
          </table:table-cell>
          <table:table-cell office:value-type="float" office:value="3.87524">
            <text:p>3,87524</text:p>
          </table:table-cell>
          <table:table-cell office:value-type="float" office:value="43.57939">
            <text:p>43,579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6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14">
            <text:p>414</text:p>
          </table:table-cell>
          <table:table-cell office:value-type="float" office:value="3.87525">
            <text:p>3,87525</text:p>
          </table:table-cell>
          <table:table-cell office:value-type="float" office:value="43.57949">
            <text:p>43,579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1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18">
            <text:p>418</text:p>
          </table:table-cell>
          <table:table-cell office:value-type="float" office:value="3.87453">
            <text:p>3,87453</text:p>
          </table:table-cell>
          <table:table-cell office:value-type="float" office:value="43.57896">
            <text:p>43,578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1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421">
            <text:p>1421</text:p>
          </table:table-cell>
          <table:table-cell office:value-type="float" office:value="3.87567">
            <text:p>3,87567</text:p>
          </table:table-cell>
          <table:table-cell office:value-type="float" office:value="43.57821">
            <text:p>43,578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415">
            <text:p>1415</text:p>
          </table:table-cell>
          <table:table-cell office:value-type="float" office:value="3.86931">
            <text:p>3,86931</text:p>
          </table:table-cell>
          <table:table-cell office:value-type="float" office:value="43.57959">
            <text:p>43,579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1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6402">
            <text:p>6402</text:p>
          </table:table-cell>
          <table:table-cell office:value-type="float" office:value="3.86813">
            <text:p>3,86813</text:p>
          </table:table-cell>
          <table:table-cell office:value-type="float" office:value="43.57503">
            <text:p>43,575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9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429">
            <text:p>429</text:p>
          </table:table-cell>
          <table:table-cell office:value-type="float" office:value="3.88084">
            <text:p>3,88084</text:p>
          </table:table-cell>
          <table:table-cell office:value-type="float" office:value="43.58089">
            <text:p>43,580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0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421">
            <text:p>421</text:p>
          </table:table-cell>
          <table:table-cell office:value-type="float" office:value="3.87919">
            <text:p>3,87919</text:p>
          </table:table-cell>
          <table:table-cell office:value-type="float" office:value="43.58105">
            <text:p>43,581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10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381">
            <text:p>381</text:p>
          </table:table-cell>
          <table:table-cell office:value-type="float" office:value="3.87883">
            <text:p>3,87883</text:p>
          </table:table-cell>
          <table:table-cell office:value-type="float" office:value="43.58181">
            <text:p>43,581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18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7">
            <text:p>427</text:p>
          </table:table-cell>
          <table:table-cell office:value-type="float" office:value="3.87891">
            <text:p>3,87891</text:p>
          </table:table-cell>
          <table:table-cell office:value-type="float" office:value="43.58187">
            <text:p>43,581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82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7">
            <text:p>427</text:p>
          </table:table-cell>
          <table:table-cell office:value-type="float" office:value="3.87948">
            <text:p>3,87948</text:p>
          </table:table-cell>
          <table:table-cell office:value-type="float" office:value="43.58212">
            <text:p>43,582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82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378">
            <text:p>378</text:p>
          </table:table-cell>
          <table:table-cell office:value-type="float" office:value="3.8823">
            <text:p>3,8823</text:p>
          </table:table-cell>
          <table:table-cell office:value-type="float" office:value="43.58552">
            <text:p>43,585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8047">
            <text:p>8047</text:p>
          </table:table-cell>
          <table:table-cell office:value-type="float" office:value="3.88426">
            <text:p>3,88426</text:p>
          </table:table-cell>
          <table:table-cell office:value-type="float" office:value="43.58832">
            <text:p>43,588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5975">
            <text:p>5975</text:p>
          </table:table-cell>
          <table:table-cell office:value-type="float" office:value="3.8845">
            <text:p>3,8845</text:p>
          </table:table-cell>
          <table:table-cell office:value-type="float" office:value="43.58866">
            <text:p>43,588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13652">
            <text:p>13652</text:p>
          </table:table-cell>
          <table:table-cell office:value-type="float" office:value="3.88461">
            <text:p>3,88461</text:p>
          </table:table-cell>
          <table:table-cell office:value-type="float" office:value="43.58914">
            <text:p>43,589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9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6377">
            <text:p>6377</text:p>
          </table:table-cell>
          <table:table-cell office:value-type="float" office:value="3.88941">
            <text:p>3,88941</text:p>
          </table:table-cell>
          <table:table-cell office:value-type="float" office:value="43.58898">
            <text:p>43,588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9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6379">
            <text:p>6379</text:p>
          </table:table-cell>
          <table:table-cell office:value-type="float" office:value="3.88486">
            <text:p>3,88486</text:p>
          </table:table-cell>
          <table:table-cell office:value-type="float" office:value="43.58905">
            <text:p>43,589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9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5976">
            <text:p>5976</text:p>
          </table:table-cell>
          <table:table-cell office:value-type="float" office:value="3.88481">
            <text:p>3,88481</text:p>
          </table:table-cell>
          <table:table-cell office:value-type="float" office:value="43.58912">
            <text:p>43,589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5976">
            <text:p>5976</text:p>
          </table:table-cell>
          <table:table-cell office:value-type="float" office:value="3.88551">
            <text:p>3,88551</text:p>
          </table:table-cell>
          <table:table-cell office:value-type="float" office:value="43.59015">
            <text:p>43,590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7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31">
            <text:p>5931</text:p>
          </table:table-cell>
          <table:table-cell office:value-type="float" office:value="3.88337">
            <text:p>3,88337</text:p>
          </table:table-cell>
          <table:table-cell office:value-type="float" office:value="43.59114">
            <text:p>43,591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927">
            <text:p>5927</text:p>
          </table:table-cell>
          <table:table-cell office:value-type="float" office:value="3.88329">
            <text:p>3,88329</text:p>
          </table:table-cell>
          <table:table-cell office:value-type="float" office:value="43.59118">
            <text:p>43,591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0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float" office:value="5928">
            <text:p>5928</text:p>
          </table:table-cell>
          <table:table-cell office:value-type="float" office:value="3.88339">
            <text:p>3,88339</text:p>
          </table:table-cell>
          <table:table-cell office:value-type="float" office:value="43.59156">
            <text:p>43,591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39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5952">
            <text:p>5952</text:p>
          </table:table-cell>
          <table:table-cell office:value-type="float" office:value="3.88406">
            <text:p>3,88406</text:p>
          </table:table-cell>
          <table:table-cell office:value-type="float" office:value="43.59237">
            <text:p>43,592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38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918">
            <text:p>5918</text:p>
          </table:table-cell>
          <table:table-cell office:value-type="float" office:value="3.88156">
            <text:p>3,88156</text:p>
          </table:table-cell>
          <table:table-cell office:value-type="float" office:value="43.59188">
            <text:p>43,591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0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5973">
            <text:p>5973</text:p>
          </table:table-cell>
          <table:table-cell office:value-type="float" office:value="3.88053">
            <text:p>3,88053</text:p>
          </table:table-cell>
          <table:table-cell office:value-type="float" office:value="43.59231">
            <text:p>43,592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63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6269">
            <text:p>6269</text:p>
          </table:table-cell>
          <table:table-cell office:value-type="float" office:value="3.8837">
            <text:p>3,8837</text:p>
          </table:table-cell>
          <table:table-cell office:value-type="float" office:value="43.59495">
            <text:p>43,594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36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0">
            <text:p>6270</text:p>
          </table:table-cell>
          <table:table-cell office:value-type="float" office:value="3.88362">
            <text:p>3,88362</text:p>
          </table:table-cell>
          <table:table-cell office:value-type="float" office:value="43.59504">
            <text:p>43,595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5939">
            <text:p>5939</text:p>
          </table:table-cell>
          <table:table-cell office:value-type="float" office:value="3.8818">
            <text:p>3,8818</text:p>
          </table:table-cell>
          <table:table-cell office:value-type="float" office:value="43.59601">
            <text:p>43,596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25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72">
            <text:p>5972</text:p>
          </table:table-cell>
          <table:table-cell office:value-type="float" office:value="3.88">
            <text:p>3,88</text:p>
          </table:table-cell>
          <table:table-cell office:value-type="float" office:value="43.5925">
            <text:p>43,59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70">
            <text:p>5970</text:p>
          </table:table-cell>
          <table:table-cell office:value-type="float" office:value="3.87999">
            <text:p>3,87999</text:p>
          </table:table-cell>
          <table:table-cell office:value-type="float" office:value="43.5925">
            <text:p>43,59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982">
            <text:p>5982</text:p>
          </table:table-cell>
          <table:table-cell office:value-type="float" office:value="3.87933">
            <text:p>3,87933</text:p>
          </table:table-cell>
          <table:table-cell office:value-type="float" office:value="43.59383">
            <text:p>43,593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1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5981">
            <text:p>5981</text:p>
          </table:table-cell>
          <table:table-cell office:value-type="float" office:value="3.8793">
            <text:p>3,8793</text:p>
          </table:table-cell>
          <table:table-cell office:value-type="float" office:value="43.59421">
            <text:p>43,594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2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16293">
            <text:p>16293</text:p>
          </table:table-cell>
          <table:table-cell office:value-type="float" office:value="3.87769">
            <text:p>3,87769</text:p>
          </table:table-cell>
          <table:table-cell office:value-type="float" office:value="43.59638">
            <text:p>43,596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7927">
            <text:p>7927</text:p>
          </table:table-cell>
          <table:table-cell office:value-type="float" office:value="3.87761">
            <text:p>3,87761</text:p>
          </table:table-cell>
          <table:table-cell office:value-type="float" office:value="43.59699">
            <text:p>43,59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80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728">
            <text:p>5728</text:p>
          </table:table-cell>
          <table:table-cell office:value-type="float" office:value="3.87783">
            <text:p>3,87783</text:p>
          </table:table-cell>
          <table:table-cell office:value-type="float" office:value="43.59706">
            <text:p>43,597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70">
            <text:p>5570</text:p>
          </table:table-cell>
          <table:table-cell office:value-type="float" office:value="3.8784">
            <text:p>3,8784</text:p>
          </table:table-cell>
          <table:table-cell office:value-type="float" office:value="43.5979">
            <text:p>43,59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734">
            <text:p>5734</text:p>
          </table:table-cell>
          <table:table-cell office:value-type="float" office:value="3.87802">
            <text:p>3,87802</text:p>
          </table:table-cell>
          <table:table-cell office:value-type="float" office:value="43.59697">
            <text:p>43,596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734">
            <text:p>5734</text:p>
          </table:table-cell>
          <table:table-cell office:value-type="float" office:value="3.8804">
            <text:p>3,8804</text:p>
          </table:table-cell>
          <table:table-cell office:value-type="float" office:value="43.59698">
            <text:p>43,596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243">
            <text:p>1243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962">
            <text:p>5962</text:p>
          </table:table-cell>
          <table:table-cell office:value-type="float" office:value="3.88058">
            <text:p>3,88058</text:p>
          </table:table-cell>
          <table:table-cell office:value-type="float" office:value="43.59671">
            <text:p>43,596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963">
            <text:p>5963</text:p>
          </table:table-cell>
          <table:table-cell office:value-type="float" office:value="3.88046">
            <text:p>3,88046</text:p>
          </table:table-cell>
          <table:table-cell office:value-type="float" office:value="43.59685">
            <text:p>43,596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964">
            <text:p>5964</text:p>
          </table:table-cell>
          <table:table-cell office:value-type="float" office:value="3.88061">
            <text:p>3,88061</text:p>
          </table:table-cell>
          <table:table-cell office:value-type="float" office:value="43.59685">
            <text:p>43,596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246">
            <text:p>1246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2">
            <text:p>6272</text:p>
          </table:table-cell>
          <table:table-cell office:value-type="float" office:value="3.88462">
            <text:p>3,88462</text:p>
          </table:table-cell>
          <table:table-cell office:value-type="float" office:value="43.59455">
            <text:p>43,594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272">
            <text:p>6272</text:p>
          </table:table-cell>
          <table:table-cell office:value-type="float" office:value="3.88439">
            <text:p>3,88439</text:p>
          </table:table-cell>
          <table:table-cell office:value-type="float" office:value="43.59466">
            <text:p>43,594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5949">
            <text:p>5949</text:p>
          </table:table-cell>
          <table:table-cell office:value-type="float" office:value="3.88261">
            <text:p>3,88261</text:p>
          </table:table-cell>
          <table:table-cell office:value-type="float" office:value="43.59324">
            <text:p>43,593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1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434">
            <text:p>6434</text:p>
          </table:table-cell>
          <table:table-cell office:value-type="float" office:value="3.86588">
            <text:p>3,86588</text:p>
          </table:table-cell>
          <table:table-cell office:value-type="float" office:value="43.65018">
            <text:p>43,650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2857">
            <text:p>2857</text:p>
          </table:table-cell>
          <table:table-cell office:value-type="float" office:value="3.85424">
            <text:p>3,85424</text:p>
          </table:table-cell>
          <table:table-cell office:value-type="float" office:value="43.64682">
            <text:p>43,646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2885">
            <text:p>2885</text:p>
          </table:table-cell>
          <table:table-cell office:value-type="float" office:value="3.85736">
            <text:p>3,85736</text:p>
          </table:table-cell>
          <table:table-cell office:value-type="float" office:value="43.64096">
            <text:p>43,640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3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889">
            <text:p>2889</text:p>
          </table:table-cell>
          <table:table-cell office:value-type="float" office:value="3.85614">
            <text:p>3,85614</text:p>
          </table:table-cell>
          <table:table-cell office:value-type="float" office:value="43.64166">
            <text:p>43,641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4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2854">
            <text:p>2854</text:p>
          </table:table-cell>
          <table:table-cell office:value-type="float" office:value="3.85295">
            <text:p>3,85295</text:p>
          </table:table-cell>
          <table:table-cell office:value-type="float" office:value="43.64535">
            <text:p>43,645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16214">
            <text:p>16214</text:p>
          </table:table-cell>
          <table:table-cell office:value-type="float" office:value="3.85283">
            <text:p>3,85283</text:p>
          </table:table-cell>
          <table:table-cell office:value-type="float" office:value="43.64545">
            <text:p>43,645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6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6702">
            <text:p>6702</text:p>
          </table:table-cell>
          <table:table-cell office:value-type="float" office:value="3.84606">
            <text:p>3,84606</text:p>
          </table:table-cell>
          <table:table-cell office:value-type="float" office:value="43.64078">
            <text:p>43,640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54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2943">
            <text:p>2943</text:p>
          </table:table-cell>
          <table:table-cell office:value-type="float" office:value="3.84718">
            <text:p>3,84718</text:p>
          </table:table-cell>
          <table:table-cell office:value-type="float" office:value="43.6385">
            <text:p>43,63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2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3422">
            <text:p>3422</text:p>
          </table:table-cell>
          <table:table-cell office:value-type="float" office:value="3.84791">
            <text:p>3,84791</text:p>
          </table:table-cell>
          <table:table-cell office:value-type="float" office:value="43.63634">
            <text:p>43,636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7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930">
            <text:p>2930</text:p>
          </table:table-cell>
          <table:table-cell office:value-type="float" office:value="3.84512">
            <text:p>3,84512</text:p>
          </table:table-cell>
          <table:table-cell office:value-type="float" office:value="43.63701">
            <text:p>43,637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890">
            <text:p>2890</text:p>
          </table:table-cell>
          <table:table-cell office:value-type="float" office:value="3.85846">
            <text:p>3,85846</text:p>
          </table:table-cell>
          <table:table-cell office:value-type="float" office:value="43.64007">
            <text:p>43,640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7">
            <text:p>2987</text:p>
          </table:table-cell>
          <table:table-cell office:value-type="float" office:value="3.85867">
            <text:p>3,85867</text:p>
          </table:table-cell>
          <table:table-cell office:value-type="float" office:value="43.63778">
            <text:p>43,637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4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8">
            <text:p>2988</text:p>
          </table:table-cell>
          <table:table-cell office:value-type="float" office:value="3.85684">
            <text:p>3,85684</text:p>
          </table:table-cell>
          <table:table-cell office:value-type="float" office:value="43.63855">
            <text:p>43,638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983">
            <text:p>2983</text:p>
          </table:table-cell>
          <table:table-cell office:value-type="float" office:value="3.85432">
            <text:p>3,85432</text:p>
          </table:table-cell>
          <table:table-cell office:value-type="float" office:value="43.63923">
            <text:p>43,639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1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3418">
            <text:p>3418</text:p>
          </table:table-cell>
          <table:table-cell office:value-type="float" office:value="3.84991">
            <text:p>3,84991</text:p>
          </table:table-cell>
          <table:table-cell office:value-type="float" office:value="43.63448">
            <text:p>43,634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16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769">
            <text:p>6769</text:p>
          </table:table-cell>
          <table:table-cell office:value-type="float" office:value="3.8478">
            <text:p>3,8478</text:p>
          </table:table-cell>
          <table:table-cell office:value-type="float" office:value="43.63618">
            <text:p>43,636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769">
            <text:p>6769</text:p>
          </table:table-cell>
          <table:table-cell office:value-type="float" office:value="3.84735">
            <text:p>3,84735</text:p>
          </table:table-cell>
          <table:table-cell office:value-type="float" office:value="43.63604">
            <text:p>43,636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427">
            <text:p>3427</text:p>
          </table:table-cell>
          <table:table-cell office:value-type="float" office:value="3.84545">
            <text:p>3,84545</text:p>
          </table:table-cell>
          <table:table-cell office:value-type="float" office:value="43.63544">
            <text:p>43,635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428">
            <text:p>3428</text:p>
          </table:table-cell>
          <table:table-cell office:value-type="float" office:value="3.84402">
            <text:p>3,84402</text:p>
          </table:table-cell>
          <table:table-cell office:value-type="float" office:value="43.635">
            <text:p>43,6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7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6253">
            <text:p>6253</text:p>
          </table:table-cell>
          <table:table-cell office:value-type="float" office:value="3.84468">
            <text:p>3,84468</text:p>
          </table:table-cell>
          <table:table-cell office:value-type="float" office:value="43.63624">
            <text:p>43,636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0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6253">
            <text:p>6253</text:p>
          </table:table-cell>
          <table:table-cell office:value-type="float" office:value="3.84562">
            <text:p>3,84562</text:p>
          </table:table-cell>
          <table:table-cell office:value-type="float" office:value="43.6356">
            <text:p>43,63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0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559">
            <text:p>3559</text:p>
          </table:table-cell>
          <table:table-cell office:value-type="float" office:value="3.84939">
            <text:p>3,84939</text:p>
          </table:table-cell>
          <table:table-cell office:value-type="float" office:value="43.63436">
            <text:p>43,634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5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559">
            <text:p>3559</text:p>
          </table:table-cell>
          <table:table-cell office:value-type="float" office:value="3.85168">
            <text:p>3,85168</text:p>
          </table:table-cell>
          <table:table-cell office:value-type="float" office:value="43.63243">
            <text:p>43,632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5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3566">
            <text:p>3566</text:p>
          </table:table-cell>
          <table:table-cell office:value-type="float" office:value="3.85364">
            <text:p>3,85364</text:p>
          </table:table-cell>
          <table:table-cell office:value-type="float" office:value="43.6317">
            <text:p>43,63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18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571">
            <text:p>3571</text:p>
          </table:table-cell>
          <table:table-cell office:value-type="float" office:value="3.8538">
            <text:p>3,8538</text:p>
          </table:table-cell>
          <table:table-cell office:value-type="float" office:value="43.63191">
            <text:p>43,631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608">
            <text:p>3608</text:p>
          </table:table-cell>
          <table:table-cell office:value-type="float" office:value="3.8566">
            <text:p>3,8566</text:p>
          </table:table-cell>
          <table:table-cell office:value-type="float" office:value="43.63214">
            <text:p>43,632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611">
            <text:p>3611</text:p>
          </table:table-cell>
          <table:table-cell office:value-type="float" office:value="3.85852">
            <text:p>3,85852</text:p>
          </table:table-cell>
          <table:table-cell office:value-type="float" office:value="43.6318">
            <text:p>43,63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80">
            <text:p>3580</text:p>
          </table:table-cell>
          <table:table-cell office:value-type="float" office:value="3.85867">
            <text:p>3,85867</text:p>
          </table:table-cell>
          <table:table-cell office:value-type="float" office:value="43.63241">
            <text:p>43,632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77">
            <text:p>3577</text:p>
          </table:table-cell>
          <table:table-cell office:value-type="float" office:value="3.85862">
            <text:p>3,85862</text:p>
          </table:table-cell>
          <table:table-cell office:value-type="float" office:value="43.63277">
            <text:p>43,632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576">
            <text:p>3576</text:p>
          </table:table-cell>
          <table:table-cell office:value-type="float" office:value="3.85854">
            <text:p>3,85854</text:p>
          </table:table-cell>
          <table:table-cell office:value-type="float" office:value="43.63374">
            <text:p>43,633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403">
            <text:p>3403</text:p>
          </table:table-cell>
          <table:table-cell office:value-type="float" office:value="3.85977">
            <text:p>3,85977</text:p>
          </table:table-cell>
          <table:table-cell office:value-type="float" office:value="43.63463">
            <text:p>43,634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18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407">
            <text:p>3407</text:p>
          </table:table-cell>
          <table:table-cell office:value-type="float" office:value="3.85992">
            <text:p>3,85992</text:p>
          </table:table-cell>
          <table:table-cell office:value-type="float" office:value="43.63456">
            <text:p>43,634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400">
            <text:p>3400</text:p>
          </table:table-cell>
          <table:table-cell office:value-type="float" office:value="3.85991">
            <text:p>3,85991</text:p>
          </table:table-cell>
          <table:table-cell office:value-type="float" office:value="43.63725">
            <text:p>43,637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400">
            <text:p>3400</text:p>
          </table:table-cell>
          <table:table-cell office:value-type="float" office:value="3.85965">
            <text:p>3,85965</text:p>
          </table:table-cell>
          <table:table-cell office:value-type="float" office:value="43.63763">
            <text:p>43,637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8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6">
            <text:p>2866</text:p>
          </table:table-cell>
          <table:table-cell office:value-type="float" office:value="3.86936">
            <text:p>3,86936</text:p>
          </table:table-cell>
          <table:table-cell office:value-type="float" office:value="43.64473">
            <text:p>43,644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361">
            <text:p>361</text:p>
          </table:table-cell>
          <table:table-cell office:value-type="float" office:value="3.87332">
            <text:p>3,87332</text:p>
          </table:table-cell>
          <table:table-cell office:value-type="float" office:value="43.63974">
            <text:p>43,639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361">
            <text:p>361</text:p>
          </table:table-cell>
          <table:table-cell office:value-type="float" office:value="3.87349">
            <text:p>3,87349</text:p>
          </table:table-cell>
          <table:table-cell office:value-type="float" office:value="43.63938">
            <text:p>43,639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05">
            <text:p>3005</text:p>
          </table:table-cell>
          <table:table-cell office:value-type="float" office:value="3.87351">
            <text:p>3,87351</text:p>
          </table:table-cell>
          <table:table-cell office:value-type="float" office:value="43.63933">
            <text:p>43,639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05">
            <text:p>3005</text:p>
          </table:table-cell>
          <table:table-cell office:value-type="float" office:value="3.8736">
            <text:p>3,8736</text:p>
          </table:table-cell>
          <table:table-cell office:value-type="float" office:value="43.63909">
            <text:p>43,639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07">
            <text:p>3007</text:p>
          </table:table-cell>
          <table:table-cell office:value-type="float" office:value="3.87361">
            <text:p>3,87361</text:p>
          </table:table-cell>
          <table:table-cell office:value-type="float" office:value="43.63741">
            <text:p>43,637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12">
            <text:p>3012</text:p>
          </table:table-cell>
          <table:table-cell office:value-type="float" office:value="3.87347">
            <text:p>3,87347</text:p>
          </table:table-cell>
          <table:table-cell office:value-type="float" office:value="43.63662">
            <text:p>43,636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013">
            <text:p>3013</text:p>
          </table:table-cell>
          <table:table-cell office:value-type="float" office:value="3.87343">
            <text:p>3,87343</text:p>
          </table:table-cell>
          <table:table-cell office:value-type="float" office:value="43.63642">
            <text:p>43,636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18">
            <text:p>318</text:p>
          </table:table-cell>
          <table:table-cell office:value-type="float" office:value="3.87324">
            <text:p>3,87324</text:p>
          </table:table-cell>
          <table:table-cell office:value-type="float" office:value="43.63481">
            <text:p>43,634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6847">
            <text:p>6847</text:p>
          </table:table-cell>
          <table:table-cell office:value-type="float" office:value="3.87323">
            <text:p>3,87323</text:p>
          </table:table-cell>
          <table:table-cell office:value-type="float" office:value="43.63451">
            <text:p>43,634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6847">
            <text:p>6847</text:p>
          </table:table-cell>
          <table:table-cell office:value-type="float" office:value="3.87095">
            <text:p>3,87095</text:p>
          </table:table-cell>
          <table:table-cell office:value-type="float" office:value="43.63084">
            <text:p>43,630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345">
            <text:p>345</text:p>
          </table:table-cell>
          <table:table-cell office:value-type="float" office:value="3.87036">
            <text:p>3,87036</text:p>
          </table:table-cell>
          <table:table-cell office:value-type="float" office:value="43.62989">
            <text:p>43,629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3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46">
            <text:p>346</text:p>
          </table:table-cell>
          <table:table-cell office:value-type="float" office:value="3.86835">
            <text:p>3,86835</text:p>
          </table:table-cell>
          <table:table-cell office:value-type="float" office:value="43.63216">
            <text:p>43,632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46">
            <text:p>346</text:p>
          </table:table-cell>
          <table:table-cell office:value-type="float" office:value="3.86817">
            <text:p>3,86817</text:p>
          </table:table-cell>
          <table:table-cell office:value-type="float" office:value="43.63444">
            <text:p>43,634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4312">
            <text:p>14312</text:p>
          </table:table-cell>
          <table:table-cell office:value-type="float" office:value="3.86786">
            <text:p>3,86786</text:p>
          </table:table-cell>
          <table:table-cell office:value-type="float" office:value="43.63473">
            <text:p>43,634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4312">
            <text:p>14312</text:p>
          </table:table-cell>
          <table:table-cell office:value-type="float" office:value="3.86558">
            <text:p>3,86558</text:p>
          </table:table-cell>
          <table:table-cell office:value-type="float" office:value="43.63441">
            <text:p>43,634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4312">
            <text:p>14312</text:p>
          </table:table-cell>
          <table:table-cell office:value-type="float" office:value="3.86211">
            <text:p>3,86211</text:p>
          </table:table-cell>
          <table:table-cell office:value-type="float" office:value="43.63503">
            <text:p>43,635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3409">
            <text:p>3409</text:p>
          </table:table-cell>
          <table:table-cell office:value-type="float" office:value="3.86006">
            <text:p>3,86006</text:p>
          </table:table-cell>
          <table:table-cell office:value-type="float" office:value="43.63708">
            <text:p>43,63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1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313">
            <text:p>14313</text:p>
          </table:table-cell>
          <table:table-cell office:value-type="float" office:value="3.8682">
            <text:p>3,8682</text:p>
          </table:table-cell>
          <table:table-cell office:value-type="float" office:value="43.63486">
            <text:p>43,634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313">
            <text:p>14313</text:p>
          </table:table-cell>
          <table:table-cell office:value-type="float" office:value="3.86826">
            <text:p>3,86826</text:p>
          </table:table-cell>
          <table:table-cell office:value-type="float" office:value="43.63503">
            <text:p>43,635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4313">
            <text:p>14313</text:p>
          </table:table-cell>
          <table:table-cell office:value-type="float" office:value="3.8683">
            <text:p>3,8683</text:p>
          </table:table-cell>
          <table:table-cell office:value-type="float" office:value="43.63537">
            <text:p>43,635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3394">
            <text:p>3394</text:p>
          </table:table-cell>
          <table:table-cell office:value-type="float" office:value="3.86769">
            <text:p>3,86769</text:p>
          </table:table-cell>
          <table:table-cell office:value-type="float" office:value="43.63634">
            <text:p>43,636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14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357">
            <text:p>357</text:p>
          </table:table-cell>
          <table:table-cell office:value-type="float" office:value="3.86939">
            <text:p>3,86939</text:p>
          </table:table-cell>
          <table:table-cell office:value-type="float" office:value="43.63786">
            <text:p>43,637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17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396">
            <text:p>3396</text:p>
          </table:table-cell>
          <table:table-cell office:value-type="float" office:value="3.86817">
            <text:p>3,86817</text:p>
          </table:table-cell>
          <table:table-cell office:value-type="float" office:value="43.63575">
            <text:p>43,635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396">
            <text:p>3396</text:p>
          </table:table-cell>
          <table:table-cell office:value-type="float" office:value="3.8677">
            <text:p>3,8677</text:p>
          </table:table-cell>
          <table:table-cell office:value-type="float" office:value="43.63631">
            <text:p>43,636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2876">
            <text:p>2876</text:p>
          </table:table-cell>
          <table:table-cell office:value-type="float" office:value="3.86342">
            <text:p>3,86342</text:p>
          </table:table-cell>
          <table:table-cell office:value-type="float" office:value="43.64103">
            <text:p>43,641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2874">
            <text:p>2874</text:p>
          </table:table-cell>
          <table:table-cell office:value-type="float" office:value="3.86322">
            <text:p>3,86322</text:p>
          </table:table-cell>
          <table:table-cell office:value-type="float" office:value="43.64116">
            <text:p>43,641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2873">
            <text:p>2873</text:p>
          </table:table-cell>
          <table:table-cell office:value-type="float" office:value="3.86088">
            <text:p>3,86088</text:p>
          </table:table-cell>
          <table:table-cell office:value-type="float" office:value="43.64303">
            <text:p>43,643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6248">
            <text:p>6248</text:p>
          </table:table-cell>
          <table:table-cell office:value-type="float" office:value="3.86896">
            <text:p>3,86896</text:p>
          </table:table-cell>
          <table:table-cell office:value-type="float" office:value="43.64476">
            <text:p>43,644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80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59">
            <text:p>3,86859</text:p>
          </table:table-cell>
          <table:table-cell office:value-type="float" office:value="43.64734">
            <text:p>43,647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55">
            <text:p>3,86855</text:p>
          </table:table-cell>
          <table:table-cell office:value-type="float" office:value="43.647">
            <text:p>43,6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2868">
            <text:p>2868</text:p>
          </table:table-cell>
          <table:table-cell office:value-type="float" office:value="3.86879">
            <text:p>3,86879</text:p>
          </table:table-cell>
          <table:table-cell office:value-type="float" office:value="43.64504">
            <text:p>43,645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3581">
            <text:p>3581</text:p>
          </table:table-cell>
          <table:table-cell office:value-type="float" office:value="3.86002">
            <text:p>3,86002</text:p>
          </table:table-cell>
          <table:table-cell office:value-type="float" office:value="43.63218">
            <text:p>43,632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1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578">
            <text:p>3578</text:p>
          </table:table-cell>
          <table:table-cell office:value-type="float" office:value="3.85981">
            <text:p>3,85981</text:p>
          </table:table-cell>
          <table:table-cell office:value-type="float" office:value="43.63257">
            <text:p>43,632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0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578">
            <text:p>3578</text:p>
          </table:table-cell>
          <table:table-cell office:value-type="float" office:value="3.85875">
            <text:p>3,85875</text:p>
          </table:table-cell>
          <table:table-cell office:value-type="float" office:value="43.6325">
            <text:p>43,63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0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575">
            <text:p>3575</text:p>
          </table:table-cell>
          <table:table-cell office:value-type="float" office:value="3.85868">
            <text:p>3,85868</text:p>
          </table:table-cell>
          <table:table-cell office:value-type="float" office:value="43.63288">
            <text:p>43,632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575">
            <text:p>3575</text:p>
          </table:table-cell>
          <table:table-cell office:value-type="float" office:value="3.85953">
            <text:p>3,85953</text:p>
          </table:table-cell>
          <table:table-cell office:value-type="float" office:value="43.63293">
            <text:p>43,632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5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405">
            <text:p>3405</text:p>
          </table:table-cell>
          <table:table-cell office:value-type="float" office:value="3.85919">
            <text:p>3,85919</text:p>
          </table:table-cell>
          <table:table-cell office:value-type="float" office:value="43.63395">
            <text:p>43,633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6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405">
            <text:p>3405</text:p>
          </table:table-cell>
          <table:table-cell office:value-type="float" office:value="3.8586">
            <text:p>3,8586</text:p>
          </table:table-cell>
          <table:table-cell office:value-type="float" office:value="43.63391">
            <text:p>43,633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6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404">
            <text:p>3404</text:p>
          </table:table-cell>
          <table:table-cell office:value-type="float" office:value="3.85925">
            <text:p>3,85925</text:p>
          </table:table-cell>
          <table:table-cell office:value-type="float" office:value="43.63445">
            <text:p>43,634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406">
            <text:p>3406</text:p>
          </table:table-cell>
          <table:table-cell office:value-type="float" office:value="3.85934">
            <text:p>3,85934</text:p>
          </table:table-cell>
          <table:table-cell office:value-type="float" office:value="43.6339">
            <text:p>43,63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406">
            <text:p>3406</text:p>
          </table:table-cell>
          <table:table-cell office:value-type="float" office:value="3.85957">
            <text:p>3,85957</text:p>
          </table:table-cell>
          <table:table-cell office:value-type="float" office:value="43.63306">
            <text:p>43,633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574">
            <text:p>3574</text:p>
          </table:table-cell>
          <table:table-cell office:value-type="float" office:value="3.8598">
            <text:p>3,8598</text:p>
          </table:table-cell>
          <table:table-cell office:value-type="float" office:value="43.63269">
            <text:p>43,632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625">
            <text:p>3625</text:p>
          </table:table-cell>
          <table:table-cell office:value-type="float" office:value="3.86014">
            <text:p>3,86014</text:p>
          </table:table-cell>
          <table:table-cell office:value-type="float" office:value="43.63217">
            <text:p>43,632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6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626">
            <text:p>3626</text:p>
          </table:table-cell>
          <table:table-cell office:value-type="float" office:value="3.86033">
            <text:p>3,86033</text:p>
          </table:table-cell>
          <table:table-cell office:value-type="float" office:value="43.63165">
            <text:p>43,631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4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573">
            <text:p>3573</text:p>
          </table:table-cell>
          <table:table-cell office:value-type="float" office:value="3.86071">
            <text:p>3,86071</text:p>
          </table:table-cell>
          <table:table-cell office:value-type="float" office:value="43.63154">
            <text:p>43,631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7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573">
            <text:p>3573</text:p>
          </table:table-cell>
          <table:table-cell office:value-type="float" office:value="3.86102">
            <text:p>3,86102</text:p>
          </table:table-cell>
          <table:table-cell office:value-type="float" office:value="43.63109">
            <text:p>43,631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7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291">
            <text:p>3291</text:p>
          </table:table-cell>
          <table:table-cell office:value-type="float" office:value="3.86141">
            <text:p>3,86141</text:p>
          </table:table-cell>
          <table:table-cell office:value-type="float" office:value="43.6309">
            <text:p>43,63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291">
            <text:p>3291</text:p>
          </table:table-cell>
          <table:table-cell office:value-type="float" office:value="3.86784">
            <text:p>3,86784</text:p>
          </table:table-cell>
          <table:table-cell office:value-type="float" office:value="43.62892">
            <text:p>43,628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291">
            <text:p>3291</text:p>
          </table:table-cell>
          <table:table-cell office:value-type="float" office:value="3.86828">
            <text:p>3,86828</text:p>
          </table:table-cell>
          <table:table-cell office:value-type="float" office:value="43.62831">
            <text:p>43,628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97">
            <text:p>297</text:p>
          </table:table-cell>
          <table:table-cell office:value-type="float" office:value="3.86837">
            <text:p>3,86837</text:p>
          </table:table-cell>
          <table:table-cell office:value-type="float" office:value="43.62829">
            <text:p>43,628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97">
            <text:p>297</text:p>
          </table:table-cell>
          <table:table-cell office:value-type="float" office:value="3.86969">
            <text:p>3,86969</text:p>
          </table:table-cell>
          <table:table-cell office:value-type="float" office:value="43.62921">
            <text:p>43,629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89">
            <text:p>3289</text:p>
          </table:table-cell>
          <table:table-cell office:value-type="float" office:value="3.86998">
            <text:p>3,86998</text:p>
          </table:table-cell>
          <table:table-cell office:value-type="float" office:value="43.62992">
            <text:p>43,629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89">
            <text:p>3289</text:p>
          </table:table-cell>
          <table:table-cell office:value-type="float" office:value="3.86975">
            <text:p>3,86975</text:p>
          </table:table-cell>
          <table:table-cell office:value-type="float" office:value="43.63025">
            <text:p>43,630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99">
            <text:p>299</text:p>
          </table:table-cell>
          <table:table-cell office:value-type="float" office:value="3.87016">
            <text:p>3,87016</text:p>
          </table:table-cell>
          <table:table-cell office:value-type="float" office:value="43.62959">
            <text:p>43,629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3254">
            <text:p>3254</text:p>
          </table:table-cell>
          <table:table-cell office:value-type="float" office:value="3.86824">
            <text:p>3,86824</text:p>
          </table:table-cell>
          <table:table-cell office:value-type="float" office:value="43.62819">
            <text:p>43,628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3272">
            <text:p>3272</text:p>
          </table:table-cell>
          <table:table-cell office:value-type="float" office:value="3.86641">
            <text:p>3,86641</text:p>
          </table:table-cell>
          <table:table-cell office:value-type="float" office:value="43.62682">
            <text:p>43,626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5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3269">
            <text:p>3269</text:p>
          </table:table-cell>
          <table:table-cell office:value-type="float" office:value="3.86655">
            <text:p>3,86655</text:p>
          </table:table-cell>
          <table:table-cell office:value-type="float" office:value="43.62645">
            <text:p>43,626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5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3264">
            <text:p>3264</text:p>
          </table:table-cell>
          <table:table-cell office:value-type="float" office:value="3.86803">
            <text:p>3,86803</text:p>
          </table:table-cell>
          <table:table-cell office:value-type="float" office:value="43.62677">
            <text:p>43,626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7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3268">
            <text:p>3268</text:p>
          </table:table-cell>
          <table:table-cell office:value-type="float" office:value="3.86642">
            <text:p>3,86642</text:p>
          </table:table-cell>
          <table:table-cell office:value-type="float" office:value="43.62624">
            <text:p>43,626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3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3.86619">
            <text:p>3,86619</text:p>
          </table:table-cell>
          <table:table-cell office:value-type="float" office:value="43.62632">
            <text:p>43,626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3.86491">
            <text:p>3,86491</text:p>
          </table:table-cell>
          <table:table-cell office:value-type="float" office:value="43.62482">
            <text:p>43,624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4">
            <text:p>4174</text:p>
          </table:table-cell>
          <table:table-cell office:value-type="float" office:value="3.8641">
            <text:p>3,8641</text:p>
          </table:table-cell>
          <table:table-cell office:value-type="float" office:value="43.6236">
            <text:p>43,62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5">
            <text:p>3275</text:p>
          </table:table-cell>
          <table:table-cell office:value-type="float" office:value="3.86556">
            <text:p>3,86556</text:p>
          </table:table-cell>
          <table:table-cell office:value-type="float" office:value="43.62717">
            <text:p>43,627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5">
            <text:p>3275</text:p>
          </table:table-cell>
          <table:table-cell office:value-type="float" office:value="3.86472">
            <text:p>3,86472</text:p>
          </table:table-cell>
          <table:table-cell office:value-type="float" office:value="43.62785">
            <text:p>43,627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5">
            <text:p>3275</text:p>
          </table:table-cell>
          <table:table-cell office:value-type="float" office:value="3.86404">
            <text:p>3,86404</text:p>
          </table:table-cell>
          <table:table-cell office:value-type="float" office:value="43.62835">
            <text:p>43,628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381">
            <text:p>3,86381</text:p>
          </table:table-cell>
          <table:table-cell office:value-type="float" office:value="43.62832">
            <text:p>43,628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37">
            <text:p>3,8637</text:p>
          </table:table-cell>
          <table:table-cell office:value-type="float" office:value="43.62821">
            <text:p>43,628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378">
            <text:p>3,86378</text:p>
          </table:table-cell>
          <table:table-cell office:value-type="float" office:value="43.6265">
            <text:p>43,62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401">
            <text:p>3,86401</text:p>
          </table:table-cell>
          <table:table-cell office:value-type="float" office:value="43.62619">
            <text:p>43,626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274">
            <text:p>3274</text:p>
          </table:table-cell>
          <table:table-cell office:value-type="float" office:value="3.86448">
            <text:p>3,86448</text:p>
          </table:table-cell>
          <table:table-cell office:value-type="float" office:value="43.6256">
            <text:p>43,62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1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3270">
            <text:p>3270</text:p>
          </table:table-cell>
          <table:table-cell office:value-type="float" office:value="3.86613">
            <text:p>3,86613</text:p>
          </table:table-cell>
          <table:table-cell office:value-type="float" office:value="43.62646">
            <text:p>43,626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5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3270">
            <text:p>3270</text:p>
          </table:table-cell>
          <table:table-cell office:value-type="float" office:value="3.86461">
            <text:p>3,86461</text:p>
          </table:table-cell>
          <table:table-cell office:value-type="float" office:value="43.62559">
            <text:p>43,625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5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4168">
            <text:p>4168</text:p>
          </table:table-cell>
          <table:table-cell office:value-type="float" office:value="3.86231">
            <text:p>3,86231</text:p>
          </table:table-cell>
          <table:table-cell office:value-type="float" office:value="43.62408">
            <text:p>43,624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5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4319">
            <text:p>4319</text:p>
          </table:table-cell>
          <table:table-cell office:value-type="float" office:value="3.86267">
            <text:p>3,86267</text:p>
          </table:table-cell>
          <table:table-cell office:value-type="float" office:value="43.62444">
            <text:p>43,624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75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91">
            <text:p>191</text:p>
          </table:table-cell>
          <table:table-cell office:value-type="float" office:value="3.86169">
            <text:p>3,86169</text:p>
          </table:table-cell>
          <table:table-cell office:value-type="float" office:value="43.62722">
            <text:p>43,627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9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3288">
            <text:p>3288</text:p>
          </table:table-cell>
          <table:table-cell office:value-type="float" office:value="3.86107">
            <text:p>3,86107</text:p>
          </table:table-cell>
          <table:table-cell office:value-type="float" office:value="43.62875">
            <text:p>43,628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75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3276">
            <text:p>3276</text:p>
          </table:table-cell>
          <table:table-cell office:value-type="float" office:value="3.86131">
            <text:p>3,86131</text:p>
          </table:table-cell>
          <table:table-cell office:value-type="float" office:value="43.62896">
            <text:p>43,628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9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273">
            <text:p>3273</text:p>
          </table:table-cell>
          <table:table-cell office:value-type="float" office:value="3.86389">
            <text:p>3,86389</text:p>
          </table:table-cell>
          <table:table-cell office:value-type="float" office:value="43.62854">
            <text:p>43,628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7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572">
            <text:p>3572</text:p>
          </table:table-cell>
          <table:table-cell office:value-type="float" office:value="3.86107">
            <text:p>3,86107</text:p>
          </table:table-cell>
          <table:table-cell office:value-type="float" office:value="43.62908">
            <text:p>43,629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572">
            <text:p>3572</text:p>
          </table:table-cell>
          <table:table-cell office:value-type="float" office:value="3.8611">
            <text:p>3,8611</text:p>
          </table:table-cell>
          <table:table-cell office:value-type="float" office:value="43.62966">
            <text:p>43,629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3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572">
            <text:p>3572</text:p>
          </table:table-cell>
          <table:table-cell office:value-type="float" office:value="3.86108">
            <text:p>3,86108</text:p>
          </table:table-cell>
          <table:table-cell office:value-type="float" office:value="43.63071">
            <text:p>43,630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3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3278">
            <text:p>3278</text:p>
          </table:table-cell>
          <table:table-cell office:value-type="float" office:value="3.85842">
            <text:p>3,85842</text:p>
          </table:table-cell>
          <table:table-cell office:value-type="float" office:value="43.62791">
            <text:p>43,627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9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5">
            <text:p>4315</text:p>
          </table:table-cell>
          <table:table-cell office:value-type="float" office:value="3.86208">
            <text:p>3,86208</text:p>
          </table:table-cell>
          <table:table-cell office:value-type="float" office:value="43.62404">
            <text:p>43,624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5">
            <text:p>4315</text:p>
          </table:table-cell>
          <table:table-cell office:value-type="float" office:value="3.86087">
            <text:p>3,86087</text:p>
          </table:table-cell>
          <table:table-cell office:value-type="float" office:value="43.62553">
            <text:p>43,625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3281">
            <text:p>3281</text:p>
          </table:table-cell>
          <table:table-cell office:value-type="float" office:value="3.8583">
            <text:p>3,8583</text:p>
          </table:table-cell>
          <table:table-cell office:value-type="float" office:value="43.62778">
            <text:p>43,627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3623">
            <text:p>3623</text:p>
          </table:table-cell>
          <table:table-cell office:value-type="float" office:value="3.85766">
            <text:p>3,85766</text:p>
          </table:table-cell>
          <table:table-cell office:value-type="float" office:value="43.62839">
            <text:p>43,628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9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3622">
            <text:p>3622</text:p>
          </table:table-cell>
          <table:table-cell office:value-type="float" office:value="3.8573">
            <text:p>3,8573</text:p>
          </table:table-cell>
          <table:table-cell office:value-type="float" office:value="43.62912">
            <text:p>43,629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2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6257">
            <text:p>6257</text:p>
          </table:table-cell>
          <table:table-cell office:value-type="float" office:value="3.85686">
            <text:p>3,85686</text:p>
          </table:table-cell>
          <table:table-cell office:value-type="float" office:value="43.62915">
            <text:p>43,629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11">
            <text:p>4311</text:p>
          </table:table-cell>
          <table:table-cell office:value-type="float" office:value="3.86207">
            <text:p>3,86207</text:p>
          </table:table-cell>
          <table:table-cell office:value-type="float" office:value="43.62386">
            <text:p>43,623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0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60">
            <text:p>4360</text:p>
          </table:table-cell>
          <table:table-cell office:value-type="float" office:value="3.86019">
            <text:p>3,86019</text:p>
          </table:table-cell>
          <table:table-cell office:value-type="float" office:value="43.62255">
            <text:p>43,622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0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60">
            <text:p>4360</text:p>
          </table:table-cell>
          <table:table-cell office:value-type="float" office:value="3.85999">
            <text:p>3,85999</text:p>
          </table:table-cell>
          <table:table-cell office:value-type="float" office:value="43.62241">
            <text:p>43,622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0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65">
            <text:p>4365</text:p>
          </table:table-cell>
          <table:table-cell office:value-type="float" office:value="3.85753">
            <text:p>3,85753</text:p>
          </table:table-cell>
          <table:table-cell office:value-type="float" office:value="43.62081">
            <text:p>43,620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2">
            <text:p>4382</text:p>
          </table:table-cell>
          <table:table-cell office:value-type="float" office:value="3.85627">
            <text:p>3,85627</text:p>
          </table:table-cell>
          <table:table-cell office:value-type="float" office:value="43.62146">
            <text:p>43,621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3">
            <text:p>4383</text:p>
          </table:table-cell>
          <table:table-cell office:value-type="float" office:value="3.85546">
            <text:p>3,85546</text:p>
          </table:table-cell>
          <table:table-cell office:value-type="float" office:value="43.62198">
            <text:p>43,621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3">
            <text:p>4383</text:p>
          </table:table-cell>
          <table:table-cell office:value-type="float" office:value="3.85462">
            <text:p>3,85462</text:p>
          </table:table-cell>
          <table:table-cell office:value-type="float" office:value="43.62261">
            <text:p>43,622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4366">
            <text:p>4366</text:p>
          </table:table-cell>
          <table:table-cell office:value-type="float" office:value="3.85406">
            <text:p>3,85406</text:p>
          </table:table-cell>
          <table:table-cell office:value-type="float" office:value="43.62265">
            <text:p>43,622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6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4">
            <text:p>4384</text:p>
          </table:table-cell>
          <table:table-cell office:value-type="float" office:value="3.85452">
            <text:p>3,85452</text:p>
          </table:table-cell>
          <table:table-cell office:value-type="float" office:value="43.62279">
            <text:p>43,622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84">
            <text:p>4384</text:p>
          </table:table-cell>
          <table:table-cell office:value-type="float" office:value="3.85235">
            <text:p>3,85235</text:p>
          </table:table-cell>
          <table:table-cell office:value-type="float" office:value="43.62453">
            <text:p>43,624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3650">
            <text:p>3650</text:p>
          </table:table-cell>
          <table:table-cell office:value-type="float" office:value="3.85002">
            <text:p>3,85002</text:p>
          </table:table-cell>
          <table:table-cell office:value-type="float" office:value="43.62535">
            <text:p>43,625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7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3653">
            <text:p>3653</text:p>
          </table:table-cell>
          <table:table-cell office:value-type="float" office:value="3.84736">
            <text:p>3,84736</text:p>
          </table:table-cell>
          <table:table-cell office:value-type="float" office:value="43.6273">
            <text:p>43,62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79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500">
            <text:p>3500</text:p>
          </table:table-cell>
          <table:table-cell office:value-type="float" office:value="3.84932">
            <text:p>3,84932</text:p>
          </table:table-cell>
          <table:table-cell office:value-type="float" office:value="43.62602">
            <text:p>43,626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91">
            <text:p>3491</text:p>
          </table:table-cell>
          <table:table-cell office:value-type="float" office:value="3.84746">
            <text:p>3,84746</text:p>
          </table:table-cell>
          <table:table-cell office:value-type="float" office:value="43.6271">
            <text:p>43,62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85">
            <text:p>3485</text:p>
          </table:table-cell>
          <table:table-cell office:value-type="float" office:value="3.84708">
            <text:p>3,84708</text:p>
          </table:table-cell>
          <table:table-cell office:value-type="float" office:value="43.62729">
            <text:p>43,627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45">
            <text:p>3445</text:p>
          </table:table-cell>
          <table:table-cell office:value-type="float" office:value="3.84561">
            <text:p>3,84561</text:p>
          </table:table-cell>
          <table:table-cell office:value-type="float" office:value="43.62867">
            <text:p>43,628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39">
            <text:p>3439</text:p>
          </table:table-cell>
          <table:table-cell office:value-type="float" office:value="3.84606">
            <text:p>3,84606</text:p>
          </table:table-cell>
          <table:table-cell office:value-type="float" office:value="43.63165">
            <text:p>43,631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437">
            <text:p>3437</text:p>
          </table:table-cell>
          <table:table-cell office:value-type="float" office:value="3.84353">
            <text:p>3,84353</text:p>
          </table:table-cell>
          <table:table-cell office:value-type="float" office:value="43.63349">
            <text:p>43,633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0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558">
            <text:p>3558</text:p>
          </table:table-cell>
          <table:table-cell office:value-type="float" office:value="3.84296">
            <text:p>3,84296</text:p>
          </table:table-cell>
          <table:table-cell office:value-type="float" office:value="43.63047">
            <text:p>43,630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558">
            <text:p>3558</text:p>
          </table:table-cell>
          <table:table-cell office:value-type="float" office:value="3.84377">
            <text:p>3,84377</text:p>
          </table:table-cell>
          <table:table-cell office:value-type="float" office:value="43.62969">
            <text:p>43,629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98">
            <text:p>298</text:p>
          </table:table-cell>
          <table:table-cell office:value-type="float" office:value="3.86943">
            <text:p>3,86943</text:p>
          </table:table-cell>
          <table:table-cell office:value-type="float" office:value="43.62711">
            <text:p>43,627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98">
            <text:p>298</text:p>
          </table:table-cell>
          <table:table-cell office:value-type="float" office:value="3.8684">
            <text:p>3,8684</text:p>
          </table:table-cell>
          <table:table-cell office:value-type="float" office:value="43.6282">
            <text:p>43,62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0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247">
            <text:p>3247</text:p>
          </table:table-cell>
          <table:table-cell office:value-type="float" office:value="3.86955">
            <text:p>3,86955</text:p>
          </table:table-cell>
          <table:table-cell office:value-type="float" office:value="43.62757">
            <text:p>43,627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4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247">
            <text:p>3247</text:p>
          </table:table-cell>
          <table:table-cell office:value-type="float" office:value="3.87189">
            <text:p>3,87189</text:p>
          </table:table-cell>
          <table:table-cell office:value-type="float" office:value="43.62878">
            <text:p>43,628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4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162">
            <text:p>3162</text:p>
          </table:table-cell>
          <table:table-cell office:value-type="float" office:value="3.87257">
            <text:p>3,87257</text:p>
          </table:table-cell>
          <table:table-cell office:value-type="float" office:value="43.62934">
            <text:p>43,629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4308">
            <text:p>4308</text:p>
          </table:table-cell>
          <table:table-cell office:value-type="float" office:value="3.87329">
            <text:p>3,87329</text:p>
          </table:table-cell>
          <table:table-cell office:value-type="float" office:value="43.63045">
            <text:p>43,630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4308">
            <text:p>4308</text:p>
          </table:table-cell>
          <table:table-cell office:value-type="float" office:value="3.87287">
            <text:p>3,87287</text:p>
          </table:table-cell>
          <table:table-cell office:value-type="float" office:value="43.63087">
            <text:p>43,630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3163">
            <text:p>3163</text:p>
          </table:table-cell>
          <table:table-cell office:value-type="float" office:value="3.87253">
            <text:p>3,87253</text:p>
          </table:table-cell>
          <table:table-cell office:value-type="float" office:value="43.63112">
            <text:p>43,631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22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4">
            <text:p>3164</text:p>
          </table:table-cell>
          <table:table-cell office:value-type="float" office:value="3.87368">
            <text:p>3,87368</text:p>
          </table:table-cell>
          <table:table-cell office:value-type="float" office:value="43.63205">
            <text:p>43,632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03">
            <text:p>303</text:p>
          </table:table-cell>
          <table:table-cell office:value-type="float" office:value="3.87536">
            <text:p>3,87536</text:p>
          </table:table-cell>
          <table:table-cell office:value-type="float" office:value="43.63335">
            <text:p>43,633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3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19">
            <text:p>319</text:p>
          </table:table-cell>
          <table:table-cell office:value-type="float" office:value="3.87447">
            <text:p>3,87447</text:p>
          </table:table-cell>
          <table:table-cell office:value-type="float" office:value="43.63392">
            <text:p>43,633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3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19">
            <text:p>319</text:p>
          </table:table-cell>
          <table:table-cell office:value-type="float" office:value="3.8734">
            <text:p>3,8734</text:p>
          </table:table-cell>
          <table:table-cell office:value-type="float" office:value="43.63454">
            <text:p>43,634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3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290">
            <text:p>3290</text:p>
          </table:table-cell>
          <table:table-cell office:value-type="float" office:value="3.87034">
            <text:p>3,87034</text:p>
          </table:table-cell>
          <table:table-cell office:value-type="float" office:value="43.62958">
            <text:p>43,629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9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290">
            <text:p>3290</text:p>
          </table:table-cell>
          <table:table-cell office:value-type="float" office:value="3.87232">
            <text:p>3,87232</text:p>
          </table:table-cell>
          <table:table-cell office:value-type="float" office:value="43.62922">
            <text:p>43,629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9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9">
            <text:p>3249</text:p>
          </table:table-cell>
          <table:table-cell office:value-type="float" office:value="3.86991">
            <text:p>3,86991</text:p>
          </table:table-cell>
          <table:table-cell office:value-type="float" office:value="43.62921">
            <text:p>43,629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306">
            <text:p>4306</text:p>
          </table:table-cell>
          <table:table-cell office:value-type="float" office:value="3.86985">
            <text:p>3,86985</text:p>
          </table:table-cell>
          <table:table-cell office:value-type="float" office:value="43.62691">
            <text:p>43,626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306">
            <text:p>4306</text:p>
          </table:table-cell>
          <table:table-cell office:value-type="float" office:value="3.87205">
            <text:p>3,87205</text:p>
          </table:table-cell>
          <table:table-cell office:value-type="float" office:value="43.62704">
            <text:p>43,627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306">
            <text:p>4306</text:p>
          </table:table-cell>
          <table:table-cell office:value-type="float" office:value="3.87281">
            <text:p>3,87281</text:p>
          </table:table-cell>
          <table:table-cell office:value-type="float" office:value="43.62703">
            <text:p>43,627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0">
            <text:p>310</text:p>
          </table:table-cell>
          <table:table-cell office:value-type="float" office:value="3.87572">
            <text:p>3,87572</text:p>
          </table:table-cell>
          <table:table-cell office:value-type="float" office:value="43.63343">
            <text:p>43,633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90">
            <text:p>3190</text:p>
          </table:table-cell>
          <table:table-cell office:value-type="float" office:value="3.87698">
            <text:p>3,87698</text:p>
          </table:table-cell>
          <table:table-cell office:value-type="float" office:value="43.63425">
            <text:p>43,634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28">
            <text:p>3128</text:p>
          </table:table-cell>
          <table:table-cell office:value-type="float" office:value="3.8782">
            <text:p>3,8782</text:p>
          </table:table-cell>
          <table:table-cell office:value-type="float" office:value="43.6325">
            <text:p>43,63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29">
            <text:p>3129</text:p>
          </table:table-cell>
          <table:table-cell office:value-type="float" office:value="3.87875">
            <text:p>3,87875</text:p>
          </table:table-cell>
          <table:table-cell office:value-type="float" office:value="43.63068">
            <text:p>43,630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50">
            <text:p>3150</text:p>
          </table:table-cell>
          <table:table-cell office:value-type="float" office:value="3.87806">
            <text:p>3,87806</text:p>
          </table:table-cell>
          <table:table-cell office:value-type="float" office:value="43.62966">
            <text:p>43,629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19">
            <text:p>3119</text:p>
          </table:table-cell>
          <table:table-cell office:value-type="float" office:value="3.87791">
            <text:p>3,87791</text:p>
          </table:table-cell>
          <table:table-cell office:value-type="float" office:value="43.62936">
            <text:p>43,629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183">
            <text:p>3183</text:p>
          </table:table-cell>
          <table:table-cell office:value-type="float" office:value="3.87733">
            <text:p>3,87733</text:p>
          </table:table-cell>
          <table:table-cell office:value-type="float" office:value="43.62622">
            <text:p>43,626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187">
            <text:p>3187</text:p>
          </table:table-cell>
          <table:table-cell office:value-type="float" office:value="3.87488">
            <text:p>3,87488</text:p>
          </table:table-cell>
          <table:table-cell office:value-type="float" office:value="43.62668">
            <text:p>43,626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9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187">
            <text:p>3187</text:p>
          </table:table-cell>
          <table:table-cell office:value-type="float" office:value="3.87384">
            <text:p>3,87384</text:p>
          </table:table-cell>
          <table:table-cell office:value-type="float" office:value="43.62678">
            <text:p>43,626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9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81">
            <text:p>3181</text:p>
          </table:table-cell>
          <table:table-cell office:value-type="float" office:value="3.87319">
            <text:p>3,87319</text:p>
          </table:table-cell>
          <table:table-cell office:value-type="float" office:value="43.62698">
            <text:p>43,626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3161">
            <text:p>3161</text:p>
          </table:table-cell>
          <table:table-cell office:value-type="float" office:value="3.87261">
            <text:p>3,87261</text:p>
          </table:table-cell>
          <table:table-cell office:value-type="float" office:value="43.62919">
            <text:p>43,629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9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3121">
            <text:p>3121</text:p>
          </table:table-cell>
          <table:table-cell office:value-type="float" office:value="3.88007">
            <text:p>3,88007</text:p>
          </table:table-cell>
          <table:table-cell office:value-type="float" office:value="43.62817">
            <text:p>43,628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87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3186">
            <text:p>3186</text:p>
          </table:table-cell>
          <table:table-cell office:value-type="float" office:value="3.87934">
            <text:p>3,87934</text:p>
          </table:table-cell>
          <table:table-cell office:value-type="float" office:value="43.62649">
            <text:p>43,626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8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3186">
            <text:p>3186</text:p>
          </table:table-cell>
          <table:table-cell office:value-type="float" office:value="3.8792">
            <text:p>3,8792</text:p>
          </table:table-cell>
          <table:table-cell office:value-type="float" office:value="43.62612">
            <text:p>43,626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8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3186">
            <text:p>3186</text:p>
          </table:table-cell>
          <table:table-cell office:value-type="float" office:value="3.87906">
            <text:p>3,87906</text:p>
          </table:table-cell>
          <table:table-cell office:value-type="float" office:value="43.62575">
            <text:p>43,625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8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7">
            <text:p>3177</text:p>
          </table:table-cell>
          <table:table-cell office:value-type="float" office:value="3.87896">
            <text:p>3,87896</text:p>
          </table:table-cell>
          <table:table-cell office:value-type="float" office:value="43.62567">
            <text:p>43,625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8">
            <text:p>3178</text:p>
          </table:table-cell>
          <table:table-cell office:value-type="float" office:value="3.87941">
            <text:p>3,87941</text:p>
          </table:table-cell>
          <table:table-cell office:value-type="float" office:value="43.62565">
            <text:p>43,625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3235">
            <text:p>3235</text:p>
          </table:table-cell>
          <table:table-cell office:value-type="float" office:value="3.87939">
            <text:p>3,87939</text:p>
          </table:table-cell>
          <table:table-cell office:value-type="float" office:value="43.62552">
            <text:p>43,625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0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06">
            <text:p>3206</text:p>
          </table:table-cell>
          <table:table-cell office:value-type="float" office:value="3.88219">
            <text:p>3,88219</text:p>
          </table:table-cell>
          <table:table-cell office:value-type="float" office:value="43.62602">
            <text:p>43,626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18">
            <text:p>3218</text:p>
          </table:table-cell>
          <table:table-cell office:value-type="float" office:value="3.88236">
            <text:p>3,88236</text:p>
          </table:table-cell>
          <table:table-cell office:value-type="float" office:value="43.62604">
            <text:p>43,626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3">
            <text:p>3213</text:p>
          </table:table-cell>
          <table:table-cell office:value-type="float" office:value="3.88257">
            <text:p>3,88257</text:p>
          </table:table-cell>
          <table:table-cell office:value-type="float" office:value="43.62608">
            <text:p>43,626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10">
            <text:p>3210</text:p>
          </table:table-cell>
          <table:table-cell office:value-type="float" office:value="3.88233">
            <text:p>3,88233</text:p>
          </table:table-cell>
          <table:table-cell office:value-type="float" office:value="43.6262">
            <text:p>43,62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114">
            <text:p>3114</text:p>
          </table:table-cell>
          <table:table-cell office:value-type="float" office:value="3.8817">
            <text:p>3,8817</text:p>
          </table:table-cell>
          <table:table-cell office:value-type="float" office:value="43.62782">
            <text:p>43,627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8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7868">
            <text:p>7868</text:p>
          </table:table-cell>
          <table:table-cell office:value-type="float" office:value="3.88151">
            <text:p>3,88151</text:p>
          </table:table-cell>
          <table:table-cell office:value-type="float" office:value="43.62814">
            <text:p>43,628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76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7867">
            <text:p>7867</text:p>
          </table:table-cell>
          <table:table-cell office:value-type="float" office:value="3.88114">
            <text:p>3,88114</text:p>
          </table:table-cell>
          <table:table-cell office:value-type="float" office:value="43.62867">
            <text:p>43,628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140">
            <text:p>3140</text:p>
          </table:table-cell>
          <table:table-cell office:value-type="float" office:value="3.88016">
            <text:p>3,88016</text:p>
          </table:table-cell>
          <table:table-cell office:value-type="float" office:value="43.62944">
            <text:p>43,629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66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146">
            <text:p>3146</text:p>
          </table:table-cell>
          <table:table-cell office:value-type="float" office:value="3.87956">
            <text:p>3,87956</text:p>
          </table:table-cell>
          <table:table-cell office:value-type="float" office:value="43.62982">
            <text:p>43,629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191">
            <text:p>3191</text:p>
          </table:table-cell>
          <table:table-cell office:value-type="float" office:value="3.87857">
            <text:p>3,87857</text:p>
          </table:table-cell>
          <table:table-cell office:value-type="float" office:value="43.6351">
            <text:p>43,63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09">
            <text:p>3109</text:p>
          </table:table-cell>
          <table:table-cell office:value-type="float" office:value="3.87857">
            <text:p>3,87857</text:p>
          </table:table-cell>
          <table:table-cell office:value-type="float" office:value="43.63547">
            <text:p>43,635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342">
            <text:p>342</text:p>
          </table:table-cell>
          <table:table-cell office:value-type="float" office:value="3.88172">
            <text:p>3,88172</text:p>
          </table:table-cell>
          <table:table-cell office:value-type="float" office:value="43.63815">
            <text:p>43,638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43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3070">
            <text:p>3070</text:p>
          </table:table-cell>
          <table:table-cell office:value-type="float" office:value="3.89033">
            <text:p>3,89033</text:p>
          </table:table-cell>
          <table:table-cell office:value-type="float" office:value="43.6317">
            <text:p>43,63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2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3042">
            <text:p>3042</text:p>
          </table:table-cell>
          <table:table-cell office:value-type="float" office:value="3.88528">
            <text:p>3,88528</text:p>
          </table:table-cell>
          <table:table-cell office:value-type="float" office:value="43.63111">
            <text:p>43,631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6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043">
            <text:p>3043</text:p>
          </table:table-cell>
          <table:table-cell office:value-type="float" office:value="3.88508">
            <text:p>3,88508</text:p>
          </table:table-cell>
          <table:table-cell office:value-type="float" office:value="43.63108">
            <text:p>43,631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3132">
            <text:p>3132</text:p>
          </table:table-cell>
          <table:table-cell office:value-type="float" office:value="3.88321">
            <text:p>3,88321</text:p>
          </table:table-cell>
          <table:table-cell office:value-type="float" office:value="43.6288">
            <text:p>43,6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2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3135">
            <text:p>3135</text:p>
          </table:table-cell>
          <table:table-cell office:value-type="float" office:value="3.88351">
            <text:p>3,88351</text:p>
          </table:table-cell>
          <table:table-cell office:value-type="float" office:value="43.62884">
            <text:p>43,628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39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3133">
            <text:p>3133</text:p>
          </table:table-cell>
          <table:table-cell office:value-type="float" office:value="3.88338">
            <text:p>3,88338</text:p>
          </table:table-cell>
          <table:table-cell office:value-type="float" office:value="43.6288">
            <text:p>43,6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0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3036">
            <text:p>3036</text:p>
          </table:table-cell>
          <table:table-cell office:value-type="float" office:value="3.88546">
            <text:p>3,88546</text:p>
          </table:table-cell>
          <table:table-cell office:value-type="float" office:value="43.63051">
            <text:p>43,630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0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039">
            <text:p>3039</text:p>
          </table:table-cell>
          <table:table-cell office:value-type="float" office:value="3.8852">
            <text:p>3,8852</text:p>
          </table:table-cell>
          <table:table-cell office:value-type="float" office:value="43.63095">
            <text:p>43,6309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3011">
            <text:p>3011</text:p>
          </table:table-cell>
          <table:table-cell office:value-type="float" office:value="3.87566">
            <text:p>3,87566</text:p>
          </table:table-cell>
          <table:table-cell office:value-type="float" office:value="43.63639">
            <text:p>43,636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42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6533">
            <text:p>6533</text:p>
          </table:table-cell>
          <table:table-cell office:value-type="float" office:value="3.89601">
            <text:p>3,89601</text:p>
          </table:table-cell>
          <table:table-cell office:value-type="float" office:value="43.62708">
            <text:p>43,627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0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971">
            <text:p>3971</text:p>
          </table:table-cell>
          <table:table-cell office:value-type="float" office:value="3.89214">
            <text:p>3,89214</text:p>
          </table:table-cell>
          <table:table-cell office:value-type="float" office:value="43.62359">
            <text:p>43,623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971">
            <text:p>3971</text:p>
          </table:table-cell>
          <table:table-cell office:value-type="float" office:value="3.88933">
            <text:p>3,88933</text:p>
          </table:table-cell>
          <table:table-cell office:value-type="float" office:value="43.6247">
            <text:p>43,62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307">
            <text:p>3307</text:p>
          </table:table-cell>
          <table:table-cell office:value-type="float" office:value="3.88894">
            <text:p>3,88894</text:p>
          </table:table-cell>
          <table:table-cell office:value-type="float" office:value="43.62481">
            <text:p>43,624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307">
            <text:p>3307</text:p>
          </table:table-cell>
          <table:table-cell office:value-type="float" office:value="3.88812">
            <text:p>3,88812</text:p>
          </table:table-cell>
          <table:table-cell office:value-type="float" office:value="43.62498">
            <text:p>43,624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8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5">
            <text:p>3305</text:p>
          </table:table-cell>
          <table:table-cell office:value-type="float" office:value="3.88688">
            <text:p>3,88688</text:p>
          </table:table-cell>
          <table:table-cell office:value-type="float" office:value="43.62404">
            <text:p>43,624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3205">
            <text:p>3205</text:p>
          </table:table-cell>
          <table:table-cell office:value-type="float" office:value="3.88531">
            <text:p>3,88531</text:p>
          </table:table-cell>
          <table:table-cell office:value-type="float" office:value="43.62615">
            <text:p>43,626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5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2">
            <text:p>3212</text:p>
          </table:table-cell>
          <table:table-cell office:value-type="float" office:value="3.88467">
            <text:p>3,88467</text:p>
          </table:table-cell>
          <table:table-cell office:value-type="float" office:value="43.62626">
            <text:p>43,62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6698">
            <text:p>6698</text:p>
          </table:table-cell>
          <table:table-cell office:value-type="float" office:value="3.88409">
            <text:p>3,88409</text:p>
          </table:table-cell>
          <table:table-cell office:value-type="float" office:value="43.62736">
            <text:p>43,62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6698">
            <text:p>6698</text:p>
          </table:table-cell>
          <table:table-cell office:value-type="float" office:value="3.88668">
            <text:p>3,88668</text:p>
          </table:table-cell>
          <table:table-cell office:value-type="float" office:value="43.62703">
            <text:p>43,627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8070">
            <text:p>8070</text:p>
          </table:table-cell>
          <table:table-cell office:value-type="float" office:value="3.88775">
            <text:p>3,88775</text:p>
          </table:table-cell>
          <table:table-cell office:value-type="float" office:value="43.62705">
            <text:p>43,62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8070">
            <text:p>8070</text:p>
          </table:table-cell>
          <table:table-cell office:value-type="float" office:value="3.88874">
            <text:p>3,88874</text:p>
          </table:table-cell>
          <table:table-cell office:value-type="float" office:value="43.62731">
            <text:p>43,627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6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694">
            <text:p>6694</text:p>
          </table:table-cell>
          <table:table-cell office:value-type="float" office:value="3.88926">
            <text:p>3,88926</text:p>
          </table:table-cell>
          <table:table-cell office:value-type="float" office:value="43.62706">
            <text:p>43,627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695">
            <text:p>6695</text:p>
          </table:table-cell>
          <table:table-cell office:value-type="float" office:value="3.88884">
            <text:p>3,88884</text:p>
          </table:table-cell>
          <table:table-cell office:value-type="float" office:value="43.62745">
            <text:p>43,627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16112">
            <text:p>16112</text:p>
          </table:table-cell>
          <table:table-cell office:value-type="float" office:value="3.88751">
            <text:p>3,88751</text:p>
          </table:table-cell>
          <table:table-cell office:value-type="float" office:value="43.62837">
            <text:p>43,628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072">
            <text:p>3072</text:p>
          </table:table-cell>
          <table:table-cell office:value-type="float" office:value="3.88568">
            <text:p>3,88568</text:p>
          </table:table-cell>
          <table:table-cell office:value-type="float" office:value="43.63018">
            <text:p>43,630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8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078">
            <text:p>3078</text:p>
          </table:table-cell>
          <table:table-cell office:value-type="float" office:value="3.89039">
            <text:p>3,89039</text:p>
          </table:table-cell>
          <table:table-cell office:value-type="float" office:value="43.6317">
            <text:p>43,63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295">
            <text:p>3295</text:p>
          </table:table-cell>
          <table:table-cell office:value-type="float" office:value="3.88971">
            <text:p>3,88971</text:p>
          </table:table-cell>
          <table:table-cell office:value-type="float" office:value="43.627">
            <text:p>43,6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3301">
            <text:p>3301</text:p>
          </table:table-cell>
          <table:table-cell office:value-type="float" office:value="3.89078">
            <text:p>3,89078</text:p>
          </table:table-cell>
          <table:table-cell office:value-type="float" office:value="43.62761">
            <text:p>43,627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8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298">
            <text:p>3298</text:p>
          </table:table-cell>
          <table:table-cell office:value-type="float" office:value="3.88962">
            <text:p>3,88962</text:p>
          </table:table-cell>
          <table:table-cell office:value-type="float" office:value="43.62668">
            <text:p>43,626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298">
            <text:p>3298</text:p>
          </table:table-cell>
          <table:table-cell office:value-type="float" office:value="3.8896">
            <text:p>3,8896</text:p>
          </table:table-cell>
          <table:table-cell office:value-type="float" office:value="43.62633">
            <text:p>43,626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9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6">
            <text:p>3306</text:p>
          </table:table-cell>
          <table:table-cell office:value-type="float" office:value="3.88945">
            <text:p>3,88945</text:p>
          </table:table-cell>
          <table:table-cell office:value-type="float" office:value="43.62605">
            <text:p>43,626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306">
            <text:p>3306</text:p>
          </table:table-cell>
          <table:table-cell office:value-type="float" office:value="3.88813">
            <text:p>3,88813</text:p>
          </table:table-cell>
          <table:table-cell office:value-type="float" office:value="43.62506">
            <text:p>43,625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3">
            <text:p>3303</text:p>
          </table:table-cell>
          <table:table-cell office:value-type="float" office:value="3.88919">
            <text:p>3,88919</text:p>
          </table:table-cell>
          <table:table-cell office:value-type="float" office:value="43.62491">
            <text:p>43,624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3">
            <text:p>3303</text:p>
          </table:table-cell>
          <table:table-cell office:value-type="float" office:value="3.88945">
            <text:p>3,88945</text:p>
          </table:table-cell>
          <table:table-cell office:value-type="float" office:value="43.62544">
            <text:p>43,625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3">
            <text:p>3303</text:p>
          </table:table-cell>
          <table:table-cell office:value-type="float" office:value="3.88964">
            <text:p>3,88964</text:p>
          </table:table-cell>
          <table:table-cell office:value-type="float" office:value="43.62585">
            <text:p>43,625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2">
            <text:p>3302</text:p>
          </table:table-cell>
          <table:table-cell office:value-type="float" office:value="3.88993">
            <text:p>3,88993</text:p>
          </table:table-cell>
          <table:table-cell office:value-type="float" office:value="43.62628">
            <text:p>43,626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302">
            <text:p>3302</text:p>
          </table:table-cell>
          <table:table-cell office:value-type="float" office:value="3.89123">
            <text:p>3,89123</text:p>
          </table:table-cell>
          <table:table-cell office:value-type="float" office:value="43.62699">
            <text:p>43,626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4">
            <text:p>3214</text:p>
          </table:table-cell>
          <table:table-cell office:value-type="float" office:value="3.88925">
            <text:p>3,88925</text:p>
          </table:table-cell>
          <table:table-cell office:value-type="float" office:value="43.62675">
            <text:p>43,626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087">
            <text:p>3087</text:p>
          </table:table-cell>
          <table:table-cell office:value-type="float" office:value="3.88982">
            <text:p>3,88982</text:p>
          </table:table-cell>
          <table:table-cell office:value-type="float" office:value="43.6269">
            <text:p>43,62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13">
            <text:p>2713</text:p>
          </table:table-cell>
          <table:table-cell office:value-type="float" office:value="3.8206">
            <text:p>3,8206</text:p>
          </table:table-cell>
          <table:table-cell office:value-type="float" office:value="43.6432">
            <text:p>43,64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11">
            <text:p>2711</text:p>
          </table:table-cell>
          <table:table-cell office:value-type="float" office:value="3.81995">
            <text:p>3,81995</text:p>
          </table:table-cell>
          <table:table-cell office:value-type="float" office:value="43.64352">
            <text:p>43,643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10">
            <text:p>2710</text:p>
          </table:table-cell>
          <table:table-cell office:value-type="float" office:value="3.81912">
            <text:p>3,81912</text:p>
          </table:table-cell>
          <table:table-cell office:value-type="float" office:value="43.64401">
            <text:p>43,644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2700">
            <text:p>2700</text:p>
          </table:table-cell>
          <table:table-cell office:value-type="float" office:value="3.81819">
            <text:p>3,81819</text:p>
          </table:table-cell>
          <table:table-cell office:value-type="float" office:value="43.64317">
            <text:p>43,643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0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17">
            <text:p>2717</text:p>
          </table:table-cell>
          <table:table-cell office:value-type="float" office:value="3.81825">
            <text:p>3,81825</text:p>
          </table:table-cell>
          <table:table-cell office:value-type="float" office:value="43.64312">
            <text:p>43,643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17">
            <text:p>2717</text:p>
          </table:table-cell>
          <table:table-cell office:value-type="float" office:value="3.81856">
            <text:p>3,81856</text:p>
          </table:table-cell>
          <table:table-cell office:value-type="float" office:value="43.64307">
            <text:p>43,643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18">
            <text:p>2718</text:p>
          </table:table-cell>
          <table:table-cell office:value-type="float" office:value="3.81932">
            <text:p>3,81932</text:p>
          </table:table-cell>
          <table:table-cell office:value-type="float" office:value="43.64303">
            <text:p>43,643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695">
            <text:p>2695</text:p>
          </table:table-cell>
          <table:table-cell office:value-type="float" office:value="3.82045">
            <text:p>3,82045</text:p>
          </table:table-cell>
          <table:table-cell office:value-type="float" office:value="43.643">
            <text:p>43,6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685">
            <text:p>2685</text:p>
          </table:table-cell>
          <table:table-cell office:value-type="float" office:value="3.81967">
            <text:p>3,81967</text:p>
          </table:table-cell>
          <table:table-cell office:value-type="float" office:value="43.64203">
            <text:p>43,642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5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82">
            <text:p>2682</text:p>
          </table:table-cell>
          <table:table-cell office:value-type="float" office:value="3.82009">
            <text:p>3,82009</text:p>
          </table:table-cell>
          <table:table-cell office:value-type="float" office:value="43.64164">
            <text:p>43,641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82">
            <text:p>2682</text:p>
          </table:table-cell>
          <table:table-cell office:value-type="float" office:value="3.82093">
            <text:p>3,82093</text:p>
          </table:table-cell>
          <table:table-cell office:value-type="float" office:value="43.64117">
            <text:p>43,641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29">
            <text:p>2629</text:p>
          </table:table-cell>
          <table:table-cell office:value-type="float" office:value="3.81876">
            <text:p>3,81876</text:p>
          </table:table-cell>
          <table:table-cell office:value-type="float" office:value="43.63648">
            <text:p>43,636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637">
            <text:p>2637</text:p>
          </table:table-cell>
          <table:table-cell office:value-type="float" office:value="3.81873">
            <text:p>3,81873</text:p>
          </table:table-cell>
          <table:table-cell office:value-type="float" office:value="43.63603">
            <text:p>43,636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91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628">
            <text:p>2628</text:p>
          </table:table-cell>
          <table:table-cell office:value-type="float" office:value="3.8205">
            <text:p>3,8205</text:p>
          </table:table-cell>
          <table:table-cell office:value-type="float" office:value="43.63689">
            <text:p>43,636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91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638">
            <text:p>2638</text:p>
          </table:table-cell>
          <table:table-cell office:value-type="float" office:value="3.82078">
            <text:p>3,82078</text:p>
          </table:table-cell>
          <table:table-cell office:value-type="float" office:value="43.63736">
            <text:p>43,63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1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5">
            <text:p>2655</text:p>
          </table:table-cell>
          <table:table-cell office:value-type="float" office:value="3.82131">
            <text:p>3,82131</text:p>
          </table:table-cell>
          <table:table-cell office:value-type="float" office:value="43.63759">
            <text:p>43,637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1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48">
            <text:p>2648</text:p>
          </table:table-cell>
          <table:table-cell office:value-type="float" office:value="3.82109">
            <text:p>3,82109</text:p>
          </table:table-cell>
          <table:table-cell office:value-type="float" office:value="43.63746">
            <text:p>43,637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652">
            <text:p>2652</text:p>
          </table:table-cell>
          <table:table-cell office:value-type="float" office:value="3.81999">
            <text:p>3,81999</text:p>
          </table:table-cell>
          <table:table-cell office:value-type="float" office:value="43.63833">
            <text:p>43,638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3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667">
            <text:p>2667</text:p>
          </table:table-cell>
          <table:table-cell office:value-type="float" office:value="3.82003">
            <text:p>3,82003</text:p>
          </table:table-cell>
          <table:table-cell office:value-type="float" office:value="43.64082">
            <text:p>43,640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3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2678">
            <text:p>2678</text:p>
          </table:table-cell>
          <table:table-cell office:value-type="float" office:value="3.81984">
            <text:p>3,81984</text:p>
          </table:table-cell>
          <table:table-cell office:value-type="float" office:value="43.64089">
            <text:p>43,640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52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680">
            <text:p>2680</text:p>
          </table:table-cell>
          <table:table-cell office:value-type="float" office:value="3.81834">
            <text:p>3,81834</text:p>
          </table:table-cell>
          <table:table-cell office:value-type="float" office:value="43.64081">
            <text:p>43,640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3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84">
            <text:p>2684</text:p>
          </table:table-cell>
          <table:table-cell office:value-type="float" office:value="3.81798">
            <text:p>3,81798</text:p>
          </table:table-cell>
          <table:table-cell office:value-type="float" office:value="43.64107">
            <text:p>43,641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723">
            <text:p>2723</text:p>
          </table:table-cell>
          <table:table-cell office:value-type="float" office:value="3.8182">
            <text:p>3,8182</text:p>
          </table:table-cell>
          <table:table-cell office:value-type="float" office:value="43.64171">
            <text:p>43,641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715">
            <text:p>2715</text:p>
          </table:table-cell>
          <table:table-cell office:value-type="float" office:value="3.81869">
            <text:p>3,81869</text:p>
          </table:table-cell>
          <table:table-cell office:value-type="float" office:value="43.64207">
            <text:p>43,642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94">
            <text:p>2694</text:p>
          </table:table-cell>
          <table:table-cell office:value-type="float" office:value="3.81921">
            <text:p>3,81921</text:p>
          </table:table-cell>
          <table:table-cell office:value-type="float" office:value="43.64209">
            <text:p>43,642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2716">
            <text:p>2716</text:p>
          </table:table-cell>
          <table:table-cell office:value-type="float" office:value="3.81898">
            <text:p>3,81898</text:p>
          </table:table-cell>
          <table:table-cell office:value-type="float" office:value="43.64237">
            <text:p>43,642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2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2716">
            <text:p>2716</text:p>
          </table:table-cell>
          <table:table-cell office:value-type="float" office:value="3.81898">
            <text:p>3,81898</text:p>
          </table:table-cell>
          <table:table-cell office:value-type="float" office:value="43.6429">
            <text:p>43,64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2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4">
            <text:p>2664</text:p>
          </table:table-cell>
          <table:table-cell office:value-type="float" office:value="3.81748">
            <text:p>3,81748</text:p>
          </table:table-cell>
          <table:table-cell office:value-type="float" office:value="43.6378">
            <text:p>43,63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64">
            <text:p>2664</text:p>
          </table:table-cell>
          <table:table-cell office:value-type="float" office:value="3.81699">
            <text:p>3,81699</text:p>
          </table:table-cell>
          <table:table-cell office:value-type="float" office:value="43.63636">
            <text:p>43,636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36">
            <text:p>2636</text:p>
          </table:table-cell>
          <table:table-cell office:value-type="float" office:value="3.8173">
            <text:p>3,8173</text:p>
          </table:table-cell>
          <table:table-cell office:value-type="float" office:value="43.63602">
            <text:p>43,636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632">
            <text:p>2632</text:p>
          </table:table-cell>
          <table:table-cell office:value-type="float" office:value="3.81891">
            <text:p>3,81891</text:p>
          </table:table-cell>
          <table:table-cell office:value-type="float" office:value="43.63684">
            <text:p>43,636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775">
            <text:p>2775</text:p>
          </table:table-cell>
          <table:table-cell office:value-type="float" office:value="3.81882">
            <text:p>3,81882</text:p>
          </table:table-cell>
          <table:table-cell office:value-type="float" office:value="43.63761">
            <text:p>43,637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2653">
            <text:p>2653</text:p>
          </table:table-cell>
          <table:table-cell office:value-type="float" office:value="3.81957">
            <text:p>3,81957</text:p>
          </table:table-cell>
          <table:table-cell office:value-type="float" office:value="43.63827">
            <text:p>43,6382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1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663">
            <text:p>2663</text:p>
          </table:table-cell>
          <table:table-cell office:value-type="float" office:value="3.81941">
            <text:p>3,81941</text:p>
          </table:table-cell>
          <table:table-cell office:value-type="float" office:value="43.64005">
            <text:p>43,64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0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6179">
            <text:p>6179</text:p>
          </table:table-cell>
          <table:table-cell office:value-type="float" office:value="3.81692">
            <text:p>3,81692</text:p>
          </table:table-cell>
          <table:table-cell office:value-type="float" office:value="43.636">
            <text:p>43,6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46">
            <text:p>2646</text:p>
          </table:table-cell>
          <table:table-cell office:value-type="float" office:value="3.81704">
            <text:p>3,81704</text:p>
          </table:table-cell>
          <table:table-cell office:value-type="float" office:value="43.63438">
            <text:p>43,634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21">
            <text:p>2621</text:p>
          </table:table-cell>
          <table:table-cell office:value-type="float" office:value="3.8175">
            <text:p>3,8175</text:p>
          </table:table-cell>
          <table:table-cell office:value-type="float" office:value="43.6343">
            <text:p>43,63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23">
            <text:p>2623</text:p>
          </table:table-cell>
          <table:table-cell office:value-type="float" office:value="3.81821">
            <text:p>3,81821</text:p>
          </table:table-cell>
          <table:table-cell office:value-type="float" office:value="43.63329">
            <text:p>43,633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25">
            <text:p>2625</text:p>
          </table:table-cell>
          <table:table-cell office:value-type="float" office:value="3.81924">
            <text:p>3,81924</text:p>
          </table:table-cell>
          <table:table-cell office:value-type="float" office:value="43.6326">
            <text:p>43,63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3.81983">
            <text:p>3,81983</text:p>
          </table:table-cell>
          <table:table-cell office:value-type="float" office:value="43.63264">
            <text:p>43,632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8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3.81987">
            <text:p>3,81987</text:p>
          </table:table-cell>
          <table:table-cell office:value-type="float" office:value="43.63307">
            <text:p>43,633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8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616">
            <text:p>2616</text:p>
          </table:table-cell>
          <table:table-cell office:value-type="float" office:value="3.81998">
            <text:p>3,81998</text:p>
          </table:table-cell>
          <table:table-cell office:value-type="float" office:value="43.63423">
            <text:p>43,634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8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20">
            <text:p>2620</text:p>
          </table:table-cell>
          <table:table-cell office:value-type="float" office:value="3.81973">
            <text:p>3,81973</text:p>
          </table:table-cell>
          <table:table-cell office:value-type="float" office:value="43.63425">
            <text:p>43,634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20">
            <text:p>2620</text:p>
          </table:table-cell>
          <table:table-cell office:value-type="float" office:value="3.82004">
            <text:p>3,82004</text:p>
          </table:table-cell>
          <table:table-cell office:value-type="float" office:value="43.6343">
            <text:p>43,63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2619">
            <text:p>2619</text:p>
          </table:table-cell>
          <table:table-cell office:value-type="float" office:value="3.82232">
            <text:p>3,82232</text:p>
          </table:table-cell>
          <table:table-cell office:value-type="float" office:value="43.63439">
            <text:p>43,634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0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43">
            <text:p>2643</text:p>
          </table:table-cell>
          <table:table-cell office:value-type="float" office:value="3.82257">
            <text:p>3,82257</text:p>
          </table:table-cell>
          <table:table-cell office:value-type="float" office:value="43.63731">
            <text:p>43,637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662">
            <text:p>2662</text:p>
          </table:table-cell>
          <table:table-cell office:value-type="float" office:value="3.82272">
            <text:p>3,82272</text:p>
          </table:table-cell>
          <table:table-cell office:value-type="float" office:value="43.63745">
            <text:p>43,637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55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776">
            <text:p>2776</text:p>
          </table:table-cell>
          <table:table-cell office:value-type="float" office:value="3.82822">
            <text:p>3,82822</text:p>
          </table:table-cell>
          <table:table-cell office:value-type="float" office:value="43.63932">
            <text:p>43,639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55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222">
            <text:p>222</text:p>
          </table:table-cell>
          <table:table-cell office:value-type="float" office:value="3.82828">
            <text:p>3,82828</text:p>
          </table:table-cell>
          <table:table-cell office:value-type="float" office:value="43.63957">
            <text:p>43,639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68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2784">
            <text:p>2784</text:p>
          </table:table-cell>
          <table:table-cell office:value-type="float" office:value="3.82891">
            <text:p>3,82891</text:p>
          </table:table-cell>
          <table:table-cell office:value-type="float" office:value="43.63895">
            <text:p>43,638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6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2784">
            <text:p>2784</text:p>
          </table:table-cell>
          <table:table-cell office:value-type="float" office:value="3.82751">
            <text:p>3,82751</text:p>
          </table:table-cell>
          <table:table-cell office:value-type="float" office:value="43.63881">
            <text:p>43,638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26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539">
            <text:p>6539</text:p>
          </table:table-cell>
          <table:table-cell office:value-type="float" office:value="3.82734">
            <text:p>3,82734</text:p>
          </table:table-cell>
          <table:table-cell office:value-type="float" office:value="43.63802">
            <text:p>43,638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573">
            <text:p>6573</text:p>
          </table:table-cell>
          <table:table-cell office:value-type="float" office:value="3.82775">
            <text:p>3,82775</text:p>
          </table:table-cell>
          <table:table-cell office:value-type="float" office:value="43.6365">
            <text:p>43,63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1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16254">
            <text:p>16254</text:p>
          </table:table-cell>
          <table:table-cell office:value-type="float" office:value="3.82791">
            <text:p>3,82791</text:p>
          </table:table-cell>
          <table:table-cell office:value-type="float" office:value="43.63095">
            <text:p>43,630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57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float" office:value="3637">
            <text:p>3637</text:p>
          </table:table-cell>
          <table:table-cell office:value-type="float" office:value="3.82598">
            <text:p>3,82598</text:p>
          </table:table-cell>
          <table:table-cell office:value-type="float" office:value="43.6306">
            <text:p>43,63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61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3634">
            <text:p>3634</text:p>
          </table:table-cell>
          <table:table-cell office:value-type="float" office:value="3.82518">
            <text:p>3,82518</text:p>
          </table:table-cell>
          <table:table-cell office:value-type="float" office:value="43.63053">
            <text:p>43,630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6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632">
            <text:p>3632</text:p>
          </table:table-cell>
          <table:table-cell office:value-type="float" office:value="3.82429">
            <text:p>3,82429</text:p>
          </table:table-cell>
          <table:table-cell office:value-type="float" office:value="43.63061">
            <text:p>43,630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633">
            <text:p>3633</text:p>
          </table:table-cell>
          <table:table-cell office:value-type="float" office:value="3.82415">
            <text:p>3,82415</text:p>
          </table:table-cell>
          <table:table-cell office:value-type="float" office:value="43.63053">
            <text:p>43,630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2595">
            <text:p>2595</text:p>
          </table:table-cell>
          <table:table-cell office:value-type="float" office:value="3.82296">
            <text:p>3,82296</text:p>
          </table:table-cell>
          <table:table-cell office:value-type="float" office:value="43.63054">
            <text:p>43,630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72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599">
            <text:p>2599</text:p>
          </table:table-cell>
          <table:table-cell office:value-type="float" office:value="3.82214">
            <text:p>3,82214</text:p>
          </table:table-cell>
          <table:table-cell office:value-type="float" office:value="43.63047">
            <text:p>43,630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599">
            <text:p>2599</text:p>
          </table:table-cell>
          <table:table-cell office:value-type="float" office:value="3.8223">
            <text:p>3,8223</text:p>
          </table:table-cell>
          <table:table-cell office:value-type="float" office:value="43.6296">
            <text:p>43,62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96">
            <text:p>2596</text:p>
          </table:table-cell>
          <table:table-cell office:value-type="float" office:value="3.82251">
            <text:p>3,82251</text:p>
          </table:table-cell>
          <table:table-cell office:value-type="float" office:value="43.63268">
            <text:p>43,632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96">
            <text:p>2596</text:p>
          </table:table-cell>
          <table:table-cell office:value-type="float" office:value="3.82253">
            <text:p>3,82253</text:p>
          </table:table-cell>
          <table:table-cell office:value-type="float" office:value="43.63421">
            <text:p>43,634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56">
            <text:p>2656</text:p>
          </table:table-cell>
          <table:table-cell office:value-type="float" office:value="3.82254">
            <text:p>3,82254</text:p>
          </table:table-cell>
          <table:table-cell office:value-type="float" office:value="43.63877">
            <text:p>43,638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649">
            <text:p>2649</text:p>
          </table:table-cell>
          <table:table-cell office:value-type="float" office:value="3.82231">
            <text:p>3,82231</text:p>
          </table:table-cell>
          <table:table-cell office:value-type="float" office:value="43.63745">
            <text:p>43,637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0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2739">
            <text:p>2739</text:p>
          </table:table-cell>
          <table:table-cell office:value-type="float" office:value="3.81478">
            <text:p>3,81478</text:p>
          </table:table-cell>
          <table:table-cell office:value-type="float" office:value="43.63833">
            <text:p>43,638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5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63">
            <text:p>2763</text:p>
          </table:table-cell>
          <table:table-cell office:value-type="float" office:value="3.81485">
            <text:p>3,81485</text:p>
          </table:table-cell>
          <table:table-cell office:value-type="float" office:value="43.63797">
            <text:p>43,637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2771">
            <text:p>2771</text:p>
          </table:table-cell>
          <table:table-cell office:value-type="float" office:value="3.81267">
            <text:p>3,81267</text:p>
          </table:table-cell>
          <table:table-cell office:value-type="float" office:value="43.63685">
            <text:p>43,636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1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49">
            <text:p>2749</text:p>
          </table:table-cell>
          <table:table-cell office:value-type="float" office:value="3.81232">
            <text:p>3,81232</text:p>
          </table:table-cell>
          <table:table-cell office:value-type="float" office:value="43.63656">
            <text:p>43,636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7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56">
            <text:p>2756</text:p>
          </table:table-cell>
          <table:table-cell office:value-type="float" office:value="3.81224">
            <text:p>3,81224</text:p>
          </table:table-cell>
          <table:table-cell office:value-type="float" office:value="43.6353">
            <text:p>43,63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7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757">
            <text:p>2757</text:p>
          </table:table-cell>
          <table:table-cell office:value-type="float" office:value="3.81214">
            <text:p>3,81214</text:p>
          </table:table-cell>
          <table:table-cell office:value-type="float" office:value="43.63633">
            <text:p>43,636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17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62">
            <text:p>2762</text:p>
          </table:table-cell>
          <table:table-cell office:value-type="float" office:value="3.8139">
            <text:p>3,8139</text:p>
          </table:table-cell>
          <table:table-cell office:value-type="float" office:value="43.63626">
            <text:p>43,636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07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43">
            <text:p>2743</text:p>
          </table:table-cell>
          <table:table-cell office:value-type="float" office:value="3.81264">
            <text:p>3,81264</text:p>
          </table:table-cell>
          <table:table-cell office:value-type="float" office:value="43.63665">
            <text:p>43,6366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751">
            <text:p>2751</text:p>
          </table:table-cell>
          <table:table-cell office:value-type="float" office:value="3.81222">
            <text:p>3,81222</text:p>
          </table:table-cell>
          <table:table-cell office:value-type="float" office:value="43.63672">
            <text:p>43,636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4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912">
            <text:p>9912</text:p>
          </table:table-cell>
          <table:table-cell office:value-type="float" office:value="3.81057">
            <text:p>3,81057</text:p>
          </table:table-cell>
          <table:table-cell office:value-type="float" office:value="43.63933">
            <text:p>43,639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4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2748">
            <text:p>2748</text:p>
          </table:table-cell>
          <table:table-cell office:value-type="float" office:value="3.81067">
            <text:p>3,81067</text:p>
          </table:table-cell>
          <table:table-cell office:value-type="float" office:value="43.63528">
            <text:p>43,635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9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2748">
            <text:p>2748</text:p>
          </table:table-cell>
          <table:table-cell office:value-type="float" office:value="3.81015">
            <text:p>3,81015</text:p>
          </table:table-cell>
          <table:table-cell office:value-type="float" office:value="43.63561">
            <text:p>43,635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9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float" office:value="2726">
            <text:p>2726</text:p>
          </table:table-cell>
          <table:table-cell office:value-type="float" office:value="3.81227">
            <text:p>3,81227</text:p>
          </table:table-cell>
          <table:table-cell office:value-type="float" office:value="43.63855">
            <text:p>43,638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24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5053">
            <text:p>15053</text:p>
          </table:table-cell>
          <table:table-cell office:value-type="float" office:value="3.81158">
            <text:p>3,81158</text:p>
          </table:table-cell>
          <table:table-cell office:value-type="float" office:value="43.63873">
            <text:p>43,638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5053">
            <text:p>15053</text:p>
          </table:table-cell>
          <table:table-cell office:value-type="float" office:value="3.81068">
            <text:p>3,81068</text:p>
          </table:table-cell>
          <table:table-cell office:value-type="float" office:value="43.63936">
            <text:p>43,639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24">
            <text:p>2724</text:p>
          </table:table-cell>
          <table:table-cell office:value-type="float" office:value="3.81101">
            <text:p>3,81101</text:p>
          </table:table-cell>
          <table:table-cell office:value-type="float" office:value="43.64037">
            <text:p>43,640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6438">
            <text:p>6438</text:p>
          </table:table-cell>
          <table:table-cell office:value-type="float" office:value="3.81347">
            <text:p>3,81347</text:p>
          </table:table-cell>
          <table:table-cell office:value-type="float" office:value="43.64208">
            <text:p>43,642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701">
            <text:p>2701</text:p>
          </table:table-cell>
          <table:table-cell office:value-type="float" office:value="3.81533">
            <text:p>3,81533</text:p>
          </table:table-cell>
          <table:table-cell office:value-type="float" office:value="43.64272">
            <text:p>43,642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683">
            <text:p>2683</text:p>
          </table:table-cell>
          <table:table-cell office:value-type="float" office:value="3.81722">
            <text:p>3,81722</text:p>
          </table:table-cell>
          <table:table-cell office:value-type="float" office:value="43.6431">
            <text:p>43,643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691">
            <text:p>2691</text:p>
          </table:table-cell>
          <table:table-cell office:value-type="float" office:value="3.81751">
            <text:p>3,81751</text:p>
          </table:table-cell>
          <table:table-cell office:value-type="float" office:value="43.64304">
            <text:p>43,643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21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699">
            <text:p>2699</text:p>
          </table:table-cell>
          <table:table-cell office:value-type="float" office:value="3.81773">
            <text:p>3,81773</text:p>
          </table:table-cell>
          <table:table-cell office:value-type="float" office:value="43.64309">
            <text:p>43,643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0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4">
            <text:p>2674</text:p>
          </table:table-cell>
          <table:table-cell office:value-type="float" office:value="3.81622">
            <text:p>3,81622</text:p>
          </table:table-cell>
          <table:table-cell office:value-type="float" office:value="43.64065">
            <text:p>43,640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75">
            <text:p>2675</text:p>
          </table:table-cell>
          <table:table-cell office:value-type="float" office:value="3.81534">
            <text:p>3,81534</text:p>
          </table:table-cell>
          <table:table-cell office:value-type="float" office:value="43.64139">
            <text:p>43,641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2672">
            <text:p>2672</text:p>
          </table:table-cell>
          <table:table-cell office:value-type="float" office:value="3.81642">
            <text:p>3,81642</text:p>
          </table:table-cell>
          <table:table-cell office:value-type="float" office:value="43.64151">
            <text:p>43,641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71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2670">
            <text:p>2670</text:p>
          </table:table-cell>
          <table:table-cell office:value-type="float" office:value="3.8177">
            <text:p>3,8177</text:p>
          </table:table-cell>
          <table:table-cell office:value-type="float" office:value="43.64152">
            <text:p>43,64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71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float" office:value="2703">
            <text:p>2703</text:p>
          </table:table-cell>
          <table:table-cell office:value-type="float" office:value="3.81631">
            <text:p>3,81631</text:p>
          </table:table-cell>
          <table:table-cell office:value-type="float" office:value="43.64152">
            <text:p>43,641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07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708">
            <text:p>2708</text:p>
          </table:table-cell>
          <table:table-cell office:value-type="float" office:value="3.81402">
            <text:p>3,81402</text:p>
          </table:table-cell>
          <table:table-cell office:value-type="float" office:value="43.64224">
            <text:p>43,642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702">
            <text:p>2702</text:p>
          </table:table-cell>
          <table:table-cell office:value-type="float" office:value="3.81479">
            <text:p>3,81479</text:p>
          </table:table-cell>
          <table:table-cell office:value-type="float" office:value="43.64174">
            <text:p>43,641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9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30">
            <text:p>2730</text:p>
          </table:table-cell>
          <table:table-cell office:value-type="float" office:value="3.8149">
            <text:p>3,8149</text:p>
          </table:table-cell>
          <table:table-cell office:value-type="float" office:value="43.64143">
            <text:p>43,641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30">
            <text:p>2730</text:p>
          </table:table-cell>
          <table:table-cell office:value-type="float" office:value="3.8144">
            <text:p>3,8144</text:p>
          </table:table-cell>
          <table:table-cell office:value-type="float" office:value="43.64122">
            <text:p>43,641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31">
            <text:p>2731</text:p>
          </table:table-cell>
          <table:table-cell office:value-type="float" office:value="3.81424">
            <text:p>3,81424</text:p>
          </table:table-cell>
          <table:table-cell office:value-type="float" office:value="43.64103">
            <text:p>43,641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2729">
            <text:p>2729</text:p>
          </table:table-cell>
          <table:table-cell office:value-type="float" office:value="3.81384">
            <text:p>3,81384</text:p>
          </table:table-cell>
          <table:table-cell office:value-type="float" office:value="43.6398">
            <text:p>43,63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5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736">
            <text:p>2736</text:p>
          </table:table-cell>
          <table:table-cell office:value-type="float" office:value="3.81386">
            <text:p>3,81386</text:p>
          </table:table-cell>
          <table:table-cell office:value-type="float" office:value="43.63961">
            <text:p>43,639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727">
            <text:p>2727</text:p>
          </table:table-cell>
          <table:table-cell office:value-type="float" office:value="3.81475">
            <text:p>3,81475</text:p>
          </table:table-cell>
          <table:table-cell office:value-type="float" office:value="43.64075">
            <text:p>43,640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88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28">
            <text:p>2728</text:p>
          </table:table-cell>
          <table:table-cell office:value-type="float" office:value="3.81504">
            <text:p>3,81504</text:p>
          </table:table-cell>
          <table:table-cell office:value-type="float" office:value="43.63973">
            <text:p>43,639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28">
            <text:p>2728</text:p>
          </table:table-cell>
          <table:table-cell office:value-type="float" office:value="3.81506">
            <text:p>3,81506</text:p>
          </table:table-cell>
          <table:table-cell office:value-type="float" office:value="43.63839">
            <text:p>43,638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761">
            <text:p>2761</text:p>
          </table:table-cell>
          <table:table-cell office:value-type="float" office:value="3.81441">
            <text:p>3,81441</text:p>
          </table:table-cell>
          <table:table-cell office:value-type="float" office:value="43.63739">
            <text:p>43,637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7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668">
            <text:p>6668</text:p>
          </table:table-cell>
          <table:table-cell office:value-type="float" office:value="3.82368">
            <text:p>3,82368</text:p>
          </table:table-cell>
          <table:table-cell office:value-type="float" office:value="43.61636">
            <text:p>43,616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5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670">
            <text:p>6670</text:p>
          </table:table-cell>
          <table:table-cell office:value-type="float" office:value="3.82172">
            <text:p>3,82172</text:p>
          </table:table-cell>
          <table:table-cell office:value-type="float" office:value="43.61573">
            <text:p>43,615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5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6666">
            <text:p>6666</text:p>
          </table:table-cell>
          <table:table-cell office:value-type="float" office:value="3.8195">
            <text:p>3,8195</text:p>
          </table:table-cell>
          <table:table-cell office:value-type="float" office:value="43.61936">
            <text:p>43,619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5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4732">
            <text:p>14732</text:p>
          </table:table-cell>
          <table:table-cell office:value-type="float" office:value="3.81803">
            <text:p>3,81803</text:p>
          </table:table-cell>
          <table:table-cell office:value-type="float" office:value="43.61944">
            <text:p>43,619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0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6685">
            <text:p>6685</text:p>
          </table:table-cell>
          <table:table-cell office:value-type="float" office:value="3.81793">
            <text:p>3,81793</text:p>
          </table:table-cell>
          <table:table-cell office:value-type="float" office:value="43.61938">
            <text:p>43,619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0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office:value-type="float" office:value="12252">
            <text:p>12252</text:p>
          </table:table-cell>
          <table:table-cell office:value-type="float" office:value="3.8198">
            <text:p>3,8198</text:p>
          </table:table-cell>
          <table:table-cell office:value-type="float" office:value="43.61564">
            <text:p>43,615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406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654">
            <text:p>14654</text:p>
          </table:table-cell>
          <table:table-cell office:value-type="float" office:value="3.8201">
            <text:p>3,8201</text:p>
          </table:table-cell>
          <table:table-cell office:value-type="float" office:value="43.61559">
            <text:p>43,615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78">
            <text:p>2478</text:p>
          </table:table-cell>
          <table:table-cell office:value-type="float" office:value="3.81839">
            <text:p>3,81839</text:p>
          </table:table-cell>
          <table:table-cell office:value-type="float" office:value="43.61547">
            <text:p>43,615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4712">
            <text:p>14712</text:p>
          </table:table-cell>
          <table:table-cell office:value-type="float" office:value="3.82165">
            <text:p>3,82165</text:p>
          </table:table-cell>
          <table:table-cell office:value-type="float" office:value="43.6153">
            <text:p>43,61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535">
            <text:p>2535</text:p>
          </table:table-cell>
          <table:table-cell office:value-type="float" office:value="3.81851">
            <text:p>3,81851</text:p>
          </table:table-cell>
          <table:table-cell office:value-type="float" office:value="43.62152">
            <text:p>43,62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1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535">
            <text:p>2535</text:p>
          </table:table-cell>
          <table:table-cell office:value-type="float" office:value="3.81767">
            <text:p>3,81767</text:p>
          </table:table-cell>
          <table:table-cell office:value-type="float" office:value="43.62152">
            <text:p>43,62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1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34">
            <text:p>2534</text:p>
          </table:table-cell>
          <table:table-cell office:value-type="float" office:value="3.81743">
            <text:p>3,81743</text:p>
          </table:table-cell>
          <table:table-cell office:value-type="float" office:value="43.62271">
            <text:p>43,622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523">
            <text:p>2523</text:p>
          </table:table-cell>
          <table:table-cell office:value-type="float" office:value="3.81764">
            <text:p>3,81764</text:p>
          </table:table-cell>
          <table:table-cell office:value-type="float" office:value="43.62287">
            <text:p>43,622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0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523">
            <text:p>2523</text:p>
          </table:table-cell>
          <table:table-cell office:value-type="float" office:value="3.81846">
            <text:p>3,81846</text:p>
          </table:table-cell>
          <table:table-cell office:value-type="float" office:value="43.62286">
            <text:p>43,622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0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507">
            <text:p>2507</text:p>
          </table:table-cell>
          <table:table-cell office:value-type="float" office:value="3.81928">
            <text:p>3,81928</text:p>
          </table:table-cell>
          <table:table-cell office:value-type="float" office:value="43.62283">
            <text:p>43,6228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80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08">
            <text:p>2508</text:p>
          </table:table-cell>
          <table:table-cell office:value-type="float" office:value="3.8206">
            <text:p>3,8206</text:p>
          </table:table-cell>
          <table:table-cell office:value-type="float" office:value="43.62435">
            <text:p>43,624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496">
            <text:p>2496</text:p>
          </table:table-cell>
          <table:table-cell office:value-type="float" office:value="3.82056">
            <text:p>3,82056</text:p>
          </table:table-cell>
          <table:table-cell office:value-type="float" office:value="43.62461">
            <text:p>43,624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6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500">
            <text:p>2500</text:p>
          </table:table-cell>
          <table:table-cell office:value-type="float" office:value="3.81866">
            <text:p>3,81866</text:p>
          </table:table-cell>
          <table:table-cell office:value-type="float" office:value="43.62335">
            <text:p>43,623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9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500">
            <text:p>2500</text:p>
          </table:table-cell>
          <table:table-cell office:value-type="float" office:value="3.81865">
            <text:p>3,81865</text:p>
          </table:table-cell>
          <table:table-cell office:value-type="float" office:value="43.62298">
            <text:p>43,622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9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4">
            <text:p>2554</text:p>
          </table:table-cell>
          <table:table-cell office:value-type="float" office:value="3.81746">
            <text:p>3,81746</text:p>
          </table:table-cell>
          <table:table-cell office:value-type="float" office:value="43.62378">
            <text:p>43,623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4">
            <text:p>2554</text:p>
          </table:table-cell>
          <table:table-cell office:value-type="float" office:value="3.81749">
            <text:p>3,81749</text:p>
          </table:table-cell>
          <table:table-cell office:value-type="float" office:value="43.62452">
            <text:p>43,624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556">
            <text:p>2556</text:p>
          </table:table-cell>
          <table:table-cell office:value-type="float" office:value="3.81767">
            <text:p>3,81767</text:p>
          </table:table-cell>
          <table:table-cell office:value-type="float" office:value="43.62466">
            <text:p>43,624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6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5">
            <text:p>2555</text:p>
          </table:table-cell>
          <table:table-cell office:value-type="float" office:value="3.81751">
            <text:p>3,81751</text:p>
          </table:table-cell>
          <table:table-cell office:value-type="float" office:value="43.62475">
            <text:p>43,624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5">
            <text:p>2555</text:p>
          </table:table-cell>
          <table:table-cell office:value-type="float" office:value="3.81756">
            <text:p>3,81756</text:p>
          </table:table-cell>
          <table:table-cell office:value-type="float" office:value="43.62572">
            <text:p>43,625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529">
            <text:p>2529</text:p>
          </table:table-cell>
          <table:table-cell office:value-type="float" office:value="3.81773">
            <text:p>3,81773</text:p>
          </table:table-cell>
          <table:table-cell office:value-type="float" office:value="43.6259">
            <text:p>43,62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60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520">
            <text:p>2520</text:p>
          </table:table-cell>
          <table:table-cell office:value-type="float" office:value="3.82131">
            <text:p>3,82131</text:p>
          </table:table-cell>
          <table:table-cell office:value-type="float" office:value="43.62582">
            <text:p>43,6258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0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11">
            <text:p>2511</text:p>
          </table:table-cell>
          <table:table-cell office:value-type="float" office:value="3.82127">
            <text:p>3,82127</text:p>
          </table:table-cell>
          <table:table-cell office:value-type="float" office:value="43.62547">
            <text:p>43,625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47">
            <text:p>2547</text:p>
          </table:table-cell>
          <table:table-cell office:value-type="float" office:value="3.82184">
            <text:p>3,82184</text:p>
          </table:table-cell>
          <table:table-cell office:value-type="float" office:value="43.62662">
            <text:p>43,626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641">
            <text:p>3641</text:p>
          </table:table-cell>
          <table:table-cell office:value-type="float" office:value="3.82482">
            <text:p>3,82482</text:p>
          </table:table-cell>
          <table:table-cell office:value-type="float" office:value="43.62591">
            <text:p>43,625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48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641">
            <text:p>3641</text:p>
          </table:table-cell>
          <table:table-cell office:value-type="float" office:value="3.82521">
            <text:p>3,82521</text:p>
          </table:table-cell>
          <table:table-cell office:value-type="float" office:value="43.62613">
            <text:p>43,626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48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3641">
            <text:p>3641</text:p>
          </table:table-cell>
          <table:table-cell office:value-type="float" office:value="3.82533">
            <text:p>3,82533</text:p>
          </table:table-cell>
          <table:table-cell office:value-type="float" office:value="43.62637">
            <text:p>43,626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48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2513">
            <text:p>2513</text:p>
          </table:table-cell>
          <table:table-cell office:value-type="float" office:value="3.82135">
            <text:p>3,82135</text:p>
          </table:table-cell>
          <table:table-cell office:value-type="float" office:value="43.62697">
            <text:p>43,626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3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2544">
            <text:p>2544</text:p>
          </table:table-cell>
          <table:table-cell office:value-type="float" office:value="3.81967">
            <text:p>3,81967</text:p>
          </table:table-cell>
          <table:table-cell office:value-type="float" office:value="43.62701">
            <text:p>43,627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3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2514">
            <text:p>2514</text:p>
          </table:table-cell>
          <table:table-cell office:value-type="float" office:value="3.81786">
            <text:p>3,81786</text:p>
          </table:table-cell>
          <table:table-cell office:value-type="float" office:value="43.62704">
            <text:p>43,627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3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2">
            <text:p>2552</text:p>
          </table:table-cell>
          <table:table-cell office:value-type="float" office:value="3.81757">
            <text:p>3,81757</text:p>
          </table:table-cell>
          <table:table-cell office:value-type="float" office:value="43.62596">
            <text:p>43,625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51">
            <text:p>2551</text:p>
          </table:table-cell>
          <table:table-cell office:value-type="float" office:value="3.81759">
            <text:p>3,81759</text:p>
          </table:table-cell>
          <table:table-cell office:value-type="float" office:value="43.62683">
            <text:p>43,626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76">
            <text:p>2576</text:p>
          </table:table-cell>
          <table:table-cell office:value-type="float" office:value="3.81765">
            <text:p>3,81765</text:p>
          </table:table-cell>
          <table:table-cell office:value-type="float" office:value="43.62815">
            <text:p>43,628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77">
            <text:p>2577</text:p>
          </table:table-cell>
          <table:table-cell office:value-type="float" office:value="3.81782">
            <text:p>3,81782</text:p>
          </table:table-cell>
          <table:table-cell office:value-type="float" office:value="43.62835">
            <text:p>43,628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77">
            <text:p>2577</text:p>
          </table:table-cell>
          <table:table-cell office:value-type="float" office:value="3.81852">
            <text:p>3,81852</text:p>
          </table:table-cell>
          <table:table-cell office:value-type="float" office:value="43.62835">
            <text:p>43,628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79">
            <text:p>2579</text:p>
          </table:table-cell>
          <table:table-cell office:value-type="float" office:value="3.81972">
            <text:p>3,81972</text:p>
          </table:table-cell>
          <table:table-cell office:value-type="float" office:value="43.62833">
            <text:p>43,628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2546">
            <text:p>2546</text:p>
          </table:table-cell>
          <table:table-cell office:value-type="float" office:value="3.81992">
            <text:p>3,81992</text:p>
          </table:table-cell>
          <table:table-cell office:value-type="float" office:value="43.62825">
            <text:p>43,628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9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2543">
            <text:p>2543</text:p>
          </table:table-cell>
          <table:table-cell office:value-type="float" office:value="3.81991">
            <text:p>3,81991</text:p>
          </table:table-cell>
          <table:table-cell office:value-type="float" office:value="43.62718">
            <text:p>43,627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9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90">
            <text:p>2590</text:p>
          </table:table-cell>
          <table:table-cell office:value-type="float" office:value="3.82192">
            <text:p>3,82192</text:p>
          </table:table-cell>
          <table:table-cell office:value-type="float" office:value="43.62828">
            <text:p>43,628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5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580">
            <text:p>2580</text:p>
          </table:table-cell>
          <table:table-cell office:value-type="float" office:value="3.82193">
            <text:p>3,82193</text:p>
          </table:table-cell>
          <table:table-cell office:value-type="float" office:value="43.6273">
            <text:p>43,62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601">
            <text:p>2601</text:p>
          </table:table-cell>
          <table:table-cell office:value-type="float" office:value="3.82207">
            <text:p>3,82207</text:p>
          </table:table-cell>
          <table:table-cell office:value-type="float" office:value="43.62951">
            <text:p>43,629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1">
            <text:p>2581</text:p>
          </table:table-cell>
          <table:table-cell office:value-type="float" office:value="3.82063">
            <text:p>3,82063</text:p>
          </table:table-cell>
          <table:table-cell office:value-type="float" office:value="43.62953">
            <text:p>43,629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4">
            <text:p>2584</text:p>
          </table:table-cell>
          <table:table-cell office:value-type="float" office:value="3.81969">
            <text:p>3,81969</text:p>
          </table:table-cell>
          <table:table-cell office:value-type="float" office:value="43.62956">
            <text:p>43,629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5">
            <text:p>2585</text:p>
          </table:table-cell>
          <table:table-cell office:value-type="float" office:value="3.81896">
            <text:p>3,81896</text:p>
          </table:table-cell>
          <table:table-cell office:value-type="float" office:value="43.62957">
            <text:p>43,629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2587">
            <text:p>2587</text:p>
          </table:table-cell>
          <table:table-cell office:value-type="float" office:value="3.81847">
            <text:p>3,81847</text:p>
          </table:table-cell>
          <table:table-cell office:value-type="float" office:value="43.62959">
            <text:p>43,629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8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2586">
            <text:p>2586</text:p>
          </table:table-cell>
          <table:table-cell office:value-type="float" office:value="3.81871">
            <text:p>3,81871</text:p>
          </table:table-cell>
          <table:table-cell office:value-type="float" office:value="43.62851">
            <text:p>43,628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6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2589">
            <text:p>2589</text:p>
          </table:table-cell>
          <table:table-cell office:value-type="float" office:value="3.81739">
            <text:p>3,81739</text:p>
          </table:table-cell>
          <table:table-cell office:value-type="float" office:value="43.62906">
            <text:p>43,629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3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605">
            <text:p>2605</text:p>
          </table:table-cell>
          <table:table-cell office:value-type="float" office:value="3.81829">
            <text:p>3,81829</text:p>
          </table:table-cell>
          <table:table-cell office:value-type="float" office:value="43.62981">
            <text:p>43,629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605">
            <text:p>2605</text:p>
          </table:table-cell>
          <table:table-cell office:value-type="float" office:value="3.81964">
            <text:p>3,81964</text:p>
          </table:table-cell>
          <table:table-cell office:value-type="float" office:value="43.63059">
            <text:p>43,630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592">
            <text:p>2592</text:p>
          </table:table-cell>
          <table:table-cell office:value-type="float" office:value="3.81997">
            <text:p>3,81997</text:p>
          </table:table-cell>
          <table:table-cell office:value-type="float" office:value="43.63049">
            <text:p>43,630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8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592">
            <text:p>2592</text:p>
          </table:table-cell>
          <table:table-cell office:value-type="float" office:value="3.81994">
            <text:p>3,81994</text:p>
          </table:table-cell>
          <table:table-cell office:value-type="float" office:value="43.62961">
            <text:p>43,629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8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609">
            <text:p>2609</text:p>
          </table:table-cell>
          <table:table-cell office:value-type="float" office:value="3.82016">
            <text:p>3,82016</text:p>
          </table:table-cell>
          <table:table-cell office:value-type="float" office:value="43.63058">
            <text:p>43,630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98">
            <text:p>2598</text:p>
          </table:table-cell>
          <table:table-cell office:value-type="float" office:value="3.82078">
            <text:p>3,82078</text:p>
          </table:table-cell>
          <table:table-cell office:value-type="float" office:value="43.63057">
            <text:p>43,630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598">
            <text:p>2598</text:p>
          </table:table-cell>
          <table:table-cell office:value-type="float" office:value="3.82172">
            <text:p>3,82172</text:p>
          </table:table-cell>
          <table:table-cell office:value-type="float" office:value="43.63056">
            <text:p>43,630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3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614">
            <text:p>2614</text:p>
          </table:table-cell>
          <table:table-cell office:value-type="float" office:value="3.82214">
            <text:p>3,82214</text:p>
          </table:table-cell>
          <table:table-cell office:value-type="float" office:value="43.63071">
            <text:p>43,630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614">
            <text:p>2614</text:p>
          </table:table-cell>
          <table:table-cell office:value-type="float" office:value="3.82226">
            <text:p>3,82226</text:p>
          </table:table-cell>
          <table:table-cell office:value-type="float" office:value="43.63235">
            <text:p>43,632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5">
            <text:p>2615</text:p>
          </table:table-cell>
          <table:table-cell office:value-type="float" office:value="3.82209">
            <text:p>3,82209</text:p>
          </table:table-cell>
          <table:table-cell office:value-type="float" office:value="43.6325">
            <text:p>43,63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5">
            <text:p>2615</text:p>
          </table:table-cell>
          <table:table-cell office:value-type="float" office:value="3.82145">
            <text:p>3,82145</text:p>
          </table:table-cell>
          <table:table-cell office:value-type="float" office:value="43.63252">
            <text:p>43,632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5">
            <text:p>2615</text:p>
          </table:table-cell>
          <table:table-cell office:value-type="float" office:value="3.82119">
            <text:p>3,82119</text:p>
          </table:table-cell>
          <table:table-cell office:value-type="float" office:value="43.63253">
            <text:p>43,632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612">
            <text:p>2612</text:p>
          </table:table-cell>
          <table:table-cell office:value-type="float" office:value="3.81999">
            <text:p>3,81999</text:p>
          </table:table-cell>
          <table:table-cell office:value-type="float" office:value="43.63257">
            <text:p>43,632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94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2626">
            <text:p>2626</text:p>
          </table:table-cell>
          <table:table-cell office:value-type="float" office:value="3.8223">
            <text:p>3,8223</text:p>
          </table:table-cell>
          <table:table-cell office:value-type="float" office:value="43.6328">
            <text:p>43,63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4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899">
            <text:p>2899</text:p>
          </table:table-cell>
          <table:table-cell office:value-type="float" office:value="3.82289">
            <text:p>3,82289</text:p>
          </table:table-cell>
          <table:table-cell office:value-type="float" office:value="43.63331">
            <text:p>43,633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4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899">
            <text:p>2899</text:p>
          </table:table-cell>
          <table:table-cell office:value-type="float" office:value="3.82286">
            <text:p>3,82286</text:p>
          </table:table-cell>
          <table:table-cell office:value-type="float" office:value="43.63428">
            <text:p>43,634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4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898">
            <text:p>2898</text:p>
          </table:table-cell>
          <table:table-cell office:value-type="float" office:value="3.82277">
            <text:p>3,82277</text:p>
          </table:table-cell>
          <table:table-cell office:value-type="float" office:value="43.63441">
            <text:p>43,634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9014">
            <text:p>9014</text:p>
          </table:table-cell>
          <table:table-cell office:value-type="float" office:value="3.82341">
            <text:p>3,82341</text:p>
          </table:table-cell>
          <table:table-cell office:value-type="float" office:value="43.63246">
            <text:p>43,632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24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603">
            <text:p>2603</text:p>
          </table:table-cell>
          <table:table-cell office:value-type="float" office:value="3.82304">
            <text:p>3,82304</text:p>
          </table:table-cell>
          <table:table-cell office:value-type="float" office:value="43.63044">
            <text:p>43,630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23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00">
            <text:p>2600</text:p>
          </table:table-cell>
          <table:table-cell office:value-type="float" office:value="3.82248">
            <text:p>3,82248</text:p>
          </table:table-cell>
          <table:table-cell office:value-type="float" office:value="43.6296">
            <text:p>43,62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15">
            <text:p>2515</text:p>
          </table:table-cell>
          <table:table-cell office:value-type="float" office:value="3.8173">
            <text:p>3,8173</text:p>
          </table:table-cell>
          <table:table-cell office:value-type="float" office:value="43.62705">
            <text:p>43,62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15">
            <text:p>2515</text:p>
          </table:table-cell>
          <table:table-cell office:value-type="float" office:value="3.81687">
            <text:p>3,81687</text:p>
          </table:table-cell>
          <table:table-cell office:value-type="float" office:value="43.62705">
            <text:p>43,62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6">
            <text:p>2566</text:p>
          </table:table-cell>
          <table:table-cell office:value-type="float" office:value="3.81553">
            <text:p>3,81553</text:p>
          </table:table-cell>
          <table:table-cell office:value-type="float" office:value="43.62701">
            <text:p>43,627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557">
            <text:p>2557</text:p>
          </table:table-cell>
          <table:table-cell office:value-type="float" office:value="3.81414">
            <text:p>3,81414</text:p>
          </table:table-cell>
          <table:table-cell office:value-type="float" office:value="43.62553">
            <text:p>43,625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0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557">
            <text:p>2557</text:p>
          </table:table-cell>
          <table:table-cell office:value-type="float" office:value="3.81484">
            <text:p>3,81484</text:p>
          </table:table-cell>
          <table:table-cell office:value-type="float" office:value="43.62552">
            <text:p>43,625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0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26">
            <text:p>2526</text:p>
          </table:table-cell>
          <table:table-cell office:value-type="float" office:value="3.81567">
            <text:p>3,81567</text:p>
          </table:table-cell>
          <table:table-cell office:value-type="float" office:value="43.62667">
            <text:p>43,626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2573">
            <text:p>2573</text:p>
          </table:table-cell>
          <table:table-cell office:value-type="float" office:value="3.81209">
            <text:p>3,81209</text:p>
          </table:table-cell>
          <table:table-cell office:value-type="float" office:value="43.6245">
            <text:p>43,62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64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9">
            <text:p>2569</text:p>
          </table:table-cell>
          <table:table-cell office:value-type="float" office:value="3.81214">
            <text:p>3,81214</text:p>
          </table:table-cell>
          <table:table-cell office:value-type="float" office:value="43.62478">
            <text:p>43,624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64">
            <text:p>2564</text:p>
          </table:table-cell>
          <table:table-cell office:value-type="float" office:value="3.81284">
            <text:p>3,81284</text:p>
          </table:table-cell>
          <table:table-cell office:value-type="float" office:value="43.62557">
            <text:p>43,625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74">
            <text:p>2574</text:p>
          </table:table-cell>
          <table:table-cell office:value-type="float" office:value="3.813">
            <text:p>3,813</text:p>
          </table:table-cell>
          <table:table-cell office:value-type="float" office:value="43.62269">
            <text:p>43,622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2572">
            <text:p>2572</text:p>
          </table:table-cell>
          <table:table-cell office:value-type="float" office:value="3.81339">
            <text:p>3,81339</text:p>
          </table:table-cell>
          <table:table-cell office:value-type="float" office:value="43.62357">
            <text:p>43,623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2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1292">
            <text:p>11292</text:p>
          </table:table-cell>
          <table:table-cell office:value-type="float" office:value="3.81369">
            <text:p>3,81369</text:p>
          </table:table-cell>
          <table:table-cell office:value-type="float" office:value="43.62377">
            <text:p>43,623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03">
            <text:p>2503</text:p>
          </table:table-cell>
          <table:table-cell office:value-type="float" office:value="3.8154">
            <text:p>3,8154</text:p>
          </table:table-cell>
          <table:table-cell office:value-type="float" office:value="43.62375">
            <text:p>43,623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02">
            <text:p>2502</text:p>
          </table:table-cell>
          <table:table-cell office:value-type="float" office:value="3.8159">
            <text:p>3,8159</text:p>
          </table:table-cell>
          <table:table-cell office:value-type="float" office:value="43.62374">
            <text:p>43,623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21">
            <text:p>2521</text:p>
          </table:table-cell>
          <table:table-cell office:value-type="float" office:value="3.8165">
            <text:p>3,8165</text:p>
          </table:table-cell>
          <table:table-cell office:value-type="float" office:value="43.62373">
            <text:p>43,623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521">
            <text:p>2521</text:p>
          </table:table-cell>
          <table:table-cell office:value-type="float" office:value="3.81718">
            <text:p>3,81718</text:p>
          </table:table-cell>
          <table:table-cell office:value-type="float" office:value="43.62373">
            <text:p>43,623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6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24">
            <text:p>2524</text:p>
          </table:table-cell>
          <table:table-cell office:value-type="float" office:value="3.81563">
            <text:p>3,81563</text:p>
          </table:table-cell>
          <table:table-cell office:value-type="float" office:value="43.62476">
            <text:p>43,624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04">
            <text:p>2504</text:p>
          </table:table-cell>
          <table:table-cell office:value-type="float" office:value="3.81561">
            <text:p>3,81561</text:p>
          </table:table-cell>
          <table:table-cell office:value-type="float" office:value="43.62365">
            <text:p>43,623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04">
            <text:p>2504</text:p>
          </table:table-cell>
          <table:table-cell office:value-type="float" office:value="3.81556">
            <text:p>3,81556</text:p>
          </table:table-cell>
          <table:table-cell office:value-type="float" office:value="43.62243">
            <text:p>43,622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2504">
            <text:p>2504</text:p>
          </table:table-cell>
          <table:table-cell office:value-type="float" office:value="3.81553">
            <text:p>3,81553</text:p>
          </table:table-cell>
          <table:table-cell office:value-type="float" office:value="43.6217">
            <text:p>43,62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2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6742">
            <text:p>6742</text:p>
          </table:table-cell>
          <table:table-cell office:value-type="float" office:value="3.81395">
            <text:p>3,81395</text:p>
          </table:table-cell>
          <table:table-cell office:value-type="float" office:value="43.62214">
            <text:p>43,622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05">
            <text:p>2505</text:p>
          </table:table-cell>
          <table:table-cell office:value-type="float" office:value="3.81559">
            <text:p>3,81559</text:p>
          </table:table-cell>
          <table:table-cell office:value-type="float" office:value="43.62116">
            <text:p>43,621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505">
            <text:p>2505</text:p>
          </table:table-cell>
          <table:table-cell office:value-type="float" office:value="3.81629">
            <text:p>3,81629</text:p>
          </table:table-cell>
          <table:table-cell office:value-type="float" office:value="43.62072">
            <text:p>43,620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490">
            <text:p>2490</text:p>
          </table:table-cell>
          <table:table-cell office:value-type="float" office:value="3.8173">
            <text:p>3,8173</text:p>
          </table:table-cell>
          <table:table-cell office:value-type="float" office:value="43.62015">
            <text:p>43,620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8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3">
            <text:p>2493</text:p>
          </table:table-cell>
          <table:table-cell office:value-type="float" office:value="3.81828">
            <text:p>3,81828</text:p>
          </table:table-cell>
          <table:table-cell office:value-type="float" office:value="43.62011">
            <text:p>43,620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3">
            <text:p>2493</text:p>
          </table:table-cell>
          <table:table-cell office:value-type="float" office:value="3.81885">
            <text:p>3,81885</text:p>
          </table:table-cell>
          <table:table-cell office:value-type="float" office:value="43.62145">
            <text:p>43,621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4">
            <text:p>2494</text:p>
          </table:table-cell>
          <table:table-cell office:value-type="float" office:value="3.81869">
            <text:p>3,81869</text:p>
          </table:table-cell>
          <table:table-cell office:value-type="float" office:value="43.62152">
            <text:p>43,62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95">
            <text:p>2495</text:p>
          </table:table-cell>
          <table:table-cell office:value-type="float" office:value="3.81797">
            <text:p>3,81797</text:p>
          </table:table-cell>
          <table:table-cell office:value-type="float" office:value="43.62024">
            <text:p>43,620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0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33">
            <text:p>2533</text:p>
          </table:table-cell>
          <table:table-cell office:value-type="float" office:value="3.81749">
            <text:p>3,81749</text:p>
          </table:table-cell>
          <table:table-cell office:value-type="float" office:value="43.62094">
            <text:p>43,620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33">
            <text:p>2533</text:p>
          </table:table-cell>
          <table:table-cell office:value-type="float" office:value="3.81748">
            <text:p>3,81748</text:p>
          </table:table-cell>
          <table:table-cell office:value-type="float" office:value="43.62048">
            <text:p>43,620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3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5054">
            <text:p>15054</text:p>
          </table:table-cell>
          <table:table-cell office:value-type="float" office:value="3.81172">
            <text:p>3,81172</text:p>
          </table:table-cell>
          <table:table-cell office:value-type="float" office:value="43.63876">
            <text:p>43,638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4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2778">
            <text:p>2778</text:p>
          </table:table-cell>
          <table:table-cell office:value-type="float" office:value="3.82862">
            <text:p>3,82862</text:p>
          </table:table-cell>
          <table:table-cell office:value-type="float" office:value="43.63951">
            <text:p>43,639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9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6565">
            <text:p>6565</text:p>
          </table:table-cell>
          <table:table-cell office:value-type="float" office:value="3.83371">
            <text:p>3,83371</text:p>
          </table:table-cell>
          <table:table-cell office:value-type="float" office:value="43.63455">
            <text:p>43,634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55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2905">
            <text:p>2905</text:p>
          </table:table-cell>
          <table:table-cell office:value-type="float" office:value="3.83189">
            <text:p>3,83189</text:p>
          </table:table-cell>
          <table:table-cell office:value-type="float" office:value="43.63736">
            <text:p>43,637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26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841">
            <text:p>2841</text:p>
          </table:table-cell>
          <table:table-cell office:value-type="float" office:value="3.84398">
            <text:p>3,84398</text:p>
          </table:table-cell>
          <table:table-cell office:value-type="float" office:value="43.64195">
            <text:p>43,641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75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5">
            <text:p>3165</text:p>
          </table:table-cell>
          <table:table-cell office:value-type="float" office:value="3.87195">
            <text:p>3,87195</text:p>
          </table:table-cell>
          <table:table-cell office:value-type="float" office:value="43.63081">
            <text:p>43,630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65">
            <text:p>3165</text:p>
          </table:table-cell>
          <table:table-cell office:value-type="float" office:value="3.87055">
            <text:p>3,87055</text:p>
          </table:table-cell>
          <table:table-cell office:value-type="float" office:value="43.62978">
            <text:p>43,629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17">
            <text:p>2417</text:p>
          </table:table-cell>
          <table:table-cell office:value-type="float" office:value="3.824">
            <text:p>3,824</text:p>
          </table:table-cell>
          <table:table-cell office:value-type="float" office:value="43.61501">
            <text:p>43,615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40">
            <text:p>3440</text:p>
          </table:table-cell>
          <table:table-cell office:value-type="float" office:value="3.84544">
            <text:p>3,84544</text:p>
          </table:table-cell>
          <table:table-cell office:value-type="float" office:value="43.62879">
            <text:p>43,628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446">
            <text:p>3446</text:p>
          </table:table-cell>
          <table:table-cell office:value-type="float" office:value="3.84517">
            <text:p>3,84517</text:p>
          </table:table-cell>
          <table:table-cell office:value-type="float" office:value="43.62851">
            <text:p>43,628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476">
            <text:p>3476</text:p>
          </table:table-cell>
          <table:table-cell office:value-type="float" office:value="3.84493">
            <text:p>3,84493</text:p>
          </table:table-cell>
          <table:table-cell office:value-type="float" office:value="43.62783">
            <text:p>43,627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478">
            <text:p>3478</text:p>
          </table:table-cell>
          <table:table-cell office:value-type="float" office:value="3.84385">
            <text:p>3,84385</text:p>
          </table:table-cell>
          <table:table-cell office:value-type="float" office:value="43.62715">
            <text:p>43,627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3471">
            <text:p>3471</text:p>
          </table:table-cell>
          <table:table-cell office:value-type="float" office:value="3.84221">
            <text:p>3,84221</text:p>
          </table:table-cell>
          <table:table-cell office:value-type="float" office:value="43.62802">
            <text:p>43,628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64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442">
            <text:p>3442</text:p>
          </table:table-cell>
          <table:table-cell office:value-type="float" office:value="3.84318">
            <text:p>3,84318</text:p>
          </table:table-cell>
          <table:table-cell office:value-type="float" office:value="43.62891">
            <text:p>43,628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7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441">
            <text:p>3441</text:p>
          </table:table-cell>
          <table:table-cell office:value-type="float" office:value="3.84379">
            <text:p>3,84379</text:p>
          </table:table-cell>
          <table:table-cell office:value-type="float" office:value="43.62946">
            <text:p>43,629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7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466">
            <text:p>3466</text:p>
          </table:table-cell>
          <table:table-cell office:value-type="float" office:value="3.84191">
            <text:p>3,84191</text:p>
          </table:table-cell>
          <table:table-cell office:value-type="float" office:value="43.62803">
            <text:p>43,628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7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3512">
            <text:p>3512</text:p>
          </table:table-cell>
          <table:table-cell office:value-type="float" office:value="3.84361">
            <text:p>3,84361</text:p>
          </table:table-cell>
          <table:table-cell office:value-type="float" office:value="43.62689">
            <text:p>43,62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6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3492">
            <text:p>3492</text:p>
          </table:table-cell>
          <table:table-cell office:value-type="float" office:value="3.84775">
            <text:p>3,84775</text:p>
          </table:table-cell>
          <table:table-cell office:value-type="float" office:value="43.62687">
            <text:p>43,626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80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3497">
            <text:p>3497</text:p>
          </table:table-cell>
          <table:table-cell office:value-type="float" office:value="3.8496">
            <text:p>3,8496</text:p>
          </table:table-cell>
          <table:table-cell office:value-type="float" office:value="43.62581">
            <text:p>43,625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942">
            <text:p>942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4367">
            <text:p>4367</text:p>
          </table:table-cell>
          <table:table-cell office:value-type="float" office:value="3.8539">
            <text:p>3,8539</text:p>
          </table:table-cell>
          <table:table-cell office:value-type="float" office:value="43.62253">
            <text:p>43,622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5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4378">
            <text:p>4378</text:p>
          </table:table-cell>
          <table:table-cell office:value-type="float" office:value="3.85201">
            <text:p>3,85201</text:p>
          </table:table-cell>
          <table:table-cell office:value-type="float" office:value="43.62079">
            <text:p>43,620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6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407">
            <text:p>4407</text:p>
          </table:table-cell>
          <table:table-cell office:value-type="float" office:value="3.85009">
            <text:p>3,85009</text:p>
          </table:table-cell>
          <table:table-cell office:value-type="float" office:value="43.62029">
            <text:p>43,620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6424">
            <text:p>6424</text:p>
          </table:table-cell>
          <table:table-cell office:value-type="float" office:value="3.84998">
            <text:p>3,84998</text:p>
          </table:table-cell>
          <table:table-cell office:value-type="float" office:value="43.62207">
            <text:p>43,622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5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4388">
            <text:p>4388</text:p>
          </table:table-cell>
          <table:table-cell office:value-type="float" office:value="3.85061">
            <text:p>3,85061</text:p>
          </table:table-cell>
          <table:table-cell office:value-type="float" office:value="43.62323">
            <text:p>43,623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5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409">
            <text:p>6409</text:p>
          </table:table-cell>
          <table:table-cell office:value-type="float" office:value="3.85091">
            <text:p>3,85091</text:p>
          </table:table-cell>
          <table:table-cell office:value-type="float" office:value="43.62403">
            <text:p>43,624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6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468">
            <text:p>4468</text:p>
          </table:table-cell>
          <table:table-cell office:value-type="float" office:value="3.84566">
            <text:p>3,84566</text:p>
          </table:table-cell>
          <table:table-cell office:value-type="float" office:value="43.62229">
            <text:p>43,622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464">
            <text:p>4464</text:p>
          </table:table-cell>
          <table:table-cell office:value-type="float" office:value="3.84525">
            <text:p>3,84525</text:p>
          </table:table-cell>
          <table:table-cell office:value-type="float" office:value="43.62253">
            <text:p>43,622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6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38">
            <text:p>3538</text:p>
          </table:table-cell>
          <table:table-cell office:value-type="float" office:value="3.84396">
            <text:p>3,84396</text:p>
          </table:table-cell>
          <table:table-cell office:value-type="float" office:value="43.6234">
            <text:p>43,62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3525">
            <text:p>3525</text:p>
          </table:table-cell>
          <table:table-cell office:value-type="float" office:value="3.84351">
            <text:p>3,84351</text:p>
          </table:table-cell>
          <table:table-cell office:value-type="float" office:value="43.6236">
            <text:p>43,62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71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37">
            <text:p>3537</text:p>
          </table:table-cell>
          <table:table-cell office:value-type="float" office:value="3.84353">
            <text:p>3,84353</text:p>
          </table:table-cell>
          <table:table-cell office:value-type="float" office:value="43.62373">
            <text:p>43,623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21">
            <text:p>3521</text:p>
          </table:table-cell>
          <table:table-cell office:value-type="float" office:value="3.84169">
            <text:p>3,84169</text:p>
          </table:table-cell>
          <table:table-cell office:value-type="float" office:value="43.6249">
            <text:p>43,62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26">
            <text:p>3526</text:p>
          </table:table-cell>
          <table:table-cell office:value-type="float" office:value="3.84129">
            <text:p>3,84129</text:p>
          </table:table-cell>
          <table:table-cell office:value-type="float" office:value="43.62468">
            <text:p>43,624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51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3535">
            <text:p>3535</text:p>
          </table:table-cell>
          <table:table-cell office:value-type="float" office:value="3.84167">
            <text:p>3,84167</text:p>
          </table:table-cell>
          <table:table-cell office:value-type="float" office:value="43.62345">
            <text:p>43,623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51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3545">
            <text:p>3545</text:p>
          </table:table-cell>
          <table:table-cell office:value-type="float" office:value="3.83805">
            <text:p>3,83805</text:p>
          </table:table-cell>
          <table:table-cell office:value-type="float" office:value="43.6247">
            <text:p>43,62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30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4469">
            <text:p>4469</text:p>
          </table:table-cell>
          <table:table-cell office:value-type="float" office:value="3.83983">
            <text:p>3,83983</text:p>
          </table:table-cell>
          <table:table-cell office:value-type="float" office:value="43.62523">
            <text:p>43,625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30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551">
            <text:p>3551</text:p>
          </table:table-cell>
          <table:table-cell office:value-type="float" office:value="3.84047">
            <text:p>3,84047</text:p>
          </table:table-cell>
          <table:table-cell office:value-type="float" office:value="43.62551">
            <text:p>43,625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8452">
            <text:p>8452</text:p>
          </table:table-cell>
          <table:table-cell office:value-type="float" office:value="3.84803">
            <text:p>3,84803</text:p>
          </table:table-cell>
          <table:table-cell office:value-type="float" office:value="43.62145">
            <text:p>43,621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408">
            <text:p>4408</text:p>
          </table:table-cell>
          <table:table-cell office:value-type="float" office:value="3.84923">
            <text:p>3,84923</text:p>
          </table:table-cell>
          <table:table-cell office:value-type="float" office:value="43.62078">
            <text:p>43,620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374">
            <text:p>4374</text:p>
          </table:table-cell>
          <table:table-cell office:value-type="float" office:value="3.8541">
            <text:p>3,8541</text:p>
          </table:table-cell>
          <table:table-cell office:value-type="float" office:value="43.62014">
            <text:p>43,620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9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362">
            <text:p>4362</text:p>
          </table:table-cell>
          <table:table-cell office:value-type="float" office:value="3.85741">
            <text:p>3,85741</text:p>
          </table:table-cell>
          <table:table-cell office:value-type="float" office:value="43.62064">
            <text:p>43,620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9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59">
            <text:p>4359</text:p>
          </table:table-cell>
          <table:table-cell office:value-type="float" office:value="3.85858">
            <text:p>3,85858</text:p>
          </table:table-cell>
          <table:table-cell office:value-type="float" office:value="43.62035">
            <text:p>43,620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57">
            <text:p>4357</text:p>
          </table:table-cell>
          <table:table-cell office:value-type="float" office:value="3.85893">
            <text:p>3,85893</text:p>
          </table:table-cell>
          <table:table-cell office:value-type="float" office:value="43.61865">
            <text:p>43,618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6757">
            <text:p>6757</text:p>
          </table:table-cell>
          <table:table-cell office:value-type="float" office:value="3.85171">
            <text:p>3,85171</text:p>
          </table:table-cell>
          <table:table-cell office:value-type="float" office:value="43.61944">
            <text:p>43,619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float" office:value="6758">
            <text:p>6758</text:p>
          </table:table-cell>
          <table:table-cell office:value-type="float" office:value="3.85249">
            <text:p>3,85249</text:p>
          </table:table-cell>
          <table:table-cell office:value-type="float" office:value="43.61873">
            <text:p>43,618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369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532">
            <text:p>4532</text:p>
          </table:table-cell>
          <table:table-cell office:value-type="float" office:value="3.85098">
            <text:p>3,85098</text:p>
          </table:table-cell>
          <table:table-cell office:value-type="float" office:value="43.6178">
            <text:p>43,61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1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391">
            <text:p>4391</text:p>
          </table:table-cell>
          <table:table-cell office:value-type="float" office:value="3.85024">
            <text:p>3,85024</text:p>
          </table:table-cell>
          <table:table-cell office:value-type="float" office:value="43.61998">
            <text:p>43,619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2475">
            <text:p>2475</text:p>
          </table:table-cell>
          <table:table-cell office:value-type="float" office:value="3.83824">
            <text:p>3,83824</text:p>
          </table:table-cell>
          <table:table-cell office:value-type="float" office:value="43.62003">
            <text:p>43,620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52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4463">
            <text:p>4463</text:p>
          </table:table-cell>
          <table:table-cell office:value-type="float" office:value="3.83968">
            <text:p>3,83968</text:p>
          </table:table-cell>
          <table:table-cell office:value-type="float" office:value="43.62126">
            <text:p>43,621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6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4459">
            <text:p>4459</text:p>
          </table:table-cell>
          <table:table-cell office:value-type="float" office:value="3.84001">
            <text:p>3,84001</text:p>
          </table:table-cell>
          <table:table-cell office:value-type="float" office:value="43.62106">
            <text:p>43,621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52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455">
            <text:p>2455</text:p>
          </table:table-cell>
          <table:table-cell office:value-type="float" office:value="3.83829">
            <text:p>3,83829</text:p>
          </table:table-cell>
          <table:table-cell office:value-type="float" office:value="43.61754">
            <text:p>43,617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9852">
            <text:p>9852</text:p>
          </table:table-cell>
          <table:table-cell office:value-type="float" office:value="3.83779">
            <text:p>3,83779</text:p>
          </table:table-cell>
          <table:table-cell office:value-type="float" office:value="43.61737">
            <text:p>43,617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2275">
            <text:p>2275</text:p>
          </table:table-cell>
          <table:table-cell office:value-type="float" office:value="3.83664">
            <text:p>3,83664</text:p>
          </table:table-cell>
          <table:table-cell office:value-type="float" office:value="43.61687">
            <text:p>43,616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324">
            <text:p>2324</text:p>
          </table:table-cell>
          <table:table-cell office:value-type="float" office:value="3.83451">
            <text:p>3,83451</text:p>
          </table:table-cell>
          <table:table-cell office:value-type="float" office:value="43.61597">
            <text:p>43,615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5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2319">
            <text:p>2319</text:p>
          </table:table-cell>
          <table:table-cell office:value-type="float" office:value="3.8341">
            <text:p>3,8341</text:p>
          </table:table-cell>
          <table:table-cell office:value-type="float" office:value="43.61669">
            <text:p>43,616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8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4476">
            <text:p>4476</text:p>
          </table:table-cell>
          <table:table-cell office:value-type="float" office:value="3.83447">
            <text:p>3,83447</text:p>
          </table:table-cell>
          <table:table-cell office:value-type="float" office:value="43.61633">
            <text:p>43,616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27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321">
            <text:p>2321</text:p>
          </table:table-cell>
          <table:table-cell office:value-type="float" office:value="3.83192">
            <text:p>3,83192</text:p>
          </table:table-cell>
          <table:table-cell office:value-type="float" office:value="43.61814">
            <text:p>43,618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7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6524">
            <text:p>6524</text:p>
          </table:table-cell>
          <table:table-cell office:value-type="float" office:value="3.83262">
            <text:p>3,83262</text:p>
          </table:table-cell>
          <table:table-cell office:value-type="float" office:value="43.61949">
            <text:p>43,619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3645">
            <text:p>3645</text:p>
          </table:table-cell>
          <table:table-cell office:value-type="float" office:value="3.83425">
            <text:p>3,83425</text:p>
          </table:table-cell>
          <table:table-cell office:value-type="float" office:value="43.62128">
            <text:p>43,621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2465">
            <text:p>2465</text:p>
          </table:table-cell>
          <table:table-cell office:value-type="float" office:value="3.8344">
            <text:p>3,8344</text:p>
          </table:table-cell>
          <table:table-cell office:value-type="float" office:value="43.62102">
            <text:p>43,621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18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2300">
            <text:p>2300</text:p>
          </table:table-cell>
          <table:table-cell office:value-type="float" office:value="3.83276">
            <text:p>3,83276</text:p>
          </table:table-cell>
          <table:table-cell office:value-type="float" office:value="43.61472">
            <text:p>43,614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1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345">
            <text:p>2345</text:p>
          </table:table-cell>
          <table:table-cell office:value-type="float" office:value="3.83057">
            <text:p>3,83057</text:p>
          </table:table-cell>
          <table:table-cell office:value-type="float" office:value="43.61477">
            <text:p>43,614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float" office:value="2349">
            <text:p>2349</text:p>
          </table:table-cell>
          <table:table-cell office:value-type="float" office:value="3.83084">
            <text:p>3,83084</text:p>
          </table:table-cell>
          <table:table-cell office:value-type="float" office:value="43.61314">
            <text:p>43,613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66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2441">
            <text:p>2441</text:p>
          </table:table-cell>
          <table:table-cell office:value-type="float" office:value="3.82947">
            <text:p>3,82947</text:p>
          </table:table-cell>
          <table:table-cell office:value-type="float" office:value="43.61465">
            <text:p>43,614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2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2332">
            <text:p>2332</text:p>
          </table:table-cell>
          <table:table-cell office:value-type="float" office:value="3.83078">
            <text:p>3,83078</text:p>
          </table:table-cell>
          <table:table-cell office:value-type="float" office:value="43.61679">
            <text:p>43,616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8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58">
            <text:p>2258</text:p>
          </table:table-cell>
          <table:table-cell office:value-type="float" office:value="3.83511">
            <text:p>3,83511</text:p>
          </table:table-cell>
          <table:table-cell office:value-type="float" office:value="43.61461">
            <text:p>43,614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2">
            <text:p>2242</text:p>
          </table:table-cell>
          <table:table-cell office:value-type="float" office:value="3.83884">
            <text:p>3,83884</text:p>
          </table:table-cell>
          <table:table-cell office:value-type="float" office:value="43.61377">
            <text:p>43,613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6628">
            <text:p>6628</text:p>
          </table:table-cell>
          <table:table-cell office:value-type="float" office:value="3.84056">
            <text:p>3,84056</text:p>
          </table:table-cell>
          <table:table-cell office:value-type="float" office:value="43.61593">
            <text:p>43,61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66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6631">
            <text:p>6631</text:p>
          </table:table-cell>
          <table:table-cell office:value-type="float" office:value="3.83987">
            <text:p>3,83987</text:p>
          </table:table-cell>
          <table:table-cell office:value-type="float" office:value="43.61552">
            <text:p>43,615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63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6630">
            <text:p>6630</text:p>
          </table:table-cell>
          <table:table-cell office:value-type="float" office:value="3.83944">
            <text:p>3,83944</text:p>
          </table:table-cell>
          <table:table-cell office:value-type="float" office:value="43.61476">
            <text:p>43,614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63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629">
            <text:p>6629</text:p>
          </table:table-cell>
          <table:table-cell office:value-type="float" office:value="3.83875">
            <text:p>3,83875</text:p>
          </table:table-cell>
          <table:table-cell office:value-type="float" office:value="43.61537">
            <text:p>43,615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3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295">
            <text:p>2295</text:p>
          </table:table-cell>
          <table:table-cell office:value-type="float" office:value="3.83585">
            <text:p>3,83585</text:p>
          </table:table-cell>
          <table:table-cell office:value-type="float" office:value="43.61527">
            <text:p>43,615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1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2281">
            <text:p>2281</text:p>
          </table:table-cell>
          <table:table-cell office:value-type="float" office:value="3.83568">
            <text:p>3,83568</text:p>
          </table:table-cell>
          <table:table-cell office:value-type="float" office:value="43.61466">
            <text:p>43,614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6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21">
            <text:p>4421</text:p>
          </table:table-cell>
          <table:table-cell office:value-type="float" office:value="3.84568">
            <text:p>3,84568</text:p>
          </table:table-cell>
          <table:table-cell office:value-type="float" office:value="43.61857">
            <text:p>43,618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52">
            <text:p>4452</text:p>
          </table:table-cell>
          <table:table-cell office:value-type="float" office:value="3.8449">
            <text:p>3,8449</text:p>
          </table:table-cell>
          <table:table-cell office:value-type="float" office:value="43.61841">
            <text:p>43,618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449">
            <text:p>4449</text:p>
          </table:table-cell>
          <table:table-cell office:value-type="float" office:value="3.84372">
            <text:p>3,84372</text:p>
          </table:table-cell>
          <table:table-cell office:value-type="float" office:value="43.61798">
            <text:p>43,617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6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50">
            <text:p>2250</text:p>
          </table:table-cell>
          <table:table-cell office:value-type="float" office:value="3.84047">
            <text:p>3,84047</text:p>
          </table:table-cell>
          <table:table-cell office:value-type="float" office:value="43.61672">
            <text:p>43,616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8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4450">
            <text:p>4450</text:p>
          </table:table-cell>
          <table:table-cell office:value-type="float" office:value="3.84158">
            <text:p>3,84158</text:p>
          </table:table-cell>
          <table:table-cell office:value-type="float" office:value="43.61654">
            <text:p>43,616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448">
            <text:p>4448</text:p>
          </table:table-cell>
          <table:table-cell office:value-type="float" office:value="3.84384">
            <text:p>3,84384</text:p>
          </table:table-cell>
          <table:table-cell office:value-type="float" office:value="43.61743">
            <text:p>43,617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76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47">
            <text:p>4447</text:p>
          </table:table-cell>
          <table:table-cell office:value-type="float" office:value="3.84417">
            <text:p>3,84417</text:p>
          </table:table-cell>
          <table:table-cell office:value-type="float" office:value="43.61792">
            <text:p>43,617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46">
            <text:p>4446</text:p>
          </table:table-cell>
          <table:table-cell office:value-type="float" office:value="3.84443">
            <text:p>3,84443</text:p>
          </table:table-cell>
          <table:table-cell office:value-type="float" office:value="43.61773">
            <text:p>43,617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37">
            <text:p>4437</text:p>
          </table:table-cell>
          <table:table-cell office:value-type="float" office:value="3.84533">
            <text:p>3,84533</text:p>
          </table:table-cell>
          <table:table-cell office:value-type="float" office:value="43.61719">
            <text:p>43,617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40">
            <text:p>4440</text:p>
          </table:table-cell>
          <table:table-cell office:value-type="float" office:value="3.84613">
            <text:p>3,84613</text:p>
          </table:table-cell>
          <table:table-cell office:value-type="float" office:value="43.61697">
            <text:p>43,616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436">
            <text:p>4436</text:p>
          </table:table-cell>
          <table:table-cell office:value-type="float" office:value="3.84642">
            <text:p>3,84642</text:p>
          </table:table-cell>
          <table:table-cell office:value-type="float" office:value="43.61671">
            <text:p>43,616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430">
            <text:p>4430</text:p>
          </table:table-cell>
          <table:table-cell office:value-type="float" office:value="3.84812">
            <text:p>3,84812</text:p>
          </table:table-cell>
          <table:table-cell office:value-type="float" office:value="43.61721">
            <text:p>43,617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1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500">
            <text:p>4500</text:p>
          </table:table-cell>
          <table:table-cell office:value-type="float" office:value="3.84877">
            <text:p>3,84877</text:p>
          </table:table-cell>
          <table:table-cell office:value-type="float" office:value="43.61478">
            <text:p>43,614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6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509">
            <text:p>4509</text:p>
          </table:table-cell>
          <table:table-cell office:value-type="float" office:value="3.84866">
            <text:p>3,84866</text:p>
          </table:table-cell>
          <table:table-cell office:value-type="float" office:value="43.61441">
            <text:p>43,614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488">
            <text:p>4488</text:p>
          </table:table-cell>
          <table:table-cell office:value-type="float" office:value="3.8467">
            <text:p>3,8467</text:p>
          </table:table-cell>
          <table:table-cell office:value-type="float" office:value="43.61306">
            <text:p>43,613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72">
            <text:p>2272</text:p>
          </table:table-cell>
          <table:table-cell office:value-type="float" office:value="3.84204">
            <text:p>3,84204</text:p>
          </table:table-cell>
          <table:table-cell office:value-type="float" office:value="43.61569">
            <text:p>43,615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8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2241">
            <text:p>2241</text:p>
          </table:table-cell>
          <table:table-cell office:value-type="float" office:value="3.84074">
            <text:p>3,84074</text:p>
          </table:table-cell>
          <table:table-cell office:value-type="float" office:value="43.61346">
            <text:p>43,613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2249">
            <text:p>2249</text:p>
          </table:table-cell>
          <table:table-cell office:value-type="float" office:value="3.83888">
            <text:p>3,83888</text:p>
          </table:table-cell>
          <table:table-cell office:value-type="float" office:value="43.61277">
            <text:p>43,612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6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2235">
            <text:p>2235</text:p>
          </table:table-cell>
          <table:table-cell office:value-type="float" office:value="3.83866">
            <text:p>3,83866</text:p>
          </table:table-cell>
          <table:table-cell office:value-type="float" office:value="43.61248">
            <text:p>43,612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2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2245">
            <text:p>2245</text:p>
          </table:table-cell>
          <table:table-cell office:value-type="float" office:value="3.83699">
            <text:p>3,83699</text:p>
          </table:table-cell>
          <table:table-cell office:value-type="float" office:value="43.60994">
            <text:p>43,609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2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1737">
            <text:p>11737</text:p>
          </table:table-cell>
          <table:table-cell office:value-type="float" office:value="3.83605">
            <text:p>3,83605</text:p>
          </table:table-cell>
          <table:table-cell office:value-type="float" office:value="43.61027">
            <text:p>43,610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7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270">
            <text:p>2270</text:p>
          </table:table-cell>
          <table:table-cell office:value-type="float" office:value="3.83451">
            <text:p>3,83451</text:p>
          </table:table-cell>
          <table:table-cell office:value-type="float" office:value="43.61279">
            <text:p>43,612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9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238">
            <text:p>2238</text:p>
          </table:table-cell>
          <table:table-cell office:value-type="float" office:value="3.83539">
            <text:p>3,83539</text:p>
          </table:table-cell>
          <table:table-cell office:value-type="float" office:value="43.61359">
            <text:p>43,613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9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6334">
            <text:p>6334</text:p>
          </table:table-cell>
          <table:table-cell office:value-type="float" office:value="3.83481">
            <text:p>3,83481</text:p>
          </table:table-cell>
          <table:table-cell office:value-type="float" office:value="43.61131">
            <text:p>43,611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2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184">
            <text:p>2184</text:p>
          </table:table-cell>
          <table:table-cell office:value-type="float" office:value="3.83039">
            <text:p>3,83039</text:p>
          </table:table-cell>
          <table:table-cell office:value-type="float" office:value="43.61091">
            <text:p>43,610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178">
            <text:p>2178</text:p>
          </table:table-cell>
          <table:table-cell office:value-type="float" office:value="3.82901">
            <text:p>3,82901</text:p>
          </table:table-cell>
          <table:table-cell office:value-type="float" office:value="43.61115">
            <text:p>43,611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169">
            <text:p>2169</text:p>
          </table:table-cell>
          <table:table-cell office:value-type="float" office:value="3.83197">
            <text:p>3,83197</text:p>
          </table:table-cell>
          <table:table-cell office:value-type="float" office:value="43.60979">
            <text:p>43,609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6340">
            <text:p>6340</text:p>
          </table:table-cell>
          <table:table-cell office:value-type="float" office:value="3.83336">
            <text:p>3,83336</text:p>
          </table:table-cell>
          <table:table-cell office:value-type="float" office:value="43.60885">
            <text:p>43,608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6339">
            <text:p>6339</text:p>
          </table:table-cell>
          <table:table-cell office:value-type="float" office:value="3.83481">
            <text:p>3,83481</text:p>
          </table:table-cell>
          <table:table-cell office:value-type="float" office:value="43.60824">
            <text:p>43,608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2165">
            <text:p>2165</text:p>
          </table:table-cell>
          <table:table-cell office:value-type="float" office:value="3.83567">
            <text:p>3,83567</text:p>
          </table:table-cell>
          <table:table-cell office:value-type="float" office:value="43.60891">
            <text:p>43,608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23</text:p>
          </table:table-cell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2229">
            <text:p>2229</text:p>
          </table:table-cell>
          <table:table-cell office:value-type="float" office:value="3.83616">
            <text:p>3,83616</text:p>
          </table:table-cell>
          <table:table-cell office:value-type="float" office:value="43.60936">
            <text:p>43,609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23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44">
            <text:p>4344</text:p>
          </table:table-cell>
          <table:table-cell office:value-type="float" office:value="3.85914">
            <text:p>3,85914</text:p>
          </table:table-cell>
          <table:table-cell office:value-type="float" office:value="43.61641">
            <text:p>43,616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3824">
            <text:p>3824</text:p>
          </table:table-cell>
          <table:table-cell office:value-type="float" office:value="3.85772">
            <text:p>3,85772</text:p>
          </table:table-cell>
          <table:table-cell office:value-type="float" office:value="43.61601">
            <text:p>43,616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3825">
            <text:p>3825</text:p>
          </table:table-cell>
          <table:table-cell office:value-type="float" office:value="3.85638">
            <text:p>3,85638</text:p>
          </table:table-cell>
          <table:table-cell office:value-type="float" office:value="43.61562">
            <text:p>43,615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20">
            <text:p>4520</text:p>
          </table:table-cell>
          <table:table-cell office:value-type="float" office:value="3.85597">
            <text:p>3,85597</text:p>
          </table:table-cell>
          <table:table-cell office:value-type="float" office:value="43.61583">
            <text:p>43,615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518">
            <text:p>4518</text:p>
          </table:table-cell>
          <table:table-cell office:value-type="float" office:value="3.85414">
            <text:p>3,85414</text:p>
          </table:table-cell>
          <table:table-cell office:value-type="float" office:value="43.61731">
            <text:p>43,617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4517">
            <text:p>4517</text:p>
          </table:table-cell>
          <table:table-cell office:value-type="float" office:value="3.85381">
            <text:p>3,85381</text:p>
          </table:table-cell>
          <table:table-cell office:value-type="float" office:value="43.61756">
            <text:p>43,617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7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3829">
            <text:p>3829</text:p>
          </table:table-cell>
          <table:table-cell office:value-type="float" office:value="3.85947">
            <text:p>3,85947</text:p>
          </table:table-cell>
          <table:table-cell office:value-type="float" office:value="43.61561">
            <text:p>43,615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37">
            <text:p>4537</text:p>
          </table:table-cell>
          <table:table-cell office:value-type="float" office:value="3.85892">
            <text:p>3,85892</text:p>
          </table:table-cell>
          <table:table-cell office:value-type="float" office:value="43.61329">
            <text:p>43,613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38">
            <text:p>4538</text:p>
          </table:table-cell>
          <table:table-cell office:value-type="float" office:value="3.85847">
            <text:p>3,85847</text:p>
          </table:table-cell>
          <table:table-cell office:value-type="float" office:value="43.61369">
            <text:p>43,613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40">
            <text:p>140</text:p>
          </table:table-cell>
          <table:table-cell office:value-type="float" office:value="3.85677">
            <text:p>3,85677</text:p>
          </table:table-cell>
          <table:table-cell office:value-type="float" office:value="43.61515">
            <text:p>43,615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28">
            <text:p>128</text:p>
          </table:table-cell>
          <table:table-cell office:value-type="float" office:value="3.85751">
            <text:p>3,85751</text:p>
          </table:table-cell>
          <table:table-cell office:value-type="float" office:value="43.61483">
            <text:p>43,614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52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2975">
            <text:p>12975</text:p>
          </table:table-cell>
          <table:table-cell office:value-type="float" office:value="3.85704">
            <text:p>3,85704</text:p>
          </table:table-cell>
          <table:table-cell office:value-type="float" office:value="43.61492">
            <text:p>43,614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27">
            <text:p>4527</text:p>
          </table:table-cell>
          <table:table-cell office:value-type="float" office:value="3.85755">
            <text:p>3,85755</text:p>
          </table:table-cell>
          <table:table-cell office:value-type="float" office:value="43.61448">
            <text:p>43,6144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545">
            <text:p>4545</text:p>
          </table:table-cell>
          <table:table-cell office:value-type="float" office:value="3.8583">
            <text:p>3,8583</text:p>
          </table:table-cell>
          <table:table-cell office:value-type="float" office:value="43.61285">
            <text:p>43,612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71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536">
            <text:p>4536</text:p>
          </table:table-cell>
          <table:table-cell office:value-type="float" office:value="3.85714">
            <text:p>3,85714</text:p>
          </table:table-cell>
          <table:table-cell office:value-type="float" office:value="43.61215">
            <text:p>43,612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1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795">
            <text:p>4795</text:p>
          </table:table-cell>
          <table:table-cell office:value-type="float" office:value="3.858">
            <text:p>3,858</text:p>
          </table:table-cell>
          <table:table-cell office:value-type="float" office:value="43.61155">
            <text:p>43,611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15">
            <text:p>115</text:p>
          </table:table-cell>
          <table:table-cell office:value-type="float" office:value="3.85876">
            <text:p>3,85876</text:p>
          </table:table-cell>
          <table:table-cell office:value-type="float" office:value="43.61196">
            <text:p>43,611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48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540">
            <text:p>4540</text:p>
          </table:table-cell>
          <table:table-cell office:value-type="float" office:value="3.85867">
            <text:p>3,85867</text:p>
          </table:table-cell>
          <table:table-cell office:value-type="float" office:value="43.61208">
            <text:p>43,612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3817">
            <text:p>3817</text:p>
          </table:table-cell>
          <table:table-cell office:value-type="float" office:value="3.85883">
            <text:p>3,85883</text:p>
          </table:table-cell>
          <table:table-cell office:value-type="float" office:value="43.61237">
            <text:p>43,612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794">
            <text:p>4794</text:p>
          </table:table-cell>
          <table:table-cell office:value-type="float" office:value="3.85895">
            <text:p>3,85895</text:p>
          </table:table-cell>
          <table:table-cell office:value-type="float" office:value="43.61143">
            <text:p>43,611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9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796">
            <text:p>4796</text:p>
          </table:table-cell>
          <table:table-cell office:value-type="float" office:value="3.85662">
            <text:p>3,85662</text:p>
          </table:table-cell>
          <table:table-cell office:value-type="float" office:value="43.61064">
            <text:p>43,610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9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6">
            <text:p>4806</text:p>
          </table:table-cell>
          <table:table-cell office:value-type="float" office:value="3.85441">
            <text:p>3,85441</text:p>
          </table:table-cell>
          <table:table-cell office:value-type="float" office:value="43.61025">
            <text:p>43,610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1">
            <text:p>4801</text:p>
          </table:table-cell>
          <table:table-cell office:value-type="float" office:value="3.8541">
            <text:p>3,8541</text:p>
          </table:table-cell>
          <table:table-cell office:value-type="float" office:value="43.6125">
            <text:p>43,61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3">
            <text:p>4803</text:p>
          </table:table-cell>
          <table:table-cell office:value-type="float" office:value="3.85347">
            <text:p>3,85347</text:p>
          </table:table-cell>
          <table:table-cell office:value-type="float" office:value="43.6129">
            <text:p>43,61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4804">
            <text:p>4804</text:p>
          </table:table-cell>
          <table:table-cell office:value-type="float" office:value="3.85319">
            <text:p>3,85319</text:p>
          </table:table-cell>
          <table:table-cell office:value-type="float" office:value="43.61292">
            <text:p>43,612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6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818">
            <text:p>4818</text:p>
          </table:table-cell>
          <table:table-cell office:value-type="float" office:value="3.85431">
            <text:p>3,85431</text:p>
          </table:table-cell>
          <table:table-cell office:value-type="float" office:value="43.61116">
            <text:p>43,611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8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7">
            <text:p>4807</text:p>
          </table:table-cell>
          <table:table-cell office:value-type="float" office:value="3.85442">
            <text:p>3,85442</text:p>
          </table:table-cell>
          <table:table-cell office:value-type="float" office:value="43.61116">
            <text:p>43,611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00">
            <text:p>4800</text:p>
          </table:table-cell>
          <table:table-cell office:value-type="float" office:value="3.85443">
            <text:p>3,85443</text:p>
          </table:table-cell>
          <table:table-cell office:value-type="float" office:value="43.61142">
            <text:p>43,611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4528">
            <text:p>4528</text:p>
          </table:table-cell>
          <table:table-cell office:value-type="float" office:value="3.85173">
            <text:p>3,85173</text:p>
          </table:table-cell>
          <table:table-cell office:value-type="float" office:value="43.61372">
            <text:p>43,613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3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506">
            <text:p>4506</text:p>
          </table:table-cell>
          <table:table-cell office:value-type="float" office:value="3.85098">
            <text:p>3,85098</text:p>
          </table:table-cell>
          <table:table-cell office:value-type="float" office:value="43.61426">
            <text:p>43,614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499">
            <text:p>4499</text:p>
          </table:table-cell>
          <table:table-cell office:value-type="float" office:value="3.85027">
            <text:p>3,85027</text:p>
          </table:table-cell>
          <table:table-cell office:value-type="float" office:value="43.61409">
            <text:p>43,614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530">
            <text:p>4530</text:p>
          </table:table-cell>
          <table:table-cell office:value-type="float" office:value="3.85159">
            <text:p>3,85159</text:p>
          </table:table-cell>
          <table:table-cell office:value-type="float" office:value="43.61442">
            <text:p>43,614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522">
            <text:p>4522</text:p>
          </table:table-cell>
          <table:table-cell office:value-type="float" office:value="3.85311">
            <text:p>3,85311</text:p>
          </table:table-cell>
          <table:table-cell office:value-type="float" office:value="43.61476">
            <text:p>43,614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523">
            <text:p>4523</text:p>
          </table:table-cell>
          <table:table-cell office:value-type="float" office:value="3.8541">
            <text:p>3,8541</text:p>
          </table:table-cell>
          <table:table-cell office:value-type="float" office:value="43.61482">
            <text:p>43,614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0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42">
            <text:p>142</text:p>
          </table:table-cell>
          <table:table-cell office:value-type="float" office:value="3.85425">
            <text:p>3,85425</text:p>
          </table:table-cell>
          <table:table-cell office:value-type="float" office:value="43.61501">
            <text:p>43,615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41">
            <text:p>141</text:p>
          </table:table-cell>
          <table:table-cell office:value-type="float" office:value="3.85511">
            <text:p>3,85511</text:p>
          </table:table-cell>
          <table:table-cell office:value-type="float" office:value="43.61525">
            <text:p>43,615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949">
            <text:p>4949</text:p>
          </table:table-cell>
          <table:table-cell office:value-type="float" office:value="3.84914">
            <text:p>3,84914</text:p>
          </table:table-cell>
          <table:table-cell office:value-type="float" office:value="43.61067">
            <text:p>43,610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9">
            <text:p>4819</text:p>
          </table:table-cell>
          <table:table-cell office:value-type="float" office:value="3.85406">
            <text:p>3,85406</text:p>
          </table:table-cell>
          <table:table-cell office:value-type="float" office:value="43.61013">
            <text:p>43,610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960">
            <text:p>4960</text:p>
          </table:table-cell>
          <table:table-cell office:value-type="float" office:value="3.85303">
            <text:p>3,85303</text:p>
          </table:table-cell>
          <table:table-cell office:value-type="float" office:value="43.60926">
            <text:p>43,609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0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956">
            <text:p>4956</text:p>
          </table:table-cell>
          <table:table-cell office:value-type="float" office:value="3.8528">
            <text:p>3,8528</text:p>
          </table:table-cell>
          <table:table-cell office:value-type="float" office:value="43.60894">
            <text:p>43,608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0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4953">
            <text:p>4953</text:p>
          </table:table-cell>
          <table:table-cell office:value-type="float" office:value="3.85284">
            <text:p>3,85284</text:p>
          </table:table-cell>
          <table:table-cell office:value-type="float" office:value="43.60883">
            <text:p>43,608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3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959">
            <text:p>4959</text:p>
          </table:table-cell>
          <table:table-cell office:value-type="float" office:value="3.85382">
            <text:p>3,85382</text:p>
          </table:table-cell>
          <table:table-cell office:value-type="float" office:value="43.60829">
            <text:p>43,608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4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957">
            <text:p>4957</text:p>
          </table:table-cell>
          <table:table-cell office:value-type="float" office:value="3.85324">
            <text:p>3,85324</text:p>
          </table:table-cell>
          <table:table-cell office:value-type="float" office:value="43.60875">
            <text:p>43,608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4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8734">
            <text:p>8734</text:p>
          </table:table-cell>
          <table:table-cell office:value-type="float" office:value="3.83666">
            <text:p>3,83666</text:p>
          </table:table-cell>
          <table:table-cell office:value-type="float" office:value="43.59607">
            <text:p>43,596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34">
            <text:p>2034</text:p>
          </table:table-cell>
          <table:table-cell office:value-type="float" office:value="3.83601">
            <text:p>3,83601</text:p>
          </table:table-cell>
          <table:table-cell office:value-type="float" office:value="43.59618">
            <text:p>43,596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7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2031">
            <text:p>2031</text:p>
          </table:table-cell>
          <table:table-cell office:value-type="float" office:value="3.83918">
            <text:p>3,83918</text:p>
          </table:table-cell>
          <table:table-cell office:value-type="float" office:value="43.59849">
            <text:p>43,598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19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2032">
            <text:p>2032</text:p>
          </table:table-cell>
          <table:table-cell office:value-type="float" office:value="3.83963">
            <text:p>3,83963</text:p>
          </table:table-cell>
          <table:table-cell office:value-type="float" office:value="43.5973">
            <text:p>43,59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2032">
            <text:p>2032</text:p>
          </table:table-cell>
          <table:table-cell office:value-type="float" office:value="3.83872">
            <text:p>3,83872</text:p>
          </table:table-cell>
          <table:table-cell office:value-type="float" office:value="43.59694">
            <text:p>43,596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9793">
            <text:p>9793</text:p>
          </table:table-cell>
          <table:table-cell office:value-type="float" office:value="3.84021">
            <text:p>3,84021</text:p>
          </table:table-cell>
          <table:table-cell office:value-type="float" office:value="43.59762">
            <text:p>43,597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918">
            <text:p>1918</text:p>
          </table:table-cell>
          <table:table-cell office:value-type="float" office:value="3.84039">
            <text:p>3,84039</text:p>
          </table:table-cell>
          <table:table-cell office:value-type="float" office:value="43.59993">
            <text:p>43,599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7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1934">
            <text:p>1934</text:p>
          </table:table-cell>
          <table:table-cell office:value-type="float" office:value="3.83699">
            <text:p>3,83699</text:p>
          </table:table-cell>
          <table:table-cell office:value-type="float" office:value="43.60057">
            <text:p>43,600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04</text:p>
          </table:table-cell>
          <table:table-cell office:value-type="float" office:value="1077">
            <text:p>1077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23">
            <text:p>1823</text:p>
          </table:table-cell>
          <table:table-cell office:value-type="float" office:value="3.84578">
            <text:p>3,84578</text:p>
          </table:table-cell>
          <table:table-cell office:value-type="float" office:value="43.60035">
            <text:p>43,600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4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44">
            <text:p>1844</text:p>
          </table:table-cell>
          <table:table-cell office:value-type="float" office:value="3.84867">
            <text:p>3,84867</text:p>
          </table:table-cell>
          <table:table-cell office:value-type="float" office:value="43.60135">
            <text:p>43,601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float" office:value="1836">
            <text:p>1836</text:p>
          </table:table-cell>
          <table:table-cell office:value-type="float" office:value="3.84399">
            <text:p>3,84399</text:p>
          </table:table-cell>
          <table:table-cell office:value-type="float" office:value="43.6004">
            <text:p>43,60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33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float" office:value="1845">
            <text:p>1845</text:p>
          </table:table-cell>
          <table:table-cell office:value-type="float" office:value="3.84276">
            <text:p>3,84276</text:p>
          </table:table-cell>
          <table:table-cell office:value-type="float" office:value="43.59989">
            <text:p>43,599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79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847">
            <text:p>1847</text:p>
          </table:table-cell>
          <table:table-cell office:value-type="float" office:value="3.8431">
            <text:p>3,8431</text:p>
          </table:table-cell>
          <table:table-cell office:value-type="float" office:value="43.59951">
            <text:p>43,599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3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881">
            <text:p>1881</text:p>
          </table:table-cell>
          <table:table-cell office:value-type="float" office:value="3.84197">
            <text:p>3,84197</text:p>
          </table:table-cell>
          <table:table-cell office:value-type="float" office:value="43.5995">
            <text:p>43,59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67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4964">
            <text:p>4964</text:p>
          </table:table-cell>
          <table:table-cell office:value-type="float" office:value="3.83987">
            <text:p>3,83987</text:p>
          </table:table-cell>
          <table:table-cell office:value-type="float" office:value="43.60931">
            <text:p>43,609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1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4752">
            <text:p>14752</text:p>
          </table:table-cell>
          <table:table-cell office:value-type="float" office:value="3.83826">
            <text:p>3,83826</text:p>
          </table:table-cell>
          <table:table-cell office:value-type="float" office:value="43.60859">
            <text:p>43,608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57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011">
            <text:p>2011</text:p>
          </table:table-cell>
          <table:table-cell office:value-type="float" office:value="3.83825">
            <text:p>3,83825</text:p>
          </table:table-cell>
          <table:table-cell office:value-type="float" office:value="43.60721">
            <text:p>43,607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1192">
            <text:p>11192</text:p>
          </table:table-cell>
          <table:table-cell office:value-type="float" office:value="3.84123">
            <text:p>3,84123</text:p>
          </table:table-cell>
          <table:table-cell office:value-type="float" office:value="43.6087">
            <text:p>43,60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9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4898">
            <text:p>4898</text:p>
          </table:table-cell>
          <table:table-cell office:value-type="float" office:value="3.84535">
            <text:p>3,84535</text:p>
          </table:table-cell>
          <table:table-cell office:value-type="float" office:value="43.60866">
            <text:p>43,608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9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4909">
            <text:p>4909</text:p>
          </table:table-cell>
          <table:table-cell office:value-type="float" office:value="3.84614">
            <text:p>3,84614</text:p>
          </table:table-cell>
          <table:table-cell office:value-type="float" office:value="43.60863">
            <text:p>43,608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9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4911">
            <text:p>4911</text:p>
          </table:table-cell>
          <table:table-cell office:value-type="float" office:value="3.84786">
            <text:p>3,84786</text:p>
          </table:table-cell>
          <table:table-cell office:value-type="float" office:value="43.6082">
            <text:p>43,60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14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39">
            <text:p>639</text:p>
          </table:table-cell>
          <table:table-cell office:value-type="float" office:value="3.84801">
            <text:p>3,84801</text:p>
          </table:table-cell>
          <table:table-cell office:value-type="float" office:value="43.60747">
            <text:p>43,607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0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657">
            <text:p>657</text:p>
          </table:table-cell>
          <table:table-cell office:value-type="float" office:value="3.85019">
            <text:p>3,85019</text:p>
          </table:table-cell>
          <table:table-cell office:value-type="float" office:value="43.60527">
            <text:p>43,605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14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55">
            <text:p>655</text:p>
          </table:table-cell>
          <table:table-cell office:value-type="float" office:value="3.85037">
            <text:p>3,85037</text:p>
          </table:table-cell>
          <table:table-cell office:value-type="float" office:value="43.60522">
            <text:p>43,605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46">
            <text:p>646</text:p>
          </table:table-cell>
          <table:table-cell office:value-type="float" office:value="3.85097">
            <text:p>3,85097</text:p>
          </table:table-cell>
          <table:table-cell office:value-type="float" office:value="43.60521">
            <text:p>43,605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648">
            <text:p>648</text:p>
          </table:table-cell>
          <table:table-cell office:value-type="float" office:value="3.85274">
            <text:p>3,85274</text:p>
          </table:table-cell>
          <table:table-cell office:value-type="float" office:value="43.60499">
            <text:p>43,604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7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office:value-type="float" office:value="3.85364">
            <text:p>3,85364</text:p>
          </table:table-cell>
          <table:table-cell office:value-type="float" office:value="43.60541">
            <text:p>43,605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49">
            <text:p>649</text:p>
          </table:table-cell>
          <table:table-cell office:value-type="float" office:value="3.85207">
            <text:p>3,85207</text:p>
          </table:table-cell>
          <table:table-cell office:value-type="float" office:value="43.60615">
            <text:p>43,606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3">
            <text:p>653</text:p>
          </table:table-cell>
          <table:table-cell office:value-type="float" office:value="3.8508">
            <text:p>3,8508</text:p>
          </table:table-cell>
          <table:table-cell office:value-type="float" office:value="43.60699">
            <text:p>43,606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2">
            <text:p>652</text:p>
          </table:table-cell>
          <table:table-cell office:value-type="float" office:value="3.84973">
            <text:p>3,84973</text:p>
          </table:table-cell>
          <table:table-cell office:value-type="float" office:value="43.6074">
            <text:p>43,60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2">
            <text:p>652</text:p>
          </table:table-cell>
          <table:table-cell office:value-type="float" office:value="3.84908">
            <text:p>3,84908</text:p>
          </table:table-cell>
          <table:table-cell office:value-type="float" office:value="43.60776">
            <text:p>43,607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4913">
            <text:p>4913</text:p>
          </table:table-cell>
          <table:table-cell office:value-type="float" office:value="3.84806">
            <text:p>3,84806</text:p>
          </table:table-cell>
          <table:table-cell office:value-type="float" office:value="43.60834">
            <text:p>43,608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896">
            <text:p>4896</text:p>
          </table:table-cell>
          <table:table-cell office:value-type="float" office:value="3.84618">
            <text:p>3,84618</text:p>
          </table:table-cell>
          <table:table-cell office:value-type="float" office:value="43.60697">
            <text:p>43,606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1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4897">
            <text:p>4897</text:p>
          </table:table-cell>
          <table:table-cell office:value-type="float" office:value="3.84609">
            <text:p>3,84609</text:p>
          </table:table-cell>
          <table:table-cell office:value-type="float" office:value="43.60708">
            <text:p>43,607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5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614">
            <text:p>614</text:p>
          </table:table-cell>
          <table:table-cell office:value-type="float" office:value="3.84605">
            <text:p>3,84605</text:p>
          </table:table-cell>
          <table:table-cell office:value-type="float" office:value="43.60688">
            <text:p>43,606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4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904">
            <text:p>4904</text:p>
          </table:table-cell>
          <table:table-cell office:value-type="float" office:value="3.84173">
            <text:p>3,84173</text:p>
          </table:table-cell>
          <table:table-cell office:value-type="float" office:value="43.60794">
            <text:p>43,607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4906">
            <text:p>4906</text:p>
          </table:table-cell>
          <table:table-cell office:value-type="float" office:value="3.84221">
            <text:p>3,84221</text:p>
          </table:table-cell>
          <table:table-cell office:value-type="float" office:value="43.6072">
            <text:p>43,60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4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918">
            <text:p>4918</text:p>
          </table:table-cell>
          <table:table-cell office:value-type="float" office:value="3.84195">
            <text:p>3,84195</text:p>
          </table:table-cell>
          <table:table-cell office:value-type="float" office:value="43.60676">
            <text:p>43,606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918">
            <text:p>4918</text:p>
          </table:table-cell>
          <table:table-cell office:value-type="float" office:value="3.8421">
            <text:p>3,8421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625">
            <text:p>625</text:p>
          </table:table-cell>
          <table:table-cell office:value-type="float" office:value="3.84414">
            <text:p>3,84414</text:p>
          </table:table-cell>
          <table:table-cell office:value-type="float" office:value="43.6046">
            <text:p>43,60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6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24">
            <text:p>624</text:p>
          </table:table-cell>
          <table:table-cell office:value-type="float" office:value="3.84566">
            <text:p>3,84566</text:p>
          </table:table-cell>
          <table:table-cell office:value-type="float" office:value="43.60524">
            <text:p>43,605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5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23">
            <text:p>623</text:p>
          </table:table-cell>
          <table:table-cell office:value-type="float" office:value="3.8464">
            <text:p>3,8464</text:p>
          </table:table-cell>
          <table:table-cell office:value-type="float" office:value="43.60569">
            <text:p>43,605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5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3862">
            <text:p>3862</text:p>
          </table:table-cell>
          <table:table-cell office:value-type="float" office:value="3.8461">
            <text:p>3,8461</text:p>
          </table:table-cell>
          <table:table-cell office:value-type="float" office:value="43.60691">
            <text:p>43,606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5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863">
            <text:p>3863</text:p>
          </table:table-cell>
          <table:table-cell office:value-type="float" office:value="3.84752">
            <text:p>3,84752</text:p>
          </table:table-cell>
          <table:table-cell office:value-type="float" office:value="43.60648">
            <text:p>43,606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4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 office:value-type="float" office:value="3.84742">
            <text:p>3,84742</text:p>
          </table:table-cell>
          <table:table-cell office:value-type="float" office:value="43.6044">
            <text:p>43,60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0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612">
            <text:p>612</text:p>
          </table:table-cell>
          <table:table-cell office:value-type="float" office:value="3.84784">
            <text:p>3,84784</text:p>
          </table:table-cell>
          <table:table-cell office:value-type="float" office:value="43.60405">
            <text:p>43,604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5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32">
            <text:p>632</text:p>
          </table:table-cell>
          <table:table-cell office:value-type="float" office:value="3.84814">
            <text:p>3,84814</text:p>
          </table:table-cell>
          <table:table-cell office:value-type="float" office:value="43.60414">
            <text:p>43,604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32">
            <text:p>632</text:p>
          </table:table-cell>
          <table:table-cell office:value-type="float" office:value="3.8491">
            <text:p>3,8491</text:p>
          </table:table-cell>
          <table:table-cell office:value-type="float" office:value="43.60467">
            <text:p>43,604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56">
            <text:p>656</text:p>
          </table:table-cell>
          <table:table-cell office:value-type="float" office:value="3.85011">
            <text:p>3,85011</text:p>
          </table:table-cell>
          <table:table-cell office:value-type="float" office:value="43.60516">
            <text:p>43,605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18">
            <text:p>111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635">
            <text:p>635</text:p>
          </table:table-cell>
          <table:table-cell office:value-type="float" office:value="3.84994">
            <text:p>3,84994</text:p>
          </table:table-cell>
          <table:table-cell office:value-type="float" office:value="43.60564">
            <text:p>43,605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874">
            <text:p>1874</text:p>
          </table:table-cell>
          <table:table-cell office:value-type="float" office:value="3.84976">
            <text:p>3,84976</text:p>
          </table:table-cell>
          <table:table-cell office:value-type="float" office:value="43.60238">
            <text:p>43,602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874">
            <text:p>1874</text:p>
          </table:table-cell>
          <table:table-cell office:value-type="float" office:value="3.84941">
            <text:p>3,84941</text:p>
          </table:table-cell>
          <table:table-cell office:value-type="float" office:value="43.60218">
            <text:p>43,602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863">
            <text:p>1863</text:p>
          </table:table-cell>
          <table:table-cell office:value-type="float" office:value="3.85172">
            <text:p>3,85172</text:p>
          </table:table-cell>
          <table:table-cell office:value-type="float" office:value="43.6015">
            <text:p>43,60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1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62">
            <text:p>1862</text:p>
          </table:table-cell>
          <table:table-cell office:value-type="float" office:value="3.85224">
            <text:p>3,85224</text:p>
          </table:table-cell>
          <table:table-cell office:value-type="float" office:value="43.60166">
            <text:p>43,601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88">
            <text:p>4888</text:p>
          </table:table-cell>
          <table:table-cell office:value-type="float" office:value="3.8527">
            <text:p>3,8527</text:p>
          </table:table-cell>
          <table:table-cell office:value-type="float" office:value="43.60182">
            <text:p>43,601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88">
            <text:p>4888</text:p>
          </table:table-cell>
          <table:table-cell office:value-type="float" office:value="3.85469">
            <text:p>3,85469</text:p>
          </table:table-cell>
          <table:table-cell office:value-type="float" office:value="43.60266">
            <text:p>43,602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88">
            <text:p>4888</text:p>
          </table:table-cell>
          <table:table-cell office:value-type="float" office:value="3.85465">
            <text:p>3,85465</text:p>
          </table:table-cell>
          <table:table-cell office:value-type="float" office:value="43.60265">
            <text:p>43,602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4889">
            <text:p>4889</text:p>
          </table:table-cell>
          <table:table-cell office:value-type="float" office:value="3.85432">
            <text:p>3,85432</text:p>
          </table:table-cell>
          <table:table-cell office:value-type="float" office:value="43.60345">
            <text:p>43,603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5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8">
            <text:p>658</text:p>
          </table:table-cell>
          <table:table-cell office:value-type="float" office:value="3.85458">
            <text:p>3,85458</text:p>
          </table:table-cell>
          <table:table-cell office:value-type="float" office:value="43.60522">
            <text:p>43,605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58">
            <text:p>658</text:p>
          </table:table-cell>
          <table:table-cell office:value-type="float" office:value="3.8538">
            <text:p>3,8538</text:p>
          </table:table-cell>
          <table:table-cell office:value-type="float" office:value="43.60541">
            <text:p>43,605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481">
            <text:p>6481</text:p>
          </table:table-cell>
          <table:table-cell office:value-type="float" office:value="3.85623">
            <text:p>3,85623</text:p>
          </table:table-cell>
          <table:table-cell office:value-type="float" office:value="43.60478">
            <text:p>43,604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7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674">
            <text:p>674</text:p>
          </table:table-cell>
          <table:table-cell office:value-type="float" office:value="3.85844">
            <text:p>3,85844</text:p>
          </table:table-cell>
          <table:table-cell office:value-type="float" office:value="43.60424">
            <text:p>43,604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675">
            <text:p>675</text:p>
          </table:table-cell>
          <table:table-cell office:value-type="float" office:value="3.8585">
            <text:p>3,8585</text:p>
          </table:table-cell>
          <table:table-cell office:value-type="float" office:value="43.60409">
            <text:p>43,604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874">
            <text:p>4874</text:p>
          </table:table-cell>
          <table:table-cell office:value-type="float" office:value="3.85615">
            <text:p>3,85615</text:p>
          </table:table-cell>
          <table:table-cell office:value-type="float" office:value="43.60322">
            <text:p>43,603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64">
            <text:p>1864</text:p>
          </table:table-cell>
          <table:table-cell office:value-type="float" office:value="3.85146">
            <text:p>3,85146</text:p>
          </table:table-cell>
          <table:table-cell office:value-type="float" office:value="43.6014">
            <text:p>43,60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2292">
            <text:p>12292</text:p>
          </table:table-cell>
          <table:table-cell office:value-type="float" office:value="3.84908">
            <text:p>3,84908</text:p>
          </table:table-cell>
          <table:table-cell office:value-type="float" office:value="43.60181">
            <text:p>43,601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819">
            <text:p>1819</text:p>
          </table:table-cell>
          <table:table-cell office:value-type="float" office:value="3.84873">
            <text:p>3,84873</text:p>
          </table:table-cell>
          <table:table-cell office:value-type="float" office:value="43.60141">
            <text:p>43,601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5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858">
            <text:p>1858</text:p>
          </table:table-cell>
          <table:table-cell office:value-type="float" office:value="3.8488">
            <text:p>3,8488</text:p>
          </table:table-cell>
          <table:table-cell office:value-type="float" office:value="43.60165">
            <text:p>43,601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8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873">
            <text:p>1873</text:p>
          </table:table-cell>
          <table:table-cell office:value-type="float" office:value="3.84823">
            <text:p>3,84823</text:p>
          </table:table-cell>
          <table:table-cell office:value-type="float" office:value="43.60207">
            <text:p>43,602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8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873">
            <text:p>1873</text:p>
          </table:table-cell>
          <table:table-cell office:value-type="float" office:value="3.84636">
            <text:p>3,84636</text:p>
          </table:table-cell>
          <table:table-cell office:value-type="float" office:value="43.60386">
            <text:p>43,603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8</text:p>
          </table:table-cell>
          <table:table-cell office:value-type="float" office:value="1139">
            <text:p>113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31">
            <text:p>631</text:p>
          </table:table-cell>
          <table:table-cell office:value-type="float" office:value="3.84783">
            <text:p>3,84783</text:p>
          </table:table-cell>
          <table:table-cell office:value-type="float" office:value="43.60399">
            <text:p>43,603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5748">
            <text:p>5748</text:p>
          </table:table-cell>
          <table:table-cell office:value-type="float" office:value="3.84619">
            <text:p>3,84619</text:p>
          </table:table-cell>
          <table:table-cell office:value-type="float" office:value="43.60394">
            <text:p>43,603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5748">
            <text:p>5748</text:p>
          </table:table-cell>
          <table:table-cell office:value-type="float" office:value="3.84452">
            <text:p>3,84452</text:p>
          </table:table-cell>
          <table:table-cell office:value-type="float" office:value="43.60442">
            <text:p>43,604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76">
            <text:p>1876</text:p>
          </table:table-cell>
          <table:table-cell office:value-type="float" office:value="3.8442">
            <text:p>3,8442</text:p>
          </table:table-cell>
          <table:table-cell office:value-type="float" office:value="43.60441">
            <text:p>43,604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76">
            <text:p>1876</text:p>
          </table:table-cell>
          <table:table-cell office:value-type="float" office:value="3.84342">
            <text:p>3,84342</text:p>
          </table:table-cell>
          <table:table-cell office:value-type="float" office:value="43.60437">
            <text:p>43,604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76">
            <text:p>1876</text:p>
          </table:table-cell>
          <table:table-cell office:value-type="float" office:value="3.84247">
            <text:p>3,84247</text:p>
          </table:table-cell>
          <table:table-cell office:value-type="float" office:value="43.60439">
            <text:p>43,604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80">
            <text:p>1880</text:p>
          </table:table-cell>
          <table:table-cell office:value-type="float" office:value="3.8399">
            <text:p>3,8399</text:p>
          </table:table-cell>
          <table:table-cell office:value-type="float" office:value="43.60456">
            <text:p>43,604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6">
            <text:p>1146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80">
            <text:p>1880</text:p>
          </table:table-cell>
          <table:table-cell office:value-type="float" office:value="3.83937">
            <text:p>3,83937</text:p>
          </table:table-cell>
          <table:table-cell office:value-type="float" office:value="43.60453">
            <text:p>43,604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4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010">
            <text:p>2010</text:p>
          </table:table-cell>
          <table:table-cell office:value-type="float" office:value="3.83621">
            <text:p>3,83621</text:p>
          </table:table-cell>
          <table:table-cell office:value-type="float" office:value="43.60713">
            <text:p>43,607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217">
            <text:p>2217</text:p>
          </table:table-cell>
          <table:table-cell office:value-type="float" office:value="3.83519">
            <text:p>3,83519</text:p>
          </table:table-cell>
          <table:table-cell office:value-type="float" office:value="43.60808">
            <text:p>43,608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215">
            <text:p>2215</text:p>
          </table:table-cell>
          <table:table-cell office:value-type="float" office:value="3.83614">
            <text:p>3,83614</text:p>
          </table:table-cell>
          <table:table-cell office:value-type="float" office:value="43.60722">
            <text:p>43,607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009">
            <text:p>2009</text:p>
          </table:table-cell>
          <table:table-cell office:value-type="float" office:value="3.8372">
            <text:p>3,8372</text:p>
          </table:table-cell>
          <table:table-cell office:value-type="float" office:value="43.60631">
            <text:p>43,606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4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1965">
            <text:p>1965</text:p>
          </table:table-cell>
          <table:table-cell office:value-type="float" office:value="3.83872">
            <text:p>3,83872</text:p>
          </table:table-cell>
          <table:table-cell office:value-type="float" office:value="43.60451">
            <text:p>43,604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42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989">
            <text:p>1989</text:p>
          </table:table-cell>
          <table:table-cell office:value-type="float" office:value="3.83698">
            <text:p>3,83698</text:p>
          </table:table-cell>
          <table:table-cell office:value-type="float" office:value="43.60634">
            <text:p>43,606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988">
            <text:p>1988</text:p>
          </table:table-cell>
          <table:table-cell office:value-type="float" office:value="3.8356">
            <text:p>3,8356</text:p>
          </table:table-cell>
          <table:table-cell office:value-type="float" office:value="43.6052">
            <text:p>43,60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996">
            <text:p>1996</text:p>
          </table:table-cell>
          <table:table-cell office:value-type="float" office:value="3.83518">
            <text:p>3,83518</text:p>
          </table:table-cell>
          <table:table-cell office:value-type="float" office:value="43.60485">
            <text:p>43,604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1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39">
            <text:p>539</text:p>
          </table:table-cell>
          <table:table-cell office:value-type="float" office:value="3.85985">
            <text:p>3,85985</text:p>
          </table:table-cell>
          <table:table-cell office:value-type="float" office:value="43.58857">
            <text:p>43,588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537">
            <text:p>537</text:p>
          </table:table-cell>
          <table:table-cell office:value-type="float" office:value="3.85999">
            <text:p>3,85999</text:p>
          </table:table-cell>
          <table:table-cell office:value-type="float" office:value="43.58851">
            <text:p>43,588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4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440">
            <text:p>440</text:p>
          </table:table-cell>
          <table:table-cell office:value-type="float" office:value="3.86214">
            <text:p>3,86214</text:p>
          </table:table-cell>
          <table:table-cell office:value-type="float" office:value="43.58933">
            <text:p>43,589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4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6570">
            <text:p>6570</text:p>
          </table:table-cell>
          <table:table-cell office:value-type="float" office:value="3.86219">
            <text:p>3,86219</text:p>
          </table:table-cell>
          <table:table-cell office:value-type="float" office:value="43.58941">
            <text:p>43,589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8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556">
            <text:p>556</text:p>
          </table:table-cell>
          <table:table-cell office:value-type="float" office:value="3.86254">
            <text:p>3,86254</text:p>
          </table:table-cell>
          <table:table-cell office:value-type="float" office:value="43.59102">
            <text:p>43,591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561">
            <text:p>561</text:p>
          </table:table-cell>
          <table:table-cell office:value-type="float" office:value="3.86235">
            <text:p>3,86235</text:p>
          </table:table-cell>
          <table:table-cell office:value-type="float" office:value="43.5911">
            <text:p>43,59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3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725">
            <text:p>1725</text:p>
          </table:table-cell>
          <table:table-cell office:value-type="float" office:value="3.86151">
            <text:p>3,86151</text:p>
          </table:table-cell>
          <table:table-cell office:value-type="float" office:value="43.59216">
            <text:p>43,592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725">
            <text:p>1725</text:p>
          </table:table-cell>
          <table:table-cell office:value-type="float" office:value="3.86013">
            <text:p>3,86013</text:p>
          </table:table-cell>
          <table:table-cell office:value-type="float" office:value="43.59342">
            <text:p>43,5934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4">
            <text:p>1724</text:p>
          </table:table-cell>
          <table:table-cell office:value-type="float" office:value="3.85988">
            <text:p>3,85988</text:p>
          </table:table-cell>
          <table:table-cell office:value-type="float" office:value="43.59343">
            <text:p>43,593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3">
            <text:p>1723</text:p>
          </table:table-cell>
          <table:table-cell office:value-type="float" office:value="3.85929">
            <text:p>3,85929</text:p>
          </table:table-cell>
          <table:table-cell office:value-type="float" office:value="43.59288">
            <text:p>43,592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442">
            <text:p>442</text:p>
          </table:table-cell>
          <table:table-cell office:value-type="float" office:value="3.85759">
            <text:p>3,85759</text:p>
          </table:table-cell>
          <table:table-cell office:value-type="float" office:value="43.59128">
            <text:p>43,591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16594">
            <text:p>16594</text:p>
          </table:table-cell>
          <table:table-cell office:value-type="float" office:value="3.85677">
            <text:p>3,85677</text:p>
          </table:table-cell>
          <table:table-cell office:value-type="float" office:value="43.58888">
            <text:p>43,588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float" office:value="16592">
            <text:p>16592</text:p>
          </table:table-cell>
          <table:table-cell office:value-type="float" office:value="3.85694">
            <text:p>3,85694</text:p>
          </table:table-cell>
          <table:table-cell office:value-type="float" office:value="43.58856">
            <text:p>43,588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83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16595">
            <text:p>16595</text:p>
          </table:table-cell>
          <table:table-cell office:value-type="float" office:value="3.85808">
            <text:p>3,85808</text:p>
          </table:table-cell>
          <table:table-cell office:value-type="float" office:value="43.58771">
            <text:p>43,587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584">
            <text:p>584</text:p>
          </table:table-cell>
          <table:table-cell office:value-type="float" office:value="3.85947">
            <text:p>3,85947</text:p>
          </table:table-cell>
          <table:table-cell office:value-type="float" office:value="43.58513">
            <text:p>43,5851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4992">
            <text:p>14992</text:p>
          </table:table-cell>
          <table:table-cell office:value-type="float" office:value="3.8607">
            <text:p>3,8607</text:p>
          </table:table-cell>
          <table:table-cell office:value-type="float" office:value="43.5817">
            <text:p>43,58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0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15018">
            <text:p>15018</text:p>
          </table:table-cell>
          <table:table-cell office:value-type="float" office:value="3.85908">
            <text:p>3,85908</text:p>
          </table:table-cell>
          <table:table-cell office:value-type="float" office:value="43.58505">
            <text:p>43,585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84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1458">
            <text:p>1458</text:p>
          </table:table-cell>
          <table:table-cell office:value-type="float" office:value="3.85971">
            <text:p>3,85971</text:p>
          </table:table-cell>
          <table:table-cell office:value-type="float" office:value="43.58506">
            <text:p>43,585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84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1458">
            <text:p>1458</text:p>
          </table:table-cell>
          <table:table-cell office:value-type="float" office:value="3.85992">
            <text:p>3,85992</text:p>
          </table:table-cell>
          <table:table-cell office:value-type="float" office:value="43.58514">
            <text:p>43,5851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84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6004">
            <text:p>6004</text:p>
          </table:table-cell>
          <table:table-cell office:value-type="float" office:value="3.85993">
            <text:p>3,85993</text:p>
          </table:table-cell>
          <table:table-cell office:value-type="float" office:value="43.58539">
            <text:p>43,585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6004">
            <text:p>6004</text:p>
          </table:table-cell>
          <table:table-cell office:value-type="float" office:value="3.85864">
            <text:p>3,85864</text:p>
          </table:table-cell>
          <table:table-cell office:value-type="float" office:value="43.58707">
            <text:p>43,587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559">
            <text:p>559</text:p>
          </table:table-cell>
          <table:table-cell office:value-type="float" office:value="3.86324">
            <text:p>3,86324</text:p>
          </table:table-cell>
          <table:table-cell office:value-type="float" office:value="43.59002">
            <text:p>43,590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97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1555">
            <text:p>1555</text:p>
          </table:table-cell>
          <table:table-cell office:value-type="float" office:value="3.86449">
            <text:p>3,86449</text:p>
          </table:table-cell>
          <table:table-cell office:value-type="float" office:value="43.58889">
            <text:p>43,588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97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41">
            <text:p>441</text:p>
          </table:table-cell>
          <table:table-cell office:value-type="float" office:value="3.86407">
            <text:p>3,86407</text:p>
          </table:table-cell>
          <table:table-cell office:value-type="float" office:value="43.58885">
            <text:p>43,588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676">
            <text:p>12676</text:p>
          </table:table-cell>
          <table:table-cell office:value-type="float" office:value="3.85222">
            <text:p>3,85222</text:p>
          </table:table-cell>
          <table:table-cell office:value-type="float" office:value="43.59253">
            <text:p>43,592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633">
            <text:p>6633</text:p>
          </table:table-cell>
          <table:table-cell office:value-type="float" office:value="3.8491">
            <text:p>3,8491</text:p>
          </table:table-cell>
          <table:table-cell office:value-type="float" office:value="43.59152">
            <text:p>43,591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712">
            <text:p>12712</text:p>
          </table:table-cell>
          <table:table-cell office:value-type="float" office:value="3.84728">
            <text:p>3,84728</text:p>
          </table:table-cell>
          <table:table-cell office:value-type="float" office:value="43.59126">
            <text:p>43,591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2714">
            <text:p>12714</text:p>
          </table:table-cell>
          <table:table-cell office:value-type="float" office:value="3.84557">
            <text:p>3,84557</text:p>
          </table:table-cell>
          <table:table-cell office:value-type="float" office:value="43.59099">
            <text:p>43,590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245">
            <text:p>245</text:p>
          </table:table-cell>
          <table:table-cell office:value-type="float" office:value="3.84145">
            <text:p>3,84145</text:p>
          </table:table-cell>
          <table:table-cell office:value-type="float" office:value="43.59258">
            <text:p>43,592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8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5990">
            <text:p>5990</text:p>
          </table:table-cell>
          <table:table-cell office:value-type="float" office:value="3.84091">
            <text:p>3,84091</text:p>
          </table:table-cell>
          <table:table-cell office:value-type="float" office:value="43.59381">
            <text:p>43,593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05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254">
            <text:p>254</text:p>
          </table:table-cell>
          <table:table-cell office:value-type="float" office:value="3.84289">
            <text:p>3,84289</text:p>
          </table:table-cell>
          <table:table-cell office:value-type="float" office:value="43.59346">
            <text:p>43,593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65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532">
            <text:p>532</text:p>
          </table:table-cell>
          <table:table-cell office:value-type="float" office:value="3.84415">
            <text:p>3,84415</text:p>
          </table:table-cell>
          <table:table-cell office:value-type="float" office:value="43.59499">
            <text:p>43,5949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535">
            <text:p>535</text:p>
          </table:table-cell>
          <table:table-cell office:value-type="float" office:value="3.84431">
            <text:p>3,84431</text:p>
          </table:table-cell>
          <table:table-cell office:value-type="float" office:value="43.59505">
            <text:p>43,595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68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6430">
            <text:p>6430</text:p>
          </table:table-cell>
          <table:table-cell office:value-type="float" office:value="3.84834">
            <text:p>3,84834</text:p>
          </table:table-cell>
          <table:table-cell office:value-type="float" office:value="43.59477">
            <text:p>43,5947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68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530">
            <text:p>530</text:p>
          </table:table-cell>
          <table:table-cell office:value-type="float" office:value="3.85078">
            <text:p>3,85078</text:p>
          </table:table-cell>
          <table:table-cell office:value-type="float" office:value="43.59381">
            <text:p>43,593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522">
            <text:p>522</text:p>
          </table:table-cell>
          <table:table-cell office:value-type="float" office:value="3.85226">
            <text:p>3,85226</text:p>
          </table:table-cell>
          <table:table-cell office:value-type="float" office:value="43.59279">
            <text:p>43,592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0</text:p>
          </table:table-cell>
          <table:table-cell office:value-type="float" office:value="1474">
            <text:p>1474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1906">
            <text:p>1906</text:p>
          </table:table-cell>
          <table:table-cell office:value-type="float" office:value="3.83766">
            <text:p>3,83766</text:p>
          </table:table-cell>
          <table:table-cell office:value-type="float" office:value="43.59536">
            <text:p>43,595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42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1911">
            <text:p>1911</text:p>
          </table:table-cell>
          <table:table-cell office:value-type="float" office:value="3.84059">
            <text:p>3,84059</text:p>
          </table:table-cell>
          <table:table-cell office:value-type="float" office:value="43.59659">
            <text:p>43,596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1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2029">
            <text:p>2029</text:p>
          </table:table-cell>
          <table:table-cell office:value-type="float" office:value="3.84008">
            <text:p>3,84008</text:p>
          </table:table-cell>
          <table:table-cell office:value-type="float" office:value="43.59723">
            <text:p>43,5972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4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2029">
            <text:p>2029</text:p>
          </table:table-cell>
          <table:table-cell office:value-type="float" office:value="3.84045">
            <text:p>3,84045</text:p>
          </table:table-cell>
          <table:table-cell office:value-type="float" office:value="43.59676">
            <text:p>43,596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4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1910">
            <text:p>1910</text:p>
          </table:table-cell>
          <table:table-cell office:value-type="float" office:value="3.8396">
            <text:p>3,8396</text:p>
          </table:table-cell>
          <table:table-cell office:value-type="float" office:value="43.59588">
            <text:p>43,595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0</text:p>
          </table:table-cell>
          <table:table-cell office:value-type="float" office:value="1479">
            <text:p>1479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501">
            <text:p>501</text:p>
          </table:table-cell>
          <table:table-cell office:value-type="float" office:value="3.84235">
            <text:p>3,84235</text:p>
          </table:table-cell>
          <table:table-cell office:value-type="float" office:value="43.59768">
            <text:p>43,597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4">
            <text:p>1894</text:p>
          </table:table-cell>
          <table:table-cell office:value-type="float" office:value="3.843">
            <text:p>3,843</text:p>
          </table:table-cell>
          <table:table-cell office:value-type="float" office:value="43.59378">
            <text:p>43,593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4">
            <text:p>1894</text:p>
          </table:table-cell>
          <table:table-cell office:value-type="float" office:value="3.84308">
            <text:p>3,84308</text:p>
          </table:table-cell>
          <table:table-cell office:value-type="float" office:value="43.5936">
            <text:p>43,59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5">
            <text:p>1895</text:p>
          </table:table-cell>
          <table:table-cell office:value-type="float" office:value="3.84284">
            <text:p>3,84284</text:p>
          </table:table-cell>
          <table:table-cell office:value-type="float" office:value="43.59416">
            <text:p>43,594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5">
            <text:p>1895</text:p>
          </table:table-cell>
          <table:table-cell office:value-type="float" office:value="3.8427">
            <text:p>3,8427</text:p>
          </table:table-cell>
          <table:table-cell office:value-type="float" office:value="43.5945">
            <text:p>43,59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261">
            <text:p>261</text:p>
          </table:table-cell>
          <table:table-cell office:value-type="float" office:value="3.84255">
            <text:p>3,84255</text:p>
          </table:table-cell>
          <table:table-cell office:value-type="float" office:value="43.59468">
            <text:p>43,594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3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98">
            <text:p>1898</text:p>
          </table:table-cell>
          <table:table-cell office:value-type="float" office:value="3.84024">
            <text:p>3,84024</text:p>
          </table:table-cell>
          <table:table-cell office:value-type="float" office:value="43.59508">
            <text:p>43,595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02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16092">
            <text:p>16092</text:p>
          </table:table-cell>
          <table:table-cell office:value-type="float" office:value="3.84001">
            <text:p>3,84001</text:p>
          </table:table-cell>
          <table:table-cell office:value-type="float" office:value="43.59466">
            <text:p>43,594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65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837">
            <text:p>1837</text:p>
          </table:table-cell>
          <table:table-cell office:value-type="float" office:value="3.84369">
            <text:p>3,84369</text:p>
          </table:table-cell>
          <table:table-cell office:value-type="float" office:value="43.59855">
            <text:p>43,598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3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40">
            <text:p>1840</text:p>
          </table:table-cell>
          <table:table-cell office:value-type="float" office:value="3.84578">
            <text:p>3,84578</text:p>
          </table:table-cell>
          <table:table-cell office:value-type="float" office:value="43.60035">
            <text:p>43,600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4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840">
            <text:p>1840</text:p>
          </table:table-cell>
          <table:table-cell office:value-type="float" office:value="3.84586">
            <text:p>3,84586</text:p>
          </table:table-cell>
          <table:table-cell office:value-type="float" office:value="43.60025">
            <text:p>43,600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4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3.8465">
            <text:p>3,8465</text:p>
          </table:table-cell>
          <table:table-cell office:value-type="float" office:value="43.59921">
            <text:p>43,599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3.8469">
            <text:p>3,8469</text:p>
          </table:table-cell>
          <table:table-cell office:value-type="float" office:value="43.59933">
            <text:p>43,599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3533">
            <text:p>13533</text:p>
          </table:table-cell>
          <table:table-cell office:value-type="float" office:value="3.84579">
            <text:p>3,84579</text:p>
          </table:table-cell>
          <table:table-cell office:value-type="float" office:value="43.59755">
            <text:p>43,597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3533">
            <text:p>13533</text:p>
          </table:table-cell>
          <table:table-cell office:value-type="float" office:value="3.8459">
            <text:p>3,8459</text:p>
          </table:table-cell>
          <table:table-cell office:value-type="float" office:value="43.59771">
            <text:p>43,597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497">
            <text:p>497</text:p>
          </table:table-cell>
          <table:table-cell office:value-type="float" office:value="3.84569">
            <text:p>3,84569</text:p>
          </table:table-cell>
          <table:table-cell office:value-type="float" office:value="43.5977">
            <text:p>43,59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3536">
            <text:p>13536</text:p>
          </table:table-cell>
          <table:table-cell office:value-type="float" office:value="3.84476">
            <text:p>3,84476</text:p>
          </table:table-cell>
          <table:table-cell office:value-type="float" office:value="43.59856">
            <text:p>43,598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6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8676">
            <text:p>8676</text:p>
          </table:table-cell>
          <table:table-cell office:value-type="float" office:value="3.84515">
            <text:p>3,84515</text:p>
          </table:table-cell>
          <table:table-cell office:value-type="float" office:value="43.59676">
            <text:p>43,596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8673">
            <text:p>8673</text:p>
          </table:table-cell>
          <table:table-cell office:value-type="float" office:value="3.84521">
            <text:p>3,84521</text:p>
          </table:table-cell>
          <table:table-cell office:value-type="float" office:value="43.59654">
            <text:p>43,596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0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float" office:value="5988">
            <text:p>5988</text:p>
          </table:table-cell>
          <table:table-cell office:value-type="float" office:value="3.84958">
            <text:p>3,84958</text:p>
          </table:table-cell>
          <table:table-cell office:value-type="float" office:value="43.59534">
            <text:p>43,595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08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7">
            <text:p>5987</text:p>
          </table:table-cell>
          <table:table-cell office:value-type="float" office:value="3.84971">
            <text:p>3,84971</text:p>
          </table:table-cell>
          <table:table-cell office:value-type="float" office:value="43.59552">
            <text:p>43,595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7">
            <text:p>5987</text:p>
          </table:table-cell>
          <table:table-cell office:value-type="float" office:value="3.84895">
            <text:p>3,84895</text:p>
          </table:table-cell>
          <table:table-cell office:value-type="float" office:value="43.59699">
            <text:p>43,596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810">
            <text:p>1810</text:p>
          </table:table-cell>
          <table:table-cell office:value-type="float" office:value="3.84851">
            <text:p>3,84851</text:p>
          </table:table-cell>
          <table:table-cell office:value-type="float" office:value="43.59761">
            <text:p>43,597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86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808">
            <text:p>1808</text:p>
          </table:table-cell>
          <table:table-cell office:value-type="float" office:value="3.84782">
            <text:p>3,84782</text:p>
          </table:table-cell>
          <table:table-cell office:value-type="float" office:value="43.59856">
            <text:p>43,598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86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809">
            <text:p>1809</text:p>
          </table:table-cell>
          <table:table-cell office:value-type="float" office:value="3.8484">
            <text:p>3,8484</text:p>
          </table:table-cell>
          <table:table-cell office:value-type="float" office:value="43.59763">
            <text:p>43,597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807">
            <text:p>1807</text:p>
          </table:table-cell>
          <table:table-cell office:value-type="float" office:value="3.84745">
            <text:p>3,84745</text:p>
          </table:table-cell>
          <table:table-cell office:value-type="float" office:value="43.59938">
            <text:p>43,599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803">
            <text:p>1803</text:p>
          </table:table-cell>
          <table:table-cell office:value-type="float" office:value="3.84749">
            <text:p>3,84749</text:p>
          </table:table-cell>
          <table:table-cell office:value-type="float" office:value="43.59962">
            <text:p>43,5996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815">
            <text:p>1815</text:p>
          </table:table-cell>
          <table:table-cell office:value-type="float" office:value="3.84782">
            <text:p>3,84782</text:p>
          </table:table-cell>
          <table:table-cell office:value-type="float" office:value="43.60002">
            <text:p>43,600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154">
            <text:p>13154</text:p>
          </table:table-cell>
          <table:table-cell office:value-type="float" office:value="3.84795">
            <text:p>3,84795</text:p>
          </table:table-cell>
          <table:table-cell office:value-type="float" office:value="43.6002">
            <text:p>43,60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154">
            <text:p>13154</text:p>
          </table:table-cell>
          <table:table-cell office:value-type="float" office:value="3.84852">
            <text:p>3,84852</text:p>
          </table:table-cell>
          <table:table-cell office:value-type="float" office:value="43.60126">
            <text:p>43,601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154">
            <text:p>13154</text:p>
          </table:table-cell>
          <table:table-cell office:value-type="float" office:value="3.84724">
            <text:p>3,84724</text:p>
          </table:table-cell>
          <table:table-cell office:value-type="float" office:value="43.60118">
            <text:p>43,601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4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851">
            <text:p>1851</text:p>
          </table:table-cell>
          <table:table-cell office:value-type="float" office:value="3.84728">
            <text:p>3,84728</text:p>
          </table:table-cell>
          <table:table-cell office:value-type="float" office:value="43.59942">
            <text:p>43,599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6132">
            <text:p>16132</text:p>
          </table:table-cell>
          <table:table-cell office:value-type="float" office:value="3.84527">
            <text:p>3,84527</text:p>
          </table:table-cell>
          <table:table-cell office:value-type="float" office:value="43.59636">
            <text:p>43,596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2112">
            <text:p>12112</text:p>
          </table:table-cell>
          <table:table-cell office:value-type="float" office:value="3.84797">
            <text:p>3,84797</text:p>
          </table:table-cell>
          <table:table-cell office:value-type="float" office:value="43.59489">
            <text:p>43,594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2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12692">
            <text:p>12692</text:p>
          </table:table-cell>
          <table:table-cell office:value-type="float" office:value="3.85223">
            <text:p>3,85223</text:p>
          </table:table-cell>
          <table:table-cell office:value-type="float" office:value="43.59184">
            <text:p>43,591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91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4993">
            <text:p>14993</text:p>
          </table:table-cell>
          <table:table-cell office:value-type="float" office:value="3.86036">
            <text:p>3,86036</text:p>
          </table:table-cell>
          <table:table-cell office:value-type="float" office:value="43.58143">
            <text:p>43,581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0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6485">
            <text:p>6485</text:p>
          </table:table-cell>
          <table:table-cell office:value-type="float" office:value="3.86054">
            <text:p>3,86054</text:p>
          </table:table-cell>
          <table:table-cell office:value-type="float" office:value="43.58119">
            <text:p>43,581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6486">
            <text:p>6486</text:p>
          </table:table-cell>
          <table:table-cell office:value-type="float" office:value="3.86007">
            <text:p>3,86007</text:p>
          </table:table-cell>
          <table:table-cell office:value-type="float" office:value="43.58062">
            <text:p>43,580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6487">
            <text:p>6487</text:p>
          </table:table-cell>
          <table:table-cell office:value-type="float" office:value="3.85973">
            <text:p>3,85973</text:p>
          </table:table-cell>
          <table:table-cell office:value-type="float" office:value="43.57958">
            <text:p>43,579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5593">
            <text:p>15593</text:p>
          </table:table-cell>
          <table:table-cell office:value-type="float" office:value="3.86267">
            <text:p>3,86267</text:p>
          </table:table-cell>
          <table:table-cell office:value-type="float" office:value="43.58206">
            <text:p>43,582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6403">
            <text:p>6403</text:p>
          </table:table-cell>
          <table:table-cell office:value-type="float" office:value="3.86765">
            <text:p>3,86765</text:p>
          </table:table-cell>
          <table:table-cell office:value-type="float" office:value="43.57459">
            <text:p>43,574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9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6404">
            <text:p>6404</text:p>
          </table:table-cell>
          <table:table-cell office:value-type="float" office:value="3.86685">
            <text:p>3,86685</text:p>
          </table:table-cell>
          <table:table-cell office:value-type="float" office:value="43.57485">
            <text:p>43,574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1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0">
            <text:p>6450</text:p>
          </table:table-cell>
          <table:table-cell office:value-type="float" office:value="3.86769">
            <text:p>3,86769</text:p>
          </table:table-cell>
          <table:table-cell office:value-type="float" office:value="43.57547">
            <text:p>43,575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0">
            <text:p>6450</text:p>
          </table:table-cell>
          <table:table-cell office:value-type="float" office:value="3.868">
            <text:p>3,868</text:p>
          </table:table-cell>
          <table:table-cell office:value-type="float" office:value="43.57638">
            <text:p>43,576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1">
            <text:p>6451</text:p>
          </table:table-cell>
          <table:table-cell office:value-type="float" office:value="3.8681">
            <text:p>3,8681</text:p>
          </table:table-cell>
          <table:table-cell office:value-type="float" office:value="43.5766">
            <text:p>43,57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1">
            <text:p>6451</text:p>
          </table:table-cell>
          <table:table-cell office:value-type="float" office:value="3.86869">
            <text:p>3,86869</text:p>
          </table:table-cell>
          <table:table-cell office:value-type="float" office:value="43.57798">
            <text:p>43,577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89">
            <text:p>1489</text:p>
          </table:table-cell>
          <table:table-cell office:value-type="float" office:value="3.86876">
            <text:p>3,86876</text:p>
          </table:table-cell>
          <table:table-cell office:value-type="float" office:value="43.57985">
            <text:p>43,579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89">
            <text:p>1489</text:p>
          </table:table-cell>
          <table:table-cell office:value-type="float" office:value="3.86344">
            <text:p>3,86344</text:p>
          </table:table-cell>
          <table:table-cell office:value-type="float" office:value="43.58219">
            <text:p>43,582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6003">
            <text:p>6003</text:p>
          </table:table-cell>
          <table:table-cell office:value-type="float" office:value="3.85542">
            <text:p>3,85542</text:p>
          </table:table-cell>
          <table:table-cell office:value-type="float" office:value="43.59037">
            <text:p>43,590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2352">
            <text:p>12352</text:p>
          </table:table-cell>
          <table:table-cell office:value-type="float" office:value="3.85393">
            <text:p>3,85393</text:p>
          </table:table-cell>
          <table:table-cell office:value-type="float" office:value="43.5916">
            <text:p>43,591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2352">
            <text:p>12352</text:p>
          </table:table-cell>
          <table:table-cell office:value-type="float" office:value="3.85271">
            <text:p>3,85271</text:p>
          </table:table-cell>
          <table:table-cell office:value-type="float" office:value="43.59259">
            <text:p>43,592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20">
            <text:p>520</text:p>
          </table:table-cell>
          <table:table-cell office:value-type="float" office:value="3.85263">
            <text:p>3,85263</text:p>
          </table:table-cell>
          <table:table-cell office:value-type="float" office:value="43.59271">
            <text:p>43,592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18">
            <text:p>518</text:p>
          </table:table-cell>
          <table:table-cell office:value-type="float" office:value="3.85174">
            <text:p>3,85174</text:p>
          </table:table-cell>
          <table:table-cell office:value-type="float" office:value="43.59343">
            <text:p>43,593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90">
            <text:p>490</text:p>
          </table:table-cell>
          <table:table-cell office:value-type="float" office:value="3.8697">
            <text:p>3,8697</text:p>
          </table:table-cell>
          <table:table-cell office:value-type="float" office:value="43.59513">
            <text:p>43,595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5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90">
            <text:p>490</text:p>
          </table:table-cell>
          <table:table-cell office:value-type="float" office:value="3.8701">
            <text:p>3,8701</text:p>
          </table:table-cell>
          <table:table-cell office:value-type="float" office:value="43.59547">
            <text:p>43,595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5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491">
            <text:p>491</text:p>
          </table:table-cell>
          <table:table-cell office:value-type="float" office:value="3.86973">
            <text:p>3,86973</text:p>
          </table:table-cell>
          <table:table-cell office:value-type="float" office:value="43.59508">
            <text:p>43,595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494">
            <text:p>494</text:p>
          </table:table-cell>
          <table:table-cell office:value-type="float" office:value="3.87067">
            <text:p>3,87067</text:p>
          </table:table-cell>
          <table:table-cell office:value-type="float" office:value="43.59472">
            <text:p>43,594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3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494">
            <text:p>494</text:p>
          </table:table-cell>
          <table:table-cell office:value-type="float" office:value="3.8695">
            <text:p>3,8695</text:p>
          </table:table-cell>
          <table:table-cell office:value-type="float" office:value="43.59516">
            <text:p>43,595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3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11">
            <text:p>1611</text:p>
          </table:table-cell>
          <table:table-cell office:value-type="float" office:value="3.8692">
            <text:p>3,8692</text:p>
          </table:table-cell>
          <table:table-cell office:value-type="float" office:value="43.5952">
            <text:p>43,59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489">
            <text:p>489</text:p>
          </table:table-cell>
          <table:table-cell office:value-type="float" office:value="3.86915">
            <text:p>3,86915</text:p>
          </table:table-cell>
          <table:table-cell office:value-type="float" office:value="43.59484">
            <text:p>43,594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float" office:value="488">
            <text:p>488</text:p>
          </table:table-cell>
          <table:table-cell office:value-type="float" office:value="3.86989">
            <text:p>3,86989</text:p>
          </table:table-cell>
          <table:table-cell office:value-type="float" office:value="43.5937">
            <text:p>43,59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92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06">
            <text:p>1606</text:p>
          </table:table-cell>
          <table:table-cell office:value-type="float" office:value="3.87015">
            <text:p>3,87015</text:p>
          </table:table-cell>
          <table:table-cell office:value-type="float" office:value="43.59428">
            <text:p>43,594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06">
            <text:p>1606</text:p>
          </table:table-cell>
          <table:table-cell office:value-type="float" office:value="3.86971">
            <text:p>3,86971</text:p>
          </table:table-cell>
          <table:table-cell office:value-type="float" office:value="43.59452">
            <text:p>43,594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607">
            <text:p>1607</text:p>
          </table:table-cell>
          <table:table-cell office:value-type="float" office:value="3.87108">
            <text:p>3,87108</text:p>
          </table:table-cell>
          <table:table-cell office:value-type="float" office:value="43.59471">
            <text:p>43,594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2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97">
            <text:p>1597</text:p>
          </table:table-cell>
          <table:table-cell office:value-type="float" office:value="3.8713">
            <text:p>3,8713</text:p>
          </table:table-cell>
          <table:table-cell office:value-type="float" office:value="43.59467">
            <text:p>43,594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0</text:p>
          </table:table-cell>
          <table:table-cell office:value-type="float" office:value="1639">
            <text:p>1639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97">
            <text:p>1597</text:p>
          </table:table-cell>
          <table:table-cell office:value-type="float" office:value="3.87059">
            <text:p>3,87059</text:p>
          </table:table-cell>
          <table:table-cell office:value-type="float" office:value="43.59396">
            <text:p>43,593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73">
            <text:p>473</text:p>
          </table:table-cell>
          <table:table-cell office:value-type="float" office:value="3.86944">
            <text:p>3,86944</text:p>
          </table:table-cell>
          <table:table-cell office:value-type="float" office:value="43.59283">
            <text:p>43,592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0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617">
            <text:p>1617</text:p>
          </table:table-cell>
          <table:table-cell office:value-type="float" office:value="3.86959">
            <text:p>3,86959</text:p>
          </table:table-cell>
          <table:table-cell office:value-type="float" office:value="43.59315">
            <text:p>43,593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7</text:p>
          </table:table-cell>
          <table:table-cell office:value-type="float" office:value="1642">
            <text:p>1642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617">
            <text:p>1617</text:p>
          </table:table-cell>
          <table:table-cell office:value-type="float" office:value="3.86718">
            <text:p>3,86718</text:p>
          </table:table-cell>
          <table:table-cell office:value-type="float" office:value="43.59443">
            <text:p>43,594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7</text:p>
          </table:table-cell>
          <table:table-cell office:value-type="float" office:value="1643">
            <text:p>1643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21">
            <text:p>1621</text:p>
          </table:table-cell>
          <table:table-cell office:value-type="float" office:value="3.86638">
            <text:p>3,86638</text:p>
          </table:table-cell>
          <table:table-cell office:value-type="float" office:value="43.59351">
            <text:p>43,593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16">
            <text:p>1616</text:p>
          </table:table-cell>
          <table:table-cell office:value-type="float" office:value="3.86764">
            <text:p>3,86764</text:p>
          </table:table-cell>
          <table:table-cell office:value-type="float" office:value="43.59517">
            <text:p>43,595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615">
            <text:p>1615</text:p>
          </table:table-cell>
          <table:table-cell office:value-type="float" office:value="3.86766">
            <text:p>3,86766</text:p>
          </table:table-cell>
          <table:table-cell office:value-type="float" office:value="43.59512">
            <text:p>43,595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1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615">
            <text:p>1615</text:p>
          </table:table-cell>
          <table:table-cell office:value-type="float" office:value="3.868">
            <text:p>3,868</text:p>
          </table:table-cell>
          <table:table-cell office:value-type="float" office:value="43.59488">
            <text:p>43,594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1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618">
            <text:p>1618</text:p>
          </table:table-cell>
          <table:table-cell office:value-type="float" office:value="3.86847">
            <text:p>3,86847</text:p>
          </table:table-cell>
          <table:table-cell office:value-type="float" office:value="43.59572">
            <text:p>43,595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48">
            <text:p>1648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60">
            <text:p>1660</text:p>
          </table:table-cell>
          <table:table-cell office:value-type="float" office:value="3.86814">
            <text:p>3,86814</text:p>
          </table:table-cell>
          <table:table-cell office:value-type="float" office:value="43.59563">
            <text:p>43,595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60">
            <text:p>1660</text:p>
          </table:table-cell>
          <table:table-cell office:value-type="float" office:value="3.86779">
            <text:p>3,86779</text:p>
          </table:table-cell>
          <table:table-cell office:value-type="float" office:value="43.59527">
            <text:p>43,595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606">
            <text:p>6606</text:p>
          </table:table-cell>
          <table:table-cell office:value-type="float" office:value="3.86751">
            <text:p>3,86751</text:p>
          </table:table-cell>
          <table:table-cell office:value-type="float" office:value="43.59525">
            <text:p>43,595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607">
            <text:p>6607</text:p>
          </table:table-cell>
          <table:table-cell office:value-type="float" office:value="3.86683">
            <text:p>3,86683</text:p>
          </table:table-cell>
          <table:table-cell office:value-type="float" office:value="43.59567">
            <text:p>43,595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607">
            <text:p>6607</text:p>
          </table:table-cell>
          <table:table-cell office:value-type="float" office:value="3.86586">
            <text:p>3,86586</text:p>
          </table:table-cell>
          <table:table-cell office:value-type="float" office:value="43.59601">
            <text:p>43,596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647">
            <text:p>1647</text:p>
          </table:table-cell>
          <table:table-cell office:value-type="float" office:value="3.86535">
            <text:p>3,86535</text:p>
          </table:table-cell>
          <table:table-cell office:value-type="float" office:value="43.59677">
            <text:p>43,596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647">
            <text:p>1647</text:p>
          </table:table-cell>
          <table:table-cell office:value-type="float" office:value="3.86437">
            <text:p>3,86437</text:p>
          </table:table-cell>
          <table:table-cell office:value-type="float" office:value="43.59734">
            <text:p>43,597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93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643">
            <text:p>1643</text:p>
          </table:table-cell>
          <table:table-cell office:value-type="float" office:value="3.86407">
            <text:p>3,86407</text:p>
          </table:table-cell>
          <table:table-cell office:value-type="float" office:value="43.59747">
            <text:p>43,5974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656">
            <text:p>165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5932">
            <text:p>15932</text:p>
          </table:table-cell>
          <table:table-cell office:value-type="float" office:value="3.8641">
            <text:p>3,8641</text:p>
          </table:table-cell>
          <table:table-cell office:value-type="float" office:value="43.59732">
            <text:p>43,5973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5">
            <text:p>1645</text:p>
          </table:table-cell>
          <table:table-cell office:value-type="float" office:value="3.86352">
            <text:p>3,86352</text:p>
          </table:table-cell>
          <table:table-cell office:value-type="float" office:value="43.59679">
            <text:p>43,596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5">
            <text:p>1645</text:p>
          </table:table-cell>
          <table:table-cell office:value-type="float" office:value="3.86211">
            <text:p>3,86211</text:p>
          </table:table-cell>
          <table:table-cell office:value-type="float" office:value="43.59545">
            <text:p>43,595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59">
            <text:p>1659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8">
            <text:p>1648</text:p>
          </table:table-cell>
          <table:table-cell office:value-type="float" office:value="3.86445">
            <text:p>3,86445</text:p>
          </table:table-cell>
          <table:table-cell office:value-type="float" office:value="43.59764">
            <text:p>43,5976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8">
            <text:p>1648</text:p>
          </table:table-cell>
          <table:table-cell office:value-type="float" office:value="3.86494">
            <text:p>3,86494</text:p>
          </table:table-cell>
          <table:table-cell office:value-type="float" office:value="43.59809">
            <text:p>43,598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6">
            <text:p>1656</text:p>
          </table:table-cell>
          <table:table-cell office:value-type="float" office:value="3.86514">
            <text:p>3,86514</text:p>
          </table:table-cell>
          <table:table-cell office:value-type="float" office:value="43.59819">
            <text:p>43,598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6">
            <text:p>1656</text:p>
          </table:table-cell>
          <table:table-cell office:value-type="float" office:value="3.86587">
            <text:p>3,86587</text:p>
          </table:table-cell>
          <table:table-cell office:value-type="float" office:value="43.59782">
            <text:p>43,597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3">
            <text:p>1663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669">
            <text:p>1669</text:p>
          </table:table-cell>
          <table:table-cell office:value-type="float" office:value="3.86591">
            <text:p>3,86591</text:p>
          </table:table-cell>
          <table:table-cell office:value-type="float" office:value="43.59784">
            <text:p>43,5978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32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8">
            <text:p>1658</text:p>
          </table:table-cell>
          <table:table-cell office:value-type="float" office:value="3.86602">
            <text:p>3,86602</text:p>
          </table:table-cell>
          <table:table-cell office:value-type="float" office:value="43.59774">
            <text:p>43,597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658">
            <text:p>1658</text:p>
          </table:table-cell>
          <table:table-cell office:value-type="float" office:value="3.86673">
            <text:p>3,86673</text:p>
          </table:table-cell>
          <table:table-cell office:value-type="float" office:value="43.59735">
            <text:p>43,5973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6608">
            <text:p>6608</text:p>
          </table:table-cell>
          <table:table-cell office:value-type="float" office:value="3.86818">
            <text:p>3,86818</text:p>
          </table:table-cell>
          <table:table-cell office:value-type="float" office:value="43.59589">
            <text:p>43,595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3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0">
            <text:p>1490</text:p>
          </table:table-cell>
          <table:table-cell office:value-type="float" office:value="3.86919">
            <text:p>3,86919</text:p>
          </table:table-cell>
          <table:table-cell office:value-type="float" office:value="43.58119">
            <text:p>43,581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68">
            <text:p>166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0">
            <text:p>1490</text:p>
          </table:table-cell>
          <table:table-cell office:value-type="float" office:value="3.8691">
            <text:p>3,8691</text:p>
          </table:table-cell>
          <table:table-cell office:value-type="float" office:value="43.58027">
            <text:p>43,580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01">
            <text:p>1501</text:p>
          </table:table-cell>
          <table:table-cell office:value-type="float" office:value="3.86931">
            <text:p>3,86931</text:p>
          </table:table-cell>
          <table:table-cell office:value-type="float" office:value="43.58165">
            <text:p>43,581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99">
            <text:p>1499</text:p>
          </table:table-cell>
          <table:table-cell office:value-type="float" office:value="3.872">
            <text:p>3,872</text:p>
          </table:table-cell>
          <table:table-cell office:value-type="float" office:value="43.58758">
            <text:p>43,587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00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office:value-type="float" office:value="1463">
            <text:p>1463</text:p>
          </table:table-cell>
          <table:table-cell office:value-type="float" office:value="3.86854">
            <text:p>3,86854</text:p>
          </table:table-cell>
          <table:table-cell office:value-type="float" office:value="43.5857">
            <text:p>43,58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62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64">
            <text:p>1464</text:p>
          </table:table-cell>
          <table:table-cell office:value-type="float" office:value="3.86814">
            <text:p>3,86814</text:p>
          </table:table-cell>
          <table:table-cell office:value-type="float" office:value="43.58582">
            <text:p>43,585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00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485">
            <text:p>1485</text:p>
          </table:table-cell>
          <table:table-cell office:value-type="float" office:value="3.86741">
            <text:p>3,86741</text:p>
          </table:table-cell>
          <table:table-cell office:value-type="float" office:value="43.58535">
            <text:p>43,585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11">
            <text:p>1511</text:p>
          </table:table-cell>
          <table:table-cell office:value-type="float" office:value="3.86676">
            <text:p>3,86676</text:p>
          </table:table-cell>
          <table:table-cell office:value-type="float" office:value="43.5852">
            <text:p>43,58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460">
            <text:p>1460</text:p>
          </table:table-cell>
          <table:table-cell office:value-type="float" office:value="3.86453">
            <text:p>3,86453</text:p>
          </table:table-cell>
          <table:table-cell office:value-type="float" office:value="43.58638">
            <text:p>43,586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0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7">
            <text:p>1477</text:p>
          </table:table-cell>
          <table:table-cell office:value-type="float" office:value="3.86245">
            <text:p>3,86245</text:p>
          </table:table-cell>
          <table:table-cell office:value-type="float" office:value="43.58553">
            <text:p>43,585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77">
            <text:p>167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41">
            <text:p>1441</text:p>
          </table:table-cell>
          <table:table-cell office:value-type="float" office:value="3.86318">
            <text:p>3,86318</text:p>
          </table:table-cell>
          <table:table-cell office:value-type="float" office:value="43.58236">
            <text:p>43,582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472">
            <text:p>1472</text:p>
          </table:table-cell>
          <table:table-cell office:value-type="float" office:value="3.86359">
            <text:p>3,86359</text:p>
          </table:table-cell>
          <table:table-cell office:value-type="float" office:value="43.58238">
            <text:p>43,582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67</text:p>
          </table:table-cell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491">
            <text:p>1491</text:p>
          </table:table-cell>
          <table:table-cell office:value-type="float" office:value="3.86649">
            <text:p>3,86649</text:p>
          </table:table-cell>
          <table:table-cell office:value-type="float" office:value="43.58341">
            <text:p>43,583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6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493">
            <text:p>1493</text:p>
          </table:table-cell>
          <table:table-cell office:value-type="float" office:value="3.86755">
            <text:p>3,86755</text:p>
          </table:table-cell>
          <table:table-cell office:value-type="float" office:value="43.58263">
            <text:p>43,582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6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493">
            <text:p>1493</text:p>
          </table:table-cell>
          <table:table-cell office:value-type="float" office:value="3.8689">
            <text:p>3,8689</text:p>
          </table:table-cell>
          <table:table-cell office:value-type="float" office:value="43.58158">
            <text:p>43,581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6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732">
            <text:p>1732</text:p>
          </table:table-cell>
          <table:table-cell office:value-type="float" office:value="3.85784">
            <text:p>3,85784</text:p>
          </table:table-cell>
          <table:table-cell office:value-type="float" office:value="43.59153">
            <text:p>43,591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6</text:p>
          </table:table-cell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1735">
            <text:p>1735</text:p>
          </table:table-cell>
          <table:table-cell office:value-type="float" office:value="3.85944">
            <text:p>3,85944</text:p>
          </table:table-cell>
          <table:table-cell office:value-type="float" office:value="43.59301">
            <text:p>43,593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74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6">
            <text:p>1726</text:p>
          </table:table-cell>
          <table:table-cell office:value-type="float" office:value="3.86005">
            <text:p>3,86005</text:p>
          </table:table-cell>
          <table:table-cell office:value-type="float" office:value="43.59359">
            <text:p>43,593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1565">
            <text:p>1565</text:p>
          </table:table-cell>
          <table:table-cell office:value-type="float" office:value="3.87514">
            <text:p>3,87514</text:p>
          </table:table-cell>
          <table:table-cell office:value-type="float" office:value="43.59375">
            <text:p>43,593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9</text:p>
          </table:table-cell>
          <table:table-cell office:value-type="float" office:value="1686">
            <text:p>1686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0133">
            <text:p>10133</text:p>
          </table:table-cell>
          <table:table-cell office:value-type="float" office:value="3.87488">
            <text:p>3,87488</text:p>
          </table:table-cell>
          <table:table-cell office:value-type="float" office:value="43.59317">
            <text:p>43,593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6">
            <text:p>1566</text:p>
          </table:table-cell>
          <table:table-cell office:value-type="float" office:value="3.87446">
            <text:p>3,87446</text:p>
          </table:table-cell>
          <table:table-cell office:value-type="float" office:value="43.59295">
            <text:p>43,592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6">
            <text:p>1566</text:p>
          </table:table-cell>
          <table:table-cell office:value-type="float" office:value="3.87351">
            <text:p>3,87351</text:p>
          </table:table-cell>
          <table:table-cell office:value-type="float" office:value="43.59343">
            <text:p>43,593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579">
            <text:p>1579</text:p>
          </table:table-cell>
          <table:table-cell office:value-type="float" office:value="3.87351">
            <text:p>3,87351</text:p>
          </table:table-cell>
          <table:table-cell office:value-type="float" office:value="43.59343">
            <text:p>43,593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4</text:p>
          </table:table-cell>
          <table:table-cell office:value-type="float" office:value="1690">
            <text:p>1690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469">
            <text:p>469</text:p>
          </table:table-cell>
          <table:table-cell office:value-type="float" office:value="3.87133">
            <text:p>3,87133</text:p>
          </table:table-cell>
          <table:table-cell office:value-type="float" office:value="43.59294">
            <text:p>43,592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82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598">
            <text:p>1598</text:p>
          </table:table-cell>
          <table:table-cell office:value-type="float" office:value="3.87214">
            <text:p>3,87214</text:p>
          </table:table-cell>
          <table:table-cell office:value-type="float" office:value="43.59415">
            <text:p>43,594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45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9">
            <text:p>1569</text:p>
          </table:table-cell>
          <table:table-cell office:value-type="float" office:value="3.87215">
            <text:p>3,87215</text:p>
          </table:table-cell>
          <table:table-cell office:value-type="float" office:value="43.59425">
            <text:p>43,594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600">
            <text:p>1600</text:p>
          </table:table-cell>
          <table:table-cell office:value-type="float" office:value="3.87151">
            <text:p>3,87151</text:p>
          </table:table-cell>
          <table:table-cell office:value-type="float" office:value="43.59467">
            <text:p>43,594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68">
            <text:p>1568</text:p>
          </table:table-cell>
          <table:table-cell office:value-type="float" office:value="3.8725">
            <text:p>3,8725</text:p>
          </table:table-cell>
          <table:table-cell office:value-type="float" office:value="43.59404">
            <text:p>43,594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583">
            <text:p>1583</text:p>
          </table:table-cell>
          <table:table-cell office:value-type="float" office:value="3.87338">
            <text:p>3,87338</text:p>
          </table:table-cell>
          <table:table-cell office:value-type="float" office:value="43.5935">
            <text:p>43,59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6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575">
            <text:p>1575</text:p>
          </table:table-cell>
          <table:table-cell office:value-type="float" office:value="3.87243">
            <text:p>3,87243</text:p>
          </table:table-cell>
          <table:table-cell office:value-type="float" office:value="43.59208">
            <text:p>43,592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66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575">
            <text:p>1575</text:p>
          </table:table-cell>
          <table:table-cell office:value-type="float" office:value="3.87354">
            <text:p>3,87354</text:p>
          </table:table-cell>
          <table:table-cell office:value-type="float" office:value="43.59169">
            <text:p>43,591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6</text:p>
          </table:table-cell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581">
            <text:p>1581</text:p>
          </table:table-cell>
          <table:table-cell office:value-type="float" office:value="3.87377">
            <text:p>3,87377</text:p>
          </table:table-cell>
          <table:table-cell office:value-type="float" office:value="43.59178">
            <text:p>43,591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573">
            <text:p>1573</text:p>
          </table:table-cell>
          <table:table-cell office:value-type="float" office:value="3.87446">
            <text:p>3,87446</text:p>
          </table:table-cell>
          <table:table-cell office:value-type="float" office:value="43.59257">
            <text:p>43,592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38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1572">
            <text:p>1572</text:p>
          </table:table-cell>
          <table:table-cell office:value-type="float" office:value="3.87426">
            <text:p>3,87426</text:p>
          </table:table-cell>
          <table:table-cell office:value-type="float" office:value="43.59267">
            <text:p>43,592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62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564">
            <text:p>1564</text:p>
          </table:table-cell>
          <table:table-cell office:value-type="float" office:value="3.87452">
            <text:p>3,87452</text:p>
          </table:table-cell>
          <table:table-cell office:value-type="float" office:value="43.59277">
            <text:p>43,592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7">
            <text:p>5727</text:p>
          </table:table-cell>
          <table:table-cell office:value-type="float" office:value="3.87559">
            <text:p>3,87559</text:p>
          </table:table-cell>
          <table:table-cell office:value-type="float" office:value="43.59467">
            <text:p>43,594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7">
            <text:p>5727</text:p>
          </table:table-cell>
          <table:table-cell office:value-type="float" office:value="3.87506">
            <text:p>3,87506</text:p>
          </table:table-cell>
          <table:table-cell office:value-type="float" office:value="43.59515">
            <text:p>43,5951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7">
            <text:p>5727</text:p>
          </table:table-cell>
          <table:table-cell office:value-type="float" office:value="3.87459">
            <text:p>3,87459</text:p>
          </table:table-cell>
          <table:table-cell office:value-type="float" office:value="43.59549">
            <text:p>43,595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24">
            <text:p>5724</text:p>
          </table:table-cell>
          <table:table-cell office:value-type="float" office:value="3.87388">
            <text:p>3,87388</text:p>
          </table:table-cell>
          <table:table-cell office:value-type="float" office:value="43.59626">
            <text:p>43,59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731">
            <text:p>5731</text:p>
          </table:table-cell>
          <table:table-cell office:value-type="float" office:value="3.87587">
            <text:p>3,87587</text:p>
          </table:table-cell>
          <table:table-cell office:value-type="float" office:value="43.59662">
            <text:p>43,596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16376">
            <text:p>16376</text:p>
          </table:table-cell>
          <table:table-cell office:value-type="float" office:value="3.87625">
            <text:p>3,87625</text:p>
          </table:table-cell>
          <table:table-cell office:value-type="float" office:value="43.59678">
            <text:p>43,596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3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16392">
            <text:p>16392</text:p>
          </table:table-cell>
          <table:table-cell office:value-type="float" office:value="3.87633">
            <text:p>3,87633</text:p>
          </table:table-cell>
          <table:table-cell office:value-type="float" office:value="43.59684">
            <text:p>43,596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3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5576">
            <text:p>5576</text:p>
          </table:table-cell>
          <table:table-cell office:value-type="float" office:value="3.87584">
            <text:p>3,87584</text:p>
          </table:table-cell>
          <table:table-cell office:value-type="float" office:value="43.59872">
            <text:p>43,598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2</text:p>
          </table:table-cell>
          <table:table-cell office:value-type="float" office:value="1710">
            <text:p>1710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556">
            <text:p>1556</text:p>
          </table:table-cell>
          <table:table-cell office:value-type="float" office:value="3.87114">
            <text:p>3,87114</text:p>
          </table:table-cell>
          <table:table-cell office:value-type="float" office:value="43.58776">
            <text:p>43,587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1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1506">
            <text:p>1506</text:p>
          </table:table-cell>
          <table:table-cell office:value-type="float" office:value="3.87106">
            <text:p>3,87106</text:p>
          </table:table-cell>
          <table:table-cell office:value-type="float" office:value="43.58772">
            <text:p>43,587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0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005">
            <text:p>6005</text:p>
          </table:table-cell>
          <table:table-cell office:value-type="float" office:value="3.87229">
            <text:p>3,87229</text:p>
          </table:table-cell>
          <table:table-cell office:value-type="float" office:value="43.58825">
            <text:p>43,588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005">
            <text:p>6005</text:p>
          </table:table-cell>
          <table:table-cell office:value-type="float" office:value="3.87288">
            <text:p>3,87288</text:p>
          </table:table-cell>
          <table:table-cell office:value-type="float" office:value="43.58953">
            <text:p>43,589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005">
            <text:p>6005</text:p>
          </table:table-cell>
          <table:table-cell office:value-type="float" office:value="3.87356">
            <text:p>3,87356</text:p>
          </table:table-cell>
          <table:table-cell office:value-type="float" office:value="43.59132">
            <text:p>43,591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74">
            <text:p>1574</text:p>
          </table:table-cell>
          <table:table-cell office:value-type="float" office:value="3.87345">
            <text:p>3,87345</text:p>
          </table:table-cell>
          <table:table-cell office:value-type="float" office:value="43.59145">
            <text:p>43,591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543">
            <text:p>1543</text:p>
          </table:table-cell>
          <table:table-cell office:value-type="float" office:value="3.86992">
            <text:p>3,86992</text:p>
          </table:table-cell>
          <table:table-cell office:value-type="float" office:value="43.58995">
            <text:p>43,589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5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544">
            <text:p>1544</text:p>
          </table:table-cell>
          <table:table-cell office:value-type="float" office:value="3.87027">
            <text:p>3,87027</text:p>
          </table:table-cell>
          <table:table-cell office:value-type="float" office:value="43.58959">
            <text:p>43,589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5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517">
            <text:p>1517</text:p>
          </table:table-cell>
          <table:table-cell office:value-type="float" office:value="3.87002">
            <text:p>3,87002</text:p>
          </table:table-cell>
          <table:table-cell office:value-type="float" office:value="43.58903">
            <text:p>43,589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521">
            <text:p>1521</text:p>
          </table:table-cell>
          <table:table-cell office:value-type="float" office:value="3.8692">
            <text:p>3,8692</text:p>
          </table:table-cell>
          <table:table-cell office:value-type="float" office:value="43.58984">
            <text:p>43,589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18">
            <text:p>1518</text:p>
          </table:table-cell>
          <table:table-cell office:value-type="float" office:value="3.87003">
            <text:p>3,87003</text:p>
          </table:table-cell>
          <table:table-cell office:value-type="float" office:value="43.58891">
            <text:p>43,588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1465">
            <text:p>1465</text:p>
          </table:table-cell>
          <table:table-cell office:value-type="float" office:value="3.86811">
            <text:p>3,86811</text:p>
          </table:table-cell>
          <table:table-cell office:value-type="float" office:value="43.58741">
            <text:p>43,587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73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3872">
            <text:p>13872</text:p>
          </table:table-cell>
          <table:table-cell office:value-type="float" office:value="3.86751">
            <text:p>3,86751</text:p>
          </table:table-cell>
          <table:table-cell office:value-type="float" office:value="43.58758">
            <text:p>43,587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61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536">
            <text:p>1536</text:p>
          </table:table-cell>
          <table:table-cell office:value-type="float" office:value="3.86736">
            <text:p>3,86736</text:p>
          </table:table-cell>
          <table:table-cell office:value-type="float" office:value="43.58751">
            <text:p>43,587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62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0034">
            <text:p>10034</text:p>
          </table:table-cell>
          <table:table-cell office:value-type="float" office:value="3.86634">
            <text:p>3,86634</text:p>
          </table:table-cell>
          <table:table-cell office:value-type="float" office:value="43.58799">
            <text:p>43,587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62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0032">
            <text:p>10032</text:p>
          </table:table-cell>
          <table:table-cell office:value-type="float" office:value="3.86578">
            <text:p>3,86578</text:p>
          </table:table-cell>
          <table:table-cell office:value-type="float" office:value="43.58824">
            <text:p>43,588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61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office:value-type="float" office:value="1497">
            <text:p>1497</text:p>
          </table:table-cell>
          <table:table-cell office:value-type="float" office:value="3.86806">
            <text:p>3,86806</text:p>
          </table:table-cell>
          <table:table-cell office:value-type="float" office:value="43.58728">
            <text:p>43,587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66</text:p>
          </table:table-cell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05">
            <text:p>1505</text:p>
          </table:table-cell>
          <table:table-cell office:value-type="float" office:value="3.86847">
            <text:p>3,86847</text:p>
          </table:table-cell>
          <table:table-cell office:value-type="float" office:value="43.58645">
            <text:p>43,586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524">
            <text:p>1524</text:p>
          </table:table-cell>
          <table:table-cell office:value-type="float" office:value="3.86964">
            <text:p>3,86964</text:p>
          </table:table-cell>
          <table:table-cell office:value-type="float" office:value="43.58848">
            <text:p>43,588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9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77">
            <text:p>1677</text:p>
          </table:table-cell>
          <table:table-cell office:value-type="float" office:value="3.86316">
            <text:p>3,86316</text:p>
          </table:table-cell>
          <table:table-cell office:value-type="float" office:value="43.60138">
            <text:p>43,601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686">
            <text:p>1686</text:p>
          </table:table-cell>
          <table:table-cell office:value-type="float" office:value="3.8639">
            <text:p>3,8639</text:p>
          </table:table-cell>
          <table:table-cell office:value-type="float" office:value="43.60138">
            <text:p>43,6013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4</text:p>
          </table:table-cell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679">
            <text:p>1679</text:p>
          </table:table-cell>
          <table:table-cell office:value-type="float" office:value="3.86391">
            <text:p>3,86391</text:p>
          </table:table-cell>
          <table:table-cell office:value-type="float" office:value="43.60123">
            <text:p>43,601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12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11993">
            <text:p>11993</text:p>
          </table:table-cell>
          <table:table-cell office:value-type="float" office:value="3.86632">
            <text:p>3,86632</text:p>
          </table:table-cell>
          <table:table-cell office:value-type="float" office:value="43.59994">
            <text:p>43,599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5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1710">
            <text:p>1710</text:p>
          </table:table-cell>
          <table:table-cell office:value-type="float" office:value="3.866">
            <text:p>3,866</text:p>
          </table:table-cell>
          <table:table-cell office:value-type="float" office:value="43.59923">
            <text:p>43,599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5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63">
            <text:p>1663</text:p>
          </table:table-cell>
          <table:table-cell office:value-type="float" office:value="3.86609">
            <text:p>3,86609</text:p>
          </table:table-cell>
          <table:table-cell office:value-type="float" office:value="43.59913">
            <text:p>43,599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1711">
            <text:p>1711</text:p>
          </table:table-cell>
          <table:table-cell office:value-type="float" office:value="3.86571">
            <text:p>3,86571</text:p>
          </table:table-cell>
          <table:table-cell office:value-type="float" office:value="43.59906">
            <text:p>43,599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6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683">
            <text:p>1683</text:p>
          </table:table-cell>
          <table:table-cell office:value-type="float" office:value="3.86483">
            <text:p>3,86483</text:p>
          </table:table-cell>
          <table:table-cell office:value-type="float" office:value="43.59939">
            <text:p>43,599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7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49">
            <text:p>1649</text:p>
          </table:table-cell>
          <table:table-cell office:value-type="float" office:value="3.86522">
            <text:p>3,86522</text:p>
          </table:table-cell>
          <table:table-cell office:value-type="float" office:value="43.59835">
            <text:p>43,598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652">
            <text:p>1652</text:p>
          </table:table-cell>
          <table:table-cell office:value-type="float" office:value="3.86569">
            <text:p>3,86569</text:p>
          </table:table-cell>
          <table:table-cell office:value-type="float" office:value="43.59855">
            <text:p>43,598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3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1651">
            <text:p>1651</text:p>
          </table:table-cell>
          <table:table-cell office:value-type="float" office:value="3.86835">
            <text:p>3,86835</text:p>
          </table:table-cell>
          <table:table-cell office:value-type="float" office:value="43.59841">
            <text:p>43,598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74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661">
            <text:p>1661</text:p>
          </table:table-cell>
          <table:table-cell office:value-type="float" office:value="3.86605">
            <text:p>3,86605</text:p>
          </table:table-cell>
          <table:table-cell office:value-type="float" office:value="43.59898">
            <text:p>43,598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32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62">
            <text:p>1662</text:p>
          </table:table-cell>
          <table:table-cell office:value-type="float" office:value="3.86582">
            <text:p>3,86582</text:p>
          </table:table-cell>
          <table:table-cell office:value-type="float" office:value="43.59889">
            <text:p>43,598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64">
            <text:p>1664</text:p>
          </table:table-cell>
          <table:table-cell office:value-type="float" office:value="3.86671">
            <text:p>3,86671</text:p>
          </table:table-cell>
          <table:table-cell office:value-type="float" office:value="43.59971">
            <text:p>43,599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707">
            <text:p>1707</text:p>
          </table:table-cell>
          <table:table-cell office:value-type="float" office:value="3.8667">
            <text:p>3,8667</text:p>
          </table:table-cell>
          <table:table-cell office:value-type="float" office:value="43.59982">
            <text:p>43,599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12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693">
            <text:p>1693</text:p>
          </table:table-cell>
          <table:table-cell office:value-type="float" office:value="3.86686">
            <text:p>3,86686</text:p>
          </table:table-cell>
          <table:table-cell office:value-type="float" office:value="43.59985">
            <text:p>43,599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695">
            <text:p>1695</text:p>
          </table:table-cell>
          <table:table-cell office:value-type="float" office:value="3.86706">
            <text:p>3,86706</text:p>
          </table:table-cell>
          <table:table-cell office:value-type="float" office:value="43.60029">
            <text:p>43,600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49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650">
            <text:p>5650</text:p>
          </table:table-cell>
          <table:table-cell office:value-type="float" office:value="3.86777">
            <text:p>3,86777</text:p>
          </table:table-cell>
          <table:table-cell office:value-type="float" office:value="43.60067">
            <text:p>43,600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5649">
            <text:p>5649</text:p>
          </table:table-cell>
          <table:table-cell office:value-type="float" office:value="3.86767">
            <text:p>3,86767</text:p>
          </table:table-cell>
          <table:table-cell office:value-type="float" office:value="43.60079">
            <text:p>43,600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5649">
            <text:p>5649</text:p>
          </table:table-cell>
          <table:table-cell office:value-type="float" office:value="3.86662">
            <text:p>3,86662</text:p>
          </table:table-cell>
          <table:table-cell office:value-type="float" office:value="43.60104">
            <text:p>43,601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678">
            <text:p>1678</text:p>
          </table:table-cell>
          <table:table-cell office:value-type="float" office:value="3.86401">
            <text:p>3,86401</text:p>
          </table:table-cell>
          <table:table-cell office:value-type="float" office:value="43.60129">
            <text:p>43,6012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72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701">
            <text:p>1701</text:p>
          </table:table-cell>
          <table:table-cell office:value-type="float" office:value="3.86873">
            <text:p>3,86873</text:p>
          </table:table-cell>
          <table:table-cell office:value-type="float" office:value="43.60005">
            <text:p>43,600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59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9375">
            <text:p>9375</text:p>
          </table:table-cell>
          <table:table-cell office:value-type="float" office:value="3.86794">
            <text:p>3,86794</text:p>
          </table:table-cell>
          <table:table-cell office:value-type="float" office:value="43.60061">
            <text:p>43,600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59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700">
            <text:p>1700</text:p>
          </table:table-cell>
          <table:table-cell office:value-type="float" office:value="3.86818">
            <text:p>3,86818</text:p>
          </table:table-cell>
          <table:table-cell office:value-type="float" office:value="43.60017">
            <text:p>43,600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85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699">
            <text:p>1699</text:p>
          </table:table-cell>
          <table:table-cell office:value-type="float" office:value="3.86761">
            <text:p>3,86761</text:p>
          </table:table-cell>
          <table:table-cell office:value-type="float" office:value="43.60045">
            <text:p>43,600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698">
            <text:p>1698</text:p>
          </table:table-cell>
          <table:table-cell office:value-type="float" office:value="3.86805">
            <text:p>3,86805</text:p>
          </table:table-cell>
          <table:table-cell office:value-type="float" office:value="43.60007">
            <text:p>43,600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6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96">
            <text:p>1696</text:p>
          </table:table-cell>
          <table:table-cell office:value-type="float" office:value="3.8674">
            <text:p>3,8674</text:p>
          </table:table-cell>
          <table:table-cell office:value-type="float" office:value="43.6002">
            <text:p>43,60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6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66">
            <text:p>1666</text:p>
          </table:table-cell>
          <table:table-cell office:value-type="float" office:value="3.86813">
            <text:p>3,86813</text:p>
          </table:table-cell>
          <table:table-cell office:value-type="float" office:value="43.59917">
            <text:p>43,599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86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05">
            <text:p>1705</text:p>
          </table:table-cell>
          <table:table-cell office:value-type="float" office:value="3.86824">
            <text:p>3,86824</text:p>
          </table:table-cell>
          <table:table-cell office:value-type="float" office:value="43.59919">
            <text:p>43,599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59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06">
            <text:p>1706</text:p>
          </table:table-cell>
          <table:table-cell office:value-type="float" office:value="3.86862">
            <text:p>3,86862</text:p>
          </table:table-cell>
          <table:table-cell office:value-type="float" office:value="43.59926">
            <text:p>43,599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8</text:p>
          </table:table-cell>
          <table:table-cell office:value-type="float" office:value="1759">
            <text:p>175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04">
            <text:p>1704</text:p>
          </table:table-cell>
          <table:table-cell office:value-type="float" office:value="3.86894">
            <text:p>3,86894</text:p>
          </table:table-cell>
          <table:table-cell office:value-type="float" office:value="43.59949">
            <text:p>43,599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59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703">
            <text:p>1703</text:p>
          </table:table-cell>
          <table:table-cell office:value-type="float" office:value="3.86857">
            <text:p>3,86857</text:p>
          </table:table-cell>
          <table:table-cell office:value-type="float" office:value="43.59977">
            <text:p>43,599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703">
            <text:p>1703</text:p>
          </table:table-cell>
          <table:table-cell office:value-type="float" office:value="3.86829">
            <text:p>3,86829</text:p>
          </table:table-cell>
          <table:table-cell office:value-type="float" office:value="43.59996">
            <text:p>43,5999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702">
            <text:p>1702</text:p>
          </table:table-cell>
          <table:table-cell office:value-type="float" office:value="3.86907">
            <text:p>3,86907</text:p>
          </table:table-cell>
          <table:table-cell office:value-type="float" office:value="43.59955">
            <text:p>43,599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59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53">
            <text:p>1653</text:p>
          </table:table-cell>
          <table:table-cell office:value-type="float" office:value="3.86891">
            <text:p>3,86891</text:p>
          </table:table-cell>
          <table:table-cell office:value-type="float" office:value="43.59739">
            <text:p>43,597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86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59">
            <text:p>1659</text:p>
          </table:table-cell>
          <table:table-cell office:value-type="float" office:value="3.86883">
            <text:p>3,86883</text:p>
          </table:table-cell>
          <table:table-cell office:value-type="float" office:value="43.59689">
            <text:p>43,59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59">
            <text:p>1659</text:p>
          </table:table-cell>
          <table:table-cell office:value-type="float" office:value="3.86852">
            <text:p>3,86852</text:p>
          </table:table-cell>
          <table:table-cell office:value-type="float" office:value="43.5961">
            <text:p>43,59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701">
            <text:p>5701</text:p>
          </table:table-cell>
          <table:table-cell office:value-type="float" office:value="3.86912">
            <text:p>3,86912</text:p>
          </table:table-cell>
          <table:table-cell office:value-type="float" office:value="43.59696">
            <text:p>43,596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701">
            <text:p>5701</text:p>
          </table:table-cell>
          <table:table-cell office:value-type="float" office:value="3.8702">
            <text:p>3,8702</text:p>
          </table:table-cell>
          <table:table-cell office:value-type="float" office:value="43.59733">
            <text:p>43,597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701">
            <text:p>5701</text:p>
          </table:table-cell>
          <table:table-cell office:value-type="float" office:value="3.87096">
            <text:p>3,87096</text:p>
          </table:table-cell>
          <table:table-cell office:value-type="float" office:value="43.59782">
            <text:p>43,597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5715">
            <text:p>5715</text:p>
          </table:table-cell>
          <table:table-cell office:value-type="float" office:value="3.87191">
            <text:p>3,87191</text:p>
          </table:table-cell>
          <table:table-cell office:value-type="float" office:value="43.59754">
            <text:p>43,597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1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708">
            <text:p>5708</text:p>
          </table:table-cell>
          <table:table-cell office:value-type="float" office:value="3.87183">
            <text:p>3,87183</text:p>
          </table:table-cell>
          <table:table-cell office:value-type="float" office:value="43.59807">
            <text:p>43,5980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20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697">
            <text:p>5697</text:p>
          </table:table-cell>
          <table:table-cell office:value-type="float" office:value="3.87302">
            <text:p>3,87302</text:p>
          </table:table-cell>
          <table:table-cell office:value-type="float" office:value="43.59879">
            <text:p>43,598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5580">
            <text:p>5580</text:p>
          </table:table-cell>
          <table:table-cell office:value-type="float" office:value="3.87516">
            <text:p>3,87516</text:p>
          </table:table-cell>
          <table:table-cell office:value-type="float" office:value="43.59966">
            <text:p>43,5996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4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590">
            <text:p>5590</text:p>
          </table:table-cell>
          <table:table-cell office:value-type="float" office:value="3.87535">
            <text:p>3,87535</text:p>
          </table:table-cell>
          <table:table-cell office:value-type="float" office:value="43.5997">
            <text:p>43,59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5591">
            <text:p>5591</text:p>
          </table:table-cell>
          <table:table-cell office:value-type="float" office:value="3.87589">
            <text:p>3,87589</text:p>
          </table:table-cell>
          <table:table-cell office:value-type="float" office:value="43.59979">
            <text:p>43,599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1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92">
            <text:p>5592</text:p>
          </table:table-cell>
          <table:table-cell office:value-type="float" office:value="3.87563">
            <text:p>3,87563</text:p>
          </table:table-cell>
          <table:table-cell office:value-type="float" office:value="43.59959">
            <text:p>43,599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92">
            <text:p>5592</text:p>
          </table:table-cell>
          <table:table-cell office:value-type="float" office:value="3.87568">
            <text:p>3,87568</text:p>
          </table:table-cell>
          <table:table-cell office:value-type="float" office:value="43.59906">
            <text:p>43,599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698">
            <text:p>5698</text:p>
          </table:table-cell>
          <table:table-cell office:value-type="float" office:value="3.87131">
            <text:p>3,87131</text:p>
          </table:table-cell>
          <table:table-cell office:value-type="float" office:value="43.59802">
            <text:p>43,598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699">
            <text:p>5699</text:p>
          </table:table-cell>
          <table:table-cell office:value-type="float" office:value="3.86985">
            <text:p>3,86985</text:p>
          </table:table-cell>
          <table:table-cell office:value-type="float" office:value="43.59886">
            <text:p>43,598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5699">
            <text:p>5699</text:p>
          </table:table-cell>
          <table:table-cell office:value-type="float" office:value="3.86904">
            <text:p>3,86904</text:p>
          </table:table-cell>
          <table:table-cell office:value-type="float" office:value="43.59944">
            <text:p>43,599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9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656">
            <text:p>5656</text:p>
          </table:table-cell>
          <table:table-cell office:value-type="float" office:value="3.86784">
            <text:p>3,86784</text:p>
          </table:table-cell>
          <table:table-cell office:value-type="float" office:value="43.60074">
            <text:p>43,600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659">
            <text:p>5659</text:p>
          </table:table-cell>
          <table:table-cell office:value-type="float" office:value="3.86816">
            <text:p>3,86816</text:p>
          </table:table-cell>
          <table:table-cell office:value-type="float" office:value="43.60082">
            <text:p>43,600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6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5658">
            <text:p>5658</text:p>
          </table:table-cell>
          <table:table-cell office:value-type="float" office:value="3.86768">
            <text:p>3,86768</text:p>
          </table:table-cell>
          <table:table-cell office:value-type="float" office:value="43.60123">
            <text:p>43,601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89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371">
            <text:p>3371</text:p>
          </table:table-cell>
          <table:table-cell office:value-type="float" office:value="3.8979">
            <text:p>3,8979</text:p>
          </table:table-cell>
          <table:table-cell office:value-type="float" office:value="43.62218">
            <text:p>43,622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8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371">
            <text:p>3371</text:p>
          </table:table-cell>
          <table:table-cell office:value-type="float" office:value="3.89843">
            <text:p>3,89843</text:p>
          </table:table-cell>
          <table:table-cell office:value-type="float" office:value="43.6221">
            <text:p>43,62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78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1120">
            <text:p>1120</text:p>
          </table:table-cell>
          <table:table-cell office:value-type="float" office:value="3.90428">
            <text:p>3,90428</text:p>
          </table:table-cell>
          <table:table-cell office:value-type="float" office:value="43.6215">
            <text:p>43,62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1120">
            <text:p>1120</text:p>
          </table:table-cell>
          <table:table-cell office:value-type="float" office:value="3.90428">
            <text:p>3,90428</text:p>
          </table:table-cell>
          <table:table-cell office:value-type="float" office:value="43.61952">
            <text:p>43,619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122">
            <text:p>1122</text:p>
          </table:table-cell>
          <table:table-cell office:value-type="float" office:value="3.90397">
            <text:p>3,90397</text:p>
          </table:table-cell>
          <table:table-cell office:value-type="float" office:value="43.61951">
            <text:p>43,619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256">
            <text:p>3,90256</text:p>
          </table:table-cell>
          <table:table-cell office:value-type="float" office:value="43.62141">
            <text:p>43,621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17">
            <text:p>3,9017</text:p>
          </table:table-cell>
          <table:table-cell office:value-type="float" office:value="43.62123">
            <text:p>43,621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171">
            <text:p>3,90171</text:p>
          </table:table-cell>
          <table:table-cell office:value-type="float" office:value="43.62067">
            <text:p>43,620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32">
            <text:p>3332</text:p>
          </table:table-cell>
          <table:table-cell office:value-type="float" office:value="3.90119">
            <text:p>3,90119</text:p>
          </table:table-cell>
          <table:table-cell office:value-type="float" office:value="43.62009">
            <text:p>43,620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390">
            <text:p>3390</text:p>
          </table:table-cell>
          <table:table-cell office:value-type="float" office:value="3.90094">
            <text:p>3,90094</text:p>
          </table:table-cell>
          <table:table-cell office:value-type="float" office:value="43.61954">
            <text:p>43,619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0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389">
            <text:p>3389</text:p>
          </table:table-cell>
          <table:table-cell office:value-type="float" office:value="3.90126">
            <text:p>3,90126</text:p>
          </table:table-cell>
          <table:table-cell office:value-type="float" office:value="43.61937">
            <text:p>43,619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0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6166">
            <text:p>6166</text:p>
          </table:table-cell>
          <table:table-cell office:value-type="float" office:value="3.90194">
            <text:p>3,90194</text:p>
          </table:table-cell>
          <table:table-cell office:value-type="float" office:value="43.61931">
            <text:p>43,619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4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333">
            <text:p>3333</text:p>
          </table:table-cell>
          <table:table-cell office:value-type="float" office:value="3.9038">
            <text:p>3,9038</text:p>
          </table:table-cell>
          <table:table-cell office:value-type="float" office:value="43.61928">
            <text:p>43,619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0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333">
            <text:p>3333</text:p>
          </table:table-cell>
          <table:table-cell office:value-type="float" office:value="3.903">
            <text:p>3,903</text:p>
          </table:table-cell>
          <table:table-cell office:value-type="float" office:value="43.6191">
            <text:p>43,61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0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327">
            <text:p>3327</text:p>
          </table:table-cell>
          <table:table-cell office:value-type="float" office:value="3.90101">
            <text:p>3,90101</text:p>
          </table:table-cell>
          <table:table-cell office:value-type="float" office:value="43.61923">
            <text:p>43,619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3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795">
            <text:p>3795</text:p>
          </table:table-cell>
          <table:table-cell office:value-type="float" office:value="3.90008">
            <text:p>3,90008</text:p>
          </table:table-cell>
          <table:table-cell office:value-type="float" office:value="43.61933">
            <text:p>43,619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2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328">
            <text:p>3328</text:p>
          </table:table-cell>
          <table:table-cell office:value-type="float" office:value="3.90024">
            <text:p>3,90024</text:p>
          </table:table-cell>
          <table:table-cell office:value-type="float" office:value="43.61946">
            <text:p>43,619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3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793">
            <text:p>3793</text:p>
          </table:table-cell>
          <table:table-cell office:value-type="float" office:value="3.89841">
            <text:p>3,89841</text:p>
          </table:table-cell>
          <table:table-cell office:value-type="float" office:value="43.61844">
            <text:p>43,618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2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336">
            <text:p>3336</text:p>
          </table:table-cell>
          <table:table-cell office:value-type="float" office:value="3.89752">
            <text:p>3,89752</text:p>
          </table:table-cell>
          <table:table-cell office:value-type="float" office:value="43.61828">
            <text:p>43,618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3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3736">
            <text:p>3736</text:p>
          </table:table-cell>
          <table:table-cell office:value-type="float" office:value="3.89695">
            <text:p>3,89695</text:p>
          </table:table-cell>
          <table:table-cell office:value-type="float" office:value="43.61831">
            <text:p>43,618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15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737">
            <text:p>3737</text:p>
          </table:table-cell>
          <table:table-cell office:value-type="float" office:value="3.8945">
            <text:p>3,8945</text:p>
          </table:table-cell>
          <table:table-cell office:value-type="float" office:value="43.61852">
            <text:p>43,618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1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737">
            <text:p>3737</text:p>
          </table:table-cell>
          <table:table-cell office:value-type="float" office:value="3.89369">
            <text:p>3,89369</text:p>
          </table:table-cell>
          <table:table-cell office:value-type="float" office:value="43.61862">
            <text:p>43,618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21</text:p>
          </table:table-cell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37">
            <text:p>3337</text:p>
          </table:table-cell>
          <table:table-cell office:value-type="float" office:value="3.89729">
            <text:p>3,89729</text:p>
          </table:table-cell>
          <table:table-cell office:value-type="float" office:value="43.61837">
            <text:p>43,618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74">
            <text:p>3374</text:p>
          </table:table-cell>
          <table:table-cell office:value-type="float" office:value="3.89751">
            <text:p>3,89751</text:p>
          </table:table-cell>
          <table:table-cell office:value-type="float" office:value="43.62059">
            <text:p>43,62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68">
            <text:p>3368</text:p>
          </table:table-cell>
          <table:table-cell office:value-type="float" office:value="3.89769">
            <text:p>3,89769</text:p>
          </table:table-cell>
          <table:table-cell office:value-type="float" office:value="43.62206">
            <text:p>43,622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797">
            <text:p>3797</text:p>
          </table:table-cell>
          <table:table-cell office:value-type="float" office:value="3.9028">
            <text:p>3,9028</text:p>
          </table:table-cell>
          <table:table-cell office:value-type="float" office:value="43.61724">
            <text:p>43,617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343">
            <text:p>3343</text:p>
          </table:table-cell>
          <table:table-cell office:value-type="float" office:value="3.904">
            <text:p>3,904</text:p>
          </table:table-cell>
          <table:table-cell office:value-type="float" office:value="43.61898">
            <text:p>43,618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3344">
            <text:p>3344</text:p>
          </table:table-cell>
          <table:table-cell office:value-type="float" office:value="3.90264">
            <text:p>3,90264</text:p>
          </table:table-cell>
          <table:table-cell office:value-type="float" office:value="43.61745">
            <text:p>43,617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2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office:value-type="float" office:value="3685">
            <text:p>3685</text:p>
          </table:table-cell>
          <table:table-cell office:value-type="float" office:value="3.90122">
            <text:p>3,90122</text:p>
          </table:table-cell>
          <table:table-cell office:value-type="float" office:value="43.61533">
            <text:p>43,615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41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3692">
            <text:p>3692</text:p>
          </table:table-cell>
          <table:table-cell office:value-type="float" office:value="3.90074">
            <text:p>3,90074</text:p>
          </table:table-cell>
          <table:table-cell office:value-type="float" office:value="43.61149">
            <text:p>43,611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145">
            <text:p>145</text:p>
          </table:table-cell>
          <table:table-cell office:value-type="float" office:value="3.90082">
            <text:p>3,90082</text:p>
          </table:table-cell>
          <table:table-cell office:value-type="float" office:value="43.61135">
            <text:p>43,6113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2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6079">
            <text:p>6079</text:p>
          </table:table-cell>
          <table:table-cell office:value-type="float" office:value="3.90308">
            <text:p>3,90308</text:p>
          </table:table-cell>
          <table:table-cell office:value-type="float" office:value="43.61278">
            <text:p>43,612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6078">
            <text:p>6078</text:p>
          </table:table-cell>
          <table:table-cell office:value-type="float" office:value="3.90322">
            <text:p>3,90322</text:p>
          </table:table-cell>
          <table:table-cell office:value-type="float" office:value="43.61264">
            <text:p>43,612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5</text:p>
          </table:table-cell>
          <table:table-cell office:value-type="float" office:value="1816">
            <text:p>1816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6078">
            <text:p>6078</text:p>
          </table:table-cell>
          <table:table-cell office:value-type="float" office:value="3.90369">
            <text:p>3,90369</text:p>
          </table:table-cell>
          <table:table-cell office:value-type="float" office:value="43.61183">
            <text:p>43,611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5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3711">
            <text:p>3711</text:p>
          </table:table-cell>
          <table:table-cell office:value-type="float" office:value="3.90363">
            <text:p>3,90363</text:p>
          </table:table-cell>
          <table:table-cell office:value-type="float" office:value="43.6117">
            <text:p>43,61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66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0558">
            <text:p>10558</text:p>
          </table:table-cell>
          <table:table-cell office:value-type="float" office:value="3.90316">
            <text:p>3,90316</text:p>
          </table:table-cell>
          <table:table-cell office:value-type="float" office:value="43.61153">
            <text:p>43,611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51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3700">
            <text:p>3700</text:p>
          </table:table-cell>
          <table:table-cell office:value-type="float" office:value="3.90368">
            <text:p>3,90368</text:p>
          </table:table-cell>
          <table:table-cell office:value-type="float" office:value="43.61061">
            <text:p>43,610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51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3712">
            <text:p>3712</text:p>
          </table:table-cell>
          <table:table-cell office:value-type="float" office:value="3.90438">
            <text:p>3,90438</text:p>
          </table:table-cell>
          <table:table-cell office:value-type="float" office:value="43.61054">
            <text:p>43,610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5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3800">
            <text:p>3800</text:p>
          </table:table-cell>
          <table:table-cell office:value-type="float" office:value="3.90475">
            <text:p>3,90475</text:p>
          </table:table-cell>
          <table:table-cell office:value-type="float" office:value="43.61339">
            <text:p>43,613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801">
            <text:p>3801</text:p>
          </table:table-cell>
          <table:table-cell office:value-type="float" office:value="3.90486">
            <text:p>3,90486</text:p>
          </table:table-cell>
          <table:table-cell office:value-type="float" office:value="43.61359">
            <text:p>43,613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799">
            <text:p>3799</text:p>
          </table:table-cell>
          <table:table-cell office:value-type="float" office:value="3.90421">
            <text:p>3,90421</text:p>
          </table:table-cell>
          <table:table-cell office:value-type="float" office:value="43.61448">
            <text:p>43,614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3798">
            <text:p>3798</text:p>
          </table:table-cell>
          <table:table-cell office:value-type="float" office:value="3.90323">
            <text:p>3,90323</text:p>
          </table:table-cell>
          <table:table-cell office:value-type="float" office:value="43.61636">
            <text:p>43,616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8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3684">
            <text:p>3684</text:p>
          </table:table-cell>
          <table:table-cell office:value-type="float" office:value="3.90302">
            <text:p>3,90302</text:p>
          </table:table-cell>
          <table:table-cell office:value-type="float" office:value="43.61637">
            <text:p>43,616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64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667">
            <text:p>3667</text:p>
          </table:table-cell>
          <table:table-cell office:value-type="float" office:value="3.90397">
            <text:p>3,90397</text:p>
          </table:table-cell>
          <table:table-cell office:value-type="float" office:value="43.61453">
            <text:p>43,614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70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01">
            <text:p>1001</text:p>
          </table:table-cell>
          <table:table-cell office:value-type="float" office:value="3.89429">
            <text:p>3,89429</text:p>
          </table:table-cell>
          <table:table-cell office:value-type="float" office:value="43.60558">
            <text:p>43,605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0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999">
            <text:p>999</text:p>
          </table:table-cell>
          <table:table-cell office:value-type="float" office:value="3.89424">
            <text:p>3,89424</text:p>
          </table:table-cell>
          <table:table-cell office:value-type="float" office:value="43.60592">
            <text:p>43,605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998">
            <text:p>998</text:p>
          </table:table-cell>
          <table:table-cell office:value-type="float" office:value="3.89384">
            <text:p>3,89384</text:p>
          </table:table-cell>
          <table:table-cell office:value-type="float" office:value="43.60592">
            <text:p>43,605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998">
            <text:p>998</text:p>
          </table:table-cell>
          <table:table-cell office:value-type="float" office:value="3.89387">
            <text:p>3,89387</text:p>
          </table:table-cell>
          <table:table-cell office:value-type="float" office:value="43.60609">
            <text:p>43,606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65">
            <text:p>65</text:p>
          </table:table-cell>
          <table:table-cell office:value-type="float" office:value="3.89381">
            <text:p>3,89381</text:p>
          </table:table-cell>
          <table:table-cell office:value-type="float" office:value="43.60579">
            <text:p>43,6057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91">
            <text:p>991</text:p>
          </table:table-cell>
          <table:table-cell office:value-type="float" office:value="3.89234">
            <text:p>3,89234</text:p>
          </table:table-cell>
          <table:table-cell office:value-type="float" office:value="43.60541">
            <text:p>43,605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552">
            <text:p>15552</text:p>
          </table:table-cell>
          <table:table-cell office:value-type="float" office:value="3.89193">
            <text:p>3,89193</text:p>
          </table:table-cell>
          <table:table-cell office:value-type="float" office:value="43.60555">
            <text:p>43,605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834">
            <text:p>1834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554">
            <text:p>15554</text:p>
          </table:table-cell>
          <table:table-cell office:value-type="float" office:value="3.89188">
            <text:p>3,89188</text:p>
          </table:table-cell>
          <table:table-cell office:value-type="float" office:value="43.60529">
            <text:p>43,605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5535">
            <text:p>15535</text:p>
          </table:table-cell>
          <table:table-cell office:value-type="float" office:value="3.89195">
            <text:p>3,89195</text:p>
          </table:table-cell>
          <table:table-cell office:value-type="float" office:value="43.60509">
            <text:p>43,605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52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5535">
            <text:p>15535</text:p>
          </table:table-cell>
          <table:table-cell office:value-type="float" office:value="3.89005">
            <text:p>3,89005</text:p>
          </table:table-cell>
          <table:table-cell office:value-type="float" office:value="43.60416">
            <text:p>43,604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52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234">
            <text:p>234</text:p>
          </table:table-cell>
          <table:table-cell office:value-type="float" office:value="3.88986">
            <text:p>3,88986</text:p>
          </table:table-cell>
          <table:table-cell office:value-type="float" office:value="43.60414">
            <text:p>43,604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57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69">
            <text:p>969</text:p>
          </table:table-cell>
          <table:table-cell office:value-type="float" office:value="3.88975">
            <text:p>3,88975</text:p>
          </table:table-cell>
          <table:table-cell office:value-type="float" office:value="43.60406">
            <text:p>43,604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6797">
            <text:p>6797</text:p>
          </table:table-cell>
          <table:table-cell office:value-type="float" office:value="3.89017">
            <text:p>3,89017</text:p>
          </table:table-cell>
          <table:table-cell office:value-type="float" office:value="43.60375">
            <text:p>43,603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70">
            <text:p>970</text:p>
          </table:table-cell>
          <table:table-cell office:value-type="float" office:value="3.89024">
            <text:p>3,89024</text:p>
          </table:table-cell>
          <table:table-cell office:value-type="float" office:value="43.60383">
            <text:p>43,603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9</text:p>
          </table:table-cell>
          <table:table-cell office:value-type="float" office:value="1841">
            <text:p>184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6798">
            <text:p>6798</text:p>
          </table:table-cell>
          <table:table-cell office:value-type="float" office:value="3.88983">
            <text:p>3,88983</text:p>
          </table:table-cell>
          <table:table-cell office:value-type="float" office:value="43.60363">
            <text:p>43,603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1842">
            <text:p>184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12">
            <text:p>112</text:p>
          </table:table-cell>
          <table:table-cell office:value-type="float" office:value="3.89059">
            <text:p>3,89059</text:p>
          </table:table-cell>
          <table:table-cell office:value-type="float" office:value="43.6034">
            <text:p>43,60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843">
            <text:p>1843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71">
            <text:p>971</text:p>
          </table:table-cell>
          <table:table-cell office:value-type="float" office:value="3.89064">
            <text:p>3,89064</text:p>
          </table:table-cell>
          <table:table-cell office:value-type="float" office:value="43.60367">
            <text:p>43,603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9</text:p>
          </table:table-cell>
          <table:table-cell office:value-type="float" office:value="1844">
            <text:p>1844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71">
            <text:p>971</text:p>
          </table:table-cell>
          <table:table-cell office:value-type="float" office:value="3.89264">
            <text:p>3,89264</text:p>
          </table:table-cell>
          <table:table-cell office:value-type="float" office:value="43.6038">
            <text:p>43,60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9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3854">
            <text:p>3854</text:p>
          </table:table-cell>
          <table:table-cell office:value-type="float" office:value="3.89286">
            <text:p>3,89286</text:p>
          </table:table-cell>
          <table:table-cell office:value-type="float" office:value="43.60408">
            <text:p>43,604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3854">
            <text:p>3854</text:p>
          </table:table-cell>
          <table:table-cell office:value-type="float" office:value="3.8922">
            <text:p>3,8922</text:p>
          </table:table-cell>
          <table:table-cell office:value-type="float" office:value="43.60505">
            <text:p>43,605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47">
            <text:p>1847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3">
            <text:p>1003</text:p>
          </table:table-cell>
          <table:table-cell office:value-type="float" office:value="3.89229">
            <text:p>3,89229</text:p>
          </table:table-cell>
          <table:table-cell office:value-type="float" office:value="43.60509">
            <text:p>43,605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48">
            <text:p>184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3">
            <text:p>1003</text:p>
          </table:table-cell>
          <table:table-cell office:value-type="float" office:value="3.89384">
            <text:p>3,89384</text:p>
          </table:table-cell>
          <table:table-cell office:value-type="float" office:value="43.60469">
            <text:p>43,604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3">
            <text:p>1003</text:p>
          </table:table-cell>
          <table:table-cell office:value-type="float" office:value="3.89456">
            <text:p>3,89456</text:p>
          </table:table-cell>
          <table:table-cell office:value-type="float" office:value="43.60455">
            <text:p>43,604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5446">
            <text:p>5446</text:p>
          </table:table-cell>
          <table:table-cell office:value-type="float" office:value="3.89488">
            <text:p>3,89488</text:p>
          </table:table-cell>
          <table:table-cell office:value-type="float" office:value="43.60438">
            <text:p>43,604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5447">
            <text:p>5447</text:p>
          </table:table-cell>
          <table:table-cell office:value-type="float" office:value="3.89467">
            <text:p>3,89467</text:p>
          </table:table-cell>
          <table:table-cell office:value-type="float" office:value="43.60396">
            <text:p>43,603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8</text:p>
          </table:table-cell>
          <table:table-cell office:value-type="float" office:value="1852">
            <text:p>1852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224">
            <text:p>224</text:p>
          </table:table-cell>
          <table:table-cell office:value-type="float" office:value="3.89332">
            <text:p>3,89332</text:p>
          </table:table-cell>
          <table:table-cell office:value-type="float" office:value="43.60387">
            <text:p>43,603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8</text:p>
          </table:table-cell>
          <table:table-cell office:value-type="float" office:value="1853">
            <text:p>1853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57">
            <text:p>157</text:p>
          </table:table-cell>
          <table:table-cell office:value-type="float" office:value="3.89318">
            <text:p>3,89318</text:p>
          </table:table-cell>
          <table:table-cell office:value-type="float" office:value="43.60376">
            <text:p>43,603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011">
            <text:p>1011</text:p>
          </table:table-cell>
          <table:table-cell office:value-type="float" office:value="3.89352">
            <text:p>3,89352</text:p>
          </table:table-cell>
          <table:table-cell office:value-type="float" office:value="43.60342">
            <text:p>43,603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89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float" office:value="1011">
            <text:p>1011</text:p>
          </table:table-cell>
          <table:table-cell office:value-type="float" office:value="3.89382">
            <text:p>3,89382</text:p>
          </table:table-cell>
          <table:table-cell office:value-type="float" office:value="43.6038">
            <text:p>43,60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89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452">
            <text:p>5452</text:p>
          </table:table-cell>
          <table:table-cell office:value-type="float" office:value="3.89442">
            <text:p>3,89442</text:p>
          </table:table-cell>
          <table:table-cell office:value-type="float" office:value="43.60254">
            <text:p>43,602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6272">
            <text:p>16272</text:p>
          </table:table-cell>
          <table:table-cell office:value-type="float" office:value="3.89449">
            <text:p>3,89449</text:p>
          </table:table-cell>
          <table:table-cell office:value-type="float" office:value="43.60251">
            <text:p>43,602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58">
            <text:p>1858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6272">
            <text:p>16272</text:p>
          </table:table-cell>
          <table:table-cell office:value-type="float" office:value="3.89467">
            <text:p>3,89467</text:p>
          </table:table-cell>
          <table:table-cell office:value-type="float" office:value="43.60322">
            <text:p>43,603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6272">
            <text:p>16272</text:p>
          </table:table-cell>
          <table:table-cell office:value-type="float" office:value="3.89483">
            <text:p>3,89483</text:p>
          </table:table-cell>
          <table:table-cell office:value-type="float" office:value="43.60373">
            <text:p>43,603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81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6024">
            <text:p>6024</text:p>
          </table:table-cell>
          <table:table-cell office:value-type="float" office:value="3.89578">
            <text:p>3,89578</text:p>
          </table:table-cell>
          <table:table-cell office:value-type="float" office:value="43.60434">
            <text:p>43,604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44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004">
            <text:p>1004</text:p>
          </table:table-cell>
          <table:table-cell office:value-type="float" office:value="3.89501">
            <text:p>3,89501</text:p>
          </table:table-cell>
          <table:table-cell office:value-type="float" office:value="43.60446">
            <text:p>43,604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7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009">
            <text:p>1009</text:p>
          </table:table-cell>
          <table:table-cell office:value-type="float" office:value="3.89615">
            <text:p>3,89615</text:p>
          </table:table-cell>
          <table:table-cell office:value-type="float" office:value="43.60419">
            <text:p>43,604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009">
            <text:p>1009</text:p>
          </table:table-cell>
          <table:table-cell office:value-type="float" office:value="3.89646">
            <text:p>3,89646</text:p>
          </table:table-cell>
          <table:table-cell office:value-type="float" office:value="43.60492">
            <text:p>43,6049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6025">
            <text:p>6025</text:p>
          </table:table-cell>
          <table:table-cell office:value-type="float" office:value="3.89642">
            <text:p>3,89642</text:p>
          </table:table-cell>
          <table:table-cell office:value-type="float" office:value="43.60567">
            <text:p>43,605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44</text:p>
          </table:table-cell>
          <table:table-cell office:value-type="float" office:value="1865">
            <text:p>1865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13512">
            <text:p>13512</text:p>
          </table:table-cell>
          <table:table-cell office:value-type="float" office:value="3.89532">
            <text:p>3,89532</text:p>
          </table:table-cell>
          <table:table-cell office:value-type="float" office:value="43.60613">
            <text:p>43,606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44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002">
            <text:p>1002</text:p>
          </table:table-cell>
          <table:table-cell office:value-type="float" office:value="3.89446">
            <text:p>3,89446</text:p>
          </table:table-cell>
          <table:table-cell office:value-type="float" office:value="43.60519">
            <text:p>43,605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2</text:p>
          </table:table-cell>
          <table:table-cell office:value-type="float" office:value="1867">
            <text:p>1867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4453">
            <text:p>14453</text:p>
          </table:table-cell>
          <table:table-cell office:value-type="float" office:value="3.91272">
            <text:p>3,91272</text:p>
          </table:table-cell>
          <table:table-cell office:value-type="float" office:value="43.61812">
            <text:p>43,618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14454">
            <text:p>14454</text:p>
          </table:table-cell>
          <table:table-cell office:value-type="float" office:value="3.9126">
            <text:p>3,9126</text:p>
          </table:table-cell>
          <table:table-cell office:value-type="float" office:value="43.61913">
            <text:p>43,619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5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217">
            <text:p>217</text:p>
          </table:table-cell>
          <table:table-cell office:value-type="float" office:value="3.90959">
            <text:p>3,90959</text:p>
          </table:table-cell>
          <table:table-cell office:value-type="float" office:value="43.62208">
            <text:p>43,622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8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6585">
            <text:p>6585</text:p>
          </table:table-cell>
          <table:table-cell office:value-type="float" office:value="3.91347">
            <text:p>3,91347</text:p>
          </table:table-cell>
          <table:table-cell office:value-type="float" office:value="43.61799">
            <text:p>43,617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6584">
            <text:p>6584</text:p>
          </table:table-cell>
          <table:table-cell office:value-type="float" office:value="3.91473">
            <text:p>3,91473</text:p>
          </table:table-cell>
          <table:table-cell office:value-type="float" office:value="43.6145">
            <text:p>43,61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59">
            <text:p>1159</text:p>
          </table:table-cell>
          <table:table-cell office:value-type="float" office:value="3.91448">
            <text:p>3,91448</text:p>
          </table:table-cell>
          <table:table-cell office:value-type="float" office:value="43.61431">
            <text:p>43,614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3">
            <text:p>1873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63">
            <text:p>1163</text:p>
          </table:table-cell>
          <table:table-cell office:value-type="float" office:value="3.91215">
            <text:p>3,91215</text:p>
          </table:table-cell>
          <table:table-cell office:value-type="float" office:value="43.61358">
            <text:p>43,613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57">
            <text:p>1157</text:p>
          </table:table-cell>
          <table:table-cell office:value-type="float" office:value="3.9117">
            <text:p>3,9117</text:p>
          </table:table-cell>
          <table:table-cell office:value-type="float" office:value="43.61349">
            <text:p>43,613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168">
            <text:p>1168</text:p>
          </table:table-cell>
          <table:table-cell office:value-type="float" office:value="3.9107">
            <text:p>3,9107</text:p>
          </table:table-cell>
          <table:table-cell office:value-type="float" office:value="43.61322">
            <text:p>43,613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6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1176">
            <text:p>1176</text:p>
          </table:table-cell>
          <table:table-cell office:value-type="float" office:value="3.90745">
            <text:p>3,90745</text:p>
          </table:table-cell>
          <table:table-cell office:value-type="float" office:value="43.61243">
            <text:p>43,612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7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3699">
            <text:p>3699</text:p>
          </table:table-cell>
          <table:table-cell office:value-type="float" office:value="3.90727">
            <text:p>3,90727</text:p>
          </table:table-cell>
          <table:table-cell office:value-type="float" office:value="43.61321">
            <text:p>43,613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3699">
            <text:p>3699</text:p>
          </table:table-cell>
          <table:table-cell office:value-type="float" office:value="3.90702">
            <text:p>3,90702</text:p>
          </table:table-cell>
          <table:table-cell office:value-type="float" office:value="43.61311">
            <text:p>43,613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3699">
            <text:p>3699</text:p>
          </table:table-cell>
          <table:table-cell office:value-type="float" office:value="3.90675">
            <text:p>3,90675</text:p>
          </table:table-cell>
          <table:table-cell office:value-type="float" office:value="43.61405">
            <text:p>43,614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154">
            <text:p>1154</text:p>
          </table:table-cell>
          <table:table-cell office:value-type="float" office:value="3.90839">
            <text:p>3,90839</text:p>
          </table:table-cell>
          <table:table-cell office:value-type="float" office:value="43.61505">
            <text:p>43,615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float" office:value="11972">
            <text:p>11972</text:p>
          </table:table-cell>
          <table:table-cell office:value-type="float" office:value="3.90864">
            <text:p>3,90864</text:p>
          </table:table-cell>
          <table:table-cell office:value-type="float" office:value="43.61506">
            <text:p>43,615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9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float" office:value="1153">
            <text:p>1153</text:p>
          </table:table-cell>
          <table:table-cell office:value-type="float" office:value="3.91001">
            <text:p>3,91001</text:p>
          </table:table-cell>
          <table:table-cell office:value-type="float" office:value="43.61576">
            <text:p>43,615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09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131">
            <text:p>1131</text:p>
          </table:table-cell>
          <table:table-cell office:value-type="float" office:value="3.91024">
            <text:p>3,91024</text:p>
          </table:table-cell>
          <table:table-cell office:value-type="float" office:value="43.61611">
            <text:p>43,616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341">
            <text:p>3341</text:p>
          </table:table-cell>
          <table:table-cell office:value-type="float" office:value="3.89748">
            <text:p>3,89748</text:p>
          </table:table-cell>
          <table:table-cell office:value-type="float" office:value="43.61658">
            <text:p>43,6165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44">
            <text:p>144</text:p>
          </table:table-cell>
          <table:table-cell office:value-type="float" office:value="3.89781">
            <text:p>3,89781</text:p>
          </table:table-cell>
          <table:table-cell office:value-type="float" office:value="43.61526">
            <text:p>43,6152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59">
            <text:p>59</text:p>
          </table:table-cell>
          <table:table-cell office:value-type="float" office:value="3.8981">
            <text:p>3,8981</text:p>
          </table:table-cell>
          <table:table-cell office:value-type="float" office:value="43.61414">
            <text:p>43,614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733">
            <text:p>3733</text:p>
          </table:table-cell>
          <table:table-cell office:value-type="float" office:value="3.89831">
            <text:p>3,89831</text:p>
          </table:table-cell>
          <table:table-cell office:value-type="float" office:value="43.61203">
            <text:p>43,6120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5755">
            <text:p>15755</text:p>
          </table:table-cell>
          <table:table-cell office:value-type="float" office:value="3.89861">
            <text:p>3,89861</text:p>
          </table:table-cell>
          <table:table-cell office:value-type="float" office:value="43.61086">
            <text:p>43,6108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6077">
            <text:p>6077</text:p>
          </table:table-cell>
          <table:table-cell office:value-type="float" office:value="3.89882">
            <text:p>3,89882</text:p>
          </table:table-cell>
          <table:table-cell office:value-type="float" office:value="43.61005">
            <text:p>43,61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5813">
            <text:p>15813</text:p>
          </table:table-cell>
          <table:table-cell office:value-type="float" office:value="3.89899">
            <text:p>3,89899</text:p>
          </table:table-cell>
          <table:table-cell office:value-type="float" office:value="43.60903">
            <text:p>43,609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1041">
            <text:p>1041</text:p>
          </table:table-cell>
          <table:table-cell office:value-type="float" office:value="3.89863">
            <text:p>3,89863</text:p>
          </table:table-cell>
          <table:table-cell office:value-type="float" office:value="43.60744">
            <text:p>43,607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892">
            <text:p>1892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12092">
            <text:p>12092</text:p>
          </table:table-cell>
          <table:table-cell office:value-type="float" office:value="3.89886">
            <text:p>3,89886</text:p>
          </table:table-cell>
          <table:table-cell office:value-type="float" office:value="43.60683">
            <text:p>43,606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7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33">
            <text:p>1033</text:p>
          </table:table-cell>
          <table:table-cell office:value-type="float" office:value="3.89882">
            <text:p>3,89882</text:p>
          </table:table-cell>
          <table:table-cell office:value-type="float" office:value="43.60761">
            <text:p>43,607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8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6020">
            <text:p>6020</text:p>
          </table:table-cell>
          <table:table-cell office:value-type="float" office:value="3.89899">
            <text:p>3,89899</text:p>
          </table:table-cell>
          <table:table-cell office:value-type="float" office:value="43.60825">
            <text:p>43,608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34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816">
            <text:p>15816</text:p>
          </table:table-cell>
          <table:table-cell office:value-type="float" office:value="3.89865">
            <text:p>3,89865</text:p>
          </table:table-cell>
          <table:table-cell office:value-type="float" office:value="43.60808">
            <text:p>43,608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15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814">
            <text:p>15814</text:p>
          </table:table-cell>
          <table:table-cell office:value-type="float" office:value="3.89876">
            <text:p>3,89876</text:p>
          </table:table-cell>
          <table:table-cell office:value-type="float" office:value="43.60871">
            <text:p>43,6087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6044">
            <text:p>6044</text:p>
          </table:table-cell>
          <table:table-cell office:value-type="float" office:value="3.8986">
            <text:p>3,8986</text:p>
          </table:table-cell>
          <table:table-cell office:value-type="float" office:value="43.60861">
            <text:p>43,6086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15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1">
            <text:p>3891</text:p>
          </table:table-cell>
          <table:table-cell office:value-type="float" office:value="3.89673">
            <text:p>3,89673</text:p>
          </table:table-cell>
          <table:table-cell office:value-type="float" office:value="43.60641">
            <text:p>43,6064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013">
            <text:p>1013</text:p>
          </table:table-cell>
          <table:table-cell office:value-type="float" office:value="3.89595">
            <text:p>3,89595</text:p>
          </table:table-cell>
          <table:table-cell office:value-type="float" office:value="43.60748">
            <text:p>43,6074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20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013">
            <text:p>1013</text:p>
          </table:table-cell>
          <table:table-cell office:value-type="float" office:value="3.8959">
            <text:p>3,8959</text:p>
          </table:table-cell>
          <table:table-cell office:value-type="float" office:value="43.60749">
            <text:p>43,607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20</text:p>
          </table:table-cell>
          <table:table-cell office:value-type="float" office:value="1901">
            <text:p>190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96">
            <text:p>3896</text:p>
          </table:table-cell>
          <table:table-cell office:value-type="float" office:value="3.8953">
            <text:p>3,8953</text:p>
          </table:table-cell>
          <table:table-cell office:value-type="float" office:value="43.60623">
            <text:p>43,606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96">
            <text:p>3896</text:p>
          </table:table-cell>
          <table:table-cell office:value-type="float" office:value="3.89442">
            <text:p>3,89442</text:p>
          </table:table-cell>
          <table:table-cell office:value-type="float" office:value="43.60597">
            <text:p>43,605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1903">
            <text:p>1903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6092">
            <text:p>6092</text:p>
          </table:table-cell>
          <table:table-cell office:value-type="float" office:value="3.89622">
            <text:p>3,89622</text:p>
          </table:table-cell>
          <table:table-cell office:value-type="float" office:value="43.60638">
            <text:p>43,606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4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1037">
            <text:p>1037</text:p>
          </table:table-cell>
          <table:table-cell office:value-type="float" office:value="3.89825">
            <text:p>3,89825</text:p>
          </table:table-cell>
          <table:table-cell office:value-type="float" office:value="43.60616">
            <text:p>43,60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44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6027">
            <text:p>6027</text:p>
          </table:table-cell>
          <table:table-cell office:value-type="float" office:value="3.89879">
            <text:p>3,89879</text:p>
          </table:table-cell>
          <table:table-cell office:value-type="float" office:value="43.60628">
            <text:p>43,606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77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8087">
            <text:p>8087</text:p>
          </table:table-cell>
          <table:table-cell office:value-type="float" office:value="3.9301">
            <text:p>3,9301</text:p>
          </table:table-cell>
          <table:table-cell office:value-type="float" office:value="43.61234">
            <text:p>43,612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397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8087">
            <text:p>8087</text:p>
          </table:table-cell>
          <table:table-cell office:value-type="float" office:value="3.9301">
            <text:p>3,9301</text:p>
          </table:table-cell>
          <table:table-cell office:value-type="float" office:value="43.61263">
            <text:p>43,612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97</text:p>
          </table:table-cell>
          <table:table-cell office:value-type="float" office:value="1908">
            <text:p>1908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14436">
            <text:p>14436</text:p>
          </table:table-cell>
          <table:table-cell office:value-type="float" office:value="3.91123">
            <text:p>3,91123</text:p>
          </table:table-cell>
          <table:table-cell office:value-type="float" office:value="43.61513">
            <text:p>43,615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4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48">
            <text:p>1148</text:p>
          </table:table-cell>
          <table:table-cell office:value-type="float" office:value="3.91096">
            <text:p>3,91096</text:p>
          </table:table-cell>
          <table:table-cell office:value-type="float" office:value="43.61561">
            <text:p>43,615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6">
            <text:p>5986</text:p>
          </table:table-cell>
          <table:table-cell office:value-type="float" office:value="3.85007">
            <text:p>3,85007</text:p>
          </table:table-cell>
          <table:table-cell office:value-type="float" office:value="43.59474">
            <text:p>43,594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986">
            <text:p>5986</text:p>
          </table:table-cell>
          <table:table-cell office:value-type="float" office:value="3.84987">
            <text:p>3,84987</text:p>
          </table:table-cell>
          <table:table-cell office:value-type="float" office:value="43.59513">
            <text:p>43,595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989">
            <text:p>5989</text:p>
          </table:table-cell>
          <table:table-cell office:value-type="float" office:value="3.85005">
            <text:p>3,85005</text:p>
          </table:table-cell>
          <table:table-cell office:value-type="float" office:value="43.59524">
            <text:p>43,595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10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756">
            <text:p>1756</text:p>
          </table:table-cell>
          <table:table-cell office:value-type="float" office:value="3.8532">
            <text:p>3,8532</text:p>
          </table:table-cell>
          <table:table-cell office:value-type="float" office:value="43.59434">
            <text:p>43,594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3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1753">
            <text:p>1753</text:p>
          </table:table-cell>
          <table:table-cell office:value-type="float" office:value="3.85342">
            <text:p>3,85342</text:p>
          </table:table-cell>
          <table:table-cell office:value-type="float" office:value="43.59435">
            <text:p>43,594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49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1753">
            <text:p>1753</text:p>
          </table:table-cell>
          <table:table-cell office:value-type="float" office:value="3.85399">
            <text:p>3,85399</text:p>
          </table:table-cell>
          <table:table-cell office:value-type="float" office:value="43.59482">
            <text:p>43,594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49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1745">
            <text:p>1745</text:p>
          </table:table-cell>
          <table:table-cell office:value-type="float" office:value="3.85365">
            <text:p>3,85365</text:p>
          </table:table-cell>
          <table:table-cell office:value-type="float" office:value="43.59483">
            <text:p>43,594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65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52">
            <text:p>1752</text:p>
          </table:table-cell>
          <table:table-cell office:value-type="float" office:value="3.85456">
            <text:p>3,85456</text:p>
          </table:table-cell>
          <table:table-cell office:value-type="float" office:value="43.59532">
            <text:p>43,595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6733">
            <text:p>6733</text:p>
          </table:table-cell>
          <table:table-cell office:value-type="float" office:value="3.85616">
            <text:p>3,85616</text:p>
          </table:table-cell>
          <table:table-cell office:value-type="float" office:value="43.59822">
            <text:p>43,598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83">
            <text:p>1783</text:p>
          </table:table-cell>
          <table:table-cell office:value-type="float" office:value="3.85592">
            <text:p>3,85592</text:p>
          </table:table-cell>
          <table:table-cell office:value-type="float" office:value="43.5995">
            <text:p>43,59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75">
            <text:p>1775</text:p>
          </table:table-cell>
          <table:table-cell office:value-type="float" office:value="3.856">
            <text:p>3,856</text:p>
          </table:table-cell>
          <table:table-cell office:value-type="float" office:value="43.60048">
            <text:p>43,600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772">
            <text:p>1772</text:p>
          </table:table-cell>
          <table:table-cell office:value-type="float" office:value="3.85602">
            <text:p>3,85602</text:p>
          </table:table-cell>
          <table:table-cell office:value-type="float" office:value="43.59822">
            <text:p>43,598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6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763">
            <text:p>1763</text:p>
          </table:table-cell>
          <table:table-cell office:value-type="float" office:value="3.85256">
            <text:p>3,85256</text:p>
          </table:table-cell>
          <table:table-cell office:value-type="float" office:value="43.59738">
            <text:p>43,597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2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1764">
            <text:p>1764</text:p>
          </table:table-cell>
          <table:table-cell office:value-type="float" office:value="3.85605">
            <text:p>3,85605</text:p>
          </table:table-cell>
          <table:table-cell office:value-type="float" office:value="43.59677">
            <text:p>43,596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40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1749">
            <text:p>1749</text:p>
          </table:table-cell>
          <table:table-cell office:value-type="float" office:value="3.85595">
            <text:p>3,85595</text:p>
          </table:table-cell>
          <table:table-cell office:value-type="float" office:value="43.5959">
            <text:p>43,59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05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741">
            <text:p>1741</text:p>
          </table:table-cell>
          <table:table-cell office:value-type="float" office:value="3.85263">
            <text:p>3,85263</text:p>
          </table:table-cell>
          <table:table-cell office:value-type="float" office:value="43.59383">
            <text:p>43,593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table:number-columns-repeated="2" office:value-type="float" office:value="1738">
            <text:p>1738</text:p>
          </table:table-cell>
          <table:table-cell office:value-type="float" office:value="3.85211">
            <text:p>3,85211</text:p>
          </table:table-cell>
          <table:table-cell office:value-type="float" office:value="43.59361">
            <text:p>43,593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38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519">
            <text:p>519</text:p>
          </table:table-cell>
          <table:table-cell office:value-type="float" office:value="3.85202">
            <text:p>3,85202</text:p>
          </table:table-cell>
          <table:table-cell office:value-type="float" office:value="43.59332">
            <text:p>43,593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2">
            <text:p>1782</text:p>
          </table:table-cell>
          <table:table-cell office:value-type="float" office:value="3.85578">
            <text:p>3,85578</text:p>
          </table:table-cell>
          <table:table-cell office:value-type="float" office:value="43.59963">
            <text:p>43,599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2">
            <text:p>1782</text:p>
          </table:table-cell>
          <table:table-cell office:value-type="float" office:value="3.85526">
            <text:p>3,85526</text:p>
          </table:table-cell>
          <table:table-cell office:value-type="float" office:value="43.59972">
            <text:p>43,599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2">
            <text:p>1782</text:p>
          </table:table-cell>
          <table:table-cell office:value-type="float" office:value="3.8547">
            <text:p>3,8547</text:p>
          </table:table-cell>
          <table:table-cell office:value-type="float" office:value="43.59983">
            <text:p>43,599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90">
            <text:p>1790</text:p>
          </table:table-cell>
          <table:table-cell office:value-type="float" office:value="3.85175">
            <text:p>3,85175</text:p>
          </table:table-cell>
          <table:table-cell office:value-type="float" office:value="43.60042">
            <text:p>43,600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91">
            <text:p>1791</text:p>
          </table:table-cell>
          <table:table-cell office:value-type="float" office:value="3.85101">
            <text:p>3,85101</text:p>
          </table:table-cell>
          <table:table-cell office:value-type="float" office:value="43.60059">
            <text:p>43,60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789">
            <text:p>1789</text:p>
          </table:table-cell>
          <table:table-cell office:value-type="float" office:value="3.85027">
            <text:p>3,85027</text:p>
          </table:table-cell>
          <table:table-cell office:value-type="float" office:value="43.60095">
            <text:p>43,600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2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817">
            <text:p>1817</text:p>
          </table:table-cell>
          <table:table-cell office:value-type="float" office:value="3.84995">
            <text:p>3,84995</text:p>
          </table:table-cell>
          <table:table-cell office:value-type="float" office:value="43.6009">
            <text:p>43,60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3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800">
            <text:p>1800</text:p>
          </table:table-cell>
          <table:table-cell office:value-type="float" office:value="3.8483">
            <text:p>3,8483</text:p>
          </table:table-cell>
          <table:table-cell office:value-type="float" office:value="43.6002">
            <text:p>43,60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799">
            <text:p>1799</text:p>
          </table:table-cell>
          <table:table-cell office:value-type="float" office:value="3.84801">
            <text:p>3,84801</text:p>
          </table:table-cell>
          <table:table-cell office:value-type="float" office:value="43.6">
            <text:p>43,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5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885">
            <text:p>4885</text:p>
          </table:table-cell>
          <table:table-cell office:value-type="float" office:value="3.85683">
            <text:p>3,85683</text:p>
          </table:table-cell>
          <table:table-cell office:value-type="float" office:value="43.60173">
            <text:p>43,601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86">
            <text:p>4886</text:p>
          </table:table-cell>
          <table:table-cell office:value-type="float" office:value="3.85679">
            <text:p>3,85679</text:p>
          </table:table-cell>
          <table:table-cell office:value-type="float" office:value="43.60199">
            <text:p>43,601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86">
            <text:p>4886</text:p>
          </table:table-cell>
          <table:table-cell office:value-type="float" office:value="3.85552">
            <text:p>3,85552</text:p>
          </table:table-cell>
          <table:table-cell office:value-type="float" office:value="43.60276">
            <text:p>43,602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883">
            <text:p>4883</text:p>
          </table:table-cell>
          <table:table-cell office:value-type="float" office:value="3.85742">
            <text:p>3,85742</text:p>
          </table:table-cell>
          <table:table-cell office:value-type="float" office:value="43.60209">
            <text:p>43,602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883">
            <text:p>4883</text:p>
          </table:table-cell>
          <table:table-cell office:value-type="float" office:value="3.85897">
            <text:p>3,85897</text:p>
          </table:table-cell>
          <table:table-cell office:value-type="float" office:value="43.60345">
            <text:p>43,603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6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82">
            <text:p>4882</text:p>
          </table:table-cell>
          <table:table-cell office:value-type="float" office:value="3.85741">
            <text:p>3,85741</text:p>
          </table:table-cell>
          <table:table-cell office:value-type="float" office:value="43.60173">
            <text:p>43,601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719">
            <text:p>1719</text:p>
          </table:table-cell>
          <table:table-cell office:value-type="float" office:value="3.86259">
            <text:p>3,86259</text:p>
          </table:table-cell>
          <table:table-cell office:value-type="float" office:value="43.60121">
            <text:p>43,601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3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865">
            <text:p>4865</text:p>
          </table:table-cell>
          <table:table-cell office:value-type="float" office:value="3.86283">
            <text:p>3,86283</text:p>
          </table:table-cell>
          <table:table-cell office:value-type="float" office:value="43.60155">
            <text:p>43,601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3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865">
            <text:p>4865</text:p>
          </table:table-cell>
          <table:table-cell office:value-type="float" office:value="3.86355">
            <text:p>3,86355</text:p>
          </table:table-cell>
          <table:table-cell office:value-type="float" office:value="43.60267">
            <text:p>43,602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73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66">
            <text:p>4866</text:p>
          </table:table-cell>
          <table:table-cell office:value-type="float" office:value="3.86359">
            <text:p>3,86359</text:p>
          </table:table-cell>
          <table:table-cell office:value-type="float" office:value="43.60281">
            <text:p>43,602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66">
            <text:p>4866</text:p>
          </table:table-cell>
          <table:table-cell office:value-type="float" office:value="3.86247">
            <text:p>3,86247</text:p>
          </table:table-cell>
          <table:table-cell office:value-type="float" office:value="43.60311">
            <text:p>43,603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1716">
            <text:p>1716</text:p>
          </table:table-cell>
          <table:table-cell office:value-type="float" office:value="3.86227">
            <text:p>3,86227</text:p>
          </table:table-cell>
          <table:table-cell office:value-type="float" office:value="43.59924">
            <text:p>43,599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5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715">
            <text:p>1715</text:p>
          </table:table-cell>
          <table:table-cell office:value-type="float" office:value="3.86248">
            <text:p>3,86248</text:p>
          </table:table-cell>
          <table:table-cell office:value-type="float" office:value="43.59865">
            <text:p>43,598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81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1713">
            <text:p>1713</text:p>
          </table:table-cell>
          <table:table-cell office:value-type="float" office:value="3.86292">
            <text:p>3,86292</text:p>
          </table:table-cell>
          <table:table-cell office:value-type="float" office:value="43.59816">
            <text:p>43,598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6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717">
            <text:p>1717</text:p>
          </table:table-cell>
          <table:table-cell office:value-type="float" office:value="3.86318">
            <text:p>3,86318</text:p>
          </table:table-cell>
          <table:table-cell office:value-type="float" office:value="43.59836">
            <text:p>43,598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8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229">
            <text:p>3,86229</text:p>
          </table:table-cell>
          <table:table-cell office:value-type="float" office:value="43.5987">
            <text:p>43,59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126">
            <text:p>3,86126</text:p>
          </table:table-cell>
          <table:table-cell office:value-type="float" office:value="43.59915">
            <text:p>43,599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11">
            <text:p>3,8611</text:p>
          </table:table-cell>
          <table:table-cell office:value-type="float" office:value="43.59923">
            <text:p>43,599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073">
            <text:p>3,86073</text:p>
          </table:table-cell>
          <table:table-cell office:value-type="float" office:value="43.59939">
            <text:p>43,599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735">
            <text:p>6735</text:p>
          </table:table-cell>
          <table:table-cell office:value-type="float" office:value="3.86018">
            <text:p>3,86018</text:p>
          </table:table-cell>
          <table:table-cell office:value-type="float" office:value="43.59979">
            <text:p>43,599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53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521">
            <text:p>521</text:p>
          </table:table-cell>
          <table:table-cell office:value-type="float" office:value="3.85279">
            <text:p>3,85279</text:p>
          </table:table-cell>
          <table:table-cell office:value-type="float" office:value="43.59263">
            <text:p>43,592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34">
            <text:p>1734</text:p>
          </table:table-cell>
          <table:table-cell office:value-type="float" office:value="3.85537">
            <text:p>3,85537</text:p>
          </table:table-cell>
          <table:table-cell office:value-type="float" office:value="43.59349">
            <text:p>43,593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34">
            <text:p>1734</text:p>
          </table:table-cell>
          <table:table-cell office:value-type="float" office:value="3.85615">
            <text:p>3,85615</text:p>
          </table:table-cell>
          <table:table-cell office:value-type="float" office:value="43.59381">
            <text:p>43,593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34">
            <text:p>1734</text:p>
          </table:table-cell>
          <table:table-cell office:value-type="float" office:value="3.86099">
            <text:p>3,86099</text:p>
          </table:table-cell>
          <table:table-cell office:value-type="float" office:value="43.59462">
            <text:p>43,594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45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729">
            <text:p>1729</text:p>
          </table:table-cell>
          <table:table-cell office:value-type="float" office:value="3.86165">
            <text:p>3,86165</text:p>
          </table:table-cell>
          <table:table-cell office:value-type="float" office:value="43.59504">
            <text:p>43,595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642">
            <text:p>1642</text:p>
          </table:table-cell>
          <table:table-cell office:value-type="float" office:value="3.86203">
            <text:p>3,86203</text:p>
          </table:table-cell>
          <table:table-cell office:value-type="float" office:value="43.59521">
            <text:p>43,595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642">
            <text:p>1642</text:p>
          </table:table-cell>
          <table:table-cell office:value-type="float" office:value="3.86287">
            <text:p>3,86287</text:p>
          </table:table-cell>
          <table:table-cell office:value-type="float" office:value="43.59499">
            <text:p>43,594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627">
            <text:p>1627</text:p>
          </table:table-cell>
          <table:table-cell office:value-type="float" office:value="3.86344">
            <text:p>3,86344</text:p>
          </table:table-cell>
          <table:table-cell office:value-type="float" office:value="43.59474">
            <text:p>43,594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7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730">
            <text:p>6730</text:p>
          </table:table-cell>
          <table:table-cell office:value-type="float" office:value="3.8639">
            <text:p>3,8639</text:p>
          </table:table-cell>
          <table:table-cell office:value-type="float" office:value="43.5946">
            <text:p>43,59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729">
            <text:p>6729</text:p>
          </table:table-cell>
          <table:table-cell office:value-type="float" office:value="3.86524">
            <text:p>3,86524</text:p>
          </table:table-cell>
          <table:table-cell office:value-type="float" office:value="43.5939">
            <text:p>43,59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729">
            <text:p>6729</text:p>
          </table:table-cell>
          <table:table-cell office:value-type="float" office:value="3.86574">
            <text:p>3,86574</text:p>
          </table:table-cell>
          <table:table-cell office:value-type="float" office:value="43.59364">
            <text:p>43,593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631">
            <text:p>1631</text:p>
          </table:table-cell>
          <table:table-cell office:value-type="float" office:value="3.86572">
            <text:p>3,86572</text:p>
          </table:table-cell>
          <table:table-cell office:value-type="float" office:value="43.59357">
            <text:p>43,593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2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623">
            <text:p>1623</text:p>
          </table:table-cell>
          <table:table-cell office:value-type="float" office:value="3.86616">
            <text:p>3,86616</text:p>
          </table:table-cell>
          <table:table-cell office:value-type="float" office:value="43.59345">
            <text:p>43,593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0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25">
            <text:p>1625</text:p>
          </table:table-cell>
          <table:table-cell office:value-type="float" office:value="3.86641">
            <text:p>3,86641</text:p>
          </table:table-cell>
          <table:table-cell office:value-type="float" office:value="43.59311">
            <text:p>43,593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25">
            <text:p>1625</text:p>
          </table:table-cell>
          <table:table-cell office:value-type="float" office:value="3.86646">
            <text:p>3,86646</text:p>
          </table:table-cell>
          <table:table-cell office:value-type="float" office:value="43.59266">
            <text:p>43,592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550">
            <text:p>1550</text:p>
          </table:table-cell>
          <table:table-cell office:value-type="float" office:value="3.86835">
            <text:p>3,86835</text:p>
          </table:table-cell>
          <table:table-cell office:value-type="float" office:value="43.5921">
            <text:p>43,59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00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office:value-type="float" office:value="1552">
            <text:p>1552</text:p>
          </table:table-cell>
          <table:table-cell office:value-type="float" office:value="3.86911">
            <text:p>3,86911</text:p>
          </table:table-cell>
          <table:table-cell office:value-type="float" office:value="43.59166">
            <text:p>43,591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74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1530">
            <text:p>1530</text:p>
          </table:table-cell>
          <table:table-cell office:value-type="float" office:value="3.86993">
            <text:p>3,86993</text:p>
          </table:table-cell>
          <table:table-cell office:value-type="float" office:value="43.59123">
            <text:p>43,591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68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632">
            <text:p>10632</text:p>
          </table:table-cell>
          <table:table-cell office:value-type="float" office:value="3.86662">
            <text:p>3,86662</text:p>
          </table:table-cell>
          <table:table-cell office:value-type="float" office:value="43.59067">
            <text:p>43,590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0632">
            <text:p>10632</text:p>
          </table:table-cell>
          <table:table-cell office:value-type="float" office:value="3.86623">
            <text:p>3,86623</text:p>
          </table:table-cell>
          <table:table-cell office:value-type="float" office:value="43.59079">
            <text:p>43,5907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05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54">
            <text:p>1554</text:p>
          </table:table-cell>
          <table:table-cell office:value-type="float" office:value="3.86595">
            <text:p>3,86595</text:p>
          </table:table-cell>
          <table:table-cell office:value-type="float" office:value="43.59026">
            <text:p>43,590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54">
            <text:p>1554</text:p>
          </table:table-cell>
          <table:table-cell office:value-type="float" office:value="3.86576">
            <text:p>3,86576</text:p>
          </table:table-cell>
          <table:table-cell office:value-type="float" office:value="43.58901">
            <text:p>43,589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54">
            <text:p>1554</text:p>
          </table:table-cell>
          <table:table-cell office:value-type="float" office:value="3.86575">
            <text:p>3,86575</text:p>
          </table:table-cell>
          <table:table-cell office:value-type="float" office:value="43.58839">
            <text:p>43,588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525">
            <text:p>1525</text:p>
          </table:table-cell>
          <table:table-cell office:value-type="float" office:value="3.86458">
            <text:p>3,86458</text:p>
          </table:table-cell>
          <table:table-cell office:value-type="float" office:value="43.58867">
            <text:p>43,588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525">
            <text:p>1525</text:p>
          </table:table-cell>
          <table:table-cell office:value-type="float" office:value="3.86545">
            <text:p>3,86545</text:p>
          </table:table-cell>
          <table:table-cell office:value-type="float" office:value="43.58836">
            <text:p>43,588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4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533">
            <text:p>1533</text:p>
          </table:table-cell>
          <table:table-cell office:value-type="float" office:value="3.86557">
            <text:p>3,86557</text:p>
          </table:table-cell>
          <table:table-cell office:value-type="float" office:value="43.58816">
            <text:p>43,588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638">
            <text:p>1638</text:p>
          </table:table-cell>
          <table:table-cell office:value-type="float" office:value="3.86452">
            <text:p>3,86452</text:p>
          </table:table-cell>
          <table:table-cell office:value-type="float" office:value="43.58652">
            <text:p>43,586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475">
            <text:p>1475</text:p>
          </table:table-cell>
          <table:table-cell office:value-type="float" office:value="3.8621">
            <text:p>3,8621</text:p>
          </table:table-cell>
          <table:table-cell office:value-type="float" office:value="43.58566">
            <text:p>43,585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474">
            <text:p>1474</text:p>
          </table:table-cell>
          <table:table-cell office:value-type="float" office:value="3.86186">
            <text:p>3,86186</text:p>
          </table:table-cell>
          <table:table-cell office:value-type="float" office:value="43.5856">
            <text:p>43,58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474">
            <text:p>1474</text:p>
          </table:table-cell>
          <table:table-cell office:value-type="float" office:value="3.86053">
            <text:p>3,86053</text:p>
          </table:table-cell>
          <table:table-cell office:value-type="float" office:value="43.5853">
            <text:p>43,58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6">
            <text:p>1476</text:p>
          </table:table-cell>
          <table:table-cell office:value-type="float" office:value="3.86186">
            <text:p>3,86186</text:p>
          </table:table-cell>
          <table:table-cell office:value-type="float" office:value="43.58577">
            <text:p>43,585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6">
            <text:p>1476</text:p>
          </table:table-cell>
          <table:table-cell office:value-type="float" office:value="3.86084">
            <text:p>3,86084</text:p>
          </table:table-cell>
          <table:table-cell office:value-type="float" office:value="43.58626">
            <text:p>43,586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476">
            <text:p>1476</text:p>
          </table:table-cell>
          <table:table-cell office:value-type="float" office:value="3.85907">
            <text:p>3,85907</text:p>
          </table:table-cell>
          <table:table-cell office:value-type="float" office:value="43.58721">
            <text:p>43,587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1912">
            <text:p>11912</text:p>
          </table:table-cell>
          <table:table-cell office:value-type="float" office:value="3.86307">
            <text:p>3,86307</text:p>
          </table:table-cell>
          <table:table-cell office:value-type="float" office:value="43.5822">
            <text:p>43,58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5594">
            <text:p>15594</text:p>
          </table:table-cell>
          <table:table-cell office:value-type="float" office:value="3.86299">
            <text:p>3,86299</text:p>
          </table:table-cell>
          <table:table-cell office:value-type="float" office:value="43.5821">
            <text:p>43,58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4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442">
            <text:p>1442</text:p>
          </table:table-cell>
          <table:table-cell office:value-type="float" office:value="3.86317">
            <text:p>3,86317</text:p>
          </table:table-cell>
          <table:table-cell office:value-type="float" office:value="43.5821">
            <text:p>43,58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456">
            <text:p>6456</text:p>
          </table:table-cell>
          <table:table-cell office:value-type="float" office:value="3.86271">
            <text:p>3,86271</text:p>
          </table:table-cell>
          <table:table-cell office:value-type="float" office:value="43.57936">
            <text:p>43,579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455">
            <text:p>6455</text:p>
          </table:table-cell>
          <table:table-cell office:value-type="float" office:value="3.86266">
            <text:p>3,86266</text:p>
          </table:table-cell>
          <table:table-cell office:value-type="float" office:value="43.5792">
            <text:p>43,57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449">
            <text:p>6449</text:p>
          </table:table-cell>
          <table:table-cell office:value-type="float" office:value="3.86218">
            <text:p>3,86218</text:p>
          </table:table-cell>
          <table:table-cell office:value-type="float" office:value="43.57631">
            <text:p>43,576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0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7">
            <text:p>6457</text:p>
          </table:table-cell>
          <table:table-cell office:value-type="float" office:value="3.86875">
            <text:p>3,86875</text:p>
          </table:table-cell>
          <table:table-cell office:value-type="float" office:value="43.57818">
            <text:p>43,578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57">
            <text:p>6457</text:p>
          </table:table-cell>
          <table:table-cell office:value-type="float" office:value="3.86904">
            <text:p>3,86904</text:p>
          </table:table-cell>
          <table:table-cell office:value-type="float" office:value="43.5793">
            <text:p>43,57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0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503">
            <text:p>1503</text:p>
          </table:table-cell>
          <table:table-cell office:value-type="float" office:value="3.87175">
            <text:p>3,87175</text:p>
          </table:table-cell>
          <table:table-cell office:value-type="float" office:value="43.58182">
            <text:p>43,581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3874">
            <text:p>3874</text:p>
          </table:table-cell>
          <table:table-cell office:value-type="float" office:value="3.8728">
            <text:p>3,8728</text:p>
          </table:table-cell>
          <table:table-cell office:value-type="float" office:value="43.58675">
            <text:p>43,586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1</text:p>
          </table:table-cell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496">
            <text:p>1496</text:p>
          </table:table-cell>
          <table:table-cell office:value-type="float" office:value="3.87241">
            <text:p>3,87241</text:p>
          </table:table-cell>
          <table:table-cell office:value-type="float" office:value="43.5868">
            <text:p>43,58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496">
            <text:p>1496</text:p>
          </table:table-cell>
          <table:table-cell office:value-type="float" office:value="3.87194">
            <text:p>3,87194</text:p>
          </table:table-cell>
          <table:table-cell office:value-type="float" office:value="43.58656">
            <text:p>43,586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6711">
            <text:p>6711</text:p>
          </table:table-cell>
          <table:table-cell office:value-type="float" office:value="3.87101">
            <text:p>3,87101</text:p>
          </table:table-cell>
          <table:table-cell office:value-type="float" office:value="43.59609">
            <text:p>43,596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5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590">
            <text:p>1590</text:p>
          </table:table-cell>
          <table:table-cell office:value-type="float" office:value="3.87208">
            <text:p>3,87208</text:p>
          </table:table-cell>
          <table:table-cell office:value-type="float" office:value="43.59541">
            <text:p>43,595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5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90">
            <text:p>490</text:p>
          </table:table-cell>
          <table:table-cell office:value-type="float" office:value="3.87069">
            <text:p>3,87069</text:p>
          </table:table-cell>
          <table:table-cell office:value-type="float" office:value="43.59595">
            <text:p>43,595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5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951">
            <text:p>5951</text:p>
          </table:table-cell>
          <table:table-cell office:value-type="float" office:value="3.88427">
            <text:p>3,88427</text:p>
          </table:table-cell>
          <table:table-cell office:value-type="float" office:value="43.5926">
            <text:p>43,59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0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5924">
            <text:p>5924</text:p>
          </table:table-cell>
          <table:table-cell office:value-type="float" office:value="3.88447">
            <text:p>3,88447</text:p>
          </table:table-cell>
          <table:table-cell office:value-type="float" office:value="43.59254">
            <text:p>43,592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98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5924">
            <text:p>5924</text:p>
          </table:table-cell>
          <table:table-cell office:value-type="float" office:value="3.88477">
            <text:p>3,88477</text:p>
          </table:table-cell>
          <table:table-cell office:value-type="float" office:value="43.59244">
            <text:p>43,592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8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5926">
            <text:p>5926</text:p>
          </table:table-cell>
          <table:table-cell office:value-type="float" office:value="3.88593">
            <text:p>3,88593</text:p>
          </table:table-cell>
          <table:table-cell office:value-type="float" office:value="43.592">
            <text:p>43,5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98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5957">
            <text:p>5957</text:p>
          </table:table-cell>
          <table:table-cell office:value-type="float" office:value="3.88634">
            <text:p>3,88634</text:p>
          </table:table-cell>
          <table:table-cell office:value-type="float" office:value="43.59331">
            <text:p>43,593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62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953">
            <text:p>5953</text:p>
          </table:table-cell>
          <table:table-cell office:value-type="float" office:value="3.88595">
            <text:p>3,88595</text:p>
          </table:table-cell>
          <table:table-cell office:value-type="float" office:value="43.59359">
            <text:p>43,593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5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953">
            <text:p>5953</text:p>
          </table:table-cell>
          <table:table-cell office:value-type="float" office:value="3.88554">
            <text:p>3,88554</text:p>
          </table:table-cell>
          <table:table-cell office:value-type="float" office:value="43.59304">
            <text:p>43,593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5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953">
            <text:p>5953</text:p>
          </table:table-cell>
          <table:table-cell office:value-type="float" office:value="3.88512">
            <text:p>3,88512</text:p>
          </table:table-cell>
          <table:table-cell office:value-type="float" office:value="43.59247">
            <text:p>43,592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5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185">
            <text:p>6185</text:p>
          </table:table-cell>
          <table:table-cell office:value-type="float" office:value="3.88667">
            <text:p>3,88667</text:p>
          </table:table-cell>
          <table:table-cell office:value-type="float" office:value="43.5932">
            <text:p>43,59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185">
            <text:p>6185</text:p>
          </table:table-cell>
          <table:table-cell office:value-type="float" office:value="3.88745">
            <text:p>3,88745</text:p>
          </table:table-cell>
          <table:table-cell office:value-type="float" office:value="43.59243">
            <text:p>43,592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8572">
            <text:p>8572</text:p>
          </table:table-cell>
          <table:table-cell office:value-type="float" office:value="3.88778">
            <text:p>3,88778</text:p>
          </table:table-cell>
          <table:table-cell office:value-type="float" office:value="43.59209">
            <text:p>43,592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1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8572">
            <text:p>8572</text:p>
          </table:table-cell>
          <table:table-cell office:value-type="float" office:value="3.88703">
            <text:p>3,88703</text:p>
          </table:table-cell>
          <table:table-cell office:value-type="float" office:value="43.59099">
            <text:p>43,590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1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935">
            <text:p>5935</text:p>
          </table:table-cell>
          <table:table-cell office:value-type="float" office:value="3.88801">
            <text:p>3,88801</text:p>
          </table:table-cell>
          <table:table-cell office:value-type="float" office:value="43.59058">
            <text:p>43,590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1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72">
            <text:p>372</text:p>
          </table:table-cell>
          <table:table-cell office:value-type="float" office:value="3.88791">
            <text:p>3,88791</text:p>
          </table:table-cell>
          <table:table-cell office:value-type="float" office:value="43.5897">
            <text:p>43,58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6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77">
            <text:p>377</text:p>
          </table:table-cell>
          <table:table-cell office:value-type="float" office:value="3.88573">
            <text:p>3,88573</text:p>
          </table:table-cell>
          <table:table-cell office:value-type="float" office:value="43.59024">
            <text:p>43,590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1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390">
            <text:p>1390</text:p>
          </table:table-cell>
          <table:table-cell office:value-type="float" office:value="3.88948">
            <text:p>3,88948</text:p>
          </table:table-cell>
          <table:table-cell office:value-type="float" office:value="43.58946">
            <text:p>43,589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1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8">
            <text:p>1388</text:p>
          </table:table-cell>
          <table:table-cell office:value-type="float" office:value="3.89033">
            <text:p>3,89033</text:p>
          </table:table-cell>
          <table:table-cell office:value-type="float" office:value="43.58977">
            <text:p>43,589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8">
            <text:p>1388</text:p>
          </table:table-cell>
          <table:table-cell office:value-type="float" office:value="3.89031">
            <text:p>3,89031</text:p>
          </table:table-cell>
          <table:table-cell office:value-type="float" office:value="43.59017">
            <text:p>43,590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391">
            <text:p>1391</text:p>
          </table:table-cell>
          <table:table-cell office:value-type="float" office:value="3.88861">
            <text:p>3,88861</text:p>
          </table:table-cell>
          <table:table-cell office:value-type="float" office:value="43.58964">
            <text:p>43,589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1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62">
            <text:p>1362</text:p>
          </table:table-cell>
          <table:table-cell office:value-type="float" office:value="3.88929">
            <text:p>3,88929</text:p>
          </table:table-cell>
          <table:table-cell office:value-type="float" office:value="43.59361">
            <text:p>43,593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61">
            <text:p>1361</text:p>
          </table:table-cell>
          <table:table-cell office:value-type="float" office:value="3.88958">
            <text:p>3,88958</text:p>
          </table:table-cell>
          <table:table-cell office:value-type="float" office:value="43.5931">
            <text:p>43,59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380">
            <text:p>380</text:p>
          </table:table-cell>
          <table:table-cell office:value-type="float" office:value="3.88993">
            <text:p>3,88993</text:p>
          </table:table-cell>
          <table:table-cell office:value-type="float" office:value="43.59139">
            <text:p>43,591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71">
            <text:p>371</text:p>
          </table:table-cell>
          <table:table-cell office:value-type="float" office:value="3.88832">
            <text:p>3,88832</text:p>
          </table:table-cell>
          <table:table-cell office:value-type="float" office:value="43.59177">
            <text:p>43,591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6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936">
            <text:p>5936</text:p>
          </table:table-cell>
          <table:table-cell office:value-type="float" office:value="3.88828">
            <text:p>3,88828</text:p>
          </table:table-cell>
          <table:table-cell office:value-type="float" office:value="43.59182">
            <text:p>43,591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29">
            <text:p>1329</text:p>
          </table:table-cell>
          <table:table-cell office:value-type="float" office:value="3.89059">
            <text:p>3,89059</text:p>
          </table:table-cell>
          <table:table-cell office:value-type="float" office:value="43.59072">
            <text:p>43,590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222">
            <text:p>1222</text:p>
          </table:table-cell>
          <table:table-cell office:value-type="float" office:value="3.89551">
            <text:p>3,89551</text:p>
          </table:table-cell>
          <table:table-cell office:value-type="float" office:value="43.58958">
            <text:p>43,589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6">
            <text:p>1346</text:p>
          </table:table-cell>
          <table:table-cell office:value-type="float" office:value="3.8936">
            <text:p>3,8936</text:p>
          </table:table-cell>
          <table:table-cell office:value-type="float" office:value="43.59087">
            <text:p>43,590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5">
            <text:p>1345</text:p>
          </table:table-cell>
          <table:table-cell office:value-type="float" office:value="3.89345">
            <text:p>3,89345</text:p>
          </table:table-cell>
          <table:table-cell office:value-type="float" office:value="43.59103">
            <text:p>43,591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6274">
            <text:p>6274</text:p>
          </table:table-cell>
          <table:table-cell office:value-type="float" office:value="3.89326">
            <text:p>3,89326</text:p>
          </table:table-cell>
          <table:table-cell office:value-type="float" office:value="43.59122">
            <text:p>43,591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1">
            <text:p>1341</text:p>
          </table:table-cell>
          <table:table-cell office:value-type="float" office:value="3.89264">
            <text:p>3,89264</text:p>
          </table:table-cell>
          <table:table-cell office:value-type="float" office:value="43.59175">
            <text:p>43,591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79">
            <text:p>1279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41">
            <text:p>1341</text:p>
          </table:table-cell>
          <table:table-cell office:value-type="float" office:value="3.89224">
            <text:p>3,89224</text:p>
          </table:table-cell>
          <table:table-cell office:value-type="float" office:value="43.59202">
            <text:p>43,592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66">
            <text:p>5566</text:p>
          </table:table-cell>
          <table:table-cell office:value-type="float" office:value="3.87875">
            <text:p>3,87875</text:p>
          </table:table-cell>
          <table:table-cell office:value-type="float" office:value="43.59849">
            <text:p>43,598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534">
            <text:p>5534</text:p>
          </table:table-cell>
          <table:table-cell office:value-type="float" office:value="3.87886">
            <text:p>3,87886</text:p>
          </table:table-cell>
          <table:table-cell office:value-type="float" office:value="43.599">
            <text:p>43,5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1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5529">
            <text:p>5529</text:p>
          </table:table-cell>
          <table:table-cell office:value-type="float" office:value="3.87822">
            <text:p>3,87822</text:p>
          </table:table-cell>
          <table:table-cell office:value-type="float" office:value="43.59946">
            <text:p>43,599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3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527">
            <text:p>5527</text:p>
          </table:table-cell>
          <table:table-cell office:value-type="float" office:value="3.87812">
            <text:p>3,87812</text:p>
          </table:table-cell>
          <table:table-cell office:value-type="float" office:value="43.59951">
            <text:p>43,599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5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11814">
            <text:p>11814</text:p>
          </table:table-cell>
          <table:table-cell office:value-type="float" office:value="3.87778">
            <text:p>3,87778</text:p>
          </table:table-cell>
          <table:table-cell office:value-type="float" office:value="43.60011">
            <text:p>43,600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8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5524">
            <text:p>5524</text:p>
          </table:table-cell>
          <table:table-cell office:value-type="float" office:value="3.8783">
            <text:p>3,8783</text:p>
          </table:table-cell>
          <table:table-cell office:value-type="float" office:value="43.60032">
            <text:p>43,600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3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5524">
            <text:p>5524</text:p>
          </table:table-cell>
          <table:table-cell office:value-type="float" office:value="3.87823">
            <text:p>3,87823</text:p>
          </table:table-cell>
          <table:table-cell office:value-type="float" office:value="43.59958">
            <text:p>43,599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3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532">
            <text:p>5532</text:p>
          </table:table-cell>
          <table:table-cell office:value-type="float" office:value="3.87826">
            <text:p>3,87826</text:p>
          </table:table-cell>
          <table:table-cell office:value-type="float" office:value="43.5995">
            <text:p>43,599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5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532">
            <text:p>5532</text:p>
          </table:table-cell>
          <table:table-cell office:value-type="float" office:value="3.87909">
            <text:p>3,87909</text:p>
          </table:table-cell>
          <table:table-cell office:value-type="float" office:value="43.59944">
            <text:p>43,599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5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33">
            <text:p>5533</text:p>
          </table:table-cell>
          <table:table-cell office:value-type="float" office:value="3.87909">
            <text:p>3,87909</text:p>
          </table:table-cell>
          <table:table-cell office:value-type="float" office:value="43.59938">
            <text:p>43,599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30">
            <text:p>5530</text:p>
          </table:table-cell>
          <table:table-cell office:value-type="float" office:value="3.87918">
            <text:p>3,87918</text:p>
          </table:table-cell>
          <table:table-cell office:value-type="float" office:value="43.59941">
            <text:p>43,599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37">
            <text:p>5537</text:p>
          </table:table-cell>
          <table:table-cell office:value-type="float" office:value="3.87935">
            <text:p>3,87935</text:p>
          </table:table-cell>
          <table:table-cell office:value-type="float" office:value="43.59854">
            <text:p>43,598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36">
            <text:p>5536</text:p>
          </table:table-cell>
          <table:table-cell office:value-type="float" office:value="3.87929">
            <text:p>3,87929</text:p>
          </table:table-cell>
          <table:table-cell office:value-type="float" office:value="43.5985">
            <text:p>43,59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36">
            <text:p>5536</text:p>
          </table:table-cell>
          <table:table-cell office:value-type="float" office:value="3.87886">
            <text:p>3,87886</text:p>
          </table:table-cell>
          <table:table-cell office:value-type="float" office:value="43.59865">
            <text:p>43,598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67">
            <text:p>5567</text:p>
          </table:table-cell>
          <table:table-cell office:value-type="float" office:value="3.87892">
            <text:p>3,87892</text:p>
          </table:table-cell>
          <table:table-cell office:value-type="float" office:value="43.5978">
            <text:p>43,59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569">
            <text:p>5569</text:p>
          </table:table-cell>
          <table:table-cell office:value-type="float" office:value="3.87852">
            <text:p>3,87852</text:p>
          </table:table-cell>
          <table:table-cell office:value-type="float" office:value="43.59791">
            <text:p>43,597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54">
            <text:p>5554</text:p>
          </table:table-cell>
          <table:table-cell office:value-type="float" office:value="3.8795">
            <text:p>3,8795</text:p>
          </table:table-cell>
          <table:table-cell office:value-type="float" office:value="43.59768">
            <text:p>43,5976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54">
            <text:p>5554</text:p>
          </table:table-cell>
          <table:table-cell office:value-type="float" office:value="3.87984">
            <text:p>3,87984</text:p>
          </table:table-cell>
          <table:table-cell office:value-type="float" office:value="43.59825">
            <text:p>43,5982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6">
            <text:p>5556</text:p>
          </table:table-cell>
          <table:table-cell office:value-type="float" office:value="3.87985">
            <text:p>3,87985</text:p>
          </table:table-cell>
          <table:table-cell office:value-type="float" office:value="43.59833">
            <text:p>43,5983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38">
            <text:p>5538</text:p>
          </table:table-cell>
          <table:table-cell office:value-type="float" office:value="3.87984">
            <text:p>3,87984</text:p>
          </table:table-cell>
          <table:table-cell office:value-type="float" office:value="43.59923">
            <text:p>43,5992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25">
            <text:p>5525</text:p>
          </table:table-cell>
          <table:table-cell office:value-type="float" office:value="3.87978">
            <text:p>3,87978</text:p>
          </table:table-cell>
          <table:table-cell office:value-type="float" office:value="43.59928">
            <text:p>43,599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5525">
            <text:p>5525</text:p>
          </table:table-cell>
          <table:table-cell office:value-type="float" office:value="3.88025">
            <text:p>3,88025</text:p>
          </table:table-cell>
          <table:table-cell office:value-type="float" office:value="43.60008">
            <text:p>43,600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9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503">
            <text:p>5503</text:p>
          </table:table-cell>
          <table:table-cell office:value-type="float" office:value="3.88008">
            <text:p>3,88008</text:p>
          </table:table-cell>
          <table:table-cell office:value-type="float" office:value="43.60034">
            <text:p>43,600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503">
            <text:p>5503</text:p>
          </table:table-cell>
          <table:table-cell office:value-type="float" office:value="3.88167">
            <text:p>3,88167</text:p>
          </table:table-cell>
          <table:table-cell office:value-type="float" office:value="43.60073">
            <text:p>43,600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02">
            <text:p>5502</text:p>
          </table:table-cell>
          <table:table-cell office:value-type="float" office:value="3.88173">
            <text:p>3,88173</text:p>
          </table:table-cell>
          <table:table-cell office:value-type="float" office:value="43.60074">
            <text:p>43,600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02">
            <text:p>5502</text:p>
          </table:table-cell>
          <table:table-cell office:value-type="float" office:value="3.8816">
            <text:p>3,8816</text:p>
          </table:table-cell>
          <table:table-cell office:value-type="float" office:value="43.60111">
            <text:p>43,601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798">
            <text:p>5798</text:p>
          </table:table-cell>
          <table:table-cell office:value-type="float" office:value="3.8819">
            <text:p>3,8819</text:p>
          </table:table-cell>
          <table:table-cell office:value-type="float" office:value="43.6008">
            <text:p>43,600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786">
            <text:p>5786</text:p>
          </table:table-cell>
          <table:table-cell office:value-type="float" office:value="3.88421">
            <text:p>3,88421</text:p>
          </table:table-cell>
          <table:table-cell office:value-type="float" office:value="43.59994">
            <text:p>43,599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4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800">
            <text:p>5800</text:p>
          </table:table-cell>
          <table:table-cell office:value-type="float" office:value="3.88356">
            <text:p>3,88356</text:p>
          </table:table-cell>
          <table:table-cell office:value-type="float" office:value="43.59991">
            <text:p>43,599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0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800">
            <text:p>5800</text:p>
          </table:table-cell>
          <table:table-cell office:value-type="float" office:value="3.88349">
            <text:p>3,88349</text:p>
          </table:table-cell>
          <table:table-cell office:value-type="float" office:value="43.60064">
            <text:p>43,600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0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5799">
            <text:p>5799</text:p>
          </table:table-cell>
          <table:table-cell office:value-type="float" office:value="3.88336">
            <text:p>3,88336</text:p>
          </table:table-cell>
          <table:table-cell office:value-type="float" office:value="43.6007">
            <text:p>43,60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69</text:p>
          </table:table-cell>
          <table:table-cell office:value-type="float" office:value="1311">
            <text:p>1311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40">
            <text:p>5540</text:p>
          </table:table-cell>
          <table:table-cell office:value-type="float" office:value="3.88182">
            <text:p>3,88182</text:p>
          </table:table-cell>
          <table:table-cell office:value-type="float" office:value="43.60039">
            <text:p>43,600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5540">
            <text:p>5540</text:p>
          </table:table-cell>
          <table:table-cell office:value-type="float" office:value="3.88175">
            <text:p>3,88175</text:p>
          </table:table-cell>
          <table:table-cell office:value-type="float" office:value="43.60066">
            <text:p>43,6006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89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551">
            <text:p>5551</text:p>
          </table:table-cell>
          <table:table-cell office:value-type="float" office:value="3.88182">
            <text:p>3,88182</text:p>
          </table:table-cell>
          <table:table-cell office:value-type="float" office:value="43.59961">
            <text:p>43,599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69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548">
            <text:p>5548</text:p>
          </table:table-cell>
          <table:table-cell office:value-type="float" office:value="3.88158">
            <text:p>3,88158</text:p>
          </table:table-cell>
          <table:table-cell office:value-type="float" office:value="43.59957">
            <text:p>43,599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787">
            <text:p>5787</text:p>
          </table:table-cell>
          <table:table-cell office:value-type="float" office:value="3.88228">
            <text:p>3,88228</text:p>
          </table:table-cell>
          <table:table-cell office:value-type="float" office:value="43.59952">
            <text:p>43,599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4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5783">
            <text:p>5783</text:p>
          </table:table-cell>
          <table:table-cell office:value-type="float" office:value="3.88444">
            <text:p>3,88444</text:p>
          </table:table-cell>
          <table:table-cell office:value-type="float" office:value="43.59947">
            <text:p>43,5994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3</text:p>
          </table:table-cell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5783">
            <text:p>5783</text:p>
          </table:table-cell>
          <table:table-cell office:value-type="float" office:value="3.88302">
            <text:p>3,88302</text:p>
          </table:table-cell>
          <table:table-cell office:value-type="float" office:value="43.59909">
            <text:p>43,599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3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5796">
            <text:p>5796</text:p>
          </table:table-cell>
          <table:table-cell office:value-type="float" office:value="3.8839">
            <text:p>3,8839</text:p>
          </table:table-cell>
          <table:table-cell office:value-type="float" office:value="43.59871">
            <text:p>43,598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48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795">
            <text:p>5795</text:p>
          </table:table-cell>
          <table:table-cell office:value-type="float" office:value="3.88473">
            <text:p>3,88473</text:p>
          </table:table-cell>
          <table:table-cell office:value-type="float" office:value="43.59906">
            <text:p>43,599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8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785">
            <text:p>5785</text:p>
          </table:table-cell>
          <table:table-cell office:value-type="float" office:value="3.88233">
            <text:p>3,88233</text:p>
          </table:table-cell>
          <table:table-cell office:value-type="float" office:value="43.59926">
            <text:p>43,599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0">
            <text:p>5550</text:p>
          </table:table-cell>
          <table:table-cell office:value-type="float" office:value="3.88211">
            <text:p>3,88211</text:p>
          </table:table-cell>
          <table:table-cell office:value-type="float" office:value="43.59927">
            <text:p>43,599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0">
            <text:p>5550</text:p>
          </table:table-cell>
          <table:table-cell office:value-type="float" office:value="3.88173">
            <text:p>3,88173</text:p>
          </table:table-cell>
          <table:table-cell office:value-type="float" office:value="43.59865">
            <text:p>43,598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63">
            <text:p>5563</text:p>
          </table:table-cell>
          <table:table-cell office:value-type="float" office:value="3.88171">
            <text:p>3,88171</text:p>
          </table:table-cell>
          <table:table-cell office:value-type="float" office:value="43.59864">
            <text:p>43,598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63">
            <text:p>5563</text:p>
          </table:table-cell>
          <table:table-cell office:value-type="float" office:value="3.88098">
            <text:p>3,88098</text:p>
          </table:table-cell>
          <table:table-cell office:value-type="float" office:value="43.59888">
            <text:p>43,598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65">
            <text:p>5565</text:p>
          </table:table-cell>
          <table:table-cell office:value-type="float" office:value="3.8809">
            <text:p>3,8809</text:p>
          </table:table-cell>
          <table:table-cell office:value-type="float" office:value="43.5989">
            <text:p>43,59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65">
            <text:p>5565</text:p>
          </table:table-cell>
          <table:table-cell office:value-type="float" office:value="3.88132">
            <text:p>3,88132</text:p>
          </table:table-cell>
          <table:table-cell office:value-type="float" office:value="43.59962">
            <text:p>43,5996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27">
            <text:p>1327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547">
            <text:p>5547</text:p>
          </table:table-cell>
          <table:table-cell office:value-type="float" office:value="3.88089">
            <text:p>3,88089</text:p>
          </table:table-cell>
          <table:table-cell office:value-type="float" office:value="43.59986">
            <text:p>43,599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5541">
            <text:p>5541</text:p>
          </table:table-cell>
          <table:table-cell office:value-type="float" office:value="3.88085">
            <text:p>3,88085</text:p>
          </table:table-cell>
          <table:table-cell office:value-type="float" office:value="43.60012">
            <text:p>43,600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9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46">
            <text:p>5546</text:p>
          </table:table-cell>
          <table:table-cell office:value-type="float" office:value="3.88081">
            <text:p>3,88081</text:p>
          </table:table-cell>
          <table:table-cell office:value-type="float" office:value="43.5999">
            <text:p>43,599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546">
            <text:p>5546</text:p>
          </table:table-cell>
          <table:table-cell office:value-type="float" office:value="3.88034">
            <text:p>3,88034</text:p>
          </table:table-cell>
          <table:table-cell office:value-type="float" office:value="43.59911">
            <text:p>43,599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6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564">
            <text:p>5564</text:p>
          </table:table-cell>
          <table:table-cell office:value-type="float" office:value="3.88078">
            <text:p>3,88078</text:p>
          </table:table-cell>
          <table:table-cell office:value-type="float" office:value="43.59894">
            <text:p>43,598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0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62">
            <text:p>5562</text:p>
          </table:table-cell>
          <table:table-cell office:value-type="float" office:value="3.88046">
            <text:p>3,88046</text:p>
          </table:table-cell>
          <table:table-cell office:value-type="float" office:value="43.59814">
            <text:p>43,598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3">
            <text:p>5553</text:p>
          </table:table-cell>
          <table:table-cell office:value-type="float" office:value="3.88046">
            <text:p>3,88046</text:p>
          </table:table-cell>
          <table:table-cell office:value-type="float" office:value="43.59814">
            <text:p>43,598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552">
            <text:p>5552</text:p>
          </table:table-cell>
          <table:table-cell office:value-type="float" office:value="3.88008">
            <text:p>3,88008</text:p>
          </table:table-cell>
          <table:table-cell office:value-type="float" office:value="43.59749">
            <text:p>43,597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32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738">
            <text:p>5738</text:p>
          </table:table-cell>
          <table:table-cell office:value-type="float" office:value="3.8809">
            <text:p>3,8809</text:p>
          </table:table-cell>
          <table:table-cell office:value-type="float" office:value="43.59722">
            <text:p>43,597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738">
            <text:p>5738</text:p>
          </table:table-cell>
          <table:table-cell office:value-type="float" office:value="3.88125">
            <text:p>3,88125</text:p>
          </table:table-cell>
          <table:table-cell office:value-type="float" office:value="43.59781">
            <text:p>43,597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7">
            <text:p>5557</text:p>
          </table:table-cell>
          <table:table-cell office:value-type="float" office:value="3.88128">
            <text:p>3,88128</text:p>
          </table:table-cell>
          <table:table-cell office:value-type="float" office:value="43.59789">
            <text:p>43,597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7">
            <text:p>5557</text:p>
          </table:table-cell>
          <table:table-cell office:value-type="float" office:value="3.88048">
            <text:p>3,88048</text:p>
          </table:table-cell>
          <table:table-cell office:value-type="float" office:value="43.59814">
            <text:p>43,598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559">
            <text:p>5559</text:p>
          </table:table-cell>
          <table:table-cell office:value-type="float" office:value="3.88136">
            <text:p>3,88136</text:p>
          </table:table-cell>
          <table:table-cell office:value-type="float" office:value="43.59786">
            <text:p>43,597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3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8">
            <text:p>5558</text:p>
          </table:table-cell>
          <table:table-cell office:value-type="float" office:value="3.8813">
            <text:p>3,8813</text:p>
          </table:table-cell>
          <table:table-cell office:value-type="float" office:value="43.59788">
            <text:p>43,597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558">
            <text:p>5558</text:p>
          </table:table-cell>
          <table:table-cell office:value-type="float" office:value="3.88168">
            <text:p>3,88168</text:p>
          </table:table-cell>
          <table:table-cell office:value-type="float" office:value="43.59856">
            <text:p>43,598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04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5741">
            <text:p>5741</text:p>
          </table:table-cell>
          <table:table-cell office:value-type="float" office:value="3.88104">
            <text:p>3,88104</text:p>
          </table:table-cell>
          <table:table-cell office:value-type="float" office:value="43.59717">
            <text:p>43,597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63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223">
            <text:p>1223</text:p>
          </table:table-cell>
          <table:table-cell office:value-type="float" office:value="3.89527">
            <text:p>3,89527</text:p>
          </table:table-cell>
          <table:table-cell office:value-type="float" office:value="43.58967">
            <text:p>43,589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01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1347">
            <text:p>1347</text:p>
          </table:table-cell>
          <table:table-cell office:value-type="float" office:value="3.89355">
            <text:p>3,89355</text:p>
          </table:table-cell>
          <table:table-cell office:value-type="float" office:value="43.59083">
            <text:p>43,590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4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349">
            <text:p>1349</text:p>
          </table:table-cell>
          <table:table-cell office:value-type="float" office:value="3.89294">
            <text:p>3,89294</text:p>
          </table:table-cell>
          <table:table-cell office:value-type="float" office:value="43.59163">
            <text:p>43,591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9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348">
            <text:p>1348</text:p>
          </table:table-cell>
          <table:table-cell office:value-type="float" office:value="3.89347">
            <text:p>3,89347</text:p>
          </table:table-cell>
          <table:table-cell office:value-type="float" office:value="43.59117">
            <text:p>43,591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9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360">
            <text:p>1360</text:p>
          </table:table-cell>
          <table:table-cell office:value-type="float" office:value="3.89211">
            <text:p>3,89211</text:p>
          </table:table-cell>
          <table:table-cell office:value-type="float" office:value="43.5921">
            <text:p>43,59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6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5">
            <text:p>1375</text:p>
          </table:table-cell>
          <table:table-cell office:value-type="float" office:value="3.88978">
            <text:p>3,88978</text:p>
          </table:table-cell>
          <table:table-cell office:value-type="float" office:value="43.59298">
            <text:p>43,592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8">
            <text:p>1378</text:p>
          </table:table-cell>
          <table:table-cell office:value-type="float" office:value="3.89003">
            <text:p>3,89003</text:p>
          </table:table-cell>
          <table:table-cell office:value-type="float" office:value="43.59382">
            <text:p>43,593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8">
            <text:p>1378</text:p>
          </table:table-cell>
          <table:table-cell office:value-type="float" office:value="3.89054">
            <text:p>3,89054</text:p>
          </table:table-cell>
          <table:table-cell office:value-type="float" office:value="43.59471">
            <text:p>43,594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77">
            <text:p>1377</text:p>
          </table:table-cell>
          <table:table-cell office:value-type="float" office:value="3.89063">
            <text:p>3,89063</text:p>
          </table:table-cell>
          <table:table-cell office:value-type="float" office:value="43.59481">
            <text:p>43,594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18">
            <text:p>18</text:p>
          </table:table-cell>
          <table:table-cell office:value-type="float" office:value="3.89114">
            <text:p>3,89114</text:p>
          </table:table-cell>
          <table:table-cell office:value-type="float" office:value="43.5953">
            <text:p>43,59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7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886">
            <text:p>5886</text:p>
          </table:table-cell>
          <table:table-cell office:value-type="float" office:value="3.89179">
            <text:p>3,89179</text:p>
          </table:table-cell>
          <table:table-cell office:value-type="float" office:value="43.59601">
            <text:p>43,596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70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56">
            <text:p>1356</text:p>
          </table:table-cell>
          <table:table-cell office:value-type="float" office:value="3.89183">
            <text:p>3,89183</text:p>
          </table:table-cell>
          <table:table-cell office:value-type="float" office:value="43.59596">
            <text:p>43,595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358">
            <text:p>1358</text:p>
          </table:table-cell>
          <table:table-cell office:value-type="float" office:value="3.89143">
            <text:p>3,89143</text:p>
          </table:table-cell>
          <table:table-cell office:value-type="float" office:value="43.59566">
            <text:p>43,595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5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355">
            <text:p>1355</text:p>
          </table:table-cell>
          <table:table-cell office:value-type="float" office:value="3.89193">
            <text:p>3,89193</text:p>
          </table:table-cell>
          <table:table-cell office:value-type="float" office:value="43.59593">
            <text:p>43,59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7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66">
            <text:p>1366</text:p>
          </table:table-cell>
          <table:table-cell office:value-type="float" office:value="3.89201">
            <text:p>3,89201</text:p>
          </table:table-cell>
          <table:table-cell office:value-type="float" office:value="43.59615">
            <text:p>43,596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367">
            <text:p>1367</text:p>
          </table:table-cell>
          <table:table-cell office:value-type="float" office:value="3.89245">
            <text:p>3,89245</text:p>
          </table:table-cell>
          <table:table-cell office:value-type="float" office:value="43.5965">
            <text:p>43,59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0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370">
            <text:p>1370</text:p>
          </table:table-cell>
          <table:table-cell office:value-type="float" office:value="3.8927">
            <text:p>3,8927</text:p>
          </table:table-cell>
          <table:table-cell office:value-type="float" office:value="43.59689">
            <text:p>43,59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10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1369">
            <text:p>1369</text:p>
          </table:table-cell>
          <table:table-cell office:value-type="float" office:value="3.89273">
            <text:p>3,89273</text:p>
          </table:table-cell>
          <table:table-cell office:value-type="float" office:value="43.59725">
            <text:p>43,597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902">
            <text:p>5902</text:p>
          </table:table-cell>
          <table:table-cell office:value-type="float" office:value="3.89287">
            <text:p>3,89287</text:p>
          </table:table-cell>
          <table:table-cell office:value-type="float" office:value="43.59734">
            <text:p>43,597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263">
            <text:p>1263</text:p>
          </table:table-cell>
          <table:table-cell office:value-type="float" office:value="3.89713">
            <text:p>3,89713</text:p>
          </table:table-cell>
          <table:table-cell office:value-type="float" office:value="43.59385">
            <text:p>43,593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242">
            <text:p>1242</text:p>
          </table:table-cell>
          <table:table-cell office:value-type="float" office:value="3.89621">
            <text:p>3,89621</text:p>
          </table:table-cell>
          <table:table-cell office:value-type="float" office:value="43.59357">
            <text:p>43,593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247">
            <text:p>1247</text:p>
          </table:table-cell>
          <table:table-cell office:value-type="float" office:value="3.89523">
            <text:p>3,89523</text:p>
          </table:table-cell>
          <table:table-cell office:value-type="float" office:value="43.59364">
            <text:p>43,593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9">
            <text:p>1379</text:p>
          </table:table-cell>
          <table:table-cell office:value-type="float" office:value="3.89395">
            <text:p>3,89395</text:p>
          </table:table-cell>
          <table:table-cell office:value-type="float" office:value="43.59404">
            <text:p>43,594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9">
            <text:p>1379</text:p>
          </table:table-cell>
          <table:table-cell office:value-type="float" office:value="3.89338">
            <text:p>3,89338</text:p>
          </table:table-cell>
          <table:table-cell office:value-type="float" office:value="43.59423">
            <text:p>43,594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9">
            <text:p>1379</text:p>
          </table:table-cell>
          <table:table-cell office:value-type="float" office:value="3.89088">
            <text:p>3,89088</text:p>
          </table:table-cell>
          <table:table-cell office:value-type="float" office:value="43.59481">
            <text:p>43,594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375">
            <text:p>375</text:p>
          </table:table-cell>
          <table:table-cell office:value-type="float" office:value="3.89318">
            <text:p>3,89318</text:p>
          </table:table-cell>
          <table:table-cell office:value-type="float" office:value="43.59265">
            <text:p>43,592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375">
            <text:p>375</text:p>
          </table:table-cell>
          <table:table-cell office:value-type="float" office:value="3.89221">
            <text:p>3,89221</text:p>
          </table:table-cell>
          <table:table-cell office:value-type="float" office:value="43.5921">
            <text:p>43,59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1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1221">
            <text:p>1221</text:p>
          </table:table-cell>
          <table:table-cell office:value-type="float" office:value="3.8969">
            <text:p>3,8969</text:p>
          </table:table-cell>
          <table:table-cell office:value-type="float" office:value="43.59044">
            <text:p>43,590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9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1221">
            <text:p>1221</text:p>
          </table:table-cell>
          <table:table-cell office:value-type="float" office:value="3.89823">
            <text:p>3,89823</text:p>
          </table:table-cell>
          <table:table-cell office:value-type="float" office:value="43.59117">
            <text:p>43,591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9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780">
            <text:p>5780</text:p>
          </table:table-cell>
          <table:table-cell office:value-type="float" office:value="3.88932">
            <text:p>3,88932</text:p>
          </table:table-cell>
          <table:table-cell office:value-type="float" office:value="43.5992">
            <text:p>43,59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5801">
            <text:p>5801</text:p>
          </table:table-cell>
          <table:table-cell office:value-type="float" office:value="3.8884">
            <text:p>3,8884</text:p>
          </table:table-cell>
          <table:table-cell office:value-type="float" office:value="43.59983">
            <text:p>43,599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1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888">
            <text:p>3888</text:p>
          </table:table-cell>
          <table:table-cell office:value-type="float" office:value="3.88812">
            <text:p>3,88812</text:p>
          </table:table-cell>
          <table:table-cell office:value-type="float" office:value="43.59983">
            <text:p>43,599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888">
            <text:p>3888</text:p>
          </table:table-cell>
          <table:table-cell office:value-type="float" office:value="3.88692">
            <text:p>3,88692</text:p>
          </table:table-cell>
          <table:table-cell office:value-type="float" office:value="43.6004">
            <text:p>43,60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887">
            <text:p>3887</text:p>
          </table:table-cell>
          <table:table-cell office:value-type="float" office:value="3.88552">
            <text:p>3,88552</text:p>
          </table:table-cell>
          <table:table-cell office:value-type="float" office:value="43.60104">
            <text:p>43,601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3885">
            <text:p>3885</text:p>
          </table:table-cell>
          <table:table-cell office:value-type="float" office:value="3.88546">
            <text:p>3,88546</text:p>
          </table:table-cell>
          <table:table-cell office:value-type="float" office:value="43.60122">
            <text:p>43,601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41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26">
            <text:p>126</text:p>
          </table:table-cell>
          <table:table-cell office:value-type="float" office:value="3.88473">
            <text:p>3,88473</text:p>
          </table:table-cell>
          <table:table-cell office:value-type="float" office:value="43.60086">
            <text:p>43,600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793">
            <text:p>5793</text:p>
          </table:table-cell>
          <table:table-cell office:value-type="float" office:value="3.88513">
            <text:p>3,88513</text:p>
          </table:table-cell>
          <table:table-cell office:value-type="float" office:value="43.59938">
            <text:p>43,599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5794">
            <text:p>5794</text:p>
          </table:table-cell>
          <table:table-cell office:value-type="float" office:value="3.88518">
            <text:p>3,88518</text:p>
          </table:table-cell>
          <table:table-cell office:value-type="float" office:value="43.59909">
            <text:p>43,599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48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792">
            <text:p>5792</text:p>
          </table:table-cell>
          <table:table-cell office:value-type="float" office:value="3.88535">
            <text:p>3,88535</text:p>
          </table:table-cell>
          <table:table-cell office:value-type="float" office:value="43.59897">
            <text:p>43,598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792">
            <text:p>5792</text:p>
          </table:table-cell>
          <table:table-cell office:value-type="float" office:value="3.8862">
            <text:p>3,8862</text:p>
          </table:table-cell>
          <table:table-cell office:value-type="float" office:value="43.59776">
            <text:p>43,597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5802">
            <text:p>5802</text:p>
          </table:table-cell>
          <table:table-cell office:value-type="float" office:value="3.8861">
            <text:p>3,8861</text:p>
          </table:table-cell>
          <table:table-cell office:value-type="float" office:value="43.59762">
            <text:p>43,597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3992">
            <text:p>13992</text:p>
          </table:table-cell>
          <table:table-cell office:value-type="float" office:value="3.88564">
            <text:p>3,88564</text:p>
          </table:table-cell>
          <table:table-cell office:value-type="float" office:value="43.59778">
            <text:p>43,597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890">
            <text:p>5890</text:p>
          </table:table-cell>
          <table:table-cell office:value-type="float" office:value="3.88341">
            <text:p>3,88341</text:p>
          </table:table-cell>
          <table:table-cell office:value-type="float" office:value="43.59698">
            <text:p>43,596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736">
            <text:p>5736</text:p>
          </table:table-cell>
          <table:table-cell office:value-type="float" office:value="3.88048">
            <text:p>3,88048</text:p>
          </table:table-cell>
          <table:table-cell office:value-type="float" office:value="43.59707">
            <text:p>43,597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6</text:p>
          </table:table-cell>
          <table:table-cell office:value-type="float" office:value="1387">
            <text:p>138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961">
            <text:p>5961</text:p>
          </table:table-cell>
          <table:table-cell office:value-type="float" office:value="3.88332">
            <text:p>3,88332</text:p>
          </table:table-cell>
          <table:table-cell office:value-type="float" office:value="43.59674">
            <text:p>43,596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5880">
            <text:p>5880</text:p>
          </table:table-cell>
          <table:table-cell office:value-type="float" office:value="3.88431">
            <text:p>3,88431</text:p>
          </table:table-cell>
          <table:table-cell office:value-type="float" office:value="43.59581">
            <text:p>43,595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4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5880">
            <text:p>5880</text:p>
          </table:table-cell>
          <table:table-cell office:value-type="float" office:value="3.88366">
            <text:p>3,88366</text:p>
          </table:table-cell>
          <table:table-cell office:value-type="float" office:value="43.59514">
            <text:p>43,595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54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5880">
            <text:p>5880</text:p>
          </table:table-cell>
          <table:table-cell office:value-type="float" office:value="3.88476">
            <text:p>3,88476</text:p>
          </table:table-cell>
          <table:table-cell office:value-type="float" office:value="43.59627">
            <text:p>43,596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54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879">
            <text:p>5879</text:p>
          </table:table-cell>
          <table:table-cell office:value-type="float" office:value="3.88499">
            <text:p>3,88499</text:p>
          </table:table-cell>
          <table:table-cell office:value-type="float" office:value="43.59625">
            <text:p>43,596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5878">
            <text:p>5878</text:p>
          </table:table-cell>
          <table:table-cell office:value-type="float" office:value="3.88779">
            <text:p>3,88779</text:p>
          </table:table-cell>
          <table:table-cell office:value-type="float" office:value="43.59545">
            <text:p>43,5954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1">
            <text:p>1381</text:p>
          </table:table-cell>
          <table:table-cell office:value-type="float" office:value="3.88823">
            <text:p>3,88823</text:p>
          </table:table-cell>
          <table:table-cell office:value-type="float" office:value="43.59527">
            <text:p>43,595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81">
            <text:p>1381</text:p>
          </table:table-cell>
          <table:table-cell office:value-type="float" office:value="3.88835">
            <text:p>3,88835</text:p>
          </table:table-cell>
          <table:table-cell office:value-type="float" office:value="43.59509">
            <text:p>43,595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376">
            <text:p>1376</text:p>
          </table:table-cell>
          <table:table-cell office:value-type="float" office:value="3.89046">
            <text:p>3,89046</text:p>
          </table:table-cell>
          <table:table-cell office:value-type="float" office:value="43.59485">
            <text:p>43,5948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9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32">
            <text:p>132</text:p>
          </table:table-cell>
          <table:table-cell office:value-type="float" office:value="3.88795">
            <text:p>3,88795</text:p>
          </table:table-cell>
          <table:table-cell office:value-type="float" office:value="43.59561">
            <text:p>43,595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3882">
            <text:p>3882</text:p>
          </table:table-cell>
          <table:table-cell office:value-type="float" office:value="3.88744">
            <text:p>3,88744</text:p>
          </table:table-cell>
          <table:table-cell office:value-type="float" office:value="43.59631">
            <text:p>43,596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877">
            <text:p>5877</text:p>
          </table:table-cell>
          <table:table-cell office:value-type="float" office:value="3.88683">
            <text:p>3,88683</text:p>
          </table:table-cell>
          <table:table-cell office:value-type="float" office:value="43.59705">
            <text:p>43,597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15776">
            <text:p>15776</text:p>
          </table:table-cell>
          <table:table-cell office:value-type="float" office:value="3.88685">
            <text:p>3,88685</text:p>
          </table:table-cell>
          <table:table-cell office:value-type="float" office:value="43.59719">
            <text:p>43,597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781">
            <text:p>5781</text:p>
          </table:table-cell>
          <table:table-cell office:value-type="float" office:value="3.88949">
            <text:p>3,88949</text:p>
          </table:table-cell>
          <table:table-cell office:value-type="float" office:value="43.59911">
            <text:p>43,599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11452">
            <text:p>11452</text:p>
          </table:table-cell>
          <table:table-cell office:value-type="float" office:value="3.89024">
            <text:p>3,89024</text:p>
          </table:table-cell>
          <table:table-cell office:value-type="float" office:value="43.59869">
            <text:p>43,598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897">
            <text:p>5897</text:p>
          </table:table-cell>
          <table:table-cell office:value-type="float" office:value="3.89101">
            <text:p>3,89101</text:p>
          </table:table-cell>
          <table:table-cell office:value-type="float" office:value="43.59822">
            <text:p>43,598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897">
            <text:p>5897</text:p>
          </table:table-cell>
          <table:table-cell office:value-type="float" office:value="3.89179">
            <text:p>3,89179</text:p>
          </table:table-cell>
          <table:table-cell office:value-type="float" office:value="43.59773">
            <text:p>43,597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899">
            <text:p>5899</text:p>
          </table:table-cell>
          <table:table-cell office:value-type="float" office:value="3.89266">
            <text:p>3,89266</text:p>
          </table:table-cell>
          <table:table-cell office:value-type="float" office:value="43.59743">
            <text:p>43,597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4">
            <text:p>5864</text:p>
          </table:table-cell>
          <table:table-cell office:value-type="float" office:value="3.8928">
            <text:p>3,8928</text:p>
          </table:table-cell>
          <table:table-cell office:value-type="float" office:value="43.59743">
            <text:p>43,597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4">
            <text:p>5864</text:p>
          </table:table-cell>
          <table:table-cell office:value-type="float" office:value="3.89334">
            <text:p>3,89334</text:p>
          </table:table-cell>
          <table:table-cell office:value-type="float" office:value="43.59832">
            <text:p>43,598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6">
            <text:p>5866</text:p>
          </table:table-cell>
          <table:table-cell office:value-type="float" office:value="3.89376">
            <text:p>3,89376</text:p>
          </table:table-cell>
          <table:table-cell office:value-type="float" office:value="43.599">
            <text:p>43,5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6695">
            <text:p>16695</text:p>
          </table:table-cell>
          <table:table-cell office:value-type="float" office:value="3.89401">
            <text:p>3,89401</text:p>
          </table:table-cell>
          <table:table-cell office:value-type="float" office:value="43.59913">
            <text:p>43,599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0</text:p>
          </table:table-cell>
          <table:table-cell office:value-type="float" office:value="1409">
            <text:p>1409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3334">
            <text:p>13334</text:p>
          </table:table-cell>
          <table:table-cell office:value-type="float" office:value="3.89589">
            <text:p>3,89589</text:p>
          </table:table-cell>
          <table:table-cell office:value-type="float" office:value="43.60017">
            <text:p>43,600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0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5867">
            <text:p>5867</text:p>
          </table:table-cell>
          <table:table-cell office:value-type="float" office:value="3.89375">
            <text:p>3,89375</text:p>
          </table:table-cell>
          <table:table-cell office:value-type="float" office:value="43.59922">
            <text:p>43,599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0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37">
            <text:p>137</text:p>
          </table:table-cell>
          <table:table-cell office:value-type="float" office:value="3.89074">
            <text:p>3,89074</text:p>
          </table:table-cell>
          <table:table-cell office:value-type="float" office:value="43.59952">
            <text:p>43,5995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836">
            <text:p>5836</text:p>
          </table:table-cell>
          <table:table-cell office:value-type="float" office:value="3.89166">
            <text:p>3,89166</text:p>
          </table:table-cell>
          <table:table-cell office:value-type="float" office:value="43.60146">
            <text:p>43,601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46">
            <text:p>5846</text:p>
          </table:table-cell>
          <table:table-cell office:value-type="float" office:value="3.89175">
            <text:p>3,89175</text:p>
          </table:table-cell>
          <table:table-cell office:value-type="float" office:value="43.60153">
            <text:p>43,6015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30">
            <text:p>5830</text:p>
          </table:table-cell>
          <table:table-cell office:value-type="float" office:value="3.88925">
            <text:p>3,88925</text:p>
          </table:table-cell>
          <table:table-cell office:value-type="float" office:value="43.60356">
            <text:p>43,603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853">
            <text:p>14853</text:p>
          </table:table-cell>
          <table:table-cell office:value-type="float" office:value="3.89079">
            <text:p>3,89079</text:p>
          </table:table-cell>
          <table:table-cell office:value-type="float" office:value="43.58898">
            <text:p>43,588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227">
            <text:p>1227</text:p>
          </table:table-cell>
          <table:table-cell office:value-type="float" office:value="3.89978">
            <text:p>3,89978</text:p>
          </table:table-cell>
          <table:table-cell office:value-type="float" office:value="43.59355">
            <text:p>43,593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56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1230">
            <text:p>1230</text:p>
          </table:table-cell>
          <table:table-cell office:value-type="float" office:value="3.89955">
            <text:p>3,89955</text:p>
          </table:table-cell>
          <table:table-cell office:value-type="float" office:value="43.59351">
            <text:p>43,593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1250">
            <text:p>1250</text:p>
          </table:table-cell>
          <table:table-cell office:value-type="float" office:value="3.89924">
            <text:p>3,89924</text:p>
          </table:table-cell>
          <table:table-cell office:value-type="float" office:value="43.59351">
            <text:p>43,593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93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1232">
            <text:p>1232</text:p>
          </table:table-cell>
          <table:table-cell office:value-type="float" office:value="3.89842">
            <text:p>3,89842</text:p>
          </table:table-cell>
          <table:table-cell office:value-type="float" office:value="43.59426">
            <text:p>43,594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89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1257">
            <text:p>1257</text:p>
          </table:table-cell>
          <table:table-cell office:value-type="float" office:value="3.89822">
            <text:p>3,89822</text:p>
          </table:table-cell>
          <table:table-cell office:value-type="float" office:value="43.5943">
            <text:p>43,59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4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4890">
            <text:p>4890</text:p>
          </table:table-cell>
          <table:table-cell office:value-type="float" office:value="3.85434">
            <text:p>3,85434</text:p>
          </table:table-cell>
          <table:table-cell office:value-type="float" office:value="43.60354">
            <text:p>43,603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5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12">
            <text:p>4812</text:p>
          </table:table-cell>
          <table:table-cell office:value-type="float" office:value="3.85445">
            <text:p>3,85445</text:p>
          </table:table-cell>
          <table:table-cell office:value-type="float" office:value="43.61204">
            <text:p>43,612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95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6572">
            <text:p>16572</text:p>
          </table:table-cell>
          <table:table-cell office:value-type="float" office:value="3.85695">
            <text:p>3,85695</text:p>
          </table:table-cell>
          <table:table-cell office:value-type="float" office:value="43.59081">
            <text:p>43,590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39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6572">
            <text:p>16572</text:p>
          </table:table-cell>
          <table:table-cell office:value-type="float" office:value="3.85553">
            <text:p>3,85553</text:p>
          </table:table-cell>
          <table:table-cell office:value-type="float" office:value="43.59056">
            <text:p>43,590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39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6574">
            <text:p>16574</text:p>
          </table:table-cell>
          <table:table-cell office:value-type="float" office:value="3.85722">
            <text:p>3,85722</text:p>
          </table:table-cell>
          <table:table-cell office:value-type="float" office:value="43.59038">
            <text:p>43,5903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9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992">
            <text:p>5992</text:p>
          </table:table-cell>
          <table:table-cell office:value-type="float" office:value="3.85707">
            <text:p>3,85707</text:p>
          </table:table-cell>
          <table:table-cell office:value-type="float" office:value="43.59077">
            <text:p>43,590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38">
            <text:p>538</text:p>
          </table:table-cell>
          <table:table-cell office:value-type="float" office:value="3.85985">
            <text:p>3,85985</text:p>
          </table:table-cell>
          <table:table-cell office:value-type="float" office:value="43.58835">
            <text:p>43,588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38">
            <text:p>538</text:p>
          </table:table-cell>
          <table:table-cell office:value-type="float" office:value="3.85907">
            <text:p>3,85907</text:p>
          </table:table-cell>
          <table:table-cell office:value-type="float" office:value="43.58741">
            <text:p>43,587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1456">
            <text:p>1456</text:p>
          </table:table-cell>
          <table:table-cell office:value-type="float" office:value="3.85872">
            <text:p>3,85872</text:p>
          </table:table-cell>
          <table:table-cell office:value-type="float" office:value="43.58725">
            <text:p>43,587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90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1886">
            <text:p>1886</text:p>
          </table:table-cell>
          <table:table-cell office:value-type="float" office:value="3.85687">
            <text:p>3,85687</text:p>
          </table:table-cell>
          <table:table-cell office:value-type="float" office:value="43.58953">
            <text:p>43,589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78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997">
            <text:p>5997</text:p>
          </table:table-cell>
          <table:table-cell office:value-type="float" office:value="3.85588">
            <text:p>3,85588</text:p>
          </table:table-cell>
          <table:table-cell office:value-type="float" office:value="43.58962">
            <text:p>43,589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6635">
            <text:p>6635</text:p>
          </table:table-cell>
          <table:table-cell office:value-type="float" office:value="3.85439">
            <text:p>3,85439</text:p>
          </table:table-cell>
          <table:table-cell office:value-type="float" office:value="43.5881">
            <text:p>43,588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57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8069">
            <text:p>8069</text:p>
          </table:table-cell>
          <table:table-cell office:value-type="float" office:value="3.85521">
            <text:p>3,85521</text:p>
          </table:table-cell>
          <table:table-cell office:value-type="float" office:value="43.5865">
            <text:p>43,58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402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8068">
            <text:p>8068</text:p>
          </table:table-cell>
          <table:table-cell office:value-type="float" office:value="3.85446">
            <text:p>3,85446</text:p>
          </table:table-cell>
          <table:table-cell office:value-type="float" office:value="43.58779">
            <text:p>43,587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4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float" office:value="579">
            <text:p>579</text:p>
          </table:table-cell>
          <table:table-cell office:value-type="float" office:value="3.85846">
            <text:p>3,85846</text:p>
          </table:table-cell>
          <table:table-cell office:value-type="float" office:value="43.58493">
            <text:p>43,584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81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586">
            <text:p>586</text:p>
          </table:table-cell>
          <table:table-cell office:value-type="float" office:value="3.85911">
            <text:p>3,85911</text:p>
          </table:table-cell>
          <table:table-cell office:value-type="float" office:value="43.58593">
            <text:p>43,58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79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585">
            <text:p>585</text:p>
          </table:table-cell>
          <table:table-cell office:value-type="float" office:value="3.85839">
            <text:p>3,85839</text:p>
          </table:table-cell>
          <table:table-cell office:value-type="float" office:value="43.58708">
            <text:p>43,58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082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3925">
            <text:p>3925</text:p>
          </table:table-cell>
          <table:table-cell office:value-type="float" office:value="3.88448">
            <text:p>3,88448</text:p>
          </table:table-cell>
          <table:table-cell office:value-type="float" office:value="43.61614">
            <text:p>43,616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4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3925">
            <text:p>3925</text:p>
          </table:table-cell>
          <table:table-cell office:value-type="float" office:value="3.8838">
            <text:p>3,8838</text:p>
          </table:table-cell>
          <table:table-cell office:value-type="float" office:value="43.61649">
            <text:p>43,61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4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3805">
            <text:p>3805</text:p>
          </table:table-cell>
          <table:table-cell office:value-type="float" office:value="3.88434">
            <text:p>3,88434</text:p>
          </table:table-cell>
          <table:table-cell office:value-type="float" office:value="43.61724">
            <text:p>43,617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157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3806">
            <text:p>3806</text:p>
          </table:table-cell>
          <table:table-cell office:value-type="float" office:value="3.8858">
            <text:p>3,8858</text:p>
          </table:table-cell>
          <table:table-cell office:value-type="float" office:value="43.61739">
            <text:p>43,617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8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6536">
            <text:p>6536</text:p>
          </table:table-cell>
          <table:table-cell office:value-type="float" office:value="3.8879">
            <text:p>3,8879</text:p>
          </table:table-cell>
          <table:table-cell office:value-type="float" office:value="43.61931">
            <text:p>43,619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0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3781">
            <text:p>3781</text:p>
          </table:table-cell>
          <table:table-cell office:value-type="float" office:value="3.8881">
            <text:p>3,8881</text:p>
          </table:table-cell>
          <table:table-cell office:value-type="float" office:value="43.6193">
            <text:p>43,61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4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927">
            <text:p>3927</text:p>
          </table:table-cell>
          <table:table-cell office:value-type="float" office:value="3.88646">
            <text:p>3,88646</text:p>
          </table:table-cell>
          <table:table-cell office:value-type="float" office:value="43.61916">
            <text:p>43,619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927">
            <text:p>3927</text:p>
          </table:table-cell>
          <table:table-cell office:value-type="float" office:value="3.88634">
            <text:p>3,88634</text:p>
          </table:table-cell>
          <table:table-cell office:value-type="float" office:value="43.61921">
            <text:p>43,619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7">
            <text:p>3967</text:p>
          </table:table-cell>
          <table:table-cell office:value-type="float" office:value="3.88666">
            <text:p>3,88666</text:p>
          </table:table-cell>
          <table:table-cell office:value-type="float" office:value="43.61932">
            <text:p>43,619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6">
            <text:p>3966</text:p>
          </table:table-cell>
          <table:table-cell office:value-type="float" office:value="3.88716">
            <text:p>3,88716</text:p>
          </table:table-cell>
          <table:table-cell office:value-type="float" office:value="43.62041">
            <text:p>43,620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3807">
            <text:p>3807</text:p>
          </table:table-cell>
          <table:table-cell office:value-type="float" office:value="3.88703">
            <text:p>3,88703</text:p>
          </table:table-cell>
          <table:table-cell office:value-type="float" office:value="43.6206">
            <text:p>43,62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86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9">
            <text:p>3969</text:p>
          </table:table-cell>
          <table:table-cell office:value-type="float" office:value="3.88773">
            <text:p>3,88773</text:p>
          </table:table-cell>
          <table:table-cell office:value-type="float" office:value="43.62165">
            <text:p>43,621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9">
            <text:p>3969</text:p>
          </table:table-cell>
          <table:table-cell office:value-type="float" office:value="3.88808">
            <text:p>3,88808</text:p>
          </table:table-cell>
          <table:table-cell office:value-type="float" office:value="43.6224">
            <text:p>43,62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69">
            <text:p>3969</text:p>
          </table:table-cell>
          <table:table-cell office:value-type="float" office:value="3.88819">
            <text:p>3,88819</text:p>
          </table:table-cell>
          <table:table-cell office:value-type="float" office:value="43.62266">
            <text:p>43,622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8">
            <text:p>2588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70">
            <text:p>3970</text:p>
          </table:table-cell>
          <table:table-cell office:value-type="float" office:value="3.88875">
            <text:p>3,88875</text:p>
          </table:table-cell>
          <table:table-cell office:value-type="float" office:value="43.62388">
            <text:p>43,623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970">
            <text:p>3970</text:p>
          </table:table-cell>
          <table:table-cell office:value-type="float" office:value="3.88902">
            <text:p>3,88902</text:p>
          </table:table-cell>
          <table:table-cell office:value-type="float" office:value="43.62449">
            <text:p>43,624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48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11">
            <text:p>3211</text:p>
          </table:table-cell>
          <table:table-cell office:value-type="float" office:value="3.88423">
            <text:p>3,88423</text:p>
          </table:table-cell>
          <table:table-cell office:value-type="float" office:value="43.62625">
            <text:p>43,626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591">
            <text:p>2591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3201">
            <text:p>3201</text:p>
          </table:table-cell>
          <table:table-cell office:value-type="float" office:value="3.88411">
            <text:p>3,88411</text:p>
          </table:table-cell>
          <table:table-cell office:value-type="float" office:value="43.6262">
            <text:p>43,62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89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20">
            <text:p>3220</text:p>
          </table:table-cell>
          <table:table-cell office:value-type="float" office:value="3.88256">
            <text:p>3,88256</text:p>
          </table:table-cell>
          <table:table-cell office:value-type="float" office:value="43.62355">
            <text:p>43,623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21">
            <text:p>3221</text:p>
          </table:table-cell>
          <table:table-cell office:value-type="float" office:value="3.88255">
            <text:p>3,88255</text:p>
          </table:table-cell>
          <table:table-cell office:value-type="float" office:value="43.6231">
            <text:p>43,62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3221">
            <text:p>3221</text:p>
          </table:table-cell>
          <table:table-cell office:value-type="float" office:value="3.88274">
            <text:p>3,88274</text:p>
          </table:table-cell>
          <table:table-cell office:value-type="float" office:value="43.62246">
            <text:p>43,622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5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224">
            <text:p>3224</text:p>
          </table:table-cell>
          <table:table-cell office:value-type="float" office:value="3.88345">
            <text:p>3,88345</text:p>
          </table:table-cell>
          <table:table-cell office:value-type="float" office:value="43.62236">
            <text:p>43,622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224">
            <text:p>3224</text:p>
          </table:table-cell>
          <table:table-cell office:value-type="float" office:value="3.88346">
            <text:p>3,88346</text:p>
          </table:table-cell>
          <table:table-cell office:value-type="float" office:value="43.62236">
            <text:p>43,622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223">
            <text:p>3223</text:p>
          </table:table-cell>
          <table:table-cell office:value-type="float" office:value="3.882">
            <text:p>3,882</text:p>
          </table:table-cell>
          <table:table-cell office:value-type="float" office:value="43.62213">
            <text:p>43,622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223">
            <text:p>3223</text:p>
          </table:table-cell>
          <table:table-cell office:value-type="float" office:value="3.882">
            <text:p>3,882</text:p>
          </table:table-cell>
          <table:table-cell office:value-type="float" office:value="43.62213">
            <text:p>43,622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599">
            <text:p>2599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3223">
            <text:p>3223</text:p>
          </table:table-cell>
          <table:table-cell office:value-type="float" office:value="3.88081">
            <text:p>3,88081</text:p>
          </table:table-cell>
          <table:table-cell office:value-type="float" office:value="43.62181">
            <text:p>43,621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4017">
            <text:p>4017</text:p>
          </table:table-cell>
          <table:table-cell office:value-type="float" office:value="3.87926">
            <text:p>3,87926</text:p>
          </table:table-cell>
          <table:table-cell office:value-type="float" office:value="43.62144">
            <text:p>43,621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4017">
            <text:p>4017</text:p>
          </table:table-cell>
          <table:table-cell office:value-type="float" office:value="3.87773">
            <text:p>3,87773</text:p>
          </table:table-cell>
          <table:table-cell office:value-type="float" office:value="43.62093">
            <text:p>43,620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1</text:p>
          </table:table-cell>
          <table:table-cell office:value-type="float" office:value="2602">
            <text:p>2602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4081">
            <text:p>4081</text:p>
          </table:table-cell>
          <table:table-cell office:value-type="float" office:value="3.87714">
            <text:p>3,87714</text:p>
          </table:table-cell>
          <table:table-cell office:value-type="float" office:value="43.62093">
            <text:p>43,620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179">
            <text:p>3179</text:p>
          </table:table-cell>
          <table:table-cell office:value-type="float" office:value="3.87739">
            <text:p>3,87739</text:p>
          </table:table-cell>
          <table:table-cell office:value-type="float" office:value="43.62608">
            <text:p>43,626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26">
            <text:p>3226</text:p>
          </table:table-cell>
          <table:table-cell office:value-type="float" office:value="3.87695">
            <text:p>3,87695</text:p>
          </table:table-cell>
          <table:table-cell office:value-type="float" office:value="43.6262">
            <text:p>43,62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605">
            <text:p>2605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3226">
            <text:p>3226</text:p>
          </table:table-cell>
          <table:table-cell office:value-type="float" office:value="3.87695">
            <text:p>3,87695</text:p>
          </table:table-cell>
          <table:table-cell office:value-type="float" office:value="43.6262">
            <text:p>43,62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37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227">
            <text:p>3227</text:p>
          </table:table-cell>
          <table:table-cell office:value-type="float" office:value="3.87724">
            <text:p>3,87724</text:p>
          </table:table-cell>
          <table:table-cell office:value-type="float" office:value="43.6258">
            <text:p>43,62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230">
            <text:p>3230</text:p>
          </table:table-cell>
          <table:table-cell office:value-type="float" office:value="3.87753">
            <text:p>3,87753</text:p>
          </table:table-cell>
          <table:table-cell office:value-type="float" office:value="43.62444">
            <text:p>43,624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9</text:p>
          </table:table-cell>
          <table:table-cell office:value-type="float" office:value="2608">
            <text:p>260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6477">
            <text:p>6477</text:p>
          </table:table-cell>
          <table:table-cell office:value-type="float" office:value="3.88299">
            <text:p>3,88299</text:p>
          </table:table-cell>
          <table:table-cell office:value-type="float" office:value="43.61521">
            <text:p>43,615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4039">
            <text:p>4039</text:p>
          </table:table-cell>
          <table:table-cell office:value-type="float" office:value="3.88228">
            <text:p>3,88228</text:p>
          </table:table-cell>
          <table:table-cell office:value-type="float" office:value="43.61561">
            <text:p>43,615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36">
            <text:p>4036</text:p>
          </table:table-cell>
          <table:table-cell office:value-type="float" office:value="3.88205">
            <text:p>3,88205</text:p>
          </table:table-cell>
          <table:table-cell office:value-type="float" office:value="43.61552">
            <text:p>43,615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4035">
            <text:p>4035</text:p>
          </table:table-cell>
          <table:table-cell office:value-type="float" office:value="3.88137">
            <text:p>3,88137</text:p>
          </table:table-cell>
          <table:table-cell office:value-type="float" office:value="43.61575">
            <text:p>43,615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9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4037">
            <text:p>4037</text:p>
          </table:table-cell>
          <table:table-cell office:value-type="float" office:value="3.88195">
            <text:p>3,88195</text:p>
          </table:table-cell>
          <table:table-cell office:value-type="float" office:value="43.61578">
            <text:p>43,615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4009">
            <text:p>4009</text:p>
          </table:table-cell>
          <table:table-cell office:value-type="float" office:value="3.88242">
            <text:p>3,88242</text:p>
          </table:table-cell>
          <table:table-cell office:value-type="float" office:value="43.61608">
            <text:p>43,616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5</text:p>
          </table:table-cell>
          <table:table-cell office:value-type="float" office:value="2614">
            <text:p>2614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4011">
            <text:p>4011</text:p>
          </table:table-cell>
          <table:table-cell office:value-type="float" office:value="3.88108">
            <text:p>3,88108</text:p>
          </table:table-cell>
          <table:table-cell office:value-type="float" office:value="43.61679">
            <text:p>43,616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55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13">
            <text:p>4013</text:p>
          </table:table-cell>
          <table:table-cell office:value-type="float" office:value="3.88071">
            <text:p>3,88071</text:p>
          </table:table-cell>
          <table:table-cell office:value-type="float" office:value="43.61659">
            <text:p>43,616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16">
            <text:p>261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8">
            <text:p>58</text:p>
          </table:table-cell>
          <table:table-cell office:value-type="float" office:value="3.8808">
            <text:p>3,8808</text:p>
          </table:table-cell>
          <table:table-cell office:value-type="float" office:value="43.61638">
            <text:p>43,616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8">
            <text:p>58</text:p>
          </table:table-cell>
          <table:table-cell office:value-type="float" office:value="3.88078">
            <text:p>3,88078</text:p>
          </table:table-cell>
          <table:table-cell office:value-type="float" office:value="43.6164">
            <text:p>43,61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5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9">
            <text:p>3929</text:p>
          </table:table-cell>
          <table:table-cell office:value-type="float" office:value="3.88258">
            <text:p>3,88258</text:p>
          </table:table-cell>
          <table:table-cell office:value-type="float" office:value="43.61607">
            <text:p>43,616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8">
            <text:p>3928</text:p>
          </table:table-cell>
          <table:table-cell office:value-type="float" office:value="3.88321">
            <text:p>3,88321</text:p>
          </table:table-cell>
          <table:table-cell office:value-type="float" office:value="43.6167">
            <text:p>43,61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000">
            <text:p>4000</text:p>
          </table:table-cell>
          <table:table-cell office:value-type="float" office:value="3.88298">
            <text:p>3,88298</text:p>
          </table:table-cell>
          <table:table-cell office:value-type="float" office:value="43.61692">
            <text:p>43,616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4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000">
            <text:p>4000</text:p>
          </table:table-cell>
          <table:table-cell office:value-type="float" office:value="3.8826">
            <text:p>3,8826</text:p>
          </table:table-cell>
          <table:table-cell office:value-type="float" office:value="43.61712">
            <text:p>43,617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4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6">
            <text:p>3926</text:p>
          </table:table-cell>
          <table:table-cell office:value-type="float" office:value="3.88329">
            <text:p>3,88329</text:p>
          </table:table-cell>
          <table:table-cell office:value-type="float" office:value="43.61678">
            <text:p>43,616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3">
            <text:p>2623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6">
            <text:p>3926</text:p>
          </table:table-cell>
          <table:table-cell office:value-type="float" office:value="3.88374">
            <text:p>3,88374</text:p>
          </table:table-cell>
          <table:table-cell office:value-type="float" office:value="43.61724">
            <text:p>43,617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926">
            <text:p>3926</text:p>
          </table:table-cell>
          <table:table-cell office:value-type="float" office:value="3.88385">
            <text:p>3,88385</text:p>
          </table:table-cell>
          <table:table-cell office:value-type="float" office:value="43.61736">
            <text:p>43,617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5">
            <text:p>2625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04">
            <text:p>4004</text:p>
          </table:table-cell>
          <table:table-cell office:value-type="float" office:value="3.88363">
            <text:p>3,88363</text:p>
          </table:table-cell>
          <table:table-cell office:value-type="float" office:value="43.61758">
            <text:p>43,617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04">
            <text:p>4004</text:p>
          </table:table-cell>
          <table:table-cell office:value-type="float" office:value="3.88319">
            <text:p>3,88319</text:p>
          </table:table-cell>
          <table:table-cell office:value-type="float" office:value="43.61782">
            <text:p>43,617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7">
            <text:p>2627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04">
            <text:p>4004</text:p>
          </table:table-cell>
          <table:table-cell office:value-type="float" office:value="3.88246">
            <text:p>3,88246</text:p>
          </table:table-cell>
          <table:table-cell office:value-type="float" office:value="43.61822">
            <text:p>43,618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05">
            <text:p>4005</text:p>
          </table:table-cell>
          <table:table-cell office:value-type="float" office:value="3.883">
            <text:p>3,883</text:p>
          </table:table-cell>
          <table:table-cell office:value-type="float" office:value="43.61887">
            <text:p>43,618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3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05">
            <text:p>4005</text:p>
          </table:table-cell>
          <table:table-cell office:value-type="float" office:value="3.88342">
            <text:p>3,88342</text:p>
          </table:table-cell>
          <table:table-cell office:value-type="float" office:value="43.61931">
            <text:p>43,619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3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05">
            <text:p>4005</text:p>
          </table:table-cell>
          <table:table-cell office:value-type="float" office:value="3.88395">
            <text:p>3,88395</text:p>
          </table:table-cell>
          <table:table-cell office:value-type="float" office:value="43.61987">
            <text:p>43,619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3</text:p>
          </table:table-cell>
          <table:table-cell office:value-type="float" office:value="2631">
            <text:p>2631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809">
            <text:p>3809</text:p>
          </table:table-cell>
          <table:table-cell office:value-type="float" office:value="3.88403">
            <text:p>3,88403</text:p>
          </table:table-cell>
          <table:table-cell office:value-type="float" office:value="43.62021">
            <text:p>43,620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632">
            <text:p>2632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809">
            <text:p>3809</text:p>
          </table:table-cell>
          <table:table-cell office:value-type="float" office:value="3.88392">
            <text:p>3,88392</text:p>
          </table:table-cell>
          <table:table-cell office:value-type="float" office:value="43.62049">
            <text:p>43,620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808">
            <text:p>3808</text:p>
          </table:table-cell>
          <table:table-cell office:value-type="float" office:value="3.88376">
            <text:p>3,88376</text:p>
          </table:table-cell>
          <table:table-cell office:value-type="float" office:value="43.62079">
            <text:p>43,620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4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5954">
            <text:p>15954</text:p>
          </table:table-cell>
          <table:table-cell office:value-type="float" office:value="3.88293">
            <text:p>3,88293</text:p>
          </table:table-cell>
          <table:table-cell office:value-type="float" office:value="43.62207">
            <text:p>43,622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812">
            <text:p>3812</text:p>
          </table:table-cell>
          <table:table-cell office:value-type="float" office:value="3.88292">
            <text:p>3,88292</text:p>
          </table:table-cell>
          <table:table-cell office:value-type="float" office:value="43.6218">
            <text:p>43,62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814">
            <text:p>3814</text:p>
          </table:table-cell>
          <table:table-cell office:value-type="float" office:value="3.88028">
            <text:p>3,88028</text:p>
          </table:table-cell>
          <table:table-cell office:value-type="float" office:value="43.6198">
            <text:p>43,61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4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973">
            <text:p>3973</text:p>
          </table:table-cell>
          <table:table-cell office:value-type="float" office:value="3.88174">
            <text:p>3,88174</text:p>
          </table:table-cell>
          <table:table-cell office:value-type="float" office:value="43.61903">
            <text:p>43,619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04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3974">
            <text:p>3974</text:p>
          </table:table-cell>
          <table:table-cell office:value-type="float" office:value="3.88224">
            <text:p>3,88224</text:p>
          </table:table-cell>
          <table:table-cell office:value-type="float" office:value="43.6191">
            <text:p>43,619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3996">
            <text:p>3996</text:p>
          </table:table-cell>
          <table:table-cell office:value-type="float" office:value="3.88059">
            <text:p>3,88059</text:p>
          </table:table-cell>
          <table:table-cell office:value-type="float" office:value="43.61727">
            <text:p>43,617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10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4022">
            <text:p>4022</text:p>
          </table:table-cell>
          <table:table-cell office:value-type="float" office:value="3.88077">
            <text:p>3,88077</text:p>
          </table:table-cell>
          <table:table-cell office:value-type="float" office:value="43.61718">
            <text:p>43,617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47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4007">
            <text:p>4007</text:p>
          </table:table-cell>
          <table:table-cell office:value-type="float" office:value="3.88097">
            <text:p>3,88097</text:p>
          </table:table-cell>
          <table:table-cell office:value-type="float" office:value="43.61708">
            <text:p>43,61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0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06">
            <text:p>4006</text:p>
          </table:table-cell>
          <table:table-cell office:value-type="float" office:value="3.88165">
            <text:p>3,88165</text:p>
          </table:table-cell>
          <table:table-cell office:value-type="float" office:value="43.61751">
            <text:p>43,617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4002">
            <text:p>4002</text:p>
          </table:table-cell>
          <table:table-cell office:value-type="float" office:value="3.88172">
            <text:p>3,88172</text:p>
          </table:table-cell>
          <table:table-cell office:value-type="float" office:value="43.61759">
            <text:p>43,617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8</text:p>
          </table:table-cell>
          <table:table-cell office:value-type="float" office:value="2644">
            <text:p>264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03">
            <text:p>4003</text:p>
          </table:table-cell>
          <table:table-cell office:value-type="float" office:value="3.88192">
            <text:p>3,88192</text:p>
          </table:table-cell>
          <table:table-cell office:value-type="float" office:value="43.61778">
            <text:p>43,617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001">
            <text:p>4001</text:p>
          </table:table-cell>
          <table:table-cell office:value-type="float" office:value="3.88172">
            <text:p>3,88172</text:p>
          </table:table-cell>
          <table:table-cell office:value-type="float" office:value="43.61759">
            <text:p>43,617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4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3999">
            <text:p>3999</text:p>
          </table:table-cell>
          <table:table-cell office:value-type="float" office:value="3.87965">
            <text:p>3,87965</text:p>
          </table:table-cell>
          <table:table-cell office:value-type="float" office:value="43.61716">
            <text:p>43,617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4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4295">
            <text:p>4295</text:p>
          </table:table-cell>
          <table:table-cell office:value-type="float" office:value="3.87946">
            <text:p>3,87946</text:p>
          </table:table-cell>
          <table:table-cell office:value-type="float" office:value="43.61743">
            <text:p>43,617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4</text:p>
          </table:table-cell>
          <table:table-cell office:value-type="float" office:value="2648">
            <text:p>2648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55">
            <text:p>55</text:p>
          </table:table-cell>
          <table:table-cell office:value-type="float" office:value="3.87964">
            <text:p>3,87964</text:p>
          </table:table-cell>
          <table:table-cell office:value-type="float" office:value="43.61704">
            <text:p>43,617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3998">
            <text:p>3998</text:p>
          </table:table-cell>
          <table:table-cell office:value-type="float" office:value="3.88004">
            <text:p>3,88004</text:p>
          </table:table-cell>
          <table:table-cell office:value-type="float" office:value="43.61694">
            <text:p>43,616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24">
            <text:p>4024</text:p>
          </table:table-cell>
          <table:table-cell office:value-type="float" office:value="3.88015">
            <text:p>3,88015</text:p>
          </table:table-cell>
          <table:table-cell office:value-type="float" office:value="43.61667">
            <text:p>43,616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4023">
            <text:p>4023</text:p>
          </table:table-cell>
          <table:table-cell office:value-type="float" office:value="3.88042">
            <text:p>3,88042</text:p>
          </table:table-cell>
          <table:table-cell office:value-type="float" office:value="43.61655">
            <text:p>43,616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58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26">
            <text:p>4026</text:p>
          </table:table-cell>
          <table:table-cell office:value-type="float" office:value="3.88056">
            <text:p>3,88056</text:p>
          </table:table-cell>
          <table:table-cell office:value-type="float" office:value="43.61645">
            <text:p>43,616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25">
            <text:p>4025</text:p>
          </table:table-cell>
          <table:table-cell office:value-type="float" office:value="3.88037">
            <text:p>3,88037</text:p>
          </table:table-cell>
          <table:table-cell office:value-type="float" office:value="43.6165">
            <text:p>43,61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54">
            <text:p>265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27">
            <text:p>4027</text:p>
          </table:table-cell>
          <table:table-cell office:value-type="float" office:value="3.88016">
            <text:p>3,88016</text:p>
          </table:table-cell>
          <table:table-cell office:value-type="float" office:value="43.61617">
            <text:p>43,616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5">
            <text:p>265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73">
            <text:p>4073</text:p>
          </table:table-cell>
          <table:table-cell office:value-type="float" office:value="3.88004">
            <text:p>3,88004</text:p>
          </table:table-cell>
          <table:table-cell office:value-type="float" office:value="43.61608">
            <text:p>43,6160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073">
            <text:p>4073</text:p>
          </table:table-cell>
          <table:table-cell office:value-type="float" office:value="3.87909">
            <text:p>3,87909</text:p>
          </table:table-cell>
          <table:table-cell office:value-type="float" office:value="43.61542">
            <text:p>43,615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15</text:p>
          </table:table-cell>
          <table:table-cell office:value-type="float" office:value="2657">
            <text:p>2657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4074">
            <text:p>4074</text:p>
          </table:table-cell>
          <table:table-cell office:value-type="float" office:value="3.87888">
            <text:p>3,87888</text:p>
          </table:table-cell>
          <table:table-cell office:value-type="float" office:value="43.61566">
            <text:p>43,615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3">
            <text:p>4033</text:p>
          </table:table-cell>
          <table:table-cell office:value-type="float" office:value="3.87899">
            <text:p>3,87899</text:p>
          </table:table-cell>
          <table:table-cell office:value-type="float" office:value="43.6159">
            <text:p>43,61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3">
            <text:p>4033</text:p>
          </table:table-cell>
          <table:table-cell office:value-type="float" office:value="3.879">
            <text:p>3,879</text:p>
          </table:table-cell>
          <table:table-cell office:value-type="float" office:value="43.61591">
            <text:p>43,6159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30">
            <text:p>4030</text:p>
          </table:table-cell>
          <table:table-cell office:value-type="float" office:value="3.87944">
            <text:p>3,87944</text:p>
          </table:table-cell>
          <table:table-cell office:value-type="float" office:value="43.61633">
            <text:p>43,6163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2">
            <text:p>4032</text:p>
          </table:table-cell>
          <table:table-cell office:value-type="float" office:value="3.87948">
            <text:p>3,87948</text:p>
          </table:table-cell>
          <table:table-cell office:value-type="float" office:value="43.61637">
            <text:p>43,616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032">
            <text:p>4032</text:p>
          </table:table-cell>
          <table:table-cell office:value-type="float" office:value="3.87954">
            <text:p>3,87954</text:p>
          </table:table-cell>
          <table:table-cell office:value-type="float" office:value="43.61644">
            <text:p>43,616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7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31">
            <text:p>4031</text:p>
          </table:table-cell>
          <table:table-cell office:value-type="float" office:value="3.87941">
            <text:p>3,87941</text:p>
          </table:table-cell>
          <table:table-cell office:value-type="float" office:value="43.61635">
            <text:p>43,616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31">
            <text:p>4031</text:p>
          </table:table-cell>
          <table:table-cell office:value-type="float" office:value="3.87888">
            <text:p>3,87888</text:p>
          </table:table-cell>
          <table:table-cell office:value-type="float" office:value="43.61654">
            <text:p>43,616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7">
            <text:p>3987</text:p>
          </table:table-cell>
          <table:table-cell office:value-type="float" office:value="3.87882">
            <text:p>3,87882</text:p>
          </table:table-cell>
          <table:table-cell office:value-type="float" office:value="43.61642">
            <text:p>43,616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7">
            <text:p>3987</text:p>
          </table:table-cell>
          <table:table-cell office:value-type="float" office:value="3.87883">
            <text:p>3,87883</text:p>
          </table:table-cell>
          <table:table-cell office:value-type="float" office:value="43.61641">
            <text:p>43,616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8">
            <text:p>3988</text:p>
          </table:table-cell>
          <table:table-cell office:value-type="float" office:value="3.87887">
            <text:p>3,87887</text:p>
          </table:table-cell>
          <table:table-cell office:value-type="float" office:value="43.61664">
            <text:p>43,6166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3988">
            <text:p>3988</text:p>
          </table:table-cell>
          <table:table-cell office:value-type="float" office:value="3.87933">
            <text:p>3,87933</text:p>
          </table:table-cell>
          <table:table-cell office:value-type="float" office:value="43.61729">
            <text:p>43,617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7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44">
            <text:p>1144</text:p>
          </table:table-cell>
          <table:table-cell office:value-type="float" office:value="3.91042">
            <text:p>3,91042</text:p>
          </table:table-cell>
          <table:table-cell office:value-type="float" office:value="43.61613">
            <text:p>43,616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9393">
            <text:p>9393</text:p>
          </table:table-cell>
          <table:table-cell office:value-type="float" office:value="3.91118">
            <text:p>3,91118</text:p>
          </table:table-cell>
          <table:table-cell office:value-type="float" office:value="43.61572">
            <text:p>43,6157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296">
            <text:p>296</text:p>
          </table:table-cell>
          <table:table-cell office:value-type="float" office:value="3.91184">
            <text:p>3,91184</text:p>
          </table:table-cell>
          <table:table-cell office:value-type="float" office:value="43.61592">
            <text:p>43,615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1135">
            <text:p>1135</text:p>
          </table:table-cell>
          <table:table-cell office:value-type="float" office:value="3.91195">
            <text:p>3,91195</text:p>
          </table:table-cell>
          <table:table-cell office:value-type="float" office:value="43.61596">
            <text:p>43,615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67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140">
            <text:p>1140</text:p>
          </table:table-cell>
          <table:table-cell office:value-type="float" office:value="3.91265">
            <text:p>3,91265</text:p>
          </table:table-cell>
          <table:table-cell office:value-type="float" office:value="43.61615">
            <text:p>43,616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14072">
            <text:p>14072</text:p>
          </table:table-cell>
          <table:table-cell office:value-type="float" office:value="3.91399">
            <text:p>3,91399</text:p>
          </table:table-cell>
          <table:table-cell office:value-type="float" office:value="43.61652">
            <text:p>43,616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65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4052">
            <text:p>14052</text:p>
          </table:table-cell>
          <table:table-cell office:value-type="float" office:value="3.91295">
            <text:p>3,91295</text:p>
          </table:table-cell>
          <table:table-cell office:value-type="float" office:value="43.61601">
            <text:p>43,616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6750">
            <text:p>6750</text:p>
          </table:table-cell>
          <table:table-cell office:value-type="float" office:value="3.91297">
            <text:p>3,91297</text:p>
          </table:table-cell>
          <table:table-cell office:value-type="float" office:value="43.61559">
            <text:p>43,615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1146">
            <text:p>1146</text:p>
          </table:table-cell>
          <table:table-cell office:value-type="float" office:value="3.91298">
            <text:p>3,91298</text:p>
          </table:table-cell>
          <table:table-cell office:value-type="float" office:value="43.61542">
            <text:p>43,615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79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1142">
            <text:p>1142</text:p>
          </table:table-cell>
          <table:table-cell office:value-type="float" office:value="3.91278">
            <text:p>3,91278</text:p>
          </table:table-cell>
          <table:table-cell office:value-type="float" office:value="43.61536">
            <text:p>43,615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3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9453">
            <text:p>9453</text:p>
          </table:table-cell>
          <table:table-cell office:value-type="float" office:value="3.91178">
            <text:p>3,91178</text:p>
          </table:table-cell>
          <table:table-cell office:value-type="float" office:value="43.61506">
            <text:p>43,615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3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62">
            <text:p>1162</text:p>
          </table:table-cell>
          <table:table-cell office:value-type="float" office:value="3.91201">
            <text:p>3,91201</text:p>
          </table:table-cell>
          <table:table-cell office:value-type="float" office:value="43.61376">
            <text:p>43,613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158">
            <text:p>1158</text:p>
          </table:table-cell>
          <table:table-cell office:value-type="float" office:value="3.91307">
            <text:p>3,91307</text:p>
          </table:table-cell>
          <table:table-cell office:value-type="float" office:value="43.61397">
            <text:p>43,613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9475">
            <text:p>9475</text:p>
          </table:table-cell>
          <table:table-cell office:value-type="float" office:value="3.91299">
            <text:p>3,91299</text:p>
          </table:table-cell>
          <table:table-cell office:value-type="float" office:value="43.61532">
            <text:p>43,6153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442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078">
            <text:p>1078</text:p>
          </table:table-cell>
          <table:table-cell office:value-type="float" office:value="3.9147">
            <text:p>3,9147</text:p>
          </table:table-cell>
          <table:table-cell office:value-type="float" office:value="43.61428">
            <text:p>43,614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1079">
            <text:p>1079</text:p>
          </table:table-cell>
          <table:table-cell office:value-type="float" office:value="3.91491">
            <text:p>3,91491</text:p>
          </table:table-cell>
          <table:table-cell office:value-type="float" office:value="43.61359">
            <text:p>43,613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48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069">
            <text:p>1069</text:p>
          </table:table-cell>
          <table:table-cell office:value-type="float" office:value="3.9149">
            <text:p>3,9149</text:p>
          </table:table-cell>
          <table:table-cell office:value-type="float" office:value="43.61066">
            <text:p>43,6106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27">
            <text:p>1927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71">
            <text:p>1071</text:p>
          </table:table-cell>
          <table:table-cell office:value-type="float" office:value="3.9155">
            <text:p>3,9155</text:p>
          </table:table-cell>
          <table:table-cell office:value-type="float" office:value="43.61065">
            <text:p>43,610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194">
            <text:p>1194</text:p>
          </table:table-cell>
          <table:table-cell office:value-type="float" office:value="3.91447">
            <text:p>3,91447</text:p>
          </table:table-cell>
          <table:table-cell office:value-type="float" office:value="43.61044">
            <text:p>43,610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194">
            <text:p>1194</text:p>
          </table:table-cell>
          <table:table-cell office:value-type="float" office:value="3.91263">
            <text:p>3,91263</text:p>
          </table:table-cell>
          <table:table-cell office:value-type="float" office:value="43.61006">
            <text:p>43,610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182">
            <text:p>1182</text:p>
          </table:table-cell>
          <table:table-cell office:value-type="float" office:value="3.9121">
            <text:p>3,9121</text:p>
          </table:table-cell>
          <table:table-cell office:value-type="float" office:value="43.61002">
            <text:p>43,610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1183">
            <text:p>1183</text:p>
          </table:table-cell>
          <table:table-cell office:value-type="float" office:value="3.91222">
            <text:p>3,91222</text:p>
          </table:table-cell>
          <table:table-cell office:value-type="float" office:value="43.61191">
            <text:p>43,611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2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3">
            <text:p>1193</text:p>
          </table:table-cell>
          <table:table-cell office:value-type="float" office:value="3.91244">
            <text:p>3,91244</text:p>
          </table:table-cell>
          <table:table-cell office:value-type="float" office:value="43.61018">
            <text:p>43,610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3">
            <text:p>1193</text:p>
          </table:table-cell>
          <table:table-cell office:value-type="float" office:value="3.91235">
            <text:p>3,91235</text:p>
          </table:table-cell>
          <table:table-cell office:value-type="float" office:value="43.61154">
            <text:p>43,611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81">
            <text:p>1181</text:p>
          </table:table-cell>
          <table:table-cell office:value-type="float" office:value="3.91201">
            <text:p>3,91201</text:p>
          </table:table-cell>
          <table:table-cell office:value-type="float" office:value="43.61341">
            <text:p>43,613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3665">
            <text:p>3665</text:p>
          </table:table-cell>
          <table:table-cell office:value-type="float" office:value="3.9066">
            <text:p>3,9066</text:p>
          </table:table-cell>
          <table:table-cell office:value-type="float" office:value="43.61281">
            <text:p>43,612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9493">
            <text:p>9493</text:p>
          </table:table-cell>
          <table:table-cell office:value-type="float" office:value="3.90638">
            <text:p>3,90638</text:p>
          </table:table-cell>
          <table:table-cell office:value-type="float" office:value="43.61285">
            <text:p>43,612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9493">
            <text:p>9493</text:p>
          </table:table-cell>
          <table:table-cell office:value-type="float" office:value="3.90592">
            <text:p>3,90592</text:p>
          </table:table-cell>
          <table:table-cell office:value-type="float" office:value="43.61267">
            <text:p>43,612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9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3664">
            <text:p>3664</text:p>
          </table:table-cell>
          <table:table-cell office:value-type="float" office:value="3.90585">
            <text:p>3,90585</text:p>
          </table:table-cell>
          <table:table-cell office:value-type="float" office:value="43.61376">
            <text:p>43,613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3661">
            <text:p>3661</text:p>
          </table:table-cell>
          <table:table-cell office:value-type="float" office:value="3.90514">
            <text:p>3,90514</text:p>
          </table:table-cell>
          <table:table-cell office:value-type="float" office:value="43.61354">
            <text:p>43,613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3662">
            <text:p>3662</text:p>
          </table:table-cell>
          <table:table-cell office:value-type="float" office:value="3.90599">
            <text:p>3,90599</text:p>
          </table:table-cell>
          <table:table-cell office:value-type="float" office:value="43.61389">
            <text:p>43,613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1192">
            <text:p>1192</text:p>
          </table:table-cell>
          <table:table-cell office:value-type="float" office:value="3.90751">
            <text:p>3,90751</text:p>
          </table:table-cell>
          <table:table-cell office:value-type="float" office:value="43.61135">
            <text:p>43,6113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1180">
            <text:p>1180</text:p>
          </table:table-cell>
          <table:table-cell office:value-type="float" office:value="3.9076">
            <text:p>3,9076</text:p>
          </table:table-cell>
          <table:table-cell office:value-type="float" office:value="43.61118">
            <text:p>43,611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38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1187">
            <text:p>1187</text:p>
          </table:table-cell>
          <table:table-cell office:value-type="float" office:value="3.90795">
            <text:p>3,90795</text:p>
          </table:table-cell>
          <table:table-cell office:value-type="float" office:value="43.61064">
            <text:p>43,610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88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125">
            <text:p>1125</text:p>
          </table:table-cell>
          <table:table-cell office:value-type="float" office:value="3.91409">
            <text:p>3,91409</text:p>
          </table:table-cell>
          <table:table-cell office:value-type="float" office:value="43.6197">
            <text:p>43,61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94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6580">
            <text:p>6580</text:p>
          </table:table-cell>
          <table:table-cell office:value-type="float" office:value="3.91381">
            <text:p>3,91381</text:p>
          </table:table-cell>
          <table:table-cell office:value-type="float" office:value="43.61903">
            <text:p>43,619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238">
            <text:p>238</text:p>
          </table:table-cell>
          <table:table-cell office:value-type="float" office:value="3.91313">
            <text:p>3,91313</text:p>
          </table:table-cell>
          <table:table-cell office:value-type="float" office:value="43.60476">
            <text:p>43,604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458">
            <text:p>458</text:p>
          </table:table-cell>
          <table:table-cell office:value-type="float" office:value="3.91344">
            <text:p>3,91344</text:p>
          </table:table-cell>
          <table:table-cell office:value-type="float" office:value="43.60656">
            <text:p>43,6065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71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198">
            <text:p>1198</text:p>
          </table:table-cell>
          <table:table-cell office:value-type="float" office:value="3.91325">
            <text:p>3,91325</text:p>
          </table:table-cell>
          <table:table-cell office:value-type="float" office:value="43.6067">
            <text:p>43,60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434">
            <text:p>14434</text:p>
          </table:table-cell>
          <table:table-cell office:value-type="float" office:value="3.91356">
            <text:p>3,91356</text:p>
          </table:table-cell>
          <table:table-cell office:value-type="float" office:value="43.60759">
            <text:p>43,607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4433">
            <text:p>14433</text:p>
          </table:table-cell>
          <table:table-cell office:value-type="float" office:value="3.91332">
            <text:p>3,91332</text:p>
          </table:table-cell>
          <table:table-cell office:value-type="float" office:value="43.6076">
            <text:p>43,60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4435">
            <text:p>14435</text:p>
          </table:table-cell>
          <table:table-cell office:value-type="float" office:value="3.91364">
            <text:p>3,91364</text:p>
          </table:table-cell>
          <table:table-cell office:value-type="float" office:value="43.60788">
            <text:p>43,607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1195">
            <text:p>1195</text:p>
          </table:table-cell>
          <table:table-cell office:value-type="float" office:value="3.91377">
            <text:p>3,91377</text:p>
          </table:table-cell>
          <table:table-cell office:value-type="float" office:value="43.6084">
            <text:p>43,60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201">
            <text:p>1201</text:p>
          </table:table-cell>
          <table:table-cell office:value-type="float" office:value="3.9146">
            <text:p>3,9146</text:p>
          </table:table-cell>
          <table:table-cell office:value-type="float" office:value="43.6094">
            <text:p>43,60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1201">
            <text:p>1201</text:p>
          </table:table-cell>
          <table:table-cell office:value-type="float" office:value="3.91488">
            <text:p>3,91488</text:p>
          </table:table-cell>
          <table:table-cell office:value-type="float" office:value="43.61047">
            <text:p>43,6104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9533">
            <text:p>9533</text:p>
          </table:table-cell>
          <table:table-cell office:value-type="float" office:value="3.91375">
            <text:p>3,91375</text:p>
          </table:table-cell>
          <table:table-cell office:value-type="float" office:value="43.60885">
            <text:p>43,608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1</text:p>
          </table:table-cell>
          <table:table-cell office:value-type="float" office:value="1956">
            <text:p>1956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1196">
            <text:p>1196</text:p>
          </table:table-cell>
          <table:table-cell office:value-type="float" office:value="3.9135">
            <text:p>3,9135</text:p>
          </table:table-cell>
          <table:table-cell office:value-type="float" office:value="43.6088">
            <text:p>43,60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7">
            <text:p>1197</text:p>
          </table:table-cell>
          <table:table-cell office:value-type="float" office:value="3.91239">
            <text:p>3,91239</text:p>
          </table:table-cell>
          <table:table-cell office:value-type="float" office:value="43.60986">
            <text:p>43,609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1197">
            <text:p>1197</text:p>
          </table:table-cell>
          <table:table-cell office:value-type="float" office:value="3.91229">
            <text:p>3,91229</text:p>
          </table:table-cell>
          <table:table-cell office:value-type="float" office:value="43.60924">
            <text:p>43,609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5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6138">
            <text:p>6138</text:p>
          </table:table-cell>
          <table:table-cell office:value-type="float" office:value="3.91195">
            <text:p>3,91195</text:p>
          </table:table-cell>
          <table:table-cell office:value-type="float" office:value="43.60903">
            <text:p>43,609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6140">
            <text:p>6140</text:p>
          </table:table-cell>
          <table:table-cell office:value-type="float" office:value="3.91151">
            <text:p>3,91151</text:p>
          </table:table-cell>
          <table:table-cell office:value-type="float" office:value="43.6085">
            <text:p>43,608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0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6143">
            <text:p>6143</text:p>
          </table:table-cell>
          <table:table-cell office:value-type="float" office:value="3.91234">
            <text:p>3,91234</text:p>
          </table:table-cell>
          <table:table-cell office:value-type="float" office:value="43.60742">
            <text:p>43,607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84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6143">
            <text:p>6143</text:p>
          </table:table-cell>
          <table:table-cell office:value-type="float" office:value="3.91003">
            <text:p>3,91003</text:p>
          </table:table-cell>
          <table:table-cell office:value-type="float" office:value="43.60804">
            <text:p>43,608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284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7828">
            <text:p>7828</text:p>
          </table:table-cell>
          <table:table-cell office:value-type="float" office:value="3.9069">
            <text:p>3,9069</text:p>
          </table:table-cell>
          <table:table-cell office:value-type="float" office:value="43.60646">
            <text:p>43,606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7828">
            <text:p>7828</text:p>
          </table:table-cell>
          <table:table-cell office:value-type="float" office:value="3.90661">
            <text:p>3,90661</text:p>
          </table:table-cell>
          <table:table-cell office:value-type="float" office:value="43.60814">
            <text:p>43,608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3716">
            <text:p>3716</text:p>
          </table:table-cell>
          <table:table-cell office:value-type="float" office:value="3.9065">
            <text:p>3,9065</text:p>
          </table:table-cell>
          <table:table-cell office:value-type="float" office:value="43.60849">
            <text:p>43,6084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2512">
            <text:p>12512</text:p>
          </table:table-cell>
          <table:table-cell office:value-type="float" office:value="3.90634">
            <text:p>3,90634</text:p>
          </table:table-cell>
          <table:table-cell office:value-type="float" office:value="43.60956">
            <text:p>43,609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3715">
            <text:p>3715</text:p>
          </table:table-cell>
          <table:table-cell office:value-type="float" office:value="3.906">
            <text:p>3,906</text:p>
          </table:table-cell>
          <table:table-cell office:value-type="float" office:value="43.61081">
            <text:p>43,610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446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6275">
            <text:p>6275</text:p>
          </table:table-cell>
          <table:table-cell office:value-type="float" office:value="3.907">
            <text:p>3,907</text:p>
          </table:table-cell>
          <table:table-cell office:value-type="float" office:value="43.60493">
            <text:p>43,604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2442">
            <text:p>12442</text:p>
          </table:table-cell>
          <table:table-cell office:value-type="float" office:value="3.91252">
            <text:p>3,91252</text:p>
          </table:table-cell>
          <table:table-cell office:value-type="float" office:value="43.60399">
            <text:p>43,603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5614">
            <text:p>15614</text:p>
          </table:table-cell>
          <table:table-cell office:value-type="float" office:value="3.9103">
            <text:p>3,9103</text:p>
          </table:table-cell>
          <table:table-cell office:value-type="float" office:value="43.6034">
            <text:p>43,60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5614">
            <text:p>15614</text:p>
          </table:table-cell>
          <table:table-cell office:value-type="float" office:value="3.90965">
            <text:p>3,90965</text:p>
          </table:table-cell>
          <table:table-cell office:value-type="float" office:value="43.60335">
            <text:p>43,603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6293">
            <text:p>6293</text:p>
          </table:table-cell>
          <table:table-cell office:value-type="float" office:value="3.90882">
            <text:p>3,90882</text:p>
          </table:table-cell>
          <table:table-cell office:value-type="float" office:value="43.60333">
            <text:p>43,603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3">
            <text:p>1973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1286">
            <text:p>1286</text:p>
          </table:table-cell>
          <table:table-cell office:value-type="float" office:value="3.90172">
            <text:p>3,90172</text:p>
          </table:table-cell>
          <table:table-cell office:value-type="float" office:value="43.60221">
            <text:p>43,6022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84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912">
            <text:p>12912</text:p>
          </table:table-cell>
          <table:table-cell office:value-type="float" office:value="3.9007">
            <text:p>3,9007</text:p>
          </table:table-cell>
          <table:table-cell office:value-type="float" office:value="43.60261">
            <text:p>43,602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912">
            <text:p>12912</text:p>
          </table:table-cell>
          <table:table-cell office:value-type="float" office:value="3.89987">
            <text:p>3,89987</text:p>
          </table:table-cell>
          <table:table-cell office:value-type="float" office:value="43.60454">
            <text:p>43,604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915">
            <text:p>12915</text:p>
          </table:table-cell>
          <table:table-cell office:value-type="float" office:value="3.89925">
            <text:p>3,89925</text:p>
          </table:table-cell>
          <table:table-cell office:value-type="float" office:value="43.60558">
            <text:p>43,605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1040">
            <text:p>1040</text:p>
          </table:table-cell>
          <table:table-cell office:value-type="float" office:value="3.89841">
            <text:p>3,89841</text:p>
          </table:table-cell>
          <table:table-cell office:value-type="float" office:value="43.60691">
            <text:p>43,6069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39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float" office:value="1035">
            <text:p>1035</text:p>
          </table:table-cell>
          <table:table-cell office:value-type="float" office:value="3.89841">
            <text:p>3,89841</text:p>
          </table:table-cell>
          <table:table-cell office:value-type="float" office:value="43.60691">
            <text:p>43,6069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72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1039">
            <text:p>1039</text:p>
          </table:table-cell>
          <table:table-cell office:value-type="float" office:value="3.89843">
            <text:p>3,89843</text:p>
          </table:table-cell>
          <table:table-cell office:value-type="float" office:value="43.6071">
            <text:p>43,60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39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6042">
            <text:p>6042</text:p>
          </table:table-cell>
          <table:table-cell office:value-type="float" office:value="3.89856">
            <text:p>3,89856</text:p>
          </table:table-cell>
          <table:table-cell office:value-type="float" office:value="43.60816">
            <text:p>43,6081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139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float" office:value="3900">
            <text:p>3900</text:p>
          </table:table-cell>
          <table:table-cell office:value-type="float" office:value="3.89832">
            <text:p>3,89832</text:p>
          </table:table-cell>
          <table:table-cell office:value-type="float" office:value="43.60793">
            <text:p>43,6079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68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6034">
            <text:p>6034</text:p>
          </table:table-cell>
          <table:table-cell office:value-type="float" office:value="3.89953">
            <text:p>3,89953</text:p>
          </table:table-cell>
          <table:table-cell office:value-type="float" office:value="43.60571">
            <text:p>43,6057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54">
            <text:p>1054</text:p>
          </table:table-cell>
          <table:table-cell office:value-type="float" office:value="3.90316">
            <text:p>3,90316</text:p>
          </table:table-cell>
          <table:table-cell office:value-type="float" office:value="43.60544">
            <text:p>43,605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47">
            <text:p>1047</text:p>
          </table:table-cell>
          <table:table-cell office:value-type="float" office:value="3.90466">
            <text:p>3,90466</text:p>
          </table:table-cell>
          <table:table-cell office:value-type="float" office:value="43.60542">
            <text:p>43,605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85">
            <text:p>1985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1056">
            <text:p>1056</text:p>
          </table:table-cell>
          <table:table-cell office:value-type="float" office:value="3.90631">
            <text:p>3,90631</text:p>
          </table:table-cell>
          <table:table-cell office:value-type="float" office:value="43.60516">
            <text:p>43,6051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34</text:p>
          </table:table-cell>
          <table:table-cell office:value-type="float" office:value="1986">
            <text:p>1986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48">
            <text:p>1048</text:p>
          </table:table-cell>
          <table:table-cell office:value-type="float" office:value="3.90683">
            <text:p>3,90683</text:p>
          </table:table-cell>
          <table:table-cell office:value-type="float" office:value="43.60506">
            <text:p>43,605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5112">
            <text:p>15112</text:p>
          </table:table-cell>
          <table:table-cell office:value-type="float" office:value="3.90688">
            <text:p>3,90688</text:p>
          </table:table-cell>
          <table:table-cell office:value-type="float" office:value="43.60486">
            <text:p>43,6048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88">
            <text:p>1988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5112">
            <text:p>15112</text:p>
          </table:table-cell>
          <table:table-cell office:value-type="float" office:value="3.90693">
            <text:p>3,90693</text:p>
          </table:table-cell>
          <table:table-cell office:value-type="float" office:value="43.60374">
            <text:p>43,603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3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6600">
            <text:p>6600</text:p>
          </table:table-cell>
          <table:table-cell office:value-type="float" office:value="3.91615">
            <text:p>3,91615</text:p>
          </table:table-cell>
          <table:table-cell office:value-type="float" office:value="43.60149">
            <text:p>43,601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352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1273">
            <text:p>1273</text:p>
          </table:table-cell>
          <table:table-cell office:value-type="float" office:value="3.90037">
            <text:p>3,90037</text:p>
          </table:table-cell>
          <table:table-cell office:value-type="float" office:value="43.60078">
            <text:p>43,600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40</text:p>
          </table:table-cell>
          <table:table-cell office:value-type="float" office:value="1991">
            <text:p>1991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6799">
            <text:p>6799</text:p>
          </table:table-cell>
          <table:table-cell office:value-type="float" office:value="3.90021">
            <text:p>3,90021</text:p>
          </table:table-cell>
          <table:table-cell office:value-type="float" office:value="43.60079">
            <text:p>43,600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33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5492">
            <text:p>15492</text:p>
          </table:table-cell>
          <table:table-cell office:value-type="float" office:value="3.8991">
            <text:p>3,8991</text:p>
          </table:table-cell>
          <table:table-cell office:value-type="float" office:value="43.60056">
            <text:p>43,600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33</text:p>
          </table:table-cell>
          <table:table-cell office:value-type="float" office:value="1993">
            <text:p>1993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6800">
            <text:p>6800</text:p>
          </table:table-cell>
          <table:table-cell office:value-type="float" office:value="3.89907">
            <text:p>3,89907</text:p>
          </table:table-cell>
          <table:table-cell office:value-type="float" office:value="43.60079">
            <text:p>43,600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238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287">
            <text:p>1287</text:p>
          </table:table-cell>
          <table:table-cell office:value-type="float" office:value="3.90013">
            <text:p>3,90013</text:p>
          </table:table-cell>
          <table:table-cell office:value-type="float" office:value="43.60166">
            <text:p>43,601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287">
            <text:p>1287</text:p>
          </table:table-cell>
          <table:table-cell office:value-type="float" office:value="3.89898">
            <text:p>3,89898</text:p>
          </table:table-cell>
          <table:table-cell office:value-type="float" office:value="43.60129">
            <text:p>43,601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16">
            <text:p>1316</text:p>
          </table:table-cell>
          <table:table-cell office:value-type="float" office:value="3.89755">
            <text:p>3,89755</text:p>
          </table:table-cell>
          <table:table-cell office:value-type="float" office:value="43.60081">
            <text:p>43,6008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3333">
            <text:p>13333</text:p>
          </table:table-cell>
          <table:table-cell office:value-type="float" office:value="3.89605">
            <text:p>3,89605</text:p>
          </table:table-cell>
          <table:table-cell office:value-type="float" office:value="43.6003">
            <text:p>43,600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3333">
            <text:p>13333</text:p>
          </table:table-cell>
          <table:table-cell office:value-type="float" office:value="3.89531">
            <text:p>3,89531</text:p>
          </table:table-cell>
          <table:table-cell office:value-type="float" office:value="43.60096">
            <text:p>43,6009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71">
            <text:p>5871</text:p>
          </table:table-cell>
          <table:table-cell office:value-type="float" office:value="3.89503">
            <text:p>3,89503</text:p>
          </table:table-cell>
          <table:table-cell office:value-type="float" office:value="43.60106">
            <text:p>43,601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71">
            <text:p>5871</text:p>
          </table:table-cell>
          <table:table-cell office:value-type="float" office:value="3.89476">
            <text:p>3,89476</text:p>
          </table:table-cell>
          <table:table-cell office:value-type="float" office:value="43.6006">
            <text:p>43,60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1">
            <text:p>5861</text:p>
          </table:table-cell>
          <table:table-cell office:value-type="float" office:value="3.89452">
            <text:p>3,89452</text:p>
          </table:table-cell>
          <table:table-cell office:value-type="float" office:value="43.6002">
            <text:p>43,600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860">
            <text:p>5860</text:p>
          </table:table-cell>
          <table:table-cell office:value-type="float" office:value="3.89445">
            <text:p>3,89445</text:p>
          </table:table-cell>
          <table:table-cell office:value-type="float" office:value="43.60009">
            <text:p>43,600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3">
            <text:p>5863</text:p>
          </table:table-cell>
          <table:table-cell office:value-type="float" office:value="3.89463">
            <text:p>3,89463</text:p>
          </table:table-cell>
          <table:table-cell office:value-type="float" office:value="43.60015">
            <text:p>43,600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2">
            <text:p>5862</text:p>
          </table:table-cell>
          <table:table-cell office:value-type="float" office:value="3.89448">
            <text:p>3,89448</text:p>
          </table:table-cell>
          <table:table-cell office:value-type="float" office:value="43.60021">
            <text:p>43,600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2">
            <text:p>5862</text:p>
          </table:table-cell>
          <table:table-cell office:value-type="float" office:value="3.89364">
            <text:p>3,89364</text:p>
          </table:table-cell>
          <table:table-cell office:value-type="float" office:value="43.60059">
            <text:p>43,600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862">
            <text:p>5862</text:p>
          </table:table-cell>
          <table:table-cell office:value-type="float" office:value="3.89286">
            <text:p>3,89286</text:p>
          </table:table-cell>
          <table:table-cell office:value-type="float" office:value="43.60093">
            <text:p>43,600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6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2062">
            <text:p>12062</text:p>
          </table:table-cell>
          <table:table-cell office:value-type="float" office:value="3.89345">
            <text:p>3,89345</text:p>
          </table:table-cell>
          <table:table-cell office:value-type="float" office:value="43.60155">
            <text:p>43,601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5874">
            <text:p>5874</text:p>
          </table:table-cell>
          <table:table-cell office:value-type="float" office:value="3.89389">
            <text:p>3,89389</text:p>
          </table:table-cell>
          <table:table-cell office:value-type="float" office:value="43.60185">
            <text:p>43,601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5455">
            <text:p>5455</text:p>
          </table:table-cell>
          <table:table-cell office:value-type="float" office:value="3.894">
            <text:p>3,894</text:p>
          </table:table-cell>
          <table:table-cell office:value-type="float" office:value="43.60173">
            <text:p>43,601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2012">
            <text:p>12012</text:p>
          </table:table-cell>
          <table:table-cell office:value-type="float" office:value="3.89408">
            <text:p>3,89408</text:p>
          </table:table-cell>
          <table:table-cell office:value-type="float" office:value="43.60123">
            <text:p>43,601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12057">
            <text:p>12057</text:p>
          </table:table-cell>
          <table:table-cell office:value-type="float" office:value="3.89349">
            <text:p>3,89349</text:p>
          </table:table-cell>
          <table:table-cell office:value-type="float" office:value="43.60151">
            <text:p>43,601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94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460">
            <text:p>5460</text:p>
          </table:table-cell>
          <table:table-cell office:value-type="float" office:value="3.89512">
            <text:p>3,89512</text:p>
          </table:table-cell>
          <table:table-cell office:value-type="float" office:value="43.60184">
            <text:p>43,601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0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5859">
            <text:p>5859</text:p>
          </table:table-cell>
          <table:table-cell office:value-type="float" office:value="3.89531">
            <text:p>3,89531</text:p>
          </table:table-cell>
          <table:table-cell office:value-type="float" office:value="43.60212">
            <text:p>43,602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5859">
            <text:p>5859</text:p>
          </table:table-cell>
          <table:table-cell office:value-type="float" office:value="3.89545">
            <text:p>3,89545</text:p>
          </table:table-cell>
          <table:table-cell office:value-type="float" office:value="43.60259">
            <text:p>43,6025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5855">
            <text:p>5855</text:p>
          </table:table-cell>
          <table:table-cell office:value-type="float" office:value="3.89607">
            <text:p>3,89607</text:p>
          </table:table-cell>
          <table:table-cell office:value-type="float" office:value="43.60399">
            <text:p>43,603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8192">
            <text:p>8192</text:p>
          </table:table-cell>
          <table:table-cell office:value-type="float" office:value="3.89904">
            <text:p>3,89904</text:p>
          </table:table-cell>
          <table:table-cell office:value-type="float" office:value="43.60614">
            <text:p>43,606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73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16772">
            <text:p>16772</text:p>
          </table:table-cell>
          <table:table-cell office:value-type="float" office:value="3.91916">
            <text:p>3,91916</text:p>
          </table:table-cell>
          <table:table-cell office:value-type="float" office:value="43.59914">
            <text:p>43,5991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455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16772">
            <text:p>16772</text:p>
          </table:table-cell>
          <table:table-cell office:value-type="float" office:value="3.91776">
            <text:p>3,91776</text:p>
          </table:table-cell>
          <table:table-cell office:value-type="float" office:value="43.59844">
            <text:p>43,5984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455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117">
            <text:p>1117</text:p>
          </table:table-cell>
          <table:table-cell office:value-type="float" office:value="3.91798">
            <text:p>3,91798</text:p>
          </table:table-cell>
          <table:table-cell office:value-type="float" office:value="43.60169">
            <text:p>43,6016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3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1112">
            <text:p>1112</text:p>
          </table:table-cell>
          <table:table-cell office:value-type="float" office:value="3.91968">
            <text:p>3,91968</text:p>
          </table:table-cell>
          <table:table-cell office:value-type="float" office:value="43.60188">
            <text:p>43,601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42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7">
            <text:p>1057</text:p>
          </table:table-cell>
          <table:table-cell office:value-type="float" office:value="3.90654">
            <text:p>3,90654</text:p>
          </table:table-cell>
          <table:table-cell office:value-type="float" office:value="43.60833">
            <text:p>43,6083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7">
            <text:p>1057</text:p>
          </table:table-cell>
          <table:table-cell office:value-type="float" office:value="3.90565">
            <text:p>3,90565</text:p>
          </table:table-cell>
          <table:table-cell office:value-type="float" office:value="43.60749">
            <text:p>43,607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7">
            <text:p>1057</text:p>
          </table:table-cell>
          <table:table-cell office:value-type="float" office:value="3.90494">
            <text:p>3,90494</text:p>
          </table:table-cell>
          <table:table-cell office:value-type="float" office:value="43.60682">
            <text:p>43,6068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1055">
            <text:p>1055</text:p>
          </table:table-cell>
          <table:table-cell office:value-type="float" office:value="3.90314">
            <text:p>3,90314</text:p>
          </table:table-cell>
          <table:table-cell office:value-type="float" office:value="43.60559">
            <text:p>43,6055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6151">
            <text:p>6151</text:p>
          </table:table-cell>
          <table:table-cell office:value-type="float" office:value="3.90678">
            <text:p>3,90678</text:p>
          </table:table-cell>
          <table:table-cell office:value-type="float" office:value="43.6085">
            <text:p>43,608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24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6046">
            <text:p>6046</text:p>
          </table:table-cell>
          <table:table-cell office:value-type="float" office:value="3.89927">
            <text:p>3,89927</text:p>
          </table:table-cell>
          <table:table-cell office:value-type="float" office:value="43.60919">
            <text:p>43,609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79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6048">
            <text:p>6048</text:p>
          </table:table-cell>
          <table:table-cell office:value-type="float" office:value="3.89907">
            <text:p>3,89907</text:p>
          </table:table-cell>
          <table:table-cell office:value-type="float" office:value="43.60994">
            <text:p>43,609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19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5756">
            <text:p>15756</text:p>
          </table:table-cell>
          <table:table-cell office:value-type="float" office:value="3.89996">
            <text:p>3,89996</text:p>
          </table:table-cell>
          <table:table-cell office:value-type="float" office:value="43.6104">
            <text:p>43,61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6047">
            <text:p>6047</text:p>
          </table:table-cell>
          <table:table-cell office:value-type="float" office:value="3.90063">
            <text:p>3,90063</text:p>
          </table:table-cell>
          <table:table-cell office:value-type="float" office:value="43.61123">
            <text:p>43,611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9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6552">
            <text:p>16552</text:p>
          </table:table-cell>
          <table:table-cell office:value-type="float" office:value="3.89895">
            <text:p>3,89895</text:p>
          </table:table-cell>
          <table:table-cell office:value-type="float" office:value="43.60534">
            <text:p>43,605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9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18">
            <text:p>1318</text:p>
          </table:table-cell>
          <table:table-cell office:value-type="float" office:value="3.89912">
            <text:p>3,89912</text:p>
          </table:table-cell>
          <table:table-cell office:value-type="float" office:value="43.60536">
            <text:p>43,605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2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025">
            <text:p>1025</text:p>
          </table:table-cell>
          <table:table-cell office:value-type="float" office:value="3.89969">
            <text:p>3,89969</text:p>
          </table:table-cell>
          <table:table-cell office:value-type="float" office:value="43.60465">
            <text:p>43,604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9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025">
            <text:p>1025</text:p>
          </table:table-cell>
          <table:table-cell office:value-type="float" office:value="3.90059">
            <text:p>3,90059</text:p>
          </table:table-cell>
          <table:table-cell office:value-type="float" office:value="43.60273">
            <text:p>43,6027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9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53">
            <text:p>13253</text:p>
          </table:table-cell>
          <table:table-cell office:value-type="float" office:value="3.90007">
            <text:p>3,90007</text:p>
          </table:table-cell>
          <table:table-cell office:value-type="float" office:value="43.60184">
            <text:p>43,6018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5">
            <text:p>2035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53">
            <text:p>13253</text:p>
          </table:table-cell>
          <table:table-cell office:value-type="float" office:value="3.8991">
            <text:p>3,8991</text:p>
          </table:table-cell>
          <table:table-cell office:value-type="float" office:value="43.6016">
            <text:p>43,60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6">
            <text:p>2036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34">
            <text:p>13234</text:p>
          </table:table-cell>
          <table:table-cell office:value-type="float" office:value="3.89881">
            <text:p>3,89881</text:p>
          </table:table-cell>
          <table:table-cell office:value-type="float" office:value="43.6015">
            <text:p>43,60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34">
            <text:p>13234</text:p>
          </table:table-cell>
          <table:table-cell office:value-type="float" office:value="3.89844">
            <text:p>3,89844</text:p>
          </table:table-cell>
          <table:table-cell office:value-type="float" office:value="43.60136">
            <text:p>43,601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13235">
            <text:p>13235</text:p>
          </table:table-cell>
          <table:table-cell office:value-type="float" office:value="3.89737">
            <text:p>3,89737</text:p>
          </table:table-cell>
          <table:table-cell office:value-type="float" office:value="43.6009">
            <text:p>43,600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3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1306">
            <text:p>1306</text:p>
          </table:table-cell>
          <table:table-cell office:value-type="float" office:value="3.89728">
            <text:p>3,89728</text:p>
          </table:table-cell>
          <table:table-cell office:value-type="float" office:value="43.60099">
            <text:p>43,6009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8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office:value-type="float" office:value="12312">
            <text:p>12312</text:p>
          </table:table-cell>
          <table:table-cell office:value-type="float" office:value="3.89894">
            <text:p>3,89894</text:p>
          </table:table-cell>
          <table:table-cell office:value-type="float" office:value="43.60178">
            <text:p>43,601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53</text:p>
          </table:table-cell>
          <table:table-cell office:value-type="float" office:value="2041">
            <text:p>2041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1321">
            <text:p>1321</text:p>
          </table:table-cell>
          <table:table-cell office:value-type="float" office:value="3.90035">
            <text:p>3,90035</text:p>
          </table:table-cell>
          <table:table-cell office:value-type="float" office:value="43.60265">
            <text:p>43,6026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45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1883">
            <text:p>1883</text:p>
          </table:table-cell>
          <table:table-cell office:value-type="float" office:value="3.84346">
            <text:p>3,84346</text:p>
          </table:table-cell>
          <table:table-cell office:value-type="float" office:value="43.59787">
            <text:p>43,597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47</text:p>
          </table:table-cell>
          <table:table-cell office:value-type="float" office:value="2043">
            <text:p>2043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5999">
            <text:p>5999</text:p>
          </table:table-cell>
          <table:table-cell office:value-type="float" office:value="3.85595">
            <text:p>3,85595</text:p>
          </table:table-cell>
          <table:table-cell office:value-type="float" office:value="43.58473">
            <text:p>43,584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94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459">
            <text:p>1459</text:p>
          </table:table-cell>
          <table:table-cell office:value-type="float" office:value="3.86022">
            <text:p>3,86022</text:p>
          </table:table-cell>
          <table:table-cell office:value-type="float" office:value="43.58507">
            <text:p>43,585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09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2572">
            <text:p>12572</text:p>
          </table:table-cell>
          <table:table-cell office:value-type="float" office:value="3.8681">
            <text:p>3,8681</text:p>
          </table:table-cell>
          <table:table-cell office:value-type="float" office:value="43.6009">
            <text:p>43,60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5653">
            <text:p>5653</text:p>
          </table:table-cell>
          <table:table-cell office:value-type="float" office:value="3.86845">
            <text:p>3,86845</text:p>
          </table:table-cell>
          <table:table-cell office:value-type="float" office:value="43.60107">
            <text:p>43,601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5</text:p>
          </table:table-cell>
          <table:table-cell office:value-type="float" office:value="2047">
            <text:p>2047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578">
            <text:p>5578</text:p>
          </table:table-cell>
          <table:table-cell office:value-type="float" office:value="3.8735">
            <text:p>3,8735</text:p>
          </table:table-cell>
          <table:table-cell office:value-type="float" office:value="43.59907">
            <text:p>43,599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39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5574">
            <text:p>5574</text:p>
          </table:table-cell>
          <table:table-cell office:value-type="float" office:value="3.87639">
            <text:p>3,87639</text:p>
          </table:table-cell>
          <table:table-cell office:value-type="float" office:value="43.59988">
            <text:p>43,599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31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520">
            <text:p>5520</text:p>
          </table:table-cell>
          <table:table-cell office:value-type="float" office:value="3.87893">
            <text:p>3,87893</text:p>
          </table:table-cell>
          <table:table-cell office:value-type="float" office:value="43.60049">
            <text:p>43,6004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1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5513">
            <text:p>5513</text:p>
          </table:table-cell>
          <table:table-cell office:value-type="float" office:value="3.87918">
            <text:p>3,87918</text:p>
          </table:table-cell>
          <table:table-cell office:value-type="float" office:value="43.60146">
            <text:p>43,601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91</text:p>
          </table:table-cell>
          <table:table-cell office:value-type="float" office:value="2051">
            <text:p>205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5513">
            <text:p>5513</text:p>
          </table:table-cell>
          <table:table-cell office:value-type="float" office:value="3.87857">
            <text:p>3,87857</text:p>
          </table:table-cell>
          <table:table-cell office:value-type="float" office:value="43.60161">
            <text:p>43,601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91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521">
            <text:p>5521</text:p>
          </table:table-cell>
          <table:table-cell office:value-type="float" office:value="3.87923">
            <text:p>3,87923</text:p>
          </table:table-cell>
          <table:table-cell office:value-type="float" office:value="43.60056">
            <text:p>43,600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7</text:p>
          </table:table-cell>
          <table:table-cell office:value-type="float" office:value="2053">
            <text:p>2053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531">
            <text:p>5531</text:p>
          </table:table-cell>
          <table:table-cell office:value-type="float" office:value="3.87933">
            <text:p>3,87933</text:p>
          </table:table-cell>
          <table:table-cell office:value-type="float" office:value="43.60045">
            <text:p>43,600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1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64">
            <text:p>64</text:p>
          </table:table-cell>
          <table:table-cell office:value-type="float" office:value="3.87955">
            <text:p>3,87955</text:p>
          </table:table-cell>
          <table:table-cell office:value-type="float" office:value="43.6005">
            <text:p>43,60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9</text:p>
          </table:table-cell>
          <table:table-cell office:value-type="float" office:value="2055">
            <text:p>205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498">
            <text:p>5498</text:p>
          </table:table-cell>
          <table:table-cell office:value-type="float" office:value="3.88091">
            <text:p>3,88091</text:p>
          </table:table-cell>
          <table:table-cell office:value-type="float" office:value="43.601">
            <text:p>43,6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4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498">
            <text:p>5498</text:p>
          </table:table-cell>
          <table:table-cell office:value-type="float" office:value="3.8807">
            <text:p>3,8807</text:p>
          </table:table-cell>
          <table:table-cell office:value-type="float" office:value="43.60166">
            <text:p>43,601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54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7">
            <text:p>5507</text:p>
          </table:table-cell>
          <table:table-cell office:value-type="float" office:value="3.88063">
            <text:p>3,88063</text:p>
          </table:table-cell>
          <table:table-cell office:value-type="float" office:value="43.60173">
            <text:p>43,601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7">
            <text:p>5507</text:p>
          </table:table-cell>
          <table:table-cell office:value-type="float" office:value="3.8801">
            <text:p>3,8801</text:p>
          </table:table-cell>
          <table:table-cell office:value-type="float" office:value="43.60128">
            <text:p>43,601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09">
            <text:p>5509</text:p>
          </table:table-cell>
          <table:table-cell office:value-type="float" office:value="3.88024">
            <text:p>3,88024</text:p>
          </table:table-cell>
          <table:table-cell office:value-type="float" office:value="43.60086">
            <text:p>43,600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08">
            <text:p>5508</text:p>
          </table:table-cell>
          <table:table-cell office:value-type="float" office:value="3.87968">
            <text:p>3,87968</text:p>
          </table:table-cell>
          <table:table-cell office:value-type="float" office:value="43.60134">
            <text:p>43,601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08">
            <text:p>5508</text:p>
          </table:table-cell>
          <table:table-cell office:value-type="float" office:value="3.87995">
            <text:p>3,87995</text:p>
          </table:table-cell>
          <table:table-cell office:value-type="float" office:value="43.60127">
            <text:p>43,601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14">
            <text:p>5514</text:p>
          </table:table-cell>
          <table:table-cell office:value-type="float" office:value="3.87962">
            <text:p>3,87962</text:p>
          </table:table-cell>
          <table:table-cell office:value-type="float" office:value="43.60136">
            <text:p>43,601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9</text:p>
          </table:table-cell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6">
            <text:p>26</text:p>
          </table:table-cell>
          <table:table-cell office:value-type="float" office:value="3.87939">
            <text:p>3,87939</text:p>
          </table:table-cell>
          <table:table-cell office:value-type="float" office:value="43.60066">
            <text:p>43,600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6">
            <text:p>26</text:p>
          </table:table-cell>
          <table:table-cell office:value-type="float" office:value="3.87968">
            <text:p>3,87968</text:p>
          </table:table-cell>
          <table:table-cell office:value-type="float" office:value="43.60134">
            <text:p>43,601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5772">
            <text:p>5772</text:p>
          </table:table-cell>
          <table:table-cell office:value-type="float" office:value="3.87997">
            <text:p>3,87997</text:p>
          </table:table-cell>
          <table:table-cell office:value-type="float" office:value="43.60201">
            <text:p>43,602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2066">
            <text:p>206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3">
            <text:p>5773</text:p>
          </table:table-cell>
          <table:table-cell office:value-type="float" office:value="3.88002">
            <text:p>3,88002</text:p>
          </table:table-cell>
          <table:table-cell office:value-type="float" office:value="43.60199">
            <text:p>43,601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67">
            <text:p>206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3">
            <text:p>5773</text:p>
          </table:table-cell>
          <table:table-cell office:value-type="float" office:value="3.88059">
            <text:p>3,88059</text:p>
          </table:table-cell>
          <table:table-cell office:value-type="float" office:value="43.6018">
            <text:p>43,60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1">
            <text:p>5771</text:p>
          </table:table-cell>
          <table:table-cell office:value-type="float" office:value="3.87989">
            <text:p>3,87989</text:p>
          </table:table-cell>
          <table:table-cell office:value-type="float" office:value="43.60203">
            <text:p>43,602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71">
            <text:p>5771</text:p>
          </table:table-cell>
          <table:table-cell office:value-type="float" office:value="3.87944">
            <text:p>3,87944</text:p>
          </table:table-cell>
          <table:table-cell office:value-type="float" office:value="43.60219">
            <text:p>43,602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2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512">
            <text:p>5512</text:p>
          </table:table-cell>
          <table:table-cell office:value-type="float" office:value="3.87935">
            <text:p>3,87935</text:p>
          </table:table-cell>
          <table:table-cell office:value-type="float" office:value="43.60222">
            <text:p>43,602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1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5516">
            <text:p>5516</text:p>
          </table:table-cell>
          <table:table-cell office:value-type="float" office:value="3.87895">
            <text:p>3,87895</text:p>
          </table:table-cell>
          <table:table-cell office:value-type="float" office:value="43.60229">
            <text:p>43,602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03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5518">
            <text:p>5518</text:p>
          </table:table-cell>
          <table:table-cell office:value-type="float" office:value="3.87956">
            <text:p>3,87956</text:p>
          </table:table-cell>
          <table:table-cell office:value-type="float" office:value="43.60273">
            <text:p>43,602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81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5760">
            <text:p>5760</text:p>
          </table:table-cell>
          <table:table-cell office:value-type="float" office:value="3.87986">
            <text:p>3,87986</text:p>
          </table:table-cell>
          <table:table-cell office:value-type="float" office:value="43.6032">
            <text:p>43,60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1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763">
            <text:p>5763</text:p>
          </table:table-cell>
          <table:table-cell office:value-type="float" office:value="3.88035">
            <text:p>3,88035</text:p>
          </table:table-cell>
          <table:table-cell office:value-type="float" office:value="43.60295">
            <text:p>43,602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2075">
            <text:p>2075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766">
            <text:p>5766</text:p>
          </table:table-cell>
          <table:table-cell office:value-type="float" office:value="3.88037">
            <text:p>3,88037</text:p>
          </table:table-cell>
          <table:table-cell office:value-type="float" office:value="43.60283">
            <text:p>43,602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759">
            <text:p>5759</text:p>
          </table:table-cell>
          <table:table-cell office:value-type="float" office:value="3.87966">
            <text:p>3,87966</text:p>
          </table:table-cell>
          <table:table-cell office:value-type="float" office:value="43.60337">
            <text:p>43,6033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2077">
            <text:p>2077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88">
            <text:p>888</text:p>
          </table:table-cell>
          <table:table-cell office:value-type="float" office:value="3.87864">
            <text:p>3,87864</text:p>
          </table:table-cell>
          <table:table-cell office:value-type="float" office:value="43.60405">
            <text:p>43,6040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88">
            <text:p>888</text:p>
          </table:table-cell>
          <table:table-cell office:value-type="float" office:value="3.87864">
            <text:p>3,87864</text:p>
          </table:table-cell>
          <table:table-cell office:value-type="float" office:value="43.60405">
            <text:p>43,604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079">
            <text:p>2079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4">
            <text:p>824</text:p>
          </table:table-cell>
          <table:table-cell office:value-type="float" office:value="3.87787">
            <text:p>3,87787</text:p>
          </table:table-cell>
          <table:table-cell office:value-type="float" office:value="43.60436">
            <text:p>43,604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3">
            <text:p>823</text:p>
          </table:table-cell>
          <table:table-cell office:value-type="float" office:value="3.87776">
            <text:p>3,87776</text:p>
          </table:table-cell>
          <table:table-cell office:value-type="float" office:value="43.60441">
            <text:p>43,604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684">
            <text:p>5684</text:p>
          </table:table-cell>
          <table:table-cell office:value-type="float" office:value="3.87674">
            <text:p>3,87674</text:p>
          </table:table-cell>
          <table:table-cell office:value-type="float" office:value="43.60317">
            <text:p>43,603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46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5685">
            <text:p>5685</text:p>
          </table:table-cell>
          <table:table-cell office:value-type="float" office:value="3.87646">
            <text:p>3,87646</text:p>
          </table:table-cell>
          <table:table-cell office:value-type="float" office:value="43.60314">
            <text:p>43,603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7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680">
            <text:p>5680</text:p>
          </table:table-cell>
          <table:table-cell office:value-type="float" office:value="3.87473">
            <text:p>3,87473</text:p>
          </table:table-cell>
          <table:table-cell office:value-type="float" office:value="43.60347">
            <text:p>43,603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9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692">
            <text:p>5692</text:p>
          </table:table-cell>
          <table:table-cell office:value-type="float" office:value="3.87454">
            <text:p>3,87454</text:p>
          </table:table-cell>
          <table:table-cell office:value-type="float" office:value="43.60328">
            <text:p>43,603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1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692">
            <text:p>5692</text:p>
          </table:table-cell>
          <table:table-cell office:value-type="float" office:value="3.87355">
            <text:p>3,87355</text:p>
          </table:table-cell>
          <table:table-cell office:value-type="float" office:value="43.60343">
            <text:p>43,6034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1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77">
            <text:p>5677</text:p>
          </table:table-cell>
          <table:table-cell office:value-type="float" office:value="3.87425">
            <text:p>3,87425</text:p>
          </table:table-cell>
          <table:table-cell office:value-type="float" office:value="43.60312">
            <text:p>43,603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9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5668">
            <text:p>5668</text:p>
          </table:table-cell>
          <table:table-cell office:value-type="float" office:value="3.87275">
            <text:p>3,87275</text:p>
          </table:table-cell>
          <table:table-cell office:value-type="float" office:value="43.60369">
            <text:p>43,603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89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690">
            <text:p>5690</text:p>
          </table:table-cell>
          <table:table-cell office:value-type="float" office:value="3.8724">
            <text:p>3,8724</text:p>
          </table:table-cell>
          <table:table-cell office:value-type="float" office:value="43.60348">
            <text:p>43,603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0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689">
            <text:p>5689</text:p>
          </table:table-cell>
          <table:table-cell office:value-type="float" office:value="3.87419">
            <text:p>3,87419</text:p>
          </table:table-cell>
          <table:table-cell office:value-type="float" office:value="43.60288">
            <text:p>43,602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0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6">
            <text:p>5676</text:p>
          </table:table-cell>
          <table:table-cell office:value-type="float" office:value="3.87435">
            <text:p>3,87435</text:p>
          </table:table-cell>
          <table:table-cell office:value-type="float" office:value="43.60283">
            <text:p>43,602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5673">
            <text:p>5673</text:p>
          </table:table-cell>
          <table:table-cell office:value-type="float" office:value="3.87444">
            <text:p>3,87444</text:p>
          </table:table-cell>
          <table:table-cell office:value-type="float" office:value="43.60276">
            <text:p>43,6027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9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5673">
            <text:p>5673</text:p>
          </table:table-cell>
          <table:table-cell office:value-type="float" office:value="3.87483">
            <text:p>3,87483</text:p>
          </table:table-cell>
          <table:table-cell office:value-type="float" office:value="43.60251">
            <text:p>43,6025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9</text:p>
          </table:table-cell>
          <table:table-cell office:value-type="float" office:value="2093">
            <text:p>209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682">
            <text:p>5682</text:p>
          </table:table-cell>
          <table:table-cell office:value-type="float" office:value="3.87491">
            <text:p>3,87491</text:p>
          </table:table-cell>
          <table:table-cell office:value-type="float" office:value="43.60283">
            <text:p>43,6028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2094">
            <text:p>209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98">
            <text:p>5598</text:p>
          </table:table-cell>
          <table:table-cell office:value-type="float" office:value="3.87518">
            <text:p>3,87518</text:p>
          </table:table-cell>
          <table:table-cell office:value-type="float" office:value="43.60135">
            <text:p>43,601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589">
            <text:p>5589</text:p>
          </table:table-cell>
          <table:table-cell office:value-type="float" office:value="3.87552">
            <text:p>3,87552</text:p>
          </table:table-cell>
          <table:table-cell office:value-type="float" office:value="43.59977">
            <text:p>43,599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1</text:p>
          </table:table-cell>
          <table:table-cell office:value-type="float" office:value="2096">
            <text:p>2096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88">
            <text:p>5588</text:p>
          </table:table-cell>
          <table:table-cell office:value-type="float" office:value="3.87352">
            <text:p>3,87352</text:p>
          </table:table-cell>
          <table:table-cell office:value-type="float" office:value="43.60033">
            <text:p>43,600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4">
            <text:p>5594</text:p>
          </table:table-cell>
          <table:table-cell office:value-type="float" office:value="3.87376">
            <text:p>3,87376</text:p>
          </table:table-cell>
          <table:table-cell office:value-type="float" office:value="43.6011">
            <text:p>43,60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3">
            <text:p>5593</text:p>
          </table:table-cell>
          <table:table-cell office:value-type="float" office:value="3.8739">
            <text:p>3,8739</text:p>
          </table:table-cell>
          <table:table-cell office:value-type="float" office:value="43.60148">
            <text:p>43,601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3">
            <text:p>5603</text:p>
          </table:table-cell>
          <table:table-cell office:value-type="float" office:value="3.8738">
            <text:p>3,8738</text:p>
          </table:table-cell>
          <table:table-cell office:value-type="float" office:value="43.60151">
            <text:p>43,601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3">
            <text:p>5603</text:p>
          </table:table-cell>
          <table:table-cell office:value-type="float" office:value="3.87288">
            <text:p>3,87288</text:p>
          </table:table-cell>
          <table:table-cell office:value-type="float" office:value="43.60176">
            <text:p>43,6017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5604">
            <text:p>5604</text:p>
          </table:table-cell>
          <table:table-cell office:value-type="float" office:value="3.87281">
            <text:p>3,87281</text:p>
          </table:table-cell>
          <table:table-cell office:value-type="float" office:value="43.60169">
            <text:p>43,601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6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9">
            <text:p>5609</text:p>
          </table:table-cell>
          <table:table-cell office:value-type="float" office:value="3.87241">
            <text:p>3,87241</text:p>
          </table:table-cell>
          <table:table-cell office:value-type="float" office:value="43.6019">
            <text:p>43,601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09">
            <text:p>5609</text:p>
          </table:table-cell>
          <table:table-cell office:value-type="float" office:value="3.87215">
            <text:p>3,87215</text:p>
          </table:table-cell>
          <table:table-cell office:value-type="float" office:value="43.60198">
            <text:p>43,601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14">
            <text:p>5614</text:p>
          </table:table-cell>
          <table:table-cell office:value-type="float" office:value="3.87208">
            <text:p>3,87208</text:p>
          </table:table-cell>
          <table:table-cell office:value-type="float" office:value="43.60201">
            <text:p>43,602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614">
            <text:p>5614</text:p>
          </table:table-cell>
          <table:table-cell office:value-type="float" office:value="3.87108">
            <text:p>3,87108</text:p>
          </table:table-cell>
          <table:table-cell office:value-type="float" office:value="43.60269">
            <text:p>43,602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8</text:p>
          </table:table-cell>
          <table:table-cell office:value-type="float" office:value="2106">
            <text:p>2106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5619">
            <text:p>5619</text:p>
          </table:table-cell>
          <table:table-cell office:value-type="float" office:value="3.87129">
            <text:p>3,87129</text:p>
          </table:table-cell>
          <table:table-cell office:value-type="float" office:value="43.60287">
            <text:p>43,6028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67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5619">
            <text:p>5619</text:p>
          </table:table-cell>
          <table:table-cell office:value-type="float" office:value="3.87393">
            <text:p>3,87393</text:p>
          </table:table-cell>
          <table:table-cell office:value-type="float" office:value="43.60173">
            <text:p>43,601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7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5">
            <text:p>5595</text:p>
          </table:table-cell>
          <table:table-cell office:value-type="float" office:value="3.87392">
            <text:p>3,87392</text:p>
          </table:table-cell>
          <table:table-cell office:value-type="float" office:value="43.60156">
            <text:p>43,601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09">
            <text:p>2109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96">
            <text:p>5596</text:p>
          </table:table-cell>
          <table:table-cell office:value-type="float" office:value="3.874">
            <text:p>3,874</text:p>
          </table:table-cell>
          <table:table-cell office:value-type="float" office:value="43.60181">
            <text:p>43,601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2">
            <text:p>5672</text:p>
          </table:table-cell>
          <table:table-cell office:value-type="float" office:value="3.87414">
            <text:p>3,87414</text:p>
          </table:table-cell>
          <table:table-cell office:value-type="float" office:value="43.60221">
            <text:p>43,602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672">
            <text:p>5672</text:p>
          </table:table-cell>
          <table:table-cell office:value-type="float" office:value="3.87432">
            <text:p>3,87432</text:p>
          </table:table-cell>
          <table:table-cell office:value-type="float" office:value="43.60277">
            <text:p>43,602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7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5613">
            <text:p>5613</text:p>
          </table:table-cell>
          <table:table-cell office:value-type="float" office:value="3.87197">
            <text:p>3,87197</text:p>
          </table:table-cell>
          <table:table-cell office:value-type="float" office:value="43.60328">
            <text:p>43,603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37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5616">
            <text:p>5616</text:p>
          </table:table-cell>
          <table:table-cell office:value-type="float" office:value="3.87008">
            <text:p>3,87008</text:p>
          </table:table-cell>
          <table:table-cell office:value-type="float" office:value="43.60356">
            <text:p>43,603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1</text:p>
          </table:table-cell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5624">
            <text:p>5624</text:p>
          </table:table-cell>
          <table:table-cell office:value-type="float" office:value="3.86974">
            <text:p>3,86974</text:p>
          </table:table-cell>
          <table:table-cell office:value-type="float" office:value="43.60382">
            <text:p>43,603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21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5625">
            <text:p>5625</text:p>
          </table:table-cell>
          <table:table-cell office:value-type="float" office:value="3.8697">
            <text:p>3,8697</text:p>
          </table:table-cell>
          <table:table-cell office:value-type="float" office:value="43.60392">
            <text:p>43,603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8</text:p>
          </table:table-cell>
          <table:table-cell office:value-type="float" office:value="2116">
            <text:p>2116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5623">
            <text:p>5623</text:p>
          </table:table-cell>
          <table:table-cell office:value-type="float" office:value="3.8693">
            <text:p>3,8693</text:p>
          </table:table-cell>
          <table:table-cell office:value-type="float" office:value="43.60368">
            <text:p>43,603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8</text:p>
          </table:table-cell>
          <table:table-cell office:value-type="float" office:value="2117">
            <text:p>211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809">
            <text:p>809</text:p>
          </table:table-cell>
          <table:table-cell office:value-type="float" office:value="3.87386">
            <text:p>3,87386</text:p>
          </table:table-cell>
          <table:table-cell office:value-type="float" office:value="43.60536">
            <text:p>43,6053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3</text:p>
          </table:table-cell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795">
            <text:p>795</text:p>
          </table:table-cell>
          <table:table-cell office:value-type="float" office:value="3.87328">
            <text:p>3,87328</text:p>
          </table:table-cell>
          <table:table-cell office:value-type="float" office:value="43.60474">
            <text:p>43,604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3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54">
            <text:p>854</text:p>
          </table:table-cell>
          <table:table-cell office:value-type="float" office:value="3.87301">
            <text:p>3,87301</text:p>
          </table:table-cell>
          <table:table-cell office:value-type="float" office:value="43.6045">
            <text:p>43,60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1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54">
            <text:p>854</text:p>
          </table:table-cell>
          <table:table-cell office:value-type="float" office:value="3.87294">
            <text:p>3,87294</text:p>
          </table:table-cell>
          <table:table-cell office:value-type="float" office:value="43.60476">
            <text:p>43,604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01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792">
            <text:p>792</text:p>
          </table:table-cell>
          <table:table-cell office:value-type="float" office:value="3.87118">
            <text:p>3,87118</text:p>
          </table:table-cell>
          <table:table-cell office:value-type="float" office:value="43.60567">
            <text:p>43,605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9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85">
            <text:p>785</text:p>
          </table:table-cell>
          <table:table-cell office:value-type="float" office:value="3.87112">
            <text:p>3,87112</text:p>
          </table:table-cell>
          <table:table-cell office:value-type="float" office:value="43.60564">
            <text:p>43,605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84">
            <text:p>784</text:p>
          </table:table-cell>
          <table:table-cell office:value-type="float" office:value="3.86999">
            <text:p>3,86999</text:p>
          </table:table-cell>
          <table:table-cell office:value-type="float" office:value="43.605">
            <text:p>43,6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781">
            <text:p>781</text:p>
          </table:table-cell>
          <table:table-cell office:value-type="float" office:value="3.86991">
            <text:p>3,86991</text:p>
          </table:table-cell>
          <table:table-cell office:value-type="float" office:value="43.60495">
            <text:p>43,604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37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780">
            <text:p>780</text:p>
          </table:table-cell>
          <table:table-cell office:value-type="float" office:value="3.87012">
            <text:p>3,87012</text:p>
          </table:table-cell>
          <table:table-cell office:value-type="float" office:value="43.60418">
            <text:p>43,604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8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79">
            <text:p>779</text:p>
          </table:table-cell>
          <table:table-cell office:value-type="float" office:value="3.87012">
            <text:p>3,87012</text:p>
          </table:table-cell>
          <table:table-cell office:value-type="float" office:value="43.60418">
            <text:p>43,604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99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79">
            <text:p>779</text:p>
          </table:table-cell>
          <table:table-cell office:value-type="float" office:value="3.87012">
            <text:p>3,87012</text:p>
          </table:table-cell>
          <table:table-cell office:value-type="float" office:value="43.60418">
            <text:p>43,604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99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61">
            <text:p>761</text:p>
          </table:table-cell>
          <table:table-cell office:value-type="float" office:value="3.86951">
            <text:p>3,86951</text:p>
          </table:table-cell>
          <table:table-cell office:value-type="float" office:value="43.60473">
            <text:p>43,604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5641">
            <text:p>5641</text:p>
          </table:table-cell>
          <table:table-cell office:value-type="float" office:value="3.86778">
            <text:p>3,86778</text:p>
          </table:table-cell>
          <table:table-cell office:value-type="float" office:value="43.6036">
            <text:p>43,603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628">
            <text:p>5628</text:p>
          </table:table-cell>
          <table:table-cell office:value-type="float" office:value="3.8701">
            <text:p>3,8701</text:p>
          </table:table-cell>
          <table:table-cell office:value-type="float" office:value="43.60229">
            <text:p>43,602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2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5628">
            <text:p>5628</text:p>
          </table:table-cell>
          <table:table-cell office:value-type="float" office:value="3.8701">
            <text:p>3,8701</text:p>
          </table:table-cell>
          <table:table-cell office:value-type="float" office:value="43.60229">
            <text:p>43,602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2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5626">
            <text:p>5626</text:p>
          </table:table-cell>
          <table:table-cell office:value-type="float" office:value="3.87059">
            <text:p>3,87059</text:p>
          </table:table-cell>
          <table:table-cell office:value-type="float" office:value="43.60253">
            <text:p>43,602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1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5622">
            <text:p>5622</text:p>
          </table:table-cell>
          <table:table-cell office:value-type="float" office:value="3.86856">
            <text:p>3,86856</text:p>
          </table:table-cell>
          <table:table-cell office:value-type="float" office:value="43.60416">
            <text:p>43,604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81</text:p>
          </table:table-cell>
          <table:table-cell office:value-type="float" office:value="2134">
            <text:p>213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777">
            <text:p>777</text:p>
          </table:table-cell>
          <table:table-cell office:value-type="float" office:value="3.86896">
            <text:p>3,86896</text:p>
          </table:table-cell>
          <table:table-cell office:value-type="float" office:value="43.60449">
            <text:p>43,604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2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777">
            <text:p>777</text:p>
          </table:table-cell>
          <table:table-cell office:value-type="float" office:value="3.86762">
            <text:p>3,86762</text:p>
          </table:table-cell>
          <table:table-cell office:value-type="float" office:value="43.60484">
            <text:p>43,604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2</text:p>
          </table:table-cell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7">
            <text:p>5647</text:p>
          </table:table-cell>
          <table:table-cell office:value-type="float" office:value="3.86777">
            <text:p>3,86777</text:p>
          </table:table-cell>
          <table:table-cell office:value-type="float" office:value="43.60371">
            <text:p>43,603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4">
            <text:p>5644</text:p>
          </table:table-cell>
          <table:table-cell office:value-type="float" office:value="3.8678">
            <text:p>3,8678</text:p>
          </table:table-cell>
          <table:table-cell office:value-type="float" office:value="43.60339">
            <text:p>43,603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38">
            <text:p>2138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5646">
            <text:p>5646</text:p>
          </table:table-cell>
          <table:table-cell office:value-type="float" office:value="3.86765">
            <text:p>3,86765</text:p>
          </table:table-cell>
          <table:table-cell office:value-type="float" office:value="43.6033">
            <text:p>43,60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4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5645">
            <text:p>5645</text:p>
          </table:table-cell>
          <table:table-cell office:value-type="float" office:value="3.86791">
            <text:p>3,86791</text:p>
          </table:table-cell>
          <table:table-cell office:value-type="float" office:value="43.60323">
            <text:p>43,603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16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5645">
            <text:p>5645</text:p>
          </table:table-cell>
          <table:table-cell office:value-type="float" office:value="3.86953">
            <text:p>3,86953</text:p>
          </table:table-cell>
          <table:table-cell office:value-type="float" office:value="43.60213">
            <text:p>43,602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6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5632">
            <text:p>5632</text:p>
          </table:table-cell>
          <table:table-cell office:value-type="float" office:value="3.86804">
            <text:p>3,86804</text:p>
          </table:table-cell>
          <table:table-cell office:value-type="float" office:value="43.60273">
            <text:p>43,602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64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3">
            <text:p>5643</text:p>
          </table:table-cell>
          <table:table-cell office:value-type="float" office:value="3.86788">
            <text:p>3,86788</text:p>
          </table:table-cell>
          <table:table-cell office:value-type="float" office:value="43.60285">
            <text:p>43,602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5639">
            <text:p>5639</text:p>
          </table:table-cell>
          <table:table-cell office:value-type="float" office:value="3.86846">
            <text:p>3,86846</text:p>
          </table:table-cell>
          <table:table-cell office:value-type="float" office:value="43.6016">
            <text:p>43,60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9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38">
            <text:p>5638</text:p>
          </table:table-cell>
          <table:table-cell office:value-type="float" office:value="3.86858">
            <text:p>3,86858</text:p>
          </table:table-cell>
          <table:table-cell office:value-type="float" office:value="43.60148">
            <text:p>43,601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5">
            <text:p>2145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33">
            <text:p>5633</text:p>
          </table:table-cell>
          <table:table-cell office:value-type="float" office:value="3.86945">
            <text:p>3,86945</text:p>
          </table:table-cell>
          <table:table-cell office:value-type="float" office:value="43.60192">
            <text:p>43,601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6">
            <text:p>2146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21">
            <text:p>5621</text:p>
          </table:table-cell>
          <table:table-cell office:value-type="float" office:value="3.87094">
            <text:p>3,87094</text:p>
          </table:table-cell>
          <table:table-cell office:value-type="float" office:value="43.60271">
            <text:p>43,602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20">
            <text:p>5620</text:p>
          </table:table-cell>
          <table:table-cell office:value-type="float" office:value="3.87184">
            <text:p>3,87184</text:p>
          </table:table-cell>
          <table:table-cell office:value-type="float" office:value="43.60321">
            <text:p>43,6032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148">
            <text:p>214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11">
            <text:p>5611</text:p>
          </table:table-cell>
          <table:table-cell office:value-type="float" office:value="3.87339">
            <text:p>3,87339</text:p>
          </table:table-cell>
          <table:table-cell office:value-type="float" office:value="43.59938">
            <text:p>43,599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11">
            <text:p>5611</text:p>
          </table:table-cell>
          <table:table-cell office:value-type="float" office:value="3.87181">
            <text:p>3,87181</text:p>
          </table:table-cell>
          <table:table-cell office:value-type="float" office:value="43.59989">
            <text:p>43,599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31">
            <text:p>5631</text:p>
          </table:table-cell>
          <table:table-cell office:value-type="float" office:value="3.87085">
            <text:p>3,87085</text:p>
          </table:table-cell>
          <table:table-cell office:value-type="float" office:value="43.60045">
            <text:p>43,600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51">
            <text:p>215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34">
            <text:p>5634</text:p>
          </table:table-cell>
          <table:table-cell office:value-type="float" office:value="3.86893">
            <text:p>3,86893</text:p>
          </table:table-cell>
          <table:table-cell office:value-type="float" office:value="43.60144">
            <text:p>43,601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7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5640">
            <text:p>5640</text:p>
          </table:table-cell>
          <table:table-cell office:value-type="float" office:value="3.86805">
            <text:p>3,86805</text:p>
          </table:table-cell>
          <table:table-cell office:value-type="float" office:value="43.60169">
            <text:p>43,6016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153">
            <text:p>2153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4872">
            <text:p>4872</text:p>
          </table:table-cell>
          <table:table-cell office:value-type="float" office:value="3.86601">
            <text:p>3,86601</text:p>
          </table:table-cell>
          <table:table-cell office:value-type="float" office:value="43.60266">
            <text:p>43,602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6</text:p>
          </table:table-cell>
          <table:table-cell office:value-type="float" office:value="2154">
            <text:p>2154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4872">
            <text:p>4872</text:p>
          </table:table-cell>
          <table:table-cell office:value-type="float" office:value="3.86583">
            <text:p>3,86583</text:p>
          </table:table-cell>
          <table:table-cell office:value-type="float" office:value="43.6024">
            <text:p>43,60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6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4877">
            <text:p>4877</text:p>
          </table:table-cell>
          <table:table-cell office:value-type="float" office:value="3.86465">
            <text:p>3,86465</text:p>
          </table:table-cell>
          <table:table-cell office:value-type="float" office:value="43.60255">
            <text:p>43,6025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78">
            <text:p>4878</text:p>
          </table:table-cell>
          <table:table-cell office:value-type="float" office:value="3.86377">
            <text:p>3,86377</text:p>
          </table:table-cell>
          <table:table-cell office:value-type="float" office:value="43.60278">
            <text:p>43,602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867">
            <text:p>4867</text:p>
          </table:table-cell>
          <table:table-cell office:value-type="float" office:value="3.86369">
            <text:p>3,86369</text:p>
          </table:table-cell>
          <table:table-cell office:value-type="float" office:value="43.60288">
            <text:p>43,6028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8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875">
            <text:p>4875</text:p>
          </table:table-cell>
          <table:table-cell office:value-type="float" office:value="3.86441">
            <text:p>3,86441</text:p>
          </table:table-cell>
          <table:table-cell office:value-type="float" office:value="43.60313">
            <text:p>43,6031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2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868">
            <text:p>4868</text:p>
          </table:table-cell>
          <table:table-cell office:value-type="float" office:value="3.86453">
            <text:p>3,86453</text:p>
          </table:table-cell>
          <table:table-cell office:value-type="float" office:value="43.60416">
            <text:p>43,604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48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32">
            <text:p>732</text:p>
          </table:table-cell>
          <table:table-cell office:value-type="float" office:value="3.86288">
            <text:p>3,86288</text:p>
          </table:table-cell>
          <table:table-cell office:value-type="float" office:value="43.60517">
            <text:p>43,605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8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31">
            <text:p>731</text:p>
          </table:table-cell>
          <table:table-cell office:value-type="float" office:value="3.86241">
            <text:p>3,86241</text:p>
          </table:table-cell>
          <table:table-cell office:value-type="float" office:value="43.60588">
            <text:p>43,605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89</text:p>
          </table:table-cell>
          <table:table-cell office:value-type="float" office:value="2162">
            <text:p>2162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4880">
            <text:p>4880</text:p>
          </table:table-cell>
          <table:table-cell office:value-type="float" office:value="3.86034">
            <text:p>3,86034</text:p>
          </table:table-cell>
          <table:table-cell office:value-type="float" office:value="43.60375">
            <text:p>43,6037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55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862">
            <text:p>4862</text:p>
          </table:table-cell>
          <table:table-cell office:value-type="float" office:value="3.85946">
            <text:p>3,85946</text:p>
          </table:table-cell>
          <table:table-cell office:value-type="float" office:value="43.6038">
            <text:p>43,60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3</text:p>
          </table:table-cell>
          <table:table-cell office:value-type="float" office:value="2164">
            <text:p>2164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661">
            <text:p>661</text:p>
          </table:table-cell>
          <table:table-cell office:value-type="float" office:value="3.85624">
            <text:p>3,85624</text:p>
          </table:table-cell>
          <table:table-cell office:value-type="float" office:value="43.60495">
            <text:p>43,604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89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686">
            <text:p>686</text:p>
          </table:table-cell>
          <table:table-cell office:value-type="float" office:value="3.85818">
            <text:p>3,85818</text:p>
          </table:table-cell>
          <table:table-cell office:value-type="float" office:value="43.60549">
            <text:p>43,605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66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691">
            <text:p>691</text:p>
          </table:table-cell>
          <table:table-cell office:value-type="float" office:value="3.85735">
            <text:p>3,85735</text:p>
          </table:table-cell>
          <table:table-cell office:value-type="float" office:value="43.60557">
            <text:p>43,605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15</text:p>
          </table:table-cell>
          <table:table-cell office:value-type="float" office:value="2167">
            <text:p>2167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5753">
            <text:p>5753</text:p>
          </table:table-cell>
          <table:table-cell office:value-type="float" office:value="3.8592">
            <text:p>3,8592</text:p>
          </table:table-cell>
          <table:table-cell office:value-type="float" office:value="43.60509">
            <text:p>43,6050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89</text:p>
          </table:table-cell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685">
            <text:p>685</text:p>
          </table:table-cell>
          <table:table-cell office:value-type="float" office:value="3.85937">
            <text:p>3,85937</text:p>
          </table:table-cell>
          <table:table-cell office:value-type="float" office:value="43.60498">
            <text:p>43,604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36</text:p>
          </table:table-cell>
          <table:table-cell office:value-type="float" office:value="2169">
            <text:p>216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51">
            <text:p>151</text:p>
          </table:table-cell>
          <table:table-cell office:value-type="float" office:value="3.86015">
            <text:p>3,86015</text:p>
          </table:table-cell>
          <table:table-cell office:value-type="float" office:value="43.60521">
            <text:p>43,605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669">
            <text:p>669</text:p>
          </table:table-cell>
          <table:table-cell office:value-type="float" office:value="3.8582">
            <text:p>3,8582</text:p>
          </table:table-cell>
          <table:table-cell office:value-type="float" office:value="43.606">
            <text:p>43,6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08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680">
            <text:p>680</text:p>
          </table:table-cell>
          <table:table-cell office:value-type="float" office:value="3.8568">
            <text:p>3,8568</text:p>
          </table:table-cell>
          <table:table-cell office:value-type="float" office:value="43.6073">
            <text:p>43,60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4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666">
            <text:p>666</text:p>
          </table:table-cell>
          <table:table-cell office:value-type="float" office:value="3.85859">
            <text:p>3,85859</text:p>
          </table:table-cell>
          <table:table-cell office:value-type="float" office:value="43.60705">
            <text:p>43,607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0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670">
            <text:p>670</text:p>
          </table:table-cell>
          <table:table-cell office:value-type="float" office:value="3.85955">
            <text:p>3,85955</text:p>
          </table:table-cell>
          <table:table-cell office:value-type="float" office:value="43.60666">
            <text:p>43,606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08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4849">
            <text:p>4849</text:p>
          </table:table-cell>
          <table:table-cell office:value-type="float" office:value="3.86027">
            <text:p>3,86027</text:p>
          </table:table-cell>
          <table:table-cell office:value-type="float" office:value="43.60602">
            <text:p>43,606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75</text:p>
          </table:table-cell>
          <table:table-cell office:value-type="float" office:value="2175">
            <text:p>2175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4850">
            <text:p>4850</text:p>
          </table:table-cell>
          <table:table-cell office:value-type="float" office:value="3.86028">
            <text:p>3,86028</text:p>
          </table:table-cell>
          <table:table-cell office:value-type="float" office:value="43.60601">
            <text:p>43,606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9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672">
            <text:p>672</text:p>
          </table:table-cell>
          <table:table-cell office:value-type="float" office:value="3.85988">
            <text:p>3,85988</text:p>
          </table:table-cell>
          <table:table-cell office:value-type="float" office:value="43.60645">
            <text:p>43,606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9</text:p>
          </table:table-cell>
          <table:table-cell office:value-type="float" office:value="2177">
            <text:p>2177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76">
            <text:p>176</text:p>
          </table:table-cell>
          <table:table-cell office:value-type="float" office:value="3.85978">
            <text:p>3,85978</text:p>
          </table:table-cell>
          <table:table-cell office:value-type="float" office:value="43.60646">
            <text:p>43,606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3</text:p>
          </table:table-cell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847">
            <text:p>4847</text:p>
          </table:table-cell>
          <table:table-cell office:value-type="float" office:value="3.86052">
            <text:p>3,86052</text:p>
          </table:table-cell>
          <table:table-cell office:value-type="float" office:value="43.60867">
            <text:p>43,608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6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4828">
            <text:p>4828</text:p>
          </table:table-cell>
          <table:table-cell office:value-type="float" office:value="3.86275">
            <text:p>3,86275</text:p>
          </table:table-cell>
          <table:table-cell office:value-type="float" office:value="43.6098">
            <text:p>43,60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4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0">
            <text:p>4810</text:p>
          </table:table-cell>
          <table:table-cell office:value-type="float" office:value="3.86097">
            <text:p>3,86097</text:p>
          </table:table-cell>
          <table:table-cell office:value-type="float" office:value="43.61005">
            <text:p>43,6100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10">
            <text:p>4810</text:p>
          </table:table-cell>
          <table:table-cell office:value-type="float" office:value="3.85851">
            <text:p>3,85851</text:p>
          </table:table-cell>
          <table:table-cell office:value-type="float" office:value="43.61044">
            <text:p>43,610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4809">
            <text:p>4809</text:p>
          </table:table-cell>
          <table:table-cell office:value-type="float" office:value="3.85834">
            <text:p>3,85834</text:p>
          </table:table-cell>
          <table:table-cell office:value-type="float" office:value="43.61031">
            <text:p>43,6103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60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822">
            <text:p>4822</text:p>
          </table:table-cell>
          <table:table-cell office:value-type="float" office:value="3.85667">
            <text:p>3,85667</text:p>
          </table:table-cell>
          <table:table-cell office:value-type="float" office:value="43.61042">
            <text:p>43,610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628">
            <text:p>4628</text:p>
          </table:table-cell>
          <table:table-cell office:value-type="float" office:value="3.86074">
            <text:p>3,86074</text:p>
          </table:table-cell>
          <table:table-cell office:value-type="float" office:value="43.6117">
            <text:p>43,611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79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3012">
            <text:p>13012</text:p>
          </table:table-cell>
          <table:table-cell office:value-type="float" office:value="3.86107">
            <text:p>3,86107</text:p>
          </table:table-cell>
          <table:table-cell office:value-type="float" office:value="43.61165">
            <text:p>43,6116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186">
            <text:p>2186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4833">
            <text:p>4833</text:p>
          </table:table-cell>
          <table:table-cell office:value-type="float" office:value="3.86408">
            <text:p>3,86408</text:p>
          </table:table-cell>
          <table:table-cell office:value-type="float" office:value="43.60857">
            <text:p>43,608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1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736">
            <text:p>736</text:p>
          </table:table-cell>
          <table:table-cell office:value-type="float" office:value="3.86368">
            <text:p>3,86368</text:p>
          </table:table-cell>
          <table:table-cell office:value-type="float" office:value="43.60738">
            <text:p>43,607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35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3853">
            <text:p>13853</text:p>
          </table:table-cell>
          <table:table-cell office:value-type="float" office:value="3.86167">
            <text:p>3,86167</text:p>
          </table:table-cell>
          <table:table-cell office:value-type="float" office:value="43.60833">
            <text:p>43,608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6</text:p>
          </table:table-cell>
          <table:table-cell office:value-type="float" office:value="2189">
            <text:p>2189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4845">
            <text:p>4845</text:p>
          </table:table-cell>
          <table:table-cell office:value-type="float" office:value="3.86113">
            <text:p>3,86113</text:p>
          </table:table-cell>
          <table:table-cell office:value-type="float" office:value="43.60804">
            <text:p>43,608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4845">
            <text:p>4845</text:p>
          </table:table-cell>
          <table:table-cell office:value-type="float" office:value="3.86105">
            <text:p>3,86105</text:p>
          </table:table-cell>
          <table:table-cell office:value-type="float" office:value="43.60791">
            <text:p>43,607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5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720">
            <text:p>720</text:p>
          </table:table-cell>
          <table:table-cell office:value-type="float" office:value="3.86202">
            <text:p>3,86202</text:p>
          </table:table-cell>
          <table:table-cell office:value-type="float" office:value="43.60753">
            <text:p>43,607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05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725">
            <text:p>725</text:p>
          </table:table-cell>
          <table:table-cell office:value-type="float" office:value="3.86243">
            <text:p>3,86243</text:p>
          </table:table-cell>
          <table:table-cell office:value-type="float" office:value="43.60685">
            <text:p>43,606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5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696">
            <text:p>696</text:p>
          </table:table-cell>
          <table:table-cell office:value-type="float" office:value="3.86353">
            <text:p>3,86353</text:p>
          </table:table-cell>
          <table:table-cell office:value-type="float" office:value="43.60634">
            <text:p>43,606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73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5">
            <text:p>695</text:p>
          </table:table-cell>
          <table:table-cell office:value-type="float" office:value="3.86347">
            <text:p>3,86347</text:p>
          </table:table-cell>
          <table:table-cell office:value-type="float" office:value="43.60617">
            <text:p>43,606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4">
            <text:p>694</text:p>
          </table:table-cell>
          <table:table-cell office:value-type="float" office:value="3.86256">
            <text:p>3,86256</text:p>
          </table:table-cell>
          <table:table-cell office:value-type="float" office:value="43.60592">
            <text:p>43,605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89">
            <text:p>689</text:p>
          </table:table-cell>
          <table:table-cell office:value-type="float" office:value="3.86223">
            <text:p>3,86223</text:p>
          </table:table-cell>
          <table:table-cell office:value-type="float" office:value="43.60582">
            <text:p>43,605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0">
            <text:p>690</text:p>
          </table:table-cell>
          <table:table-cell office:value-type="float" office:value="3.8608">
            <text:p>3,8608</text:p>
          </table:table-cell>
          <table:table-cell office:value-type="float" office:value="43.6054">
            <text:p>43,60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198">
            <text:p>2198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733">
            <text:p>733</text:p>
          </table:table-cell>
          <table:table-cell office:value-type="float" office:value="3.86355">
            <text:p>3,86355</text:p>
          </table:table-cell>
          <table:table-cell office:value-type="float" office:value="43.60616">
            <text:p>43,606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73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699">
            <text:p>699</text:p>
          </table:table-cell>
          <table:table-cell office:value-type="float" office:value="3.86594">
            <text:p>3,86594</text:p>
          </table:table-cell>
          <table:table-cell office:value-type="float" office:value="43.60622">
            <text:p>43,606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8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38">
            <text:p>738</text:p>
          </table:table-cell>
          <table:table-cell office:value-type="float" office:value="3.8652">
            <text:p>3,8652</text:p>
          </table:table-cell>
          <table:table-cell office:value-type="float" office:value="43.60655">
            <text:p>43,606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4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97">
            <text:p>697</text:p>
          </table:table-cell>
          <table:table-cell office:value-type="float" office:value="3.86501">
            <text:p>3,86501</text:p>
          </table:table-cell>
          <table:table-cell office:value-type="float" office:value="43.60659">
            <text:p>43,606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45">
            <text:p>745</text:p>
          </table:table-cell>
          <table:table-cell office:value-type="float" office:value="3.86592">
            <text:p>3,86592</text:p>
          </table:table-cell>
          <table:table-cell office:value-type="float" office:value="43.60691">
            <text:p>43,606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2552">
            <text:p>12552</text:p>
          </table:table-cell>
          <table:table-cell office:value-type="float" office:value="3.86683">
            <text:p>3,86683</text:p>
          </table:table-cell>
          <table:table-cell office:value-type="float" office:value="43.6074">
            <text:p>43,607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47">
            <text:p>747</text:p>
          </table:table-cell>
          <table:table-cell office:value-type="float" office:value="3.86688">
            <text:p>3,86688</text:p>
          </table:table-cell>
          <table:table-cell office:value-type="float" office:value="43.60743">
            <text:p>43,607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52">
            <text:p>752</text:p>
          </table:table-cell>
          <table:table-cell office:value-type="float" office:value="3.86742">
            <text:p>3,86742</text:p>
          </table:table-cell>
          <table:table-cell office:value-type="float" office:value="43.60592">
            <text:p>43,605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3</text:p>
          </table:table-cell>
          <table:table-cell office:value-type="float" office:value="2206">
            <text:p>2206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50">
            <text:p>750</text:p>
          </table:table-cell>
          <table:table-cell office:value-type="float" office:value="3.86741">
            <text:p>3,86741</text:p>
          </table:table-cell>
          <table:table-cell office:value-type="float" office:value="43.60604">
            <text:p>43,60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3</text:p>
          </table:table-cell>
          <table:table-cell office:value-type="float" office:value="2207">
            <text:p>2207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42">
            <text:p>742</text:p>
          </table:table-cell>
          <table:table-cell office:value-type="float" office:value="3.86691">
            <text:p>3,86691</text:p>
          </table:table-cell>
          <table:table-cell office:value-type="float" office:value="43.60593">
            <text:p>43,605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4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41">
            <text:p>741</text:p>
          </table:table-cell>
          <table:table-cell office:value-type="float" office:value="3.86603">
            <text:p>3,86603</text:p>
          </table:table-cell>
          <table:table-cell office:value-type="float" office:value="43.60514">
            <text:p>43,6051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7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739">
            <text:p>739</text:p>
          </table:table-cell>
          <table:table-cell office:value-type="float" office:value="3.86609">
            <text:p>3,86609</text:p>
          </table:table-cell>
          <table:table-cell office:value-type="float" office:value="43.60506">
            <text:p>43,605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1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75">
            <text:p>775</text:p>
          </table:table-cell>
          <table:table-cell office:value-type="float" office:value="3.86669">
            <text:p>3,86669</text:p>
          </table:table-cell>
          <table:table-cell office:value-type="float" office:value="43.60477">
            <text:p>43,604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22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772">
            <text:p>772</text:p>
          </table:table-cell>
          <table:table-cell office:value-type="float" office:value="3.86758">
            <text:p>3,86758</text:p>
          </table:table-cell>
          <table:table-cell office:value-type="float" office:value="43.60491">
            <text:p>43,604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774">
            <text:p>774</text:p>
          </table:table-cell>
          <table:table-cell office:value-type="float" office:value="3.86751">
            <text:p>3,86751</text:p>
          </table:table-cell>
          <table:table-cell office:value-type="float" office:value="43.60535">
            <text:p>43,605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6</text:p>
          </table:table-cell>
          <table:table-cell office:value-type="float" office:value="2213">
            <text:p>221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40">
            <text:p>740</text:p>
          </table:table-cell>
          <table:table-cell office:value-type="float" office:value="3.8652">
            <text:p>3,8652</text:p>
          </table:table-cell>
          <table:table-cell office:value-type="float" office:value="43.6048">
            <text:p>43,60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7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769">
            <text:p>769</text:p>
          </table:table-cell>
          <table:table-cell office:value-type="float" office:value="3.8662">
            <text:p>3,8662</text:p>
          </table:table-cell>
          <table:table-cell office:value-type="float" office:value="43.60705">
            <text:p>43,607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96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706">
            <text:p>706</text:p>
          </table:table-cell>
          <table:table-cell office:value-type="float" office:value="3.8656">
            <text:p>3,8656</text:p>
          </table:table-cell>
          <table:table-cell office:value-type="float" office:value="43.60715">
            <text:p>43,607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7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679">
            <text:p>4679</text:p>
          </table:table-cell>
          <table:table-cell office:value-type="float" office:value="3.86613">
            <text:p>3,86613</text:p>
          </table:table-cell>
          <table:table-cell office:value-type="float" office:value="43.60854">
            <text:p>43,608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4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660">
            <text:p>4660</text:p>
          </table:table-cell>
          <table:table-cell office:value-type="float" office:value="3.86677">
            <text:p>3,86677</text:p>
          </table:table-cell>
          <table:table-cell office:value-type="float" office:value="43.60853">
            <text:p>43,608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34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4661">
            <text:p>4661</text:p>
          </table:table-cell>
          <table:table-cell office:value-type="float" office:value="3.867">
            <text:p>3,867</text:p>
          </table:table-cell>
          <table:table-cell office:value-type="float" office:value="43.60865">
            <text:p>43,608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5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4671">
            <text:p>4671</text:p>
          </table:table-cell>
          <table:table-cell office:value-type="float" office:value="3.86714">
            <text:p>3,86714</text:p>
          </table:table-cell>
          <table:table-cell office:value-type="float" office:value="43.60778">
            <text:p>43,607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9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673">
            <text:p>4673</text:p>
          </table:table-cell>
          <table:table-cell office:value-type="float" office:value="3.86714">
            <text:p>3,86714</text:p>
          </table:table-cell>
          <table:table-cell office:value-type="float" office:value="43.60795">
            <text:p>43,607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4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8873">
            <text:p>8873</text:p>
          </table:table-cell>
          <table:table-cell office:value-type="float" office:value="3.8672">
            <text:p>3,8672</text:p>
          </table:table-cell>
          <table:table-cell office:value-type="float" office:value="43.60738">
            <text:p>43,6073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88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4693">
            <text:p>4693</text:p>
          </table:table-cell>
          <table:table-cell office:value-type="float" office:value="3.86754">
            <text:p>3,86754</text:p>
          </table:table-cell>
          <table:table-cell office:value-type="float" office:value="43.60661">
            <text:p>43,606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68</text:p>
          </table:table-cell>
          <table:table-cell office:value-type="float" office:value="2223">
            <text:p>2223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4693">
            <text:p>4693</text:p>
          </table:table-cell>
          <table:table-cell office:value-type="float" office:value="3.86792">
            <text:p>3,86792</text:p>
          </table:table-cell>
          <table:table-cell office:value-type="float" office:value="43.60711">
            <text:p>43,607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8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4692">
            <text:p>4692</text:p>
          </table:table-cell>
          <table:table-cell office:value-type="float" office:value="3.86782">
            <text:p>3,86782</text:p>
          </table:table-cell>
          <table:table-cell office:value-type="float" office:value="43.6073">
            <text:p>43,607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1</text:p>
          </table:table-cell>
          <table:table-cell office:value-type="float" office:value="2225">
            <text:p>2225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4691">
            <text:p>4691</text:p>
          </table:table-cell>
          <table:table-cell office:value-type="float" office:value="3.8695">
            <text:p>3,8695</text:p>
          </table:table-cell>
          <table:table-cell office:value-type="float" office:value="43.60738">
            <text:p>43,607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1</text:p>
          </table:table-cell>
          <table:table-cell office:value-type="float" office:value="2226">
            <text:p>2226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755">
            <text:p>755</text:p>
          </table:table-cell>
          <table:table-cell office:value-type="float" office:value="3.86851">
            <text:p>3,86851</text:p>
          </table:table-cell>
          <table:table-cell office:value-type="float" office:value="43.60623">
            <text:p>43,606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9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791">
            <text:p>791</text:p>
          </table:table-cell>
          <table:table-cell office:value-type="float" office:value="3.86972">
            <text:p>3,86972</text:p>
          </table:table-cell>
          <table:table-cell office:value-type="float" office:value="43.60643">
            <text:p>43,606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42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791">
            <text:p>791</text:p>
          </table:table-cell>
          <table:table-cell office:value-type="float" office:value="3.86918">
            <text:p>3,86918</text:p>
          </table:table-cell>
          <table:table-cell office:value-type="float" office:value="43.60592">
            <text:p>43,605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42</text:p>
          </table:table-cell>
          <table:table-cell office:value-type="float" office:value="2229">
            <text:p>222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757">
            <text:p>757</text:p>
          </table:table-cell>
          <table:table-cell office:value-type="float" office:value="3.86903">
            <text:p>3,86903</text:p>
          </table:table-cell>
          <table:table-cell office:value-type="float" office:value="43.60596">
            <text:p>43,605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2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756">
            <text:p>756</text:p>
          </table:table-cell>
          <table:table-cell office:value-type="float" office:value="3.86816">
            <text:p>3,86816</text:p>
          </table:table-cell>
          <table:table-cell office:value-type="float" office:value="43.60641">
            <text:p>43,606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2</text:p>
          </table:table-cell>
          <table:table-cell office:value-type="float" office:value="2231">
            <text:p>223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71">
            <text:p>771</text:p>
          </table:table-cell>
          <table:table-cell office:value-type="float" office:value="3.86799">
            <text:p>3,86799</text:p>
          </table:table-cell>
          <table:table-cell office:value-type="float" office:value="43.60638">
            <text:p>43,606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7</text:p>
          </table:table-cell>
          <table:table-cell office:value-type="float" office:value="2232">
            <text:p>2232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773">
            <text:p>773</text:p>
          </table:table-cell>
          <table:table-cell office:value-type="float" office:value="3.86758">
            <text:p>3,86758</text:p>
          </table:table-cell>
          <table:table-cell office:value-type="float" office:value="43.60526">
            <text:p>43,605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6</text:p>
          </table:table-cell>
          <table:table-cell office:value-type="float" office:value="2233">
            <text:p>2233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760">
            <text:p>760</text:p>
          </table:table-cell>
          <table:table-cell office:value-type="float" office:value="3.86914">
            <text:p>3,86914</text:p>
          </table:table-cell>
          <table:table-cell office:value-type="float" office:value="43.60541">
            <text:p>43,605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6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760">
            <text:p>760</text:p>
          </table:table-cell>
          <table:table-cell office:value-type="float" office:value="3.8698">
            <text:p>3,8698</text:p>
          </table:table-cell>
          <table:table-cell office:value-type="float" office:value="43.60502">
            <text:p>43,605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46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3.86921">
            <text:p>3,86921</text:p>
          </table:table-cell>
          <table:table-cell office:value-type="float" office:value="43.60546">
            <text:p>43,605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4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3.87002">
            <text:p>3,87002</text:p>
          </table:table-cell>
          <table:table-cell office:value-type="float" office:value="43.60611">
            <text:p>43,606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4</text:p>
          </table:table-cell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3.87008">
            <text:p>3,87008</text:p>
          </table:table-cell>
          <table:table-cell office:value-type="float" office:value="43.60616">
            <text:p>43,60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84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787">
            <text:p>787</text:p>
          </table:table-cell>
          <table:table-cell office:value-type="float" office:value="3.87016">
            <text:p>3,87016</text:p>
          </table:table-cell>
          <table:table-cell office:value-type="float" office:value="43.60616">
            <text:p>43,60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5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786">
            <text:p>786</text:p>
          </table:table-cell>
          <table:table-cell office:value-type="float" office:value="3.87118">
            <text:p>3,87118</text:p>
          </table:table-cell>
          <table:table-cell office:value-type="float" office:value="43.60567">
            <text:p>43,605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55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float" office:value="804">
            <text:p>804</text:p>
          </table:table-cell>
          <table:table-cell office:value-type="float" office:value="3.87086">
            <text:p>3,87086</text:p>
          </table:table-cell>
          <table:table-cell office:value-type="float" office:value="43.60605">
            <text:p>43,606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71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800">
            <text:p>800</text:p>
          </table:table-cell>
          <table:table-cell office:value-type="float" office:value="3.87121">
            <text:p>3,87121</text:p>
          </table:table-cell>
          <table:table-cell office:value-type="float" office:value="43.60569">
            <text:p>43,605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799">
            <text:p>799</text:p>
          </table:table-cell>
          <table:table-cell office:value-type="float" office:value="3.87167">
            <text:p>3,87167</text:p>
          </table:table-cell>
          <table:table-cell office:value-type="float" office:value="43.60585">
            <text:p>43,605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5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797">
            <text:p>797</text:p>
          </table:table-cell>
          <table:table-cell office:value-type="float" office:value="3.87283">
            <text:p>3,87283</text:p>
          </table:table-cell>
          <table:table-cell office:value-type="float" office:value="43.605">
            <text:p>43,6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8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856">
            <text:p>856</text:p>
          </table:table-cell>
          <table:table-cell office:value-type="float" office:value="3.8742">
            <text:p>3,8742</text:p>
          </table:table-cell>
          <table:table-cell office:value-type="float" office:value="43.60489">
            <text:p>43,604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11</text:p>
          </table:table-cell>
          <table:table-cell office:value-type="float" office:value="2245">
            <text:p>2245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858">
            <text:p>858</text:p>
          </table:table-cell>
          <table:table-cell office:value-type="float" office:value="3.87352">
            <text:p>3,87352</text:p>
          </table:table-cell>
          <table:table-cell office:value-type="float" office:value="43.60454">
            <text:p>43,604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6</text:p>
          </table:table-cell>
          <table:table-cell office:value-type="float" office:value="2246">
            <text:p>2246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12">
            <text:p>812</text:p>
          </table:table-cell>
          <table:table-cell office:value-type="float" office:value="3.87368">
            <text:p>3,87368</text:p>
          </table:table-cell>
          <table:table-cell office:value-type="float" office:value="43.60446">
            <text:p>43,6044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9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5662">
            <text:p>5662</text:p>
          </table:table-cell>
          <table:table-cell office:value-type="float" office:value="3.87351">
            <text:p>3,87351</text:p>
          </table:table-cell>
          <table:table-cell office:value-type="float" office:value="43.60427">
            <text:p>43,604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666">
            <text:p>5666</text:p>
          </table:table-cell>
          <table:table-cell office:value-type="float" office:value="3.87367">
            <text:p>3,87367</text:p>
          </table:table-cell>
          <table:table-cell office:value-type="float" office:value="43.60433">
            <text:p>43,6043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34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664">
            <text:p>5664</text:p>
          </table:table-cell>
          <table:table-cell office:value-type="float" office:value="3.87447">
            <text:p>3,87447</text:p>
          </table:table-cell>
          <table:table-cell office:value-type="float" office:value="43.60394">
            <text:p>43,603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34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664">
            <text:p>5664</text:p>
          </table:table-cell>
          <table:table-cell office:value-type="float" office:value="3.87461">
            <text:p>3,87461</text:p>
          </table:table-cell>
          <table:table-cell office:value-type="float" office:value="43.60388">
            <text:p>43,603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34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5679">
            <text:p>5679</text:p>
          </table:table-cell>
          <table:table-cell office:value-type="float" office:value="3.87476">
            <text:p>3,87476</text:p>
          </table:table-cell>
          <table:table-cell office:value-type="float" office:value="43.60354">
            <text:p>43,6035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7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853">
            <text:p>853</text:p>
          </table:table-cell>
          <table:table-cell office:value-type="float" office:value="3.87495">
            <text:p>3,87495</text:p>
          </table:table-cell>
          <table:table-cell office:value-type="float" office:value="43.60435">
            <text:p>43,604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7</text:p>
          </table:table-cell>
          <table:table-cell office:value-type="float" office:value="2253">
            <text:p>2253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853">
            <text:p>853</text:p>
          </table:table-cell>
          <table:table-cell office:value-type="float" office:value="3.87512">
            <text:p>3,87512</text:p>
          </table:table-cell>
          <table:table-cell office:value-type="float" office:value="43.60509">
            <text:p>43,6050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7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32">
            <text:p>32</text:p>
          </table:table-cell>
          <table:table-cell office:value-type="float" office:value="3.87466">
            <text:p>3,87466</text:p>
          </table:table-cell>
          <table:table-cell office:value-type="float" office:value="43.60521">
            <text:p>43,605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43</text:p>
          </table:table-cell>
          <table:table-cell office:value-type="float" office:value="2255">
            <text:p>2255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5">
            <text:p>25</text:p>
          </table:table-cell>
          <table:table-cell office:value-type="float" office:value="3.87344">
            <text:p>3,87344</text:p>
          </table:table-cell>
          <table:table-cell office:value-type="float" office:value="43.60567">
            <text:p>43,6056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8</text:p>
          </table:table-cell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3">
            <text:p>803</text:p>
          </table:table-cell>
          <table:table-cell office:value-type="float" office:value="3.87326">
            <text:p>3,87326</text:p>
          </table:table-cell>
          <table:table-cell office:value-type="float" office:value="43.6059">
            <text:p>43,60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2">
            <text:p>802</text:p>
          </table:table-cell>
          <table:table-cell office:value-type="float" office:value="3.87222">
            <text:p>3,87222</text:p>
          </table:table-cell>
          <table:table-cell office:value-type="float" office:value="43.60641">
            <text:p>43,606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58">
            <text:p>2258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5">
            <text:p>805</text:p>
          </table:table-cell>
          <table:table-cell office:value-type="float" office:value="3.87216">
            <text:p>3,87216</text:p>
          </table:table-cell>
          <table:table-cell office:value-type="float" office:value="43.60645">
            <text:p>43,606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06">
            <text:p>806</text:p>
          </table:table-cell>
          <table:table-cell office:value-type="float" office:value="3.87102">
            <text:p>3,87102</text:p>
          </table:table-cell>
          <table:table-cell office:value-type="float" office:value="43.60703">
            <text:p>43,6070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97">
            <text:p>4697</text:p>
          </table:table-cell>
          <table:table-cell office:value-type="float" office:value="3.87064">
            <text:p>3,87064</text:p>
          </table:table-cell>
          <table:table-cell office:value-type="float" office:value="43.60723">
            <text:p>43,6072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99">
            <text:p>4699</text:p>
          </table:table-cell>
          <table:table-cell office:value-type="float" office:value="3.86998">
            <text:p>3,86998</text:p>
          </table:table-cell>
          <table:table-cell office:value-type="float" office:value="43.60757">
            <text:p>43,607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4696">
            <text:p>4696</text:p>
          </table:table-cell>
          <table:table-cell office:value-type="float" office:value="3.86985">
            <text:p>3,86985</text:p>
          </table:table-cell>
          <table:table-cell office:value-type="float" office:value="43.60763">
            <text:p>43,6076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9</text:p>
          </table:table-cell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68">
            <text:p>4668</text:p>
          </table:table-cell>
          <table:table-cell office:value-type="float" office:value="3.86898">
            <text:p>3,86898</text:p>
          </table:table-cell>
          <table:table-cell office:value-type="float" office:value="43.60806">
            <text:p>43,6080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674">
            <text:p>4674</text:p>
          </table:table-cell>
          <table:table-cell office:value-type="float" office:value="3.86838">
            <text:p>3,86838</text:p>
          </table:table-cell>
          <table:table-cell office:value-type="float" office:value="43.60835">
            <text:p>43,6083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8</text:p>
          </table:table-cell>
          <table:table-cell office:value-type="float" office:value="2265">
            <text:p>226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4675">
            <text:p>4675</text:p>
          </table:table-cell>
          <table:table-cell office:value-type="float" office:value="3.86716">
            <text:p>3,86716</text:p>
          </table:table-cell>
          <table:table-cell office:value-type="float" office:value="43.60764">
            <text:p>43,607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2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766">
            <text:p>766</text:p>
          </table:table-cell>
          <table:table-cell office:value-type="float" office:value="3.8672">
            <text:p>3,8672</text:p>
          </table:table-cell>
          <table:table-cell office:value-type="float" office:value="43.6074">
            <text:p>43,60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4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815">
            <text:p>815</text:p>
          </table:table-cell>
          <table:table-cell office:value-type="float" office:value="3.87078">
            <text:p>3,87078</text:p>
          </table:table-cell>
          <table:table-cell office:value-type="float" office:value="43.60715">
            <text:p>43,607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4</text:p>
          </table:table-cell>
          <table:table-cell office:value-type="float" office:value="2268">
            <text:p>2268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816">
            <text:p>816</text:p>
          </table:table-cell>
          <table:table-cell office:value-type="float" office:value="3.87271">
            <text:p>3,87271</text:p>
          </table:table-cell>
          <table:table-cell office:value-type="float" office:value="43.60715">
            <text:p>43,607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2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814">
            <text:p>814</text:p>
          </table:table-cell>
          <table:table-cell office:value-type="float" office:value="3.87222">
            <text:p>3,87222</text:p>
          </table:table-cell>
          <table:table-cell office:value-type="float" office:value="43.60641">
            <text:p>43,606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36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807">
            <text:p>807</text:p>
          </table:table-cell>
          <table:table-cell office:value-type="float" office:value="3.87271">
            <text:p>3,87271</text:p>
          </table:table-cell>
          <table:table-cell office:value-type="float" office:value="43.60715">
            <text:p>43,607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6</text:p>
          </table:table-cell>
          <table:table-cell office:value-type="float" office:value="2271">
            <text:p>2271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4711">
            <text:p>4711</text:p>
          </table:table-cell>
          <table:table-cell office:value-type="float" office:value="3.87298">
            <text:p>3,87298</text:p>
          </table:table-cell>
          <table:table-cell office:value-type="float" office:value="43.60764">
            <text:p>43,607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7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101">
            <text:p>101</text:p>
          </table:table-cell>
          <table:table-cell office:value-type="float" office:value="3.87298">
            <text:p>3,87298</text:p>
          </table:table-cell>
          <table:table-cell office:value-type="float" office:value="43.60764">
            <text:p>43,6076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6</text:p>
          </table:table-cell>
          <table:table-cell office:value-type="float" office:value="2273">
            <text:p>2273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100">
            <text:p>100</text:p>
          </table:table-cell>
          <table:table-cell office:value-type="float" office:value="3.87415">
            <text:p>3,87415</text:p>
          </table:table-cell>
          <table:table-cell office:value-type="float" office:value="43.60708">
            <text:p>43,60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67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94">
            <text:p>94</text:p>
          </table:table-cell>
          <table:table-cell office:value-type="float" office:value="3.87415">
            <text:p>3,87415</text:p>
          </table:table-cell>
          <table:table-cell office:value-type="float" office:value="43.60708">
            <text:p>43,60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83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817">
            <text:p>817</text:p>
          </table:table-cell>
          <table:table-cell office:value-type="float" office:value="3.87295">
            <text:p>3,87295</text:p>
          </table:table-cell>
          <table:table-cell office:value-type="float" office:value="43.60606">
            <text:p>43,6060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3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18">
            <text:p>818</text:p>
          </table:table-cell>
          <table:table-cell office:value-type="float" office:value="3.87355">
            <text:p>3,87355</text:p>
          </table:table-cell>
          <table:table-cell office:value-type="float" office:value="43.60595">
            <text:p>43,6059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83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89">
            <text:p>89</text:p>
          </table:table-cell>
          <table:table-cell office:value-type="float" office:value="3.87426">
            <text:p>3,87426</text:p>
          </table:table-cell>
          <table:table-cell office:value-type="float" office:value="43.60739">
            <text:p>43,6073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05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50">
            <text:p>150</text:p>
          </table:table-cell>
          <table:table-cell office:value-type="float" office:value="3.87303">
            <text:p>3,87303</text:p>
          </table:table-cell>
          <table:table-cell office:value-type="float" office:value="43.60858">
            <text:p>43,608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67</text:p>
          </table:table-cell>
          <table:table-cell office:value-type="float" office:value="2279">
            <text:p>2279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95">
            <text:p>95</text:p>
          </table:table-cell>
          <table:table-cell office:value-type="float" office:value="3.87244">
            <text:p>3,87244</text:p>
          </table:table-cell>
          <table:table-cell office:value-type="float" office:value="43.60977">
            <text:p>43,609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20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4723">
            <text:p>4723</text:p>
          </table:table-cell>
          <table:table-cell office:value-type="float" office:value="3.87133">
            <text:p>3,87133</text:p>
          </table:table-cell>
          <table:table-cell office:value-type="float" office:value="43.60954">
            <text:p>43,609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6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4718">
            <text:p>4718</text:p>
          </table:table-cell>
          <table:table-cell office:value-type="float" office:value="3.87151">
            <text:p>3,87151</text:p>
          </table:table-cell>
          <table:table-cell office:value-type="float" office:value="43.60831">
            <text:p>43,608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65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4718">
            <text:p>4718</text:p>
          </table:table-cell>
          <table:table-cell office:value-type="float" office:value="3.87151">
            <text:p>3,87151</text:p>
          </table:table-cell>
          <table:table-cell office:value-type="float" office:value="43.60831">
            <text:p>43,608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65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725">
            <text:p>4725</text:p>
          </table:table-cell>
          <table:table-cell office:value-type="float" office:value="3.87066">
            <text:p>3,87066</text:p>
          </table:table-cell>
          <table:table-cell office:value-type="float" office:value="43.60924">
            <text:p>43,609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20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725">
            <text:p>4725</text:p>
          </table:table-cell>
          <table:table-cell office:value-type="float" office:value="3.87107">
            <text:p>3,87107</text:p>
          </table:table-cell>
          <table:table-cell office:value-type="float" office:value="43.60971">
            <text:p>43,609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20</text:p>
          </table:table-cell>
          <table:table-cell office:value-type="float" office:value="2285">
            <text:p>2285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724">
            <text:p>4724</text:p>
          </table:table-cell>
          <table:table-cell office:value-type="float" office:value="3.8717">
            <text:p>3,8717</text:p>
          </table:table-cell>
          <table:table-cell office:value-type="float" office:value="43.61043">
            <text:p>43,610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88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586">
            <text:p>4586</text:p>
          </table:table-cell>
          <table:table-cell office:value-type="float" office:value="3.87001">
            <text:p>3,87001</text:p>
          </table:table-cell>
          <table:table-cell office:value-type="float" office:value="43.61047">
            <text:p>43,610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1</text:p>
          </table:table-cell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4587">
            <text:p>4587</text:p>
          </table:table-cell>
          <table:table-cell office:value-type="float" office:value="3.87036">
            <text:p>3,87036</text:p>
          </table:table-cell>
          <table:table-cell office:value-type="float" office:value="43.61011">
            <text:p>43,610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66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664">
            <text:p>4664</text:p>
          </table:table-cell>
          <table:table-cell office:value-type="float" office:value="3.86967">
            <text:p>3,86967</text:p>
          </table:table-cell>
          <table:table-cell office:value-type="float" office:value="43.60983">
            <text:p>43,609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1</text:p>
          </table:table-cell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52">
            <text:p>152</text:p>
          </table:table-cell>
          <table:table-cell office:value-type="float" office:value="3.87484">
            <text:p>3,87484</text:p>
          </table:table-cell>
          <table:table-cell office:value-type="float" office:value="43.60569">
            <text:p>43,605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64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91">
            <text:p>91</text:p>
          </table:table-cell>
          <table:table-cell office:value-type="float" office:value="3.87502">
            <text:p>3,87502</text:p>
          </table:table-cell>
          <table:table-cell office:value-type="float" office:value="43.60679">
            <text:p>43,606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03</text:p>
          </table:table-cell>
          <table:table-cell office:value-type="float" office:value="2291">
            <text:p>229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91">
            <text:p>91</text:p>
          </table:table-cell>
          <table:table-cell office:value-type="float" office:value="3.87506">
            <text:p>3,87506</text:p>
          </table:table-cell>
          <table:table-cell office:value-type="float" office:value="43.60684">
            <text:p>43,606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03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838">
            <text:p>838</text:p>
          </table:table-cell>
          <table:table-cell office:value-type="float" office:value="3.87616">
            <text:p>3,87616</text:p>
          </table:table-cell>
          <table:table-cell office:value-type="float" office:value="43.60604">
            <text:p>43,6060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9</text:p>
          </table:table-cell>
          <table:table-cell office:value-type="float" office:value="2293">
            <text:p>229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575">
            <text:p>12575</text:p>
          </table:table-cell>
          <table:table-cell office:value-type="float" office:value="3.87643">
            <text:p>3,87643</text:p>
          </table:table-cell>
          <table:table-cell office:value-type="float" office:value="43.60635">
            <text:p>43,6063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65">
            <text:p>865</text:p>
          </table:table-cell>
          <table:table-cell office:value-type="float" office:value="3.87616">
            <text:p>3,87616</text:p>
          </table:table-cell>
          <table:table-cell office:value-type="float" office:value="43.60604">
            <text:p>43,60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6296">
            <text:p>6296</text:p>
          </table:table-cell>
          <table:table-cell office:value-type="float" office:value="3.87606">
            <text:p>3,87606</text:p>
          </table:table-cell>
          <table:table-cell office:value-type="float" office:value="43.60587">
            <text:p>43,605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62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6289">
            <text:p>6289</text:p>
          </table:table-cell>
          <table:table-cell office:value-type="float" office:value="3.8755">
            <text:p>3,8755</text:p>
          </table:table-cell>
          <table:table-cell office:value-type="float" office:value="43.60595">
            <text:p>43,605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9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13">
            <text:p>113</text:p>
          </table:table-cell>
          <table:table-cell office:value-type="float" office:value="3.87509">
            <text:p>3,87509</text:p>
          </table:table-cell>
          <table:table-cell office:value-type="float" office:value="43.60552">
            <text:p>43,605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9</text:p>
          </table:table-cell>
          <table:table-cell office:value-type="float" office:value="2298">
            <text:p>2298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02">
            <text:p>102</text:p>
          </table:table-cell>
          <table:table-cell office:value-type="float" office:value="3.87553">
            <text:p>3,87553</text:p>
          </table:table-cell>
          <table:table-cell office:value-type="float" office:value="43.60522">
            <text:p>43,605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299">
            <text:p>229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867">
            <text:p>867</text:p>
          </table:table-cell>
          <table:table-cell office:value-type="float" office:value="3.87634">
            <text:p>3,87634</text:p>
          </table:table-cell>
          <table:table-cell office:value-type="float" office:value="43.6055">
            <text:p>43,60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77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820">
            <text:p>820</text:p>
          </table:table-cell>
          <table:table-cell office:value-type="float" office:value="3.87651">
            <text:p>3,87651</text:p>
          </table:table-cell>
          <table:table-cell office:value-type="float" office:value="43.60559">
            <text:p>43,605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17</text:p>
          </table:table-cell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820">
            <text:p>820</text:p>
          </table:table-cell>
          <table:table-cell office:value-type="float" office:value="3.87663">
            <text:p>3,87663</text:p>
          </table:table-cell>
          <table:table-cell office:value-type="float" office:value="43.60484">
            <text:p>43,604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17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9">
            <text:p>829</text:p>
          </table:table-cell>
          <table:table-cell office:value-type="float" office:value="3.87624">
            <text:p>3,87624</text:p>
          </table:table-cell>
          <table:table-cell office:value-type="float" office:value="43.60497">
            <text:p>43,604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852">
            <text:p>852</text:p>
          </table:table-cell>
          <table:table-cell office:value-type="float" office:value="3.87608">
            <text:p>3,87608</text:p>
          </table:table-cell>
          <table:table-cell office:value-type="float" office:value="43.60468">
            <text:p>43,604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7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852">
            <text:p>852</text:p>
          </table:table-cell>
          <table:table-cell office:value-type="float" office:value="3.87645">
            <text:p>3,87645</text:p>
          </table:table-cell>
          <table:table-cell office:value-type="float" office:value="43.60448">
            <text:p>43,6044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7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826">
            <text:p>826</text:p>
          </table:table-cell>
          <table:table-cell office:value-type="float" office:value="3.87658">
            <text:p>3,87658</text:p>
          </table:table-cell>
          <table:table-cell office:value-type="float" office:value="43.60444">
            <text:p>43,604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27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27">
            <text:p>827</text:p>
          </table:table-cell>
          <table:table-cell office:value-type="float" office:value="3.8766">
            <text:p>3,8766</text:p>
          </table:table-cell>
          <table:table-cell office:value-type="float" office:value="43.60446">
            <text:p>43,604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7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27">
            <text:p>827</text:p>
          </table:table-cell>
          <table:table-cell office:value-type="float" office:value="3.8768">
            <text:p>3,8768</text:p>
          </table:table-cell>
          <table:table-cell office:value-type="float" office:value="43.60476">
            <text:p>43,604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7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822">
            <text:p>822</text:p>
          </table:table-cell>
          <table:table-cell office:value-type="float" office:value="3.87703">
            <text:p>3,87703</text:p>
          </table:table-cell>
          <table:table-cell office:value-type="float" office:value="43.60468">
            <text:p>43,604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72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832">
            <text:p>832</text:p>
          </table:table-cell>
          <table:table-cell office:value-type="float" office:value="3.87682">
            <text:p>3,87682</text:p>
          </table:table-cell>
          <table:table-cell office:value-type="float" office:value="43.60479">
            <text:p>43,604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2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832">
            <text:p>832</text:p>
          </table:table-cell>
          <table:table-cell office:value-type="float" office:value="3.87734">
            <text:p>3,87734</text:p>
          </table:table-cell>
          <table:table-cell office:value-type="float" office:value="43.60556">
            <text:p>43,605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52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303">
            <text:p>6303</text:p>
          </table:table-cell>
          <table:table-cell office:value-type="float" office:value="3.87663">
            <text:p>3,87663</text:p>
          </table:table-cell>
          <table:table-cell office:value-type="float" office:value="43.60581">
            <text:p>43,605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34">
            <text:p>834</text:p>
          </table:table-cell>
          <table:table-cell office:value-type="float" office:value="3.87689">
            <text:p>3,87689</text:p>
          </table:table-cell>
          <table:table-cell office:value-type="float" office:value="43.60588">
            <text:p>43,605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34">
            <text:p>834</text:p>
          </table:table-cell>
          <table:table-cell office:value-type="float" office:value="3.8769">
            <text:p>3,8769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50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35">
            <text:p>835</text:p>
          </table:table-cell>
          <table:table-cell office:value-type="float" office:value="3.8775">
            <text:p>3,8775</text:p>
          </table:table-cell>
          <table:table-cell office:value-type="float" office:value="43.60572">
            <text:p>43,605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6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31">
            <text:p>831</text:p>
          </table:table-cell>
          <table:table-cell office:value-type="float" office:value="3.87748">
            <text:p>3,87748</text:p>
          </table:table-cell>
          <table:table-cell office:value-type="float" office:value="43.6055">
            <text:p>43,60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7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30">
            <text:p>830</text:p>
          </table:table-cell>
          <table:table-cell office:value-type="float" office:value="3.87755">
            <text:p>3,87755</text:p>
          </table:table-cell>
          <table:table-cell office:value-type="float" office:value="43.60546">
            <text:p>43,605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56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87">
            <text:p>887</text:p>
          </table:table-cell>
          <table:table-cell office:value-type="float" office:value="3.87755">
            <text:p>3,87755</text:p>
          </table:table-cell>
          <table:table-cell office:value-type="float" office:value="43.60546">
            <text:p>43,605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7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87">
            <text:p>887</text:p>
          </table:table-cell>
          <table:table-cell office:value-type="float" office:value="3.87882">
            <text:p>3,87882</text:p>
          </table:table-cell>
          <table:table-cell office:value-type="float" office:value="43.60482">
            <text:p>43,604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7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889">
            <text:p>889</text:p>
          </table:table-cell>
          <table:table-cell office:value-type="float" office:value="3.87891">
            <text:p>3,87891</text:p>
          </table:table-cell>
          <table:table-cell office:value-type="float" office:value="43.60468">
            <text:p>43,604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75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889">
            <text:p>889</text:p>
          </table:table-cell>
          <table:table-cell office:value-type="float" office:value="3.87883">
            <text:p>3,87883</text:p>
          </table:table-cell>
          <table:table-cell office:value-type="float" office:value="43.60466">
            <text:p>43,6046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75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86">
            <text:p>886</text:p>
          </table:table-cell>
          <table:table-cell office:value-type="float" office:value="3.87902">
            <text:p>3,87902</text:p>
          </table:table-cell>
          <table:table-cell office:value-type="float" office:value="43.60471">
            <text:p>43,604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2776">
            <text:p>12776</text:p>
          </table:table-cell>
          <table:table-cell office:value-type="float" office:value="3.87913">
            <text:p>3,87913</text:p>
          </table:table-cell>
          <table:table-cell office:value-type="float" office:value="43.60466">
            <text:p>43,604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5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2776">
            <text:p>12776</text:p>
          </table:table-cell>
          <table:table-cell office:value-type="float" office:value="3.87938">
            <text:p>3,87938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5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70">
            <text:p>870</text:p>
          </table:table-cell>
          <table:table-cell office:value-type="float" office:value="3.8798">
            <text:p>3,8798</text:p>
          </table:table-cell>
          <table:table-cell office:value-type="float" office:value="43.60604">
            <text:p>43,6060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5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900">
            <text:p>900</text:p>
          </table:table-cell>
          <table:table-cell office:value-type="float" office:value="3.87904">
            <text:p>3,87904</text:p>
          </table:table-cell>
          <table:table-cell office:value-type="float" office:value="43.6067">
            <text:p>43,606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10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898">
            <text:p>898</text:p>
          </table:table-cell>
          <table:table-cell office:value-type="float" office:value="3.87916">
            <text:p>3,87916</text:p>
          </table:table-cell>
          <table:table-cell office:value-type="float" office:value="43.60668">
            <text:p>43,606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5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851">
            <text:p>851</text:p>
          </table:table-cell>
          <table:table-cell office:value-type="float" office:value="3.87743">
            <text:p>3,87743</text:p>
          </table:table-cell>
          <table:table-cell office:value-type="float" office:value="43.6063">
            <text:p>43,60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4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836">
            <text:p>836</text:p>
          </table:table-cell>
          <table:table-cell office:value-type="float" office:value="3.87743">
            <text:p>3,87743</text:p>
          </table:table-cell>
          <table:table-cell office:value-type="float" office:value="43.6063">
            <text:p>43,60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24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6300">
            <text:p>6300</text:p>
          </table:table-cell>
          <table:table-cell office:value-type="float" office:value="3.8769">
            <text:p>3,8769</text:p>
          </table:table-cell>
          <table:table-cell office:value-type="float" office:value="43.60632">
            <text:p>43,606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15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6299">
            <text:p>6299</text:p>
          </table:table-cell>
          <table:table-cell office:value-type="float" office:value="3.8763">
            <text:p>3,8763</text:p>
          </table:table-cell>
          <table:table-cell office:value-type="float" office:value="43.60649">
            <text:p>43,606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15</text:p>
          </table:table-cell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6287">
            <text:p>6287</text:p>
          </table:table-cell>
          <table:table-cell office:value-type="float" office:value="3.87572">
            <text:p>3,87572</text:p>
          </table:table-cell>
          <table:table-cell office:value-type="float" office:value="43.60675">
            <text:p>43,606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05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6748">
            <text:p>6748</text:p>
          </table:table-cell>
          <table:table-cell office:value-type="float" office:value="3.8776">
            <text:p>3,8776</text:p>
          </table:table-cell>
          <table:table-cell office:value-type="float" office:value="43.606">
            <text:p>43,6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7</text:p>
          </table:table-cell>
          <table:table-cell office:value-type="float" office:value="2333">
            <text:p>2333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6748">
            <text:p>6748</text:p>
          </table:table-cell>
          <table:table-cell office:value-type="float" office:value="3.87902">
            <text:p>3,87902</text:p>
          </table:table-cell>
          <table:table-cell office:value-type="float" office:value="43.60547">
            <text:p>43,6054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7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2775">
            <text:p>12775</text:p>
          </table:table-cell>
          <table:table-cell office:value-type="float" office:value="3.87936">
            <text:p>3,87936</text:p>
          </table:table-cell>
          <table:table-cell office:value-type="float" office:value="43.60534">
            <text:p>43,605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7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04">
            <text:p>104</text:p>
          </table:table-cell>
          <table:table-cell office:value-type="float" office:value="3.88186">
            <text:p>3,88186</text:p>
          </table:table-cell>
          <table:table-cell office:value-type="float" office:value="43.6059">
            <text:p>43,60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5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880">
            <text:p>880</text:p>
          </table:table-cell>
          <table:table-cell office:value-type="float" office:value="3.88186">
            <text:p>3,88186</text:p>
          </table:table-cell>
          <table:table-cell office:value-type="float" office:value="43.6059">
            <text:p>43,60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0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5413">
            <text:p>5413</text:p>
          </table:table-cell>
          <table:table-cell office:value-type="float" office:value="3.88151">
            <text:p>3,88151</text:p>
          </table:table-cell>
          <table:table-cell office:value-type="float" office:value="43.60776">
            <text:p>43,607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87</text:p>
          </table:table-cell>
          <table:table-cell office:value-type="float" office:value="2338">
            <text:p>2338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6348">
            <text:p>6348</text:p>
          </table:table-cell>
          <table:table-cell office:value-type="float" office:value="3.88235">
            <text:p>3,88235</text:p>
          </table:table-cell>
          <table:table-cell office:value-type="float" office:value="43.6087">
            <text:p>43,60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39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6347">
            <text:p>6347</text:p>
          </table:table-cell>
          <table:table-cell office:value-type="float" office:value="3.88256">
            <text:p>3,88256</text:p>
          </table:table-cell>
          <table:table-cell office:value-type="float" office:value="43.60841">
            <text:p>43,608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49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5408">
            <text:p>5408</text:p>
          </table:table-cell>
          <table:table-cell office:value-type="float" office:value="3.88289">
            <text:p>3,88289</text:p>
          </table:table-cell>
          <table:table-cell office:value-type="float" office:value="43.60814">
            <text:p>43,608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56</text:p>
          </table:table-cell>
          <table:table-cell office:value-type="float" office:value="2341">
            <text:p>234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5409">
            <text:p>5409</text:p>
          </table:table-cell>
          <table:table-cell office:value-type="float" office:value="3.88258">
            <text:p>3,88258</text:p>
          </table:table-cell>
          <table:table-cell office:value-type="float" office:value="43.60762">
            <text:p>43,607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0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885">
            <text:p>885</text:p>
          </table:table-cell>
          <table:table-cell office:value-type="float" office:value="3.88249">
            <text:p>3,88249</text:p>
          </table:table-cell>
          <table:table-cell office:value-type="float" office:value="43.60748">
            <text:p>43,607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0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932">
            <text:p>932</text:p>
          </table:table-cell>
          <table:table-cell office:value-type="float" office:value="3.88264">
            <text:p>3,88264</text:p>
          </table:table-cell>
          <table:table-cell office:value-type="float" office:value="43.6076">
            <text:p>43,60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4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932">
            <text:p>932</text:p>
          </table:table-cell>
          <table:table-cell office:value-type="float" office:value="3.88264">
            <text:p>3,88264</text:p>
          </table:table-cell>
          <table:table-cell office:value-type="float" office:value="43.6076">
            <text:p>43,60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64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5407">
            <text:p>5407</text:p>
          </table:table-cell>
          <table:table-cell office:value-type="float" office:value="3.88301">
            <text:p>3,88301</text:p>
          </table:table-cell>
          <table:table-cell office:value-type="float" office:value="43.6075">
            <text:p>43,60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6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5417">
            <text:p>5417</text:p>
          </table:table-cell>
          <table:table-cell office:value-type="float" office:value="3.88258">
            <text:p>3,88258</text:p>
          </table:table-cell>
          <table:table-cell office:value-type="float" office:value="43.60672">
            <text:p>43,6067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26</text:p>
          </table:table-cell>
          <table:table-cell office:value-type="float" office:value="2347">
            <text:p>2347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16">
            <text:p>5416</text:p>
          </table:table-cell>
          <table:table-cell office:value-type="float" office:value="3.88247">
            <text:p>3,88247</text:p>
          </table:table-cell>
          <table:table-cell office:value-type="float" office:value="43.6066">
            <text:p>43,60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16">
            <text:p>5416</text:p>
          </table:table-cell>
          <table:table-cell office:value-type="float" office:value="3.88225">
            <text:p>3,88225</text:p>
          </table:table-cell>
          <table:table-cell office:value-type="float" office:value="43.60682">
            <text:p>43,606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22">
            <text:p>5422</text:p>
          </table:table-cell>
          <table:table-cell office:value-type="float" office:value="3.88215">
            <text:p>3,88215</text:p>
          </table:table-cell>
          <table:table-cell office:value-type="float" office:value="43.60692">
            <text:p>43,606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422">
            <text:p>5422</text:p>
          </table:table-cell>
          <table:table-cell office:value-type="float" office:value="3.88215">
            <text:p>3,88215</text:p>
          </table:table-cell>
          <table:table-cell office:value-type="float" office:value="43.60692">
            <text:p>43,606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26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36">
            <text:p>936</text:p>
          </table:table-cell>
          <table:table-cell office:value-type="float" office:value="3.88264">
            <text:p>3,88264</text:p>
          </table:table-cell>
          <table:table-cell office:value-type="float" office:value="43.60555">
            <text:p>43,605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881">
            <text:p>881</text:p>
          </table:table-cell>
          <table:table-cell office:value-type="float" office:value="3.88297">
            <text:p>3,88297</text:p>
          </table:table-cell>
          <table:table-cell office:value-type="float" office:value="43.6055">
            <text:p>43,60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7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">
            <text:p>7</text:p>
          </table:table-cell>
          <table:table-cell office:value-type="float" office:value="3.88325">
            <text:p>3,88325</text:p>
          </table:table-cell>
          <table:table-cell office:value-type="float" office:value="43.60584">
            <text:p>43,605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67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63">
            <text:p>63</text:p>
          </table:table-cell>
          <table:table-cell office:value-type="float" office:value="3.88328">
            <text:p>3,88328</text:p>
          </table:table-cell>
          <table:table-cell office:value-type="float" office:value="43.60574">
            <text:p>43,605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97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63">
            <text:p>63</text:p>
          </table:table-cell>
          <table:table-cell office:value-type="float" office:value="3.88368">
            <text:p>3,88368</text:p>
          </table:table-cell>
          <table:table-cell office:value-type="float" office:value="43.60559">
            <text:p>43,605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97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6">
            <text:p>6</text:p>
          </table:table-cell>
          <table:table-cell office:value-type="float" office:value="3.88413">
            <text:p>3,88413</text:p>
          </table:table-cell>
          <table:table-cell office:value-type="float" office:value="43.60559">
            <text:p>43,6055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1</text:p>
          </table:table-cell>
          <table:table-cell office:value-type="float" office:value="2357">
            <text:p>2357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946">
            <text:p>946</text:p>
          </table:table-cell>
          <table:table-cell office:value-type="float" office:value="3.88562">
            <text:p>3,88562</text:p>
          </table:table-cell>
          <table:table-cell office:value-type="float" office:value="43.60582">
            <text:p>43,605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9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946">
            <text:p>946</text:p>
          </table:table-cell>
          <table:table-cell office:value-type="float" office:value="3.88581">
            <text:p>3,88581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9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1">
            <text:p>951</text:p>
          </table:table-cell>
          <table:table-cell office:value-type="float" office:value="3.88551">
            <text:p>3,88551</text:p>
          </table:table-cell>
          <table:table-cell office:value-type="float" office:value="43.6057">
            <text:p>43,60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1">
            <text:p>951</text:p>
          </table:table-cell>
          <table:table-cell office:value-type="float" office:value="3.88537">
            <text:p>3,88537</text:p>
          </table:table-cell>
          <table:table-cell office:value-type="float" office:value="43.60536">
            <text:p>43,6053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1">
            <text:p>951</text:p>
          </table:table-cell>
          <table:table-cell office:value-type="float" office:value="3.88525">
            <text:p>3,88525</text:p>
          </table:table-cell>
          <table:table-cell office:value-type="float" office:value="43.60506">
            <text:p>43,605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4">
            <text:p>954</text:p>
          </table:table-cell>
          <table:table-cell office:value-type="float" office:value="3.88516">
            <text:p>3,88516</text:p>
          </table:table-cell>
          <table:table-cell office:value-type="float" office:value="43.60501">
            <text:p>43,605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52">
            <text:p>952</text:p>
          </table:table-cell>
          <table:table-cell office:value-type="float" office:value="3.88517">
            <text:p>3,88517</text:p>
          </table:table-cell>
          <table:table-cell office:value-type="float" office:value="43.60487">
            <text:p>43,6048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5481">
            <text:p>5481</text:p>
          </table:table-cell>
          <table:table-cell office:value-type="float" office:value="3.88513">
            <text:p>3,88513</text:p>
          </table:table-cell>
          <table:table-cell office:value-type="float" office:value="43.60475">
            <text:p>43,604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6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44">
            <text:p>944</text:p>
          </table:table-cell>
          <table:table-cell office:value-type="float" office:value="3.88505">
            <text:p>3,88505</text:p>
          </table:table-cell>
          <table:table-cell office:value-type="float" office:value="43.60454">
            <text:p>43,6045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3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3">
            <text:p>953</text:p>
          </table:table-cell>
          <table:table-cell office:value-type="float" office:value="3.8854">
            <text:p>3,8854</text:p>
          </table:table-cell>
          <table:table-cell office:value-type="float" office:value="43.60497">
            <text:p>43,604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3">
            <text:p>953</text:p>
          </table:table-cell>
          <table:table-cell office:value-type="float" office:value="3.88538">
            <text:p>3,88538</text:p>
          </table:table-cell>
          <table:table-cell office:value-type="float" office:value="43.60497">
            <text:p>43,604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53">
            <text:p>953</text:p>
          </table:table-cell>
          <table:table-cell office:value-type="float" office:value="3.88615">
            <text:p>3,88615</text:p>
          </table:table-cell>
          <table:table-cell office:value-type="float" office:value="43.60482">
            <text:p>43,604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0">
            <text:p>110</text:p>
          </table:table-cell>
          <table:table-cell office:value-type="float" office:value="3.88622">
            <text:p>3,88622</text:p>
          </table:table-cell>
          <table:table-cell office:value-type="float" office:value="43.60471">
            <text:p>43,604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0">
            <text:p>110</text:p>
          </table:table-cell>
          <table:table-cell office:value-type="float" office:value="3.88623">
            <text:p>3,88623</text:p>
          </table:table-cell>
          <table:table-cell office:value-type="float" office:value="43.60475">
            <text:p>43,604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1">
            <text:p>111</text:p>
          </table:table-cell>
          <table:table-cell office:value-type="float" office:value="3.88626">
            <text:p>3,88626</text:p>
          </table:table-cell>
          <table:table-cell office:value-type="float" office:value="43.60483">
            <text:p>43,604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11">
            <text:p>111</text:p>
          </table:table-cell>
          <table:table-cell office:value-type="float" office:value="3.8864">
            <text:p>3,8864</text:p>
          </table:table-cell>
          <table:table-cell office:value-type="float" office:value="43.60521">
            <text:p>43,6052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947">
            <text:p>947</text:p>
          </table:table-cell>
          <table:table-cell office:value-type="float" office:value="3.88593">
            <text:p>3,88593</text:p>
          </table:table-cell>
          <table:table-cell office:value-type="float" office:value="43.60533">
            <text:p>43,6053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84</text:p>
          </table:table-cell>
          <table:table-cell office:value-type="float" office:value="2374">
            <text:p>2374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29">
            <text:p>29</text:p>
          </table:table-cell>
          <table:table-cell office:value-type="float" office:value="3.88644">
            <text:p>3,88644</text:p>
          </table:table-cell>
          <table:table-cell office:value-type="float" office:value="43.60532">
            <text:p>43,605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7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5428">
            <text:p>5428</text:p>
          </table:table-cell>
          <table:table-cell office:value-type="float" office:value="3.88296">
            <text:p>3,88296</text:p>
          </table:table-cell>
          <table:table-cell office:value-type="float" office:value="43.60639">
            <text:p>43,606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426">
            <text:p>5426</text:p>
          </table:table-cell>
          <table:table-cell office:value-type="float" office:value="3.88282">
            <text:p>3,88282</text:p>
          </table:table-cell>
          <table:table-cell office:value-type="float" office:value="43.6064">
            <text:p>43,606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00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5429">
            <text:p>5429</text:p>
          </table:table-cell>
          <table:table-cell office:value-type="float" office:value="3.88404">
            <text:p>3,88404</text:p>
          </table:table-cell>
          <table:table-cell office:value-type="float" office:value="43.60629">
            <text:p>43,606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5</text:p>
          </table:table-cell>
          <table:table-cell office:value-type="float" office:value="2378">
            <text:p>2378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5429">
            <text:p>5429</text:p>
          </table:table-cell>
          <table:table-cell office:value-type="float" office:value="3.88433">
            <text:p>3,88433</text:p>
          </table:table-cell>
          <table:table-cell office:value-type="float" office:value="43.60703">
            <text:p>43,607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95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5429">
            <text:p>5429</text:p>
          </table:table-cell>
          <table:table-cell office:value-type="float" office:value="3.88462">
            <text:p>3,88462</text:p>
          </table:table-cell>
          <table:table-cell office:value-type="float" office:value="43.60755">
            <text:p>43,607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95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7208">
            <text:p>7208</text:p>
          </table:table-cell>
          <table:table-cell office:value-type="float" office:value="3.88326">
            <text:p>3,88326</text:p>
          </table:table-cell>
          <table:table-cell office:value-type="float" office:value="43.60629">
            <text:p>43,606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79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62">
            <text:p>62</text:p>
          </table:table-cell>
          <table:table-cell office:value-type="float" office:value="3.88434">
            <text:p>3,88434</text:p>
          </table:table-cell>
          <table:table-cell office:value-type="float" office:value="43.60632">
            <text:p>43,606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2">
            <text:p>238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430">
            <text:p>5430</text:p>
          </table:table-cell>
          <table:table-cell office:value-type="float" office:value="3.88464">
            <text:p>3,88464</text:p>
          </table:table-cell>
          <table:table-cell office:value-type="float" office:value="43.60639">
            <text:p>43,6063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8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430">
            <text:p>5430</text:p>
          </table:table-cell>
          <table:table-cell office:value-type="float" office:value="3.88495">
            <text:p>3,88495</text:p>
          </table:table-cell>
          <table:table-cell office:value-type="float" office:value="43.60713">
            <text:p>43,607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8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40">
            <text:p>940</text:p>
          </table:table-cell>
          <table:table-cell office:value-type="float" office:value="3.88488">
            <text:p>3,88488</text:p>
          </table:table-cell>
          <table:table-cell office:value-type="float" office:value="43.60632">
            <text:p>43,606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49">
            <text:p>949</text:p>
          </table:table-cell>
          <table:table-cell office:value-type="float" office:value="3.88602">
            <text:p>3,88602</text:p>
          </table:table-cell>
          <table:table-cell office:value-type="float" office:value="43.60606">
            <text:p>43,606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45">
            <text:p>3845</text:p>
          </table:table-cell>
          <table:table-cell office:value-type="float" office:value="3.88661">
            <text:p>3,88661</text:p>
          </table:table-cell>
          <table:table-cell office:value-type="float" office:value="43.60585">
            <text:p>43,605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845">
            <text:p>3845</text:p>
          </table:table-cell>
          <table:table-cell office:value-type="float" office:value="3.88753">
            <text:p>3,88753</text:p>
          </table:table-cell>
          <table:table-cell office:value-type="float" office:value="43.60558">
            <text:p>43,605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5825">
            <text:p>5825</text:p>
          </table:table-cell>
          <table:table-cell office:value-type="float" office:value="3.88812">
            <text:p>3,88812</text:p>
          </table:table-cell>
          <table:table-cell office:value-type="float" office:value="43.6052">
            <text:p>43,60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3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5824">
            <text:p>5824</text:p>
          </table:table-cell>
          <table:table-cell office:value-type="float" office:value="3.88852">
            <text:p>3,88852</text:p>
          </table:table-cell>
          <table:table-cell office:value-type="float" office:value="43.60469">
            <text:p>43,604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3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5824">
            <text:p>5824</text:p>
          </table:table-cell>
          <table:table-cell office:value-type="float" office:value="3.88858">
            <text:p>3,88858</text:p>
          </table:table-cell>
          <table:table-cell office:value-type="float" office:value="43.6046">
            <text:p>43,604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3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63">
            <text:p>963</text:p>
          </table:table-cell>
          <table:table-cell office:value-type="float" office:value="3.88822">
            <text:p>3,88822</text:p>
          </table:table-cell>
          <table:table-cell office:value-type="float" office:value="43.60439">
            <text:p>43,604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4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68">
            <text:p>968</text:p>
          </table:table-cell>
          <table:table-cell office:value-type="float" office:value="3.88819">
            <text:p>3,88819</text:p>
          </table:table-cell>
          <table:table-cell office:value-type="float" office:value="43.60435">
            <text:p>43,604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4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68">
            <text:p>968</text:p>
          </table:table-cell>
          <table:table-cell office:value-type="float" office:value="3.88801">
            <text:p>3,88801</text:p>
          </table:table-cell>
          <table:table-cell office:value-type="float" office:value="43.60411">
            <text:p>43,604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4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2">
            <text:p>962</text:p>
          </table:table-cell>
          <table:table-cell office:value-type="float" office:value="3.88819">
            <text:p>3,88819</text:p>
          </table:table-cell>
          <table:table-cell office:value-type="float" office:value="43.6044">
            <text:p>43,60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2">
            <text:p>962</text:p>
          </table:table-cell>
          <table:table-cell office:value-type="float" office:value="3.88772">
            <text:p>3,88772</text:p>
          </table:table-cell>
          <table:table-cell office:value-type="float" office:value="43.6045">
            <text:p>43,60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5827">
            <text:p>5827</text:p>
          </table:table-cell>
          <table:table-cell office:value-type="float" office:value="3.88783">
            <text:p>3,88783</text:p>
          </table:table-cell>
          <table:table-cell office:value-type="float" office:value="43.60463">
            <text:p>43,604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3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965">
            <text:p>965</text:p>
          </table:table-cell>
          <table:table-cell office:value-type="float" office:value="3.88772">
            <text:p>3,88772</text:p>
          </table:table-cell>
          <table:table-cell office:value-type="float" office:value="43.6045">
            <text:p>43,60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3</text:p>
          </table:table-cell>
          <table:table-cell office:value-type="float" office:value="2398">
            <text:p>2398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965">
            <text:p>965</text:p>
          </table:table-cell>
          <table:table-cell office:value-type="float" office:value="3.88768">
            <text:p>3,88768</text:p>
          </table:table-cell>
          <table:table-cell office:value-type="float" office:value="43.60445">
            <text:p>43,604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3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61">
            <text:p>961</text:p>
          </table:table-cell>
          <table:table-cell office:value-type="float" office:value="3.88762">
            <text:p>3,88762</text:p>
          </table:table-cell>
          <table:table-cell office:value-type="float" office:value="43.60452">
            <text:p>43,604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5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438">
            <text:p>5438</text:p>
          </table:table-cell>
          <table:table-cell office:value-type="float" office:value="3.88822">
            <text:p>3,88822</text:p>
          </table:table-cell>
          <table:table-cell office:value-type="float" office:value="43.60534">
            <text:p>43,605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41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5439">
            <text:p>5439</text:p>
          </table:table-cell>
          <table:table-cell office:value-type="float" office:value="3.8885">
            <text:p>3,8885</text:p>
          </table:table-cell>
          <table:table-cell office:value-type="float" office:value="43.60522">
            <text:p>43,605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57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973">
            <text:p>973</text:p>
          </table:table-cell>
          <table:table-cell office:value-type="float" office:value="3.88913">
            <text:p>3,88913</text:p>
          </table:table-cell>
          <table:table-cell office:value-type="float" office:value="43.60472">
            <text:p>43,604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07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972">
            <text:p>972</text:p>
          </table:table-cell>
          <table:table-cell office:value-type="float" office:value="3.89173">
            <text:p>3,89173</text:p>
          </table:table-cell>
          <table:table-cell office:value-type="float" office:value="43.60527">
            <text:p>43,605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7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float" office:value="15572">
            <text:p>15572</text:p>
          </table:table-cell>
          <table:table-cell office:value-type="float" office:value="3.89165">
            <text:p>3,89165</text:p>
          </table:table-cell>
          <table:table-cell office:value-type="float" office:value="43.60542">
            <text:p>43,6054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99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3849">
            <text:p>3849</text:p>
          </table:table-cell>
          <table:table-cell office:value-type="float" office:value="3.89128">
            <text:p>3,89128</text:p>
          </table:table-cell>
          <table:table-cell office:value-type="float" office:value="43.60595">
            <text:p>43,6059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8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3848">
            <text:p>3848</text:p>
          </table:table-cell>
          <table:table-cell office:value-type="float" office:value="3.88959">
            <text:p>3,88959</text:p>
          </table:table-cell>
          <table:table-cell office:value-type="float" office:value="43.60585">
            <text:p>43,605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5436">
            <text:p>5436</text:p>
          </table:table-cell>
          <table:table-cell office:value-type="float" office:value="3.8895">
            <text:p>3,8895</text:p>
          </table:table-cell>
          <table:table-cell office:value-type="float" office:value="43.6055">
            <text:p>43,605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2408">
            <text:p>2408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6780">
            <text:p>6780</text:p>
          </table:table-cell>
          <table:table-cell office:value-type="float" office:value="3.88944">
            <text:p>3,88944</text:p>
          </table:table-cell>
          <table:table-cell office:value-type="float" office:value="43.60589">
            <text:p>43,605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08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980">
            <text:p>980</text:p>
          </table:table-cell>
          <table:table-cell office:value-type="float" office:value="3.88891">
            <text:p>3,88891</text:p>
          </table:table-cell>
          <table:table-cell office:value-type="float" office:value="43.60662">
            <text:p>43,606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708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779">
            <text:p>6779</text:p>
          </table:table-cell>
          <table:table-cell office:value-type="float" office:value="3.89001">
            <text:p>3,89001</text:p>
          </table:table-cell>
          <table:table-cell office:value-type="float" office:value="43.60642">
            <text:p>43,606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786">
            <text:p>6786</text:p>
          </table:table-cell>
          <table:table-cell office:value-type="float" office:value="3.89001">
            <text:p>3,89001</text:p>
          </table:table-cell>
          <table:table-cell office:value-type="float" office:value="43.60642">
            <text:p>43,6064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12">
            <text:p>241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993">
            <text:p>993</text:p>
          </table:table-cell>
          <table:table-cell office:value-type="float" office:value="3.89099">
            <text:p>3,89099</text:p>
          </table:table-cell>
          <table:table-cell office:value-type="float" office:value="43.6065">
            <text:p>43,60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8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993">
            <text:p>993</text:p>
          </table:table-cell>
          <table:table-cell office:value-type="float" office:value="3.89089">
            <text:p>3,89089</text:p>
          </table:table-cell>
          <table:table-cell office:value-type="float" office:value="43.60668">
            <text:p>43,606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08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3898">
            <text:p>3898</text:p>
          </table:table-cell>
          <table:table-cell office:value-type="float" office:value="3.89408">
            <text:p>3,89408</text:p>
          </table:table-cell>
          <table:table-cell office:value-type="float" office:value="43.60671">
            <text:p>43,606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6069">
            <text:p>6069</text:p>
          </table:table-cell>
          <table:table-cell office:value-type="float" office:value="3.89393">
            <text:p>3,89393</text:p>
          </table:table-cell>
          <table:table-cell office:value-type="float" office:value="43.60655">
            <text:p>43,606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5441">
            <text:p>5441</text:p>
          </table:table-cell>
          <table:table-cell office:value-type="float" office:value="3.89233">
            <text:p>3,89233</text:p>
          </table:table-cell>
          <table:table-cell office:value-type="float" office:value="43.60688">
            <text:p>43,606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81">
            <text:p>6781</text:p>
          </table:table-cell>
          <table:table-cell office:value-type="float" office:value="3.89227">
            <text:p>3,89227</text:p>
          </table:table-cell>
          <table:table-cell office:value-type="float" office:value="43.60629">
            <text:p>43,606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3859">
            <text:p>3859</text:p>
          </table:table-cell>
          <table:table-cell office:value-type="float" office:value="3.89221">
            <text:p>3,89221</text:p>
          </table:table-cell>
          <table:table-cell office:value-type="float" office:value="43.60615">
            <text:p>43,606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6787">
            <text:p>6787</text:p>
          </table:table-cell>
          <table:table-cell office:value-type="float" office:value="3.89211">
            <text:p>3,89211</text:p>
          </table:table-cell>
          <table:table-cell office:value-type="float" office:value="43.60689">
            <text:p>43,6068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989">
            <text:p>989</text:p>
          </table:table-cell>
          <table:table-cell office:value-type="float" office:value="3.89106">
            <text:p>3,89106</text:p>
          </table:table-cell>
          <table:table-cell office:value-type="float" office:value="43.60698">
            <text:p>43,6069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3847">
            <text:p>3847</text:p>
          </table:table-cell>
          <table:table-cell office:value-type="float" office:value="3.89062">
            <text:p>3,89062</text:p>
          </table:table-cell>
          <table:table-cell office:value-type="float" office:value="43.60701">
            <text:p>43,607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19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3846">
            <text:p>3846</text:p>
          </table:table-cell>
          <table:table-cell office:value-type="float" office:value="3.89006">
            <text:p>3,89006</text:p>
          </table:table-cell>
          <table:table-cell office:value-type="float" office:value="43.60706">
            <text:p>43,607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9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960">
            <text:p>960</text:p>
          </table:table-cell>
          <table:table-cell office:value-type="float" office:value="3.88835">
            <text:p>3,88835</text:p>
          </table:table-cell>
          <table:table-cell office:value-type="float" office:value="43.6072">
            <text:p>43,60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07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981">
            <text:p>981</text:p>
          </table:table-cell>
          <table:table-cell office:value-type="float" office:value="3.88752">
            <text:p>3,88752</text:p>
          </table:table-cell>
          <table:table-cell office:value-type="float" office:value="43.60728">
            <text:p>43,607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07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5431">
            <text:p>5431</text:p>
          </table:table-cell>
          <table:table-cell office:value-type="float" office:value="3.88642">
            <text:p>3,88642</text:p>
          </table:table-cell>
          <table:table-cell office:value-type="float" office:value="43.60735">
            <text:p>43,6073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07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096">
            <text:p>6096</text:p>
          </table:table-cell>
          <table:table-cell office:value-type="float" office:value="3.88598">
            <text:p>3,88598</text:p>
          </table:table-cell>
          <table:table-cell office:value-type="float" office:value="43.60699">
            <text:p>43,606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5432">
            <text:p>5432</text:p>
          </table:table-cell>
          <table:table-cell office:value-type="float" office:value="3.8879">
            <text:p>3,8879</text:p>
          </table:table-cell>
          <table:table-cell office:value-type="float" office:value="43.60565">
            <text:p>43,6056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105">
            <text:p>6105</text:p>
          </table:table-cell>
          <table:table-cell office:value-type="float" office:value="3.88495">
            <text:p>3,88495</text:p>
          </table:table-cell>
          <table:table-cell office:value-type="float" office:value="43.60737">
            <text:p>43,607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6116">
            <text:p>6116</text:p>
          </table:table-cell>
          <table:table-cell office:value-type="float" office:value="3.88635">
            <text:p>3,88635</text:p>
          </table:table-cell>
          <table:table-cell office:value-type="float" office:value="43.60884">
            <text:p>43,608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02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7049">
            <text:p>7049</text:p>
          </table:table-cell>
          <table:table-cell office:value-type="float" office:value="3.88658">
            <text:p>3,88658</text:p>
          </table:table-cell>
          <table:table-cell office:value-type="float" office:value="43.60911">
            <text:p>43,609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02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106">
            <text:p>6106</text:p>
          </table:table-cell>
          <table:table-cell office:value-type="float" office:value="3.88331">
            <text:p>3,88331</text:p>
          </table:table-cell>
          <table:table-cell office:value-type="float" office:value="43.61002">
            <text:p>43,610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6111">
            <text:p>6111</text:p>
          </table:table-cell>
          <table:table-cell office:value-type="float" office:value="3.88554">
            <text:p>3,88554</text:p>
          </table:table-cell>
          <table:table-cell office:value-type="float" office:value="43.6103">
            <text:p>43,61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1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117">
            <text:p>6117</text:p>
          </table:table-cell>
          <table:table-cell office:value-type="float" office:value="3.88663">
            <text:p>3,88663</text:p>
          </table:table-cell>
          <table:table-cell office:value-type="float" office:value="43.60929">
            <text:p>43,6092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7048">
            <text:p>7048</text:p>
          </table:table-cell>
          <table:table-cell office:value-type="float" office:value="3.8867">
            <text:p>3,8867</text:p>
          </table:table-cell>
          <table:table-cell office:value-type="float" office:value="43.60922">
            <text:p>43,60922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55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792">
            <text:p>6792</text:p>
          </table:table-cell>
          <table:table-cell office:value-type="float" office:value="3.88739">
            <text:p>3,88739</text:p>
          </table:table-cell>
          <table:table-cell office:value-type="float" office:value="43.60923">
            <text:p>43,609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6792">
            <text:p>6792</text:p>
          </table:table-cell>
          <table:table-cell office:value-type="float" office:value="3.89062">
            <text:p>3,89062</text:p>
          </table:table-cell>
          <table:table-cell office:value-type="float" office:value="43.609">
            <text:p>43,6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9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0373">
            <text:p>10373</text:p>
          </table:table-cell>
          <table:table-cell office:value-type="float" office:value="3.89068">
            <text:p>3,89068</text:p>
          </table:table-cell>
          <table:table-cell office:value-type="float" office:value="43.60871">
            <text:p>43,608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1515">
            <text:p>11515</text:p>
          </table:table-cell>
          <table:table-cell office:value-type="float" office:value="3.89057">
            <text:p>3,89057</text:p>
          </table:table-cell>
          <table:table-cell office:value-type="float" office:value="43.60788">
            <text:p>43,6078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0374">
            <text:p>10374</text:p>
          </table:table-cell>
          <table:table-cell office:value-type="float" office:value="3.89054">
            <text:p>3,89054</text:p>
          </table:table-cell>
          <table:table-cell office:value-type="float" office:value="43.60763">
            <text:p>43,607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0374">
            <text:p>10374</text:p>
          </table:table-cell>
          <table:table-cell office:value-type="float" office:value="3.89054">
            <text:p>3,89054</text:p>
          </table:table-cell>
          <table:table-cell office:value-type="float" office:value="43.60763">
            <text:p>43,607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1">
            <text:p>2441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791">
            <text:p>6791</text:p>
          </table:table-cell>
          <table:table-cell office:value-type="float" office:value="3.89073">
            <text:p>3,89073</text:p>
          </table:table-cell>
          <table:table-cell office:value-type="float" office:value="43.60926">
            <text:p>43,609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6084">
            <text:p>6084</text:p>
          </table:table-cell>
          <table:table-cell office:value-type="float" office:value="3.89073">
            <text:p>3,89073</text:p>
          </table:table-cell>
          <table:table-cell office:value-type="float" office:value="43.60926">
            <text:p>43,609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22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6084">
            <text:p>6084</text:p>
          </table:table-cell>
          <table:table-cell office:value-type="float" office:value="3.89073">
            <text:p>3,89073</text:p>
          </table:table-cell>
          <table:table-cell office:value-type="float" office:value="43.60926">
            <text:p>43,609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22</text:p>
          </table:table-cell>
          <table:table-cell office:value-type="float" office:value="2444">
            <text:p>2444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082">
            <text:p>6082</text:p>
          </table:table-cell>
          <table:table-cell office:value-type="float" office:value="3.89072">
            <text:p>3,89072</text:p>
          </table:table-cell>
          <table:table-cell office:value-type="float" office:value="43.60982">
            <text:p>43,609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28</text:p>
          </table:table-cell>
          <table:table-cell office:value-type="float" office:value="2445">
            <text:p>2445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15452">
            <text:p>15452</text:p>
          </table:table-cell>
          <table:table-cell office:value-type="float" office:value="3.8902">
            <text:p>3,8902</text:p>
          </table:table-cell>
          <table:table-cell office:value-type="float" office:value="43.60985">
            <text:p>43,6098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22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6109">
            <text:p>6109</text:p>
          </table:table-cell>
          <table:table-cell office:value-type="float" office:value="3.88916">
            <text:p>3,88916</text:p>
          </table:table-cell>
          <table:table-cell office:value-type="float" office:value="43.61028">
            <text:p>43,610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1</text:p>
          </table:table-cell>
          <table:table-cell office:value-type="float" office:value="2447">
            <text:p>2447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6038">
            <text:p>16038</text:p>
          </table:table-cell>
          <table:table-cell office:value-type="float" office:value="3.89063">
            <text:p>3,89063</text:p>
          </table:table-cell>
          <table:table-cell office:value-type="float" office:value="43.61034">
            <text:p>43,610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6040">
            <text:p>16040</text:p>
          </table:table-cell>
          <table:table-cell office:value-type="float" office:value="3.89066">
            <text:p>3,89066</text:p>
          </table:table-cell>
          <table:table-cell office:value-type="float" office:value="43.61044">
            <text:p>43,610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6796">
            <text:p>6796</text:p>
          </table:table-cell>
          <table:table-cell office:value-type="float" office:value="3.89157">
            <text:p>3,89157</text:p>
          </table:table-cell>
          <table:table-cell office:value-type="float" office:value="43.60954">
            <text:p>43,609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08</text:p>
          </table:table-cell>
          <table:table-cell office:value-type="float" office:value="2450">
            <text:p>2450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6793">
            <text:p>6793</text:p>
          </table:table-cell>
          <table:table-cell office:value-type="float" office:value="3.89174">
            <text:p>3,89174</text:p>
          </table:table-cell>
          <table:table-cell office:value-type="float" office:value="43.60953">
            <text:p>43,6095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08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6087">
            <text:p>6087</text:p>
          </table:table-cell>
          <table:table-cell office:value-type="float" office:value="3.89164">
            <text:p>3,89164</text:p>
          </table:table-cell>
          <table:table-cell office:value-type="float" office:value="43.60894">
            <text:p>43,608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230</text:p>
          </table:table-cell>
          <table:table-cell office:value-type="float" office:value="2452">
            <text:p>2452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6789">
            <text:p>6789</text:p>
          </table:table-cell>
          <table:table-cell office:value-type="float" office:value="3.8922">
            <text:p>3,8922</text:p>
          </table:table-cell>
          <table:table-cell office:value-type="float" office:value="43.6089">
            <text:p>43,60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0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90">
            <text:p>6790</text:p>
          </table:table-cell>
          <table:table-cell office:value-type="float" office:value="3.89264">
            <text:p>3,89264</text:p>
          </table:table-cell>
          <table:table-cell office:value-type="float" office:value="43.60896">
            <text:p>43,608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94">
            <text:p>6794</text:p>
          </table:table-cell>
          <table:table-cell office:value-type="float" office:value="3.89273">
            <text:p>3,89273</text:p>
          </table:table-cell>
          <table:table-cell office:value-type="float" office:value="43.60956">
            <text:p>43,6095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6070">
            <text:p>6070</text:p>
          </table:table-cell>
          <table:table-cell office:value-type="float" office:value="3.89348">
            <text:p>3,89348</text:p>
          </table:table-cell>
          <table:table-cell office:value-type="float" office:value="43.60882">
            <text:p>43,608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0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10892">
            <text:p>10892</text:p>
          </table:table-cell>
          <table:table-cell office:value-type="float" office:value="3.89256">
            <text:p>3,89256</text:p>
          </table:table-cell>
          <table:table-cell office:value-type="float" office:value="43.60865">
            <text:p>43,608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88">
            <text:p>6788</text:p>
          </table:table-cell>
          <table:table-cell office:value-type="float" office:value="3.89239">
            <text:p>3,89239</text:p>
          </table:table-cell>
          <table:table-cell office:value-type="float" office:value="43.6073">
            <text:p>43,60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10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6784">
            <text:p>6784</text:p>
          </table:table-cell>
          <table:table-cell office:value-type="float" office:value="3.894">
            <text:p>3,894</text:p>
          </table:table-cell>
          <table:table-cell office:value-type="float" office:value="43.60702">
            <text:p>43,607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6784">
            <text:p>6784</text:p>
          </table:table-cell>
          <table:table-cell office:value-type="float" office:value="3.89408">
            <text:p>3,89408</text:p>
          </table:table-cell>
          <table:table-cell office:value-type="float" office:value="43.60763">
            <text:p>43,6076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11524">
            <text:p>11524</text:p>
          </table:table-cell>
          <table:table-cell office:value-type="float" office:value="3.89422">
            <text:p>3,89422</text:p>
          </table:table-cell>
          <table:table-cell office:value-type="float" office:value="43.60853">
            <text:p>43,608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35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6037">
            <text:p>16037</text:p>
          </table:table-cell>
          <table:table-cell office:value-type="float" office:value="3.89442">
            <text:p>3,89442</text:p>
          </table:table-cell>
          <table:table-cell office:value-type="float" office:value="43.60924">
            <text:p>43,609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6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6034">
            <text:p>16034</text:p>
          </table:table-cell>
          <table:table-cell office:value-type="float" office:value="3.8943">
            <text:p>3,8943</text:p>
          </table:table-cell>
          <table:table-cell office:value-type="float" office:value="43.60929">
            <text:p>43,609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6064">
            <text:p>6064</text:p>
          </table:table-cell>
          <table:table-cell office:value-type="float" office:value="3.89428">
            <text:p>3,89428</text:p>
          </table:table-cell>
          <table:table-cell office:value-type="float" office:value="43.6095">
            <text:p>43,60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6036">
            <text:p>16036</text:p>
          </table:table-cell>
          <table:table-cell office:value-type="float" office:value="3.89452">
            <text:p>3,89452</text:p>
          </table:table-cell>
          <table:table-cell office:value-type="float" office:value="43.60938">
            <text:p>43,6093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236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6002">
            <text:p>16002</text:p>
          </table:table-cell>
          <table:table-cell office:value-type="float" office:value="3.89447">
            <text:p>3,89447</text:p>
          </table:table-cell>
          <table:table-cell office:value-type="float" office:value="43.60961">
            <text:p>43,60961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78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6066">
            <text:p>6066</text:p>
          </table:table-cell>
          <table:table-cell office:value-type="float" office:value="3.89455">
            <text:p>3,89455</text:p>
          </table:table-cell>
          <table:table-cell office:value-type="float" office:value="43.60951">
            <text:p>43,609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6000">
            <text:p>16000</text:p>
          </table:table-cell>
          <table:table-cell office:value-type="float" office:value="3.89448">
            <text:p>3,89448</text:p>
          </table:table-cell>
          <table:table-cell office:value-type="float" office:value="43.60967">
            <text:p>43,609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15994">
            <text:p>15994</text:p>
          </table:table-cell>
          <table:table-cell office:value-type="float" office:value="3.89498">
            <text:p>3,89498</text:p>
          </table:table-cell>
          <table:table-cell office:value-type="float" office:value="43.60923">
            <text:p>43,609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19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15997">
            <text:p>15997</text:p>
          </table:table-cell>
          <table:table-cell office:value-type="float" office:value="3.89549">
            <text:p>3,89549</text:p>
          </table:table-cell>
          <table:table-cell office:value-type="float" office:value="43.60962">
            <text:p>43,6096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3019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15972">
            <text:p>15972</text:p>
          </table:table-cell>
          <table:table-cell office:value-type="float" office:value="3.89562">
            <text:p>3,89562</text:p>
          </table:table-cell>
          <table:table-cell office:value-type="float" office:value="43.60972">
            <text:p>43,609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1">
            <text:p>247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1793">
            <text:p>11793</text:p>
          </table:table-cell>
          <table:table-cell office:value-type="float" office:value="3.89554">
            <text:p>3,89554</text:p>
          </table:table-cell>
          <table:table-cell office:value-type="float" office:value="43.6098">
            <text:p>43,60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2">
            <text:p>3892</text:p>
          </table:table-cell>
          <table:table-cell office:value-type="float" office:value="3.8968">
            <text:p>3,8968</text:p>
          </table:table-cell>
          <table:table-cell office:value-type="float" office:value="43.60834">
            <text:p>43,608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3892">
            <text:p>3892</text:p>
          </table:table-cell>
          <table:table-cell office:value-type="float" office:value="3.8968">
            <text:p>3,8968</text:p>
          </table:table-cell>
          <table:table-cell office:value-type="float" office:value="43.60834">
            <text:p>43,6083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6055">
            <text:p>6055</text:p>
          </table:table-cell>
          <table:table-cell office:value-type="float" office:value="3.89681">
            <text:p>3,89681</text:p>
          </table:table-cell>
          <table:table-cell office:value-type="float" office:value="43.6089">
            <text:p>43,608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79</text:p>
          </table:table-cell>
          <table:table-cell office:value-type="float" office:value="2475">
            <text:p>2475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3948">
            <text:p>3948</text:p>
          </table:table-cell>
          <table:table-cell office:value-type="float" office:value="3.89536">
            <text:p>3,89536</text:p>
          </table:table-cell>
          <table:table-cell office:value-type="float" office:value="43.61038">
            <text:p>43,6103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865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1792">
            <text:p>11792</text:p>
          </table:table-cell>
          <table:table-cell office:value-type="float" office:value="3.89506">
            <text:p>3,89506</text:p>
          </table:table-cell>
          <table:table-cell office:value-type="float" office:value="43.61041">
            <text:p>43,610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65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5999">
            <text:p>15999</text:p>
          </table:table-cell>
          <table:table-cell office:value-type="float" office:value="3.89454">
            <text:p>3,89454</text:p>
          </table:table-cell>
          <table:table-cell office:value-type="float" office:value="43.61026">
            <text:p>43,610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78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13134">
            <text:p>13134</text:p>
          </table:table-cell>
          <table:table-cell office:value-type="float" office:value="3.89494">
            <text:p>3,89494</text:p>
          </table:table-cell>
          <table:table-cell office:value-type="float" office:value="43.61223">
            <text:p>43,61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878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3136">
            <text:p>13136</text:p>
          </table:table-cell>
          <table:table-cell office:value-type="float" office:value="3.89524">
            <text:p>3,89524</text:p>
          </table:table-cell>
          <table:table-cell office:value-type="float" office:value="43.61259">
            <text:p>43,612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3946">
            <text:p>3946</text:p>
          </table:table-cell>
          <table:table-cell office:value-type="float" office:value="3.89463">
            <text:p>3,89463</text:p>
          </table:table-cell>
          <table:table-cell office:value-type="float" office:value="43.61228">
            <text:p>43,612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3939">
            <text:p>3939</text:p>
          </table:table-cell>
          <table:table-cell office:value-type="float" office:value="3.89178">
            <text:p>3,89178</text:p>
          </table:table-cell>
          <table:table-cell office:value-type="float" office:value="43.61244">
            <text:p>43,612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3939">
            <text:p>3939</text:p>
          </table:table-cell>
          <table:table-cell office:value-type="float" office:value="3.89002">
            <text:p>3,89002</text:p>
          </table:table-cell>
          <table:table-cell office:value-type="float" office:value="43.61223">
            <text:p>43,612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65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2">
            <text:p>3942</text:p>
          </table:table-cell>
          <table:table-cell office:value-type="float" office:value="3.88943">
            <text:p>3,88943</text:p>
          </table:table-cell>
          <table:table-cell office:value-type="float" office:value="43.61216">
            <text:p>43,612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2">
            <text:p>3942</text:p>
          </table:table-cell>
          <table:table-cell office:value-type="float" office:value="3.88877">
            <text:p>3,88877</text:p>
          </table:table-cell>
          <table:table-cell office:value-type="float" office:value="43.61312">
            <text:p>43,6131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3772">
            <text:p>3772</text:p>
          </table:table-cell>
          <table:table-cell office:value-type="float" office:value="3.8889">
            <text:p>3,8889</text:p>
          </table:table-cell>
          <table:table-cell office:value-type="float" office:value="43.61341">
            <text:p>43,613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6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757">
            <text:p>3757</text:p>
          </table:table-cell>
          <table:table-cell office:value-type="float" office:value="3.89167">
            <text:p>3,89167</text:p>
          </table:table-cell>
          <table:table-cell office:value-type="float" office:value="43.6144">
            <text:p>43,61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6</text:p>
          </table:table-cell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757">
            <text:p>3757</text:p>
          </table:table-cell>
          <table:table-cell office:value-type="float" office:value="3.89174">
            <text:p>3,89174</text:p>
          </table:table-cell>
          <table:table-cell office:value-type="float" office:value="43.61376">
            <text:p>43,613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6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1112">
            <text:p>11112</text:p>
          </table:table-cell>
          <table:table-cell office:value-type="float" office:value="3.89189">
            <text:p>3,89189</text:p>
          </table:table-cell>
          <table:table-cell office:value-type="float" office:value="43.61458">
            <text:p>43,614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6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3766">
            <text:p>3766</text:p>
          </table:table-cell>
          <table:table-cell office:value-type="float" office:value="3.89217">
            <text:p>3,89217</text:p>
          </table:table-cell>
          <table:table-cell office:value-type="float" office:value="43.61496">
            <text:p>43,614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64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759">
            <text:p>3759</text:p>
          </table:table-cell>
          <table:table-cell office:value-type="float" office:value="3.89251">
            <text:p>3,89251</text:p>
          </table:table-cell>
          <table:table-cell office:value-type="float" office:value="43.61614">
            <text:p>43,616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904">
            <text:p>3904</text:p>
          </table:table-cell>
          <table:table-cell office:value-type="float" office:value="3.89204">
            <text:p>3,89204</text:p>
          </table:table-cell>
          <table:table-cell office:value-type="float" office:value="43.61669">
            <text:p>43,616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904">
            <text:p>3904</text:p>
          </table:table-cell>
          <table:table-cell office:value-type="float" office:value="3.89085">
            <text:p>3,89085</text:p>
          </table:table-cell>
          <table:table-cell office:value-type="float" office:value="43.61627">
            <text:p>43,616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3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0472">
            <text:p>10472</text:p>
          </table:table-cell>
          <table:table-cell office:value-type="float" office:value="3.89015">
            <text:p>3,89015</text:p>
          </table:table-cell>
          <table:table-cell office:value-type="float" office:value="43.61604">
            <text:p>43,61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90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3907">
            <text:p>3907</text:p>
          </table:table-cell>
          <table:table-cell office:value-type="float" office:value="3.89003">
            <text:p>3,89003</text:p>
          </table:table-cell>
          <table:table-cell office:value-type="float" office:value="43.61514">
            <text:p>43,615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55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3773">
            <text:p>3773</text:p>
          </table:table-cell>
          <table:table-cell office:value-type="float" office:value="3.88924">
            <text:p>3,88924</text:p>
          </table:table-cell>
          <table:table-cell office:value-type="float" office:value="43.61417">
            <text:p>43,614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90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05">
            <text:p>3905</text:p>
          </table:table-cell>
          <table:table-cell office:value-type="float" office:value="3.88945">
            <text:p>3,88945</text:p>
          </table:table-cell>
          <table:table-cell office:value-type="float" office:value="43.61408">
            <text:p>43,614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06">
            <text:p>3906</text:p>
          </table:table-cell>
          <table:table-cell office:value-type="float" office:value="3.89133">
            <text:p>3,89133</text:p>
          </table:table-cell>
          <table:table-cell office:value-type="float" office:value="43.61467">
            <text:p>43,6146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37">
            <text:p>3937</text:p>
          </table:table-cell>
          <table:table-cell office:value-type="float" office:value="3.88897">
            <text:p>3,88897</text:p>
          </table:table-cell>
          <table:table-cell office:value-type="float" office:value="43.6139">
            <text:p>43,61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937">
            <text:p>3937</text:p>
          </table:table-cell>
          <table:table-cell office:value-type="float" office:value="3.88885">
            <text:p>3,88885</text:p>
          </table:table-cell>
          <table:table-cell office:value-type="float" office:value="43.61369">
            <text:p>43,613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0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2852">
            <text:p>12852</text:p>
          </table:table-cell>
          <table:table-cell office:value-type="float" office:value="3.88843">
            <text:p>3,88843</text:p>
          </table:table-cell>
          <table:table-cell office:value-type="float" office:value="43.61346">
            <text:p>43,613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944">
            <text:p>3944</text:p>
          </table:table-cell>
          <table:table-cell office:value-type="float" office:value="3.88828">
            <text:p>3,88828</text:p>
          </table:table-cell>
          <table:table-cell office:value-type="float" office:value="43.61335">
            <text:p>43,613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88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220">
            <text:p>5220</text:p>
          </table:table-cell>
          <table:table-cell office:value-type="float" office:value="3.88038">
            <text:p>3,88038</text:p>
          </table:table-cell>
          <table:table-cell office:value-type="float" office:value="43.60981">
            <text:p>43,609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3">
            <text:p>2503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220">
            <text:p>5220</text:p>
          </table:table-cell>
          <table:table-cell office:value-type="float" office:value="3.88041">
            <text:p>3,88041</text:p>
          </table:table-cell>
          <table:table-cell office:value-type="float" office:value="43.60994">
            <text:p>43,609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200">
            <text:p>5200</text:p>
          </table:table-cell>
          <table:table-cell office:value-type="float" office:value="3.88042">
            <text:p>3,88042</text:p>
          </table:table-cell>
          <table:table-cell office:value-type="float" office:value="43.6102">
            <text:p>43,61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24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197">
            <text:p>5197</text:p>
          </table:table-cell>
          <table:table-cell office:value-type="float" office:value="3.88053">
            <text:p>3,88053</text:p>
          </table:table-cell>
          <table:table-cell office:value-type="float" office:value="43.61044">
            <text:p>43,610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197">
            <text:p>5197</text:p>
          </table:table-cell>
          <table:table-cell office:value-type="float" office:value="3.88056">
            <text:p>3,88056</text:p>
          </table:table-cell>
          <table:table-cell office:value-type="float" office:value="43.61059">
            <text:p>43,610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197">
            <text:p>5197</text:p>
          </table:table-cell>
          <table:table-cell office:value-type="float" office:value="3.8806">
            <text:p>3,8806</text:p>
          </table:table-cell>
          <table:table-cell office:value-type="float" office:value="43.61076">
            <text:p>43,6107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0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95">
            <text:p>5195</text:p>
          </table:table-cell>
          <table:table-cell office:value-type="float" office:value="3.88076">
            <text:p>3,88076</text:p>
          </table:table-cell>
          <table:table-cell office:value-type="float" office:value="43.61147">
            <text:p>43,611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09">
            <text:p>250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95">
            <text:p>5195</text:p>
          </table:table-cell>
          <table:table-cell office:value-type="float" office:value="3.88079">
            <text:p>3,88079</text:p>
          </table:table-cell>
          <table:table-cell office:value-type="float" office:value="43.61159">
            <text:p>43,611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64">
            <text:p>5164</text:p>
          </table:table-cell>
          <table:table-cell office:value-type="float" office:value="3.88117">
            <text:p>3,88117</text:p>
          </table:table-cell>
          <table:table-cell office:value-type="float" office:value="43.61332">
            <text:p>43,613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164">
            <text:p>5164</text:p>
          </table:table-cell>
          <table:table-cell office:value-type="float" office:value="3.88045">
            <text:p>3,88045</text:p>
          </table:table-cell>
          <table:table-cell office:value-type="float" office:value="43.61375">
            <text:p>43,61375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07">
            <text:p>207</text:p>
          </table:table-cell>
          <table:table-cell office:value-type="float" office:value="3.88068">
            <text:p>3,88068</text:p>
          </table:table-cell>
          <table:table-cell office:value-type="float" office:value="43.61374">
            <text:p>43,6137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517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7467">
            <text:p>7467</text:p>
          </table:table-cell>
          <table:table-cell office:value-type="float" office:value="3.88048">
            <text:p>3,88048</text:p>
          </table:table-cell>
          <table:table-cell office:value-type="float" office:value="43.61391">
            <text:p>43,613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7467">
            <text:p>7467</text:p>
          </table:table-cell>
          <table:table-cell office:value-type="float" office:value="3.88048">
            <text:p>3,88048</text:p>
          </table:table-cell>
          <table:table-cell office:value-type="float" office:value="43.61391">
            <text:p>43,613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8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5168">
            <text:p>5168</text:p>
          </table:table-cell>
          <table:table-cell office:value-type="float" office:value="3.88085">
            <text:p>3,88085</text:p>
          </table:table-cell>
          <table:table-cell office:value-type="float" office:value="43.61407">
            <text:p>43,614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71">
            <text:p>4071</text:p>
          </table:table-cell>
          <table:table-cell office:value-type="float" office:value="3.88112">
            <text:p>3,88112</text:p>
          </table:table-cell>
          <table:table-cell office:value-type="float" office:value="43.61405">
            <text:p>43,614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71">
            <text:p>4071</text:p>
          </table:table-cell>
          <table:table-cell office:value-type="float" office:value="3.88108">
            <text:p>3,88108</text:p>
          </table:table-cell>
          <table:table-cell office:value-type="float" office:value="43.61405">
            <text:p>43,6140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72">
            <text:p>4072</text:p>
          </table:table-cell>
          <table:table-cell office:value-type="float" office:value="3.88167">
            <text:p>3,88167</text:p>
          </table:table-cell>
          <table:table-cell office:value-type="float" office:value="43.61429">
            <text:p>43,614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474">
            <text:p>6474</text:p>
          </table:table-cell>
          <table:table-cell office:value-type="float" office:value="3.88188">
            <text:p>3,88188</text:p>
          </table:table-cell>
          <table:table-cell office:value-type="float" office:value="43.61437">
            <text:p>43,614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0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6343">
            <text:p>6343</text:p>
          </table:table-cell>
          <table:table-cell office:value-type="float" office:value="3.88109">
            <text:p>3,88109</text:p>
          </table:table-cell>
          <table:table-cell office:value-type="float" office:value="43.61456">
            <text:p>43,614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30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46">
            <text:p>4046</text:p>
          </table:table-cell>
          <table:table-cell office:value-type="float" office:value="3.88125">
            <text:p>3,88125</text:p>
          </table:table-cell>
          <table:table-cell office:value-type="float" office:value="43.61479">
            <text:p>43,61479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6153">
            <text:p>6153</text:p>
          </table:table-cell>
          <table:table-cell office:value-type="float" office:value="3.88313">
            <text:p>3,88313</text:p>
          </table:table-cell>
          <table:table-cell office:value-type="float" office:value="43.61323">
            <text:p>43,613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91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4049">
            <text:p>4049</text:p>
          </table:table-cell>
          <table:table-cell office:value-type="float" office:value="3.88329">
            <text:p>3,88329</text:p>
          </table:table-cell>
          <table:table-cell office:value-type="float" office:value="43.61359">
            <text:p>43,613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1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11133">
            <text:p>11133</text:p>
          </table:table-cell>
          <table:table-cell office:value-type="float" office:value="3.88352">
            <text:p>3,88352</text:p>
          </table:table-cell>
          <table:table-cell office:value-type="float" office:value="43.6142">
            <text:p>43,61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1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2833">
            <text:p>12833</text:p>
          </table:table-cell>
          <table:table-cell office:value-type="float" office:value="3.88385">
            <text:p>3,88385</text:p>
          </table:table-cell>
          <table:table-cell office:value-type="float" office:value="43.61436">
            <text:p>43,614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5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4056">
            <text:p>4056</text:p>
          </table:table-cell>
          <table:table-cell office:value-type="float" office:value="3.88425">
            <text:p>3,88425</text:p>
          </table:table-cell>
          <table:table-cell office:value-type="float" office:value="43.61503">
            <text:p>43,6150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4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058">
            <text:p>4058</text:p>
          </table:table-cell>
          <table:table-cell office:value-type="float" office:value="3.88492">
            <text:p>3,88492</text:p>
          </table:table-cell>
          <table:table-cell office:value-type="float" office:value="43.61508">
            <text:p>43,6150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00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059">
            <text:p>4059</text:p>
          </table:table-cell>
          <table:table-cell office:value-type="float" office:value="3.88444">
            <text:p>3,88444</text:p>
          </table:table-cell>
          <table:table-cell office:value-type="float" office:value="43.61536">
            <text:p>43,6153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4054">
            <text:p>4054</text:p>
          </table:table-cell>
          <table:table-cell office:value-type="float" office:value="3.88488">
            <text:p>3,88488</text:p>
          </table:table-cell>
          <table:table-cell office:value-type="float" office:value="43.61584">
            <text:p>43,615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50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055">
            <text:p>4055</text:p>
          </table:table-cell>
          <table:table-cell office:value-type="float" office:value="3.88489">
            <text:p>3,88489</text:p>
          </table:table-cell>
          <table:table-cell office:value-type="float" office:value="43.61564">
            <text:p>43,615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31">
            <text:p>2531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3915">
            <text:p>3915</text:p>
          </table:table-cell>
          <table:table-cell office:value-type="float" office:value="3.88528">
            <text:p>3,88528</text:p>
          </table:table-cell>
          <table:table-cell office:value-type="float" office:value="43.6156">
            <text:p>43,61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01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913">
            <text:p>3913</text:p>
          </table:table-cell>
          <table:table-cell office:value-type="float" office:value="3.88671">
            <text:p>3,88671</text:p>
          </table:table-cell>
          <table:table-cell office:value-type="float" office:value="43.61498">
            <text:p>43,614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912">
            <text:p>3912</text:p>
          </table:table-cell>
          <table:table-cell office:value-type="float" office:value="3.88704">
            <text:p>3,88704</text:p>
          </table:table-cell>
          <table:table-cell office:value-type="float" office:value="43.61504">
            <text:p>43,615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933">
            <text:p>3933</text:p>
          </table:table-cell>
          <table:table-cell office:value-type="float" office:value="3.88714">
            <text:p>3,88714</text:p>
          </table:table-cell>
          <table:table-cell office:value-type="float" office:value="43.61484">
            <text:p>43,6148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0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933">
            <text:p>3933</text:p>
          </table:table-cell>
          <table:table-cell office:value-type="float" office:value="3.88846">
            <text:p>3,88846</text:p>
          </table:table-cell>
          <table:table-cell office:value-type="float" office:value="43.61444">
            <text:p>43,614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50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3932">
            <text:p>3932</text:p>
          </table:table-cell>
          <table:table-cell office:value-type="float" office:value="3.88883">
            <text:p>3,88883</text:p>
          </table:table-cell>
          <table:table-cell office:value-type="float" office:value="43.61403">
            <text:p>43,614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5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3932">
            <text:p>3932</text:p>
          </table:table-cell>
          <table:table-cell office:value-type="float" office:value="3.88882">
            <text:p>3,88882</text:p>
          </table:table-cell>
          <table:table-cell office:value-type="float" office:value="43.61403">
            <text:p>43,614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5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4052">
            <text:p>4052</text:p>
          </table:table-cell>
          <table:table-cell office:value-type="float" office:value="3.88567">
            <text:p>3,88567</text:p>
          </table:table-cell>
          <table:table-cell office:value-type="float" office:value="43.61637">
            <text:p>43,616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47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4051">
            <text:p>4051</text:p>
          </table:table-cell>
          <table:table-cell office:value-type="float" office:value="3.88635">
            <text:p>3,88635</text:p>
          </table:table-cell>
          <table:table-cell office:value-type="float" office:value="43.61702">
            <text:p>43,6170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4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4066">
            <text:p>4066</text:p>
          </table:table-cell>
          <table:table-cell office:value-type="float" office:value="3.88773">
            <text:p>3,88773</text:p>
          </table:table-cell>
          <table:table-cell office:value-type="float" office:value="43.61851">
            <text:p>43,618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50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957">
            <text:p>3957</text:p>
          </table:table-cell>
          <table:table-cell office:value-type="float" office:value="3.89057">
            <text:p>3,89057</text:p>
          </table:table-cell>
          <table:table-cell office:value-type="float" office:value="43.62044">
            <text:p>43,6204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83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352">
            <text:p>3352</text:p>
          </table:table-cell>
          <table:table-cell office:value-type="float" office:value="3.89267">
            <text:p>3,89267</text:p>
          </table:table-cell>
          <table:table-cell office:value-type="float" office:value="43.62297">
            <text:p>43,622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29</text:p>
          </table:table-cell>
          <table:table-cell office:value-type="float" office:value="2543">
            <text:p>254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365">
            <text:p>3365</text:p>
          </table:table-cell>
          <table:table-cell office:value-type="float" office:value="3.89467">
            <text:p>3,89467</text:p>
          </table:table-cell>
          <table:table-cell office:value-type="float" office:value="43.62181">
            <text:p>43,621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356">
            <text:p>3356</text:p>
          </table:table-cell>
          <table:table-cell office:value-type="float" office:value="3.89488">
            <text:p>3,89488</text:p>
          </table:table-cell>
          <table:table-cell office:value-type="float" office:value="43.62094">
            <text:p>43,620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30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354">
            <text:p>3354</text:p>
          </table:table-cell>
          <table:table-cell office:value-type="float" office:value="3.89434">
            <text:p>3,89434</text:p>
          </table:table-cell>
          <table:table-cell office:value-type="float" office:value="43.62124">
            <text:p>43,6212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4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360">
            <text:p>3360</text:p>
          </table:table-cell>
          <table:table-cell office:value-type="float" office:value="3.89261">
            <text:p>3,89261</text:p>
          </table:table-cell>
          <table:table-cell office:value-type="float" office:value="43.62055">
            <text:p>43,620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7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3961">
            <text:p>3961</text:p>
          </table:table-cell>
          <table:table-cell office:value-type="float" office:value="3.89241">
            <text:p>3,89241</text:p>
          </table:table-cell>
          <table:table-cell office:value-type="float" office:value="43.62022">
            <text:p>43,620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39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3963">
            <text:p>3963</text:p>
          </table:table-cell>
          <table:table-cell office:value-type="float" office:value="3.89176">
            <text:p>3,89176</text:p>
          </table:table-cell>
          <table:table-cell office:value-type="float" office:value="43.61959">
            <text:p>43,619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86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3358">
            <text:p>3358</text:p>
          </table:table-cell>
          <table:table-cell office:value-type="float" office:value="3.89379">
            <text:p>3,89379</text:p>
          </table:table-cell>
          <table:table-cell office:value-type="float" office:value="43.61925">
            <text:p>43,619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6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38">
            <text:p>3738</text:p>
          </table:table-cell>
          <table:table-cell office:value-type="float" office:value="3.89365">
            <text:p>3,89365</text:p>
          </table:table-cell>
          <table:table-cell office:value-type="float" office:value="43.61873">
            <text:p>43,618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39">
            <text:p>3739</text:p>
          </table:table-cell>
          <table:table-cell office:value-type="float" office:value="3.89359">
            <text:p>3,89359</text:p>
          </table:table-cell>
          <table:table-cell office:value-type="float" office:value="43.61858">
            <text:p>43,6185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740">
            <text:p>3740</text:p>
          </table:table-cell>
          <table:table-cell office:value-type="float" office:value="3.89358">
            <text:p>3,89358</text:p>
          </table:table-cell>
          <table:table-cell office:value-type="float" office:value="43.61864">
            <text:p>43,618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388">
            <text:p>3388</text:p>
          </table:table-cell>
          <table:table-cell office:value-type="float" office:value="3.89141">
            <text:p>3,89141</text:p>
          </table:table-cell>
          <table:table-cell office:value-type="float" office:value="43.61907">
            <text:p>43,619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4">
            <text:p>2554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387">
            <text:p>3387</text:p>
          </table:table-cell>
          <table:table-cell office:value-type="float" office:value="3.89074">
            <text:p>3,89074</text:p>
          </table:table-cell>
          <table:table-cell office:value-type="float" office:value="43.61919">
            <text:p>43,619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387">
            <text:p>3387</text:p>
          </table:table-cell>
          <table:table-cell office:value-type="float" office:value="3.89075">
            <text:p>3,89075</text:p>
          </table:table-cell>
          <table:table-cell office:value-type="float" office:value="43.61919">
            <text:p>43,6191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18</text:p>
          </table:table-cell>
          <table:table-cell office:value-type="float" office:value="2556">
            <text:p>2556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3386">
            <text:p>3386</text:p>
          </table:table-cell>
          <table:table-cell office:value-type="float" office:value="3.89042">
            <text:p>3,89042</text:p>
          </table:table-cell>
          <table:table-cell office:value-type="float" office:value="43.61845">
            <text:p>43,618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70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3782">
            <text:p>3782</text:p>
          </table:table-cell>
          <table:table-cell office:value-type="float" office:value="3.89042">
            <text:p>3,89042</text:p>
          </table:table-cell>
          <table:table-cell office:value-type="float" office:value="43.61845">
            <text:p>43,618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94</text:p>
          </table:table-cell>
          <table:table-cell office:value-type="float" office:value="2558">
            <text:p>2558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3785">
            <text:p>3785</text:p>
          </table:table-cell>
          <table:table-cell office:value-type="float" office:value="3.89083">
            <text:p>3,89083</text:p>
          </table:table-cell>
          <table:table-cell office:value-type="float" office:value="43.61832">
            <text:p>43,618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7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3783">
            <text:p>3783</text:p>
          </table:table-cell>
          <table:table-cell office:value-type="float" office:value="3.89103">
            <text:p>3,89103</text:p>
          </table:table-cell>
          <table:table-cell office:value-type="float" office:value="43.61826">
            <text:p>43,618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7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3743">
            <text:p>3743</text:p>
          </table:table-cell>
          <table:table-cell office:value-type="float" office:value="3.89315">
            <text:p>3,89315</text:p>
          </table:table-cell>
          <table:table-cell office:value-type="float" office:value="43.61765">
            <text:p>43,617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7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760">
            <text:p>3760</text:p>
          </table:table-cell>
          <table:table-cell office:value-type="float" office:value="3.89311">
            <text:p>3,89311</text:p>
          </table:table-cell>
          <table:table-cell office:value-type="float" office:value="43.61734">
            <text:p>43,617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3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764">
            <text:p>3764</text:p>
          </table:table-cell>
          <table:table-cell office:value-type="float" office:value="3.89247">
            <text:p>3,89247</text:p>
          </table:table-cell>
          <table:table-cell office:value-type="float" office:value="43.61694">
            <text:p>43,616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764">
            <text:p>3764</text:p>
          </table:table-cell>
          <table:table-cell office:value-type="float" office:value="3.8917">
            <text:p>3,8917</text:p>
          </table:table-cell>
          <table:table-cell office:value-type="float" office:value="43.61717">
            <text:p>43,617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746">
            <text:p>3746</text:p>
          </table:table-cell>
          <table:table-cell office:value-type="float" office:value="3.89013">
            <text:p>3,89013</text:p>
          </table:table-cell>
          <table:table-cell office:value-type="float" office:value="43.61764">
            <text:p>43,617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3903">
            <text:p>3903</text:p>
          </table:table-cell>
          <table:table-cell office:value-type="float" office:value="3.88989">
            <text:p>3,88989</text:p>
          </table:table-cell>
          <table:table-cell office:value-type="float" office:value="43.61742">
            <text:p>43,617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61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902">
            <text:p>3902</text:p>
          </table:table-cell>
          <table:table-cell office:value-type="float" office:value="3.88959">
            <text:p>3,88959</text:p>
          </table:table-cell>
          <table:table-cell office:value-type="float" office:value="43.61716">
            <text:p>43,617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78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3750">
            <text:p>3750</text:p>
          </table:table-cell>
          <table:table-cell office:value-type="float" office:value="3.88966">
            <text:p>3,88966</text:p>
          </table:table-cell>
          <table:table-cell office:value-type="float" office:value="43.61708">
            <text:p>43,617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16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4062">
            <text:p>4062</text:p>
          </table:table-cell>
          <table:table-cell office:value-type="float" office:value="3.88842">
            <text:p>3,88842</text:p>
          </table:table-cell>
          <table:table-cell office:value-type="float" office:value="43.61704">
            <text:p>43,617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09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4068">
            <text:p>4068</text:p>
          </table:table-cell>
          <table:table-cell office:value-type="float" office:value="3.88782">
            <text:p>3,88782</text:p>
          </table:table-cell>
          <table:table-cell office:value-type="float" office:value="43.61682">
            <text:p>43,616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68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3921">
            <text:p>3921</text:p>
          </table:table-cell>
          <table:table-cell office:value-type="float" office:value="3.88753">
            <text:p>3,88753</text:p>
          </table:table-cell>
          <table:table-cell office:value-type="float" office:value="43.6164">
            <text:p>43,616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85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3920">
            <text:p>3920</text:p>
          </table:table-cell>
          <table:table-cell office:value-type="float" office:value="3.88737">
            <text:p>3,88737</text:p>
          </table:table-cell>
          <table:table-cell office:value-type="float" office:value="43.6161">
            <text:p>43,61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50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6478">
            <text:p>6478</text:p>
          </table:table-cell>
          <table:table-cell office:value-type="float" office:value="3.88315">
            <text:p>3,88315</text:p>
          </table:table-cell>
          <table:table-cell office:value-type="float" office:value="43.61487">
            <text:p>43,6148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98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33">
            <text:p>4333</text:p>
          </table:table-cell>
          <table:table-cell office:value-type="float" office:value="3.86152">
            <text:p>3,86152</text:p>
          </table:table-cell>
          <table:table-cell office:value-type="float" office:value="43.61716">
            <text:p>43,617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2861">
            <text:p>286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4177">
            <text:p>4177</text:p>
          </table:table-cell>
          <table:table-cell office:value-type="float" office:value="3.85944">
            <text:p>3,85944</text:p>
          </table:table-cell>
          <table:table-cell office:value-type="float" office:value="43.61857">
            <text:p>43,618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620</text:p>
          </table:table-cell>
          <table:table-cell office:value-type="float" office:value="2862">
            <text:p>2862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4180">
            <text:p>4180</text:p>
          </table:table-cell>
          <table:table-cell office:value-type="float" office:value="3.86053">
            <text:p>3,86053</text:p>
          </table:table-cell>
          <table:table-cell office:value-type="float" office:value="43.61941">
            <text:p>43,61941</text:p>
          </table:table-cell>
          <table:table-cell table:number-columns-repeated="2" office:value-type="string">
            <text:p>NON</text:p>
          </table:table-cell>
          <table:table-cell/>
          <table:table-cell office:value-type="string">
            <text:p>2620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53">
            <text:p>4353</text:p>
          </table:table-cell>
          <table:table-cell office:value-type="float" office:value="3.85931">
            <text:p>3,85931</text:p>
          </table:table-cell>
          <table:table-cell office:value-type="float" office:value="43.62006">
            <text:p>43,620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64">
            <text:p>2864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45">
            <text:p>4345</text:p>
          </table:table-cell>
          <table:table-cell office:value-type="float" office:value="3.86086">
            <text:p>3,86086</text:p>
          </table:table-cell>
          <table:table-cell office:value-type="float" office:value="43.61946">
            <text:p>43,619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346">
            <text:p>4346</text:p>
          </table:table-cell>
          <table:table-cell office:value-type="float" office:value="3.86117">
            <text:p>3,86117</text:p>
          </table:table-cell>
          <table:table-cell office:value-type="float" office:value="43.61949">
            <text:p>43,619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6614">
            <text:p>6614</text:p>
          </table:table-cell>
          <table:table-cell office:value-type="float" office:value="3.86364">
            <text:p>3,86364</text:p>
          </table:table-cell>
          <table:table-cell office:value-type="float" office:value="43.61911">
            <text:p>43,619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181">
            <text:p>4181</text:p>
          </table:table-cell>
          <table:table-cell office:value-type="float" office:value="3.86384">
            <text:p>3,86384</text:p>
          </table:table-cell>
          <table:table-cell office:value-type="float" office:value="43.61899">
            <text:p>43,618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181">
            <text:p>4181</text:p>
          </table:table-cell>
          <table:table-cell office:value-type="float" office:value="3.86384">
            <text:p>3,86384</text:p>
          </table:table-cell>
          <table:table-cell office:value-type="float" office:value="43.61899">
            <text:p>43,618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93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327">
            <text:p>4327</text:p>
          </table:table-cell>
          <table:table-cell office:value-type="float" office:value="3.86366">
            <text:p>3,86366</text:p>
          </table:table-cell>
          <table:table-cell office:value-type="float" office:value="43.61881">
            <text:p>43,618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4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6612">
            <text:p>6612</text:p>
          </table:table-cell>
          <table:table-cell office:value-type="float" office:value="3.86288">
            <text:p>3,86288</text:p>
          </table:table-cell>
          <table:table-cell office:value-type="float" office:value="43.61856">
            <text:p>43,618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25">
            <text:p>4325</text:p>
          </table:table-cell>
          <table:table-cell office:value-type="float" office:value="3.86352">
            <text:p>3,86352</text:p>
          </table:table-cell>
          <table:table-cell office:value-type="float" office:value="43.61833">
            <text:p>43,6183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325">
            <text:p>4325</text:p>
          </table:table-cell>
          <table:table-cell office:value-type="float" office:value="3.86433">
            <text:p>3,86433</text:p>
          </table:table-cell>
          <table:table-cell office:value-type="float" office:value="43.61837">
            <text:p>43,6183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338">
            <text:p>4338</text:p>
          </table:table-cell>
          <table:table-cell office:value-type="float" office:value="3.86549">
            <text:p>3,86549</text:p>
          </table:table-cell>
          <table:table-cell office:value-type="float" office:value="43.61803">
            <text:p>43,618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7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4340">
            <text:p>4340</text:p>
          </table:table-cell>
          <table:table-cell office:value-type="float" office:value="3.86474">
            <text:p>3,86474</text:p>
          </table:table-cell>
          <table:table-cell office:value-type="float" office:value="43.61751">
            <text:p>43,617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18</text:p>
          </table:table-cell>
          <table:table-cell office:value-type="float" office:value="2875">
            <text:p>2875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6547">
            <text:p>6547</text:p>
          </table:table-cell>
          <table:table-cell office:value-type="float" office:value="3.86492">
            <text:p>3,86492</text:p>
          </table:table-cell>
          <table:table-cell office:value-type="float" office:value="43.61737">
            <text:p>43,6173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18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6547">
            <text:p>6547</text:p>
          </table:table-cell>
          <table:table-cell office:value-type="float" office:value="3.86505">
            <text:p>3,86505</text:p>
          </table:table-cell>
          <table:table-cell office:value-type="float" office:value="43.61728">
            <text:p>43,617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18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6550">
            <text:p>6550</text:p>
          </table:table-cell>
          <table:table-cell office:value-type="float" office:value="3.86533">
            <text:p>3,86533</text:p>
          </table:table-cell>
          <table:table-cell office:value-type="float" office:value="43.61715">
            <text:p>43,617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5</text:p>
          </table:table-cell>
          <table:table-cell office:value-type="float" office:value="2878">
            <text:p>2878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6550">
            <text:p>6550</text:p>
          </table:table-cell>
          <table:table-cell office:value-type="float" office:value="3.86582">
            <text:p>3,86582</text:p>
          </table:table-cell>
          <table:table-cell office:value-type="float" office:value="43.61686">
            <text:p>43,616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5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6548">
            <text:p>6548</text:p>
          </table:table-cell>
          <table:table-cell office:value-type="float" office:value="3.86628">
            <text:p>3,86628</text:p>
          </table:table-cell>
          <table:table-cell office:value-type="float" office:value="43.61708">
            <text:p>43,617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3335</text:p>
          </table:table-cell>
          <table:table-cell office:value-type="float" office:value="2880">
            <text:p>2880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4563">
            <text:p>4563</text:p>
          </table:table-cell>
          <table:table-cell office:value-type="float" office:value="3.86617">
            <text:p>3,86617</text:p>
          </table:table-cell>
          <table:table-cell office:value-type="float" office:value="43.61517">
            <text:p>43,6151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75</text:p>
          </table:table-cell>
          <table:table-cell office:value-type="float" office:value="2881">
            <text:p>2881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6545">
            <text:p>6545</text:p>
          </table:table-cell>
          <table:table-cell office:value-type="float" office:value="3.86646">
            <text:p>3,86646</text:p>
          </table:table-cell>
          <table:table-cell office:value-type="float" office:value="43.61739">
            <text:p>43,617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7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183">
            <text:p>4183</text:p>
          </table:table-cell>
          <table:table-cell office:value-type="float" office:value="3.8666">
            <text:p>3,8666</text:p>
          </table:table-cell>
          <table:table-cell office:value-type="float" office:value="43.61771">
            <text:p>43,617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4184">
            <text:p>4184</text:p>
          </table:table-cell>
          <table:table-cell office:value-type="float" office:value="3.8667">
            <text:p>3,8667</text:p>
          </table:table-cell>
          <table:table-cell office:value-type="float" office:value="43.61762">
            <text:p>43,6176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99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86">
            <text:p>5186</text:p>
          </table:table-cell>
          <table:table-cell office:value-type="float" office:value="3.87737">
            <text:p>3,87737</text:p>
          </table:table-cell>
          <table:table-cell office:value-type="float" office:value="43.61077">
            <text:p>43,610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85">
            <text:p>2885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float" office:value="5142">
            <text:p>5142</text:p>
          </table:table-cell>
          <table:table-cell office:value-type="float" office:value="3.87711">
            <text:p>3,87711</text:p>
          </table:table-cell>
          <table:table-cell office:value-type="float" office:value="43.611">
            <text:p>43,6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305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5140">
            <text:p>5140</text:p>
          </table:table-cell>
          <table:table-cell office:value-type="float" office:value="3.87684">
            <text:p>3,87684</text:p>
          </table:table-cell>
          <table:table-cell office:value-type="float" office:value="43.61069">
            <text:p>43,6106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72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5147">
            <text:p>5147</text:p>
          </table:table-cell>
          <table:table-cell office:value-type="float" office:value="3.87631">
            <text:p>3,87631</text:p>
          </table:table-cell>
          <table:table-cell office:value-type="float" office:value="43.61084">
            <text:p>43,610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72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37">
            <text:p>5137</text:p>
          </table:table-cell>
          <table:table-cell office:value-type="float" office:value="3.87602">
            <text:p>3,87602</text:p>
          </table:table-cell>
          <table:table-cell office:value-type="float" office:value="43.61087">
            <text:p>43,610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35">
            <text:p>5135</text:p>
          </table:table-cell>
          <table:table-cell office:value-type="float" office:value="3.8756">
            <text:p>3,8756</text:p>
          </table:table-cell>
          <table:table-cell office:value-type="float" office:value="43.61089">
            <text:p>43,610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90">
            <text:p>289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22">
            <text:p>5122</text:p>
          </table:table-cell>
          <table:table-cell office:value-type="float" office:value="3.87467">
            <text:p>3,87467</text:p>
          </table:table-cell>
          <table:table-cell office:value-type="float" office:value="43.61097">
            <text:p>43,6109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91">
            <text:p>2891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03">
            <text:p>5103</text:p>
          </table:table-cell>
          <table:table-cell office:value-type="float" office:value="3.87375">
            <text:p>3,87375</text:p>
          </table:table-cell>
          <table:table-cell office:value-type="float" office:value="43.61104">
            <text:p>43,611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43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5098">
            <text:p>5098</text:p>
          </table:table-cell>
          <table:table-cell office:value-type="float" office:value="3.87327">
            <text:p>3,87327</text:p>
          </table:table-cell>
          <table:table-cell office:value-type="float" office:value="43.61126">
            <text:p>43,611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7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98">
            <text:p>98</text:p>
          </table:table-cell>
          <table:table-cell office:value-type="float" office:value="3.87193">
            <text:p>3,87193</text:p>
          </table:table-cell>
          <table:table-cell office:value-type="float" office:value="43.61093">
            <text:p>43,6109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2</text:p>
          </table:table-cell>
          <table:table-cell office:value-type="float" office:value="2894">
            <text:p>2894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98">
            <text:p>98</text:p>
          </table:table-cell>
          <table:table-cell office:value-type="float" office:value="3.87192">
            <text:p>3,87192</text:p>
          </table:table-cell>
          <table:table-cell office:value-type="float" office:value="43.6109">
            <text:p>43,610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2</text:p>
          </table:table-cell>
          <table:table-cell office:value-type="float" office:value="2895">
            <text:p>2895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99">
            <text:p>99</text:p>
          </table:table-cell>
          <table:table-cell office:value-type="float" office:value="3.87199">
            <text:p>3,87199</text:p>
          </table:table-cell>
          <table:table-cell office:value-type="float" office:value="43.61128">
            <text:p>43,6112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1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99">
            <text:p>99</text:p>
          </table:table-cell>
          <table:table-cell office:value-type="float" office:value="3.87198">
            <text:p>3,87198</text:p>
          </table:table-cell>
          <table:table-cell office:value-type="float" office:value="43.61127">
            <text:p>43,611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541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67">
            <text:p>4767</text:p>
          </table:table-cell>
          <table:table-cell office:value-type="float" office:value="3.87229">
            <text:p>3,87229</text:p>
          </table:table-cell>
          <table:table-cell office:value-type="float" office:value="43.61245">
            <text:p>43,6124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65">
            <text:p>4765</text:p>
          </table:table-cell>
          <table:table-cell office:value-type="float" office:value="3.87168">
            <text:p>3,87168</text:p>
          </table:table-cell>
          <table:table-cell office:value-type="float" office:value="43.61258">
            <text:p>43,6125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775">
            <text:p>4775</text:p>
          </table:table-cell>
          <table:table-cell office:value-type="float" office:value="3.87087">
            <text:p>3,87087</text:p>
          </table:table-cell>
          <table:table-cell office:value-type="float" office:value="43.61343">
            <text:p>43,6134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743">
            <text:p>4743</text:p>
          </table:table-cell>
          <table:table-cell office:value-type="float" office:value="3.87028">
            <text:p>3,87028</text:p>
          </table:table-cell>
          <table:table-cell office:value-type="float" office:value="43.61383">
            <text:p>43,613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3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780">
            <text:p>4780</text:p>
          </table:table-cell>
          <table:table-cell office:value-type="float" office:value="3.8699">
            <text:p>3,8699</text:p>
          </table:table-cell>
          <table:table-cell office:value-type="float" office:value="43.61493">
            <text:p>43,6149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785">
            <text:p>4785</text:p>
          </table:table-cell>
          <table:table-cell office:value-type="float" office:value="3.86944">
            <text:p>3,86944</text:p>
          </table:table-cell>
          <table:table-cell office:value-type="float" office:value="43.61473">
            <text:p>43,61473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8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12">
            <text:p>4212</text:p>
          </table:table-cell>
          <table:table-cell office:value-type="float" office:value="3.86984">
            <text:p>3,86984</text:p>
          </table:table-cell>
          <table:table-cell office:value-type="float" office:value="43.615">
            <text:p>43,6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590">
            <text:p>4590</text:p>
          </table:table-cell>
          <table:table-cell office:value-type="float" office:value="3.86955">
            <text:p>3,86955</text:p>
          </table:table-cell>
          <table:table-cell office:value-type="float" office:value="43.61553">
            <text:p>43,615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905">
            <text:p>290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205">
            <text:p>4205</text:p>
          </table:table-cell>
          <table:table-cell office:value-type="float" office:value="3.86908">
            <text:p>3,86908</text:p>
          </table:table-cell>
          <table:table-cell office:value-type="float" office:value="43.61626">
            <text:p>43,61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7</text:p>
          </table:table-cell>
          <table:table-cell office:value-type="float" office:value="2906">
            <text:p>2906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205">
            <text:p>4205</text:p>
          </table:table-cell>
          <table:table-cell office:value-type="float" office:value="3.86939">
            <text:p>3,86939</text:p>
          </table:table-cell>
          <table:table-cell office:value-type="float" office:value="43.61626">
            <text:p>43,61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7</text:p>
          </table:table-cell>
          <table:table-cell office:value-type="float" office:value="2907">
            <text:p>290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204">
            <text:p>4204</text:p>
          </table:table-cell>
          <table:table-cell office:value-type="float" office:value="3.86956">
            <text:p>3,86956</text:p>
          </table:table-cell>
          <table:table-cell office:value-type="float" office:value="43.61639">
            <text:p>43,616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06">
            <text:p>4206</text:p>
          </table:table-cell>
          <table:table-cell office:value-type="float" office:value="3.86862">
            <text:p>3,86862</text:p>
          </table:table-cell>
          <table:table-cell office:value-type="float" office:value="43.61626">
            <text:p>43,616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09">
            <text:p>2909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06">
            <text:p>4206</text:p>
          </table:table-cell>
          <table:table-cell office:value-type="float" office:value="3.86861">
            <text:p>3,86861</text:p>
          </table:table-cell>
          <table:table-cell office:value-type="float" office:value="43.61626">
            <text:p>43,6162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207">
            <text:p>4207</text:p>
          </table:table-cell>
          <table:table-cell office:value-type="float" office:value="3.86929">
            <text:p>3,86929</text:p>
          </table:table-cell>
          <table:table-cell office:value-type="float" office:value="43.61557">
            <text:p>43,6155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13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4788">
            <text:p>4788</text:p>
          </table:table-cell>
          <table:table-cell office:value-type="float" office:value="3.86922">
            <text:p>3,86922</text:p>
          </table:table-cell>
          <table:table-cell office:value-type="float" office:value="43.61534">
            <text:p>43,615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50</text:p>
          </table:table-cell>
          <table:table-cell office:value-type="float" office:value="2912">
            <text:p>2912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786">
            <text:p>4786</text:p>
          </table:table-cell>
          <table:table-cell office:value-type="float" office:value="3.86899">
            <text:p>3,86899</text:p>
          </table:table-cell>
          <table:table-cell office:value-type="float" office:value="43.61521">
            <text:p>43,6152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3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786">
            <text:p>4786</text:p>
          </table:table-cell>
          <table:table-cell office:value-type="float" office:value="3.869">
            <text:p>3,869</text:p>
          </table:table-cell>
          <table:table-cell office:value-type="float" office:value="43.6152">
            <text:p>43,615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73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4778">
            <text:p>4778</text:p>
          </table:table-cell>
          <table:table-cell office:value-type="float" office:value="3.86855">
            <text:p>3,86855</text:p>
          </table:table-cell>
          <table:table-cell office:value-type="float" office:value="43.61406">
            <text:p>43,6140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77</text:p>
          </table:table-cell>
          <table:table-cell office:value-type="float" office:value="2915">
            <text:p>291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776">
            <text:p>4776</text:p>
          </table:table-cell>
          <table:table-cell office:value-type="float" office:value="3.86856">
            <text:p>3,86856</text:p>
          </table:table-cell>
          <table:table-cell office:value-type="float" office:value="43.61394">
            <text:p>43,613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48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39">
            <text:p>4739</text:p>
          </table:table-cell>
          <table:table-cell office:value-type="float" office:value="3.86848">
            <text:p>3,86848</text:p>
          </table:table-cell>
          <table:table-cell office:value-type="float" office:value="43.61315">
            <text:p>43,613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917">
            <text:p>291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44">
            <text:p>4744</text:p>
          </table:table-cell>
          <table:table-cell office:value-type="float" office:value="3.8693">
            <text:p>3,8693</text:p>
          </table:table-cell>
          <table:table-cell office:value-type="float" office:value="43.61301">
            <text:p>43,613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4754">
            <text:p>4754</text:p>
          </table:table-cell>
          <table:table-cell office:value-type="float" office:value="3.86897">
            <text:p>3,86897</text:p>
          </table:table-cell>
          <table:table-cell office:value-type="float" office:value="43.61279">
            <text:p>43,612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78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4754">
            <text:p>4754</text:p>
          </table:table-cell>
          <table:table-cell office:value-type="float" office:value="3.86895">
            <text:p>3,86895</text:p>
          </table:table-cell>
          <table:table-cell office:value-type="float" office:value="43.61278">
            <text:p>43,6127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78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749">
            <text:p>4749</text:p>
          </table:table-cell>
          <table:table-cell office:value-type="float" office:value="3.86829">
            <text:p>3,86829</text:p>
          </table:table-cell>
          <table:table-cell office:value-type="float" office:value="43.61194">
            <text:p>43,611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1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749">
            <text:p>4749</text:p>
          </table:table-cell>
          <table:table-cell office:value-type="float" office:value="3.86829">
            <text:p>3,86829</text:p>
          </table:table-cell>
          <table:table-cell office:value-type="float" office:value="43.61195">
            <text:p>43,611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1</text:p>
          </table:table-cell>
          <table:table-cell office:value-type="float" office:value="2922">
            <text:p>2922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733">
            <text:p>4733</text:p>
          </table:table-cell>
          <table:table-cell office:value-type="float" office:value="3.86801">
            <text:p>3,86801</text:p>
          </table:table-cell>
          <table:table-cell office:value-type="float" office:value="43.61214">
            <text:p>43,612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733">
            <text:p>4733</text:p>
          </table:table-cell>
          <table:table-cell office:value-type="float" office:value="3.86717">
            <text:p>3,86717</text:p>
          </table:table-cell>
          <table:table-cell office:value-type="float" office:value="43.61209">
            <text:p>43,612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24">
            <text:p>2924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734">
            <text:p>4734</text:p>
          </table:table-cell>
          <table:table-cell office:value-type="float" office:value="3.86672">
            <text:p>3,86672</text:p>
          </table:table-cell>
          <table:table-cell office:value-type="float" office:value="43.61211">
            <text:p>43,612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25">
            <text:p>2925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4735">
            <text:p>4735</text:p>
          </table:table-cell>
          <table:table-cell office:value-type="float" office:value="3.8669">
            <text:p>3,8669</text:p>
          </table:table-cell>
          <table:table-cell office:value-type="float" office:value="43.61229">
            <text:p>43,612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2</text:p>
          </table:table-cell>
          <table:table-cell office:value-type="float" office:value="2926">
            <text:p>2926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577">
            <text:p>4577</text:p>
          </table:table-cell>
          <table:table-cell office:value-type="float" office:value="3.8665">
            <text:p>3,8665</text:p>
          </table:table-cell>
          <table:table-cell office:value-type="float" office:value="43.61223">
            <text:p>43,61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571">
            <text:p>4571</text:p>
          </table:table-cell>
          <table:table-cell office:value-type="float" office:value="3.86657">
            <text:p>3,86657</text:p>
          </table:table-cell>
          <table:table-cell office:value-type="float" office:value="43.6127">
            <text:p>43,61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8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10832">
            <text:p>10832</text:p>
          </table:table-cell>
          <table:table-cell office:value-type="float" office:value="3.86569">
            <text:p>3,86569</text:p>
          </table:table-cell>
          <table:table-cell office:value-type="float" office:value="43.61282">
            <text:p>43,612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7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4632">
            <text:p>4632</text:p>
          </table:table-cell>
          <table:table-cell office:value-type="float" office:value="3.86591">
            <text:p>3,86591</text:p>
          </table:table-cell>
          <table:table-cell office:value-type="float" office:value="43.613">
            <text:p>43,61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67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4576">
            <text:p>4576</text:p>
          </table:table-cell>
          <table:table-cell office:value-type="float" office:value="3.86556">
            <text:p>3,86556</text:p>
          </table:table-cell>
          <table:table-cell office:value-type="float" office:value="43.61178">
            <text:p>43,611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22</text:p>
          </table:table-cell>
          <table:table-cell office:value-type="float" office:value="2931">
            <text:p>2931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573">
            <text:p>4573</text:p>
          </table:table-cell>
          <table:table-cell office:value-type="float" office:value="3.86469">
            <text:p>3,86469</text:p>
          </table:table-cell>
          <table:table-cell office:value-type="float" office:value="43.61272">
            <text:p>43,612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38</text:p>
          </table:table-cell>
          <table:table-cell office:value-type="float" office:value="2932">
            <text:p>293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4601">
            <text:p>4601</text:p>
          </table:table-cell>
          <table:table-cell office:value-type="float" office:value="3.86463">
            <text:p>3,86463</text:p>
          </table:table-cell>
          <table:table-cell office:value-type="float" office:value="43.6124">
            <text:p>43,61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58</text:p>
          </table:table-cell>
          <table:table-cell office:value-type="float" office:value="2933">
            <text:p>2933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4600">
            <text:p>4600</text:p>
          </table:table-cell>
          <table:table-cell office:value-type="float" office:value="3.86458">
            <text:p>3,86458</text:p>
          </table:table-cell>
          <table:table-cell office:value-type="float" office:value="43.61198">
            <text:p>43,6119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58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3830">
            <text:p>3830</text:p>
          </table:table-cell>
          <table:table-cell office:value-type="float" office:value="3.86174">
            <text:p>3,86174</text:p>
          </table:table-cell>
          <table:table-cell office:value-type="float" office:value="43.61478">
            <text:p>43,614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83</text:p>
          </table:table-cell>
          <table:table-cell office:value-type="float" office:value="2935">
            <text:p>2935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54">
            <text:p>4554</text:p>
          </table:table-cell>
          <table:table-cell office:value-type="float" office:value="3.86234">
            <text:p>3,86234</text:p>
          </table:table-cell>
          <table:table-cell office:value-type="float" office:value="43.61468">
            <text:p>43,6146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4555">
            <text:p>4555</text:p>
          </table:table-cell>
          <table:table-cell office:value-type="float" office:value="3.86239">
            <text:p>3,86239</text:p>
          </table:table-cell>
          <table:table-cell office:value-type="float" office:value="43.61479">
            <text:p>43,614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9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4337">
            <text:p>4337</text:p>
          </table:table-cell>
          <table:table-cell office:value-type="float" office:value="3.86136">
            <text:p>3,86136</text:p>
          </table:table-cell>
          <table:table-cell office:value-type="float" office:value="43.61598">
            <text:p>43,6159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9</text:p>
          </table:table-cell>
          <table:table-cell office:value-type="float" office:value="2938">
            <text:p>2938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92">
            <text:p>4592</text:p>
          </table:table-cell>
          <table:table-cell office:value-type="float" office:value="3.86266">
            <text:p>3,86266</text:p>
          </table:table-cell>
          <table:table-cell office:value-type="float" office:value="43.61461">
            <text:p>43,6146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2939">
            <text:p>2939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4547">
            <text:p>4547</text:p>
          </table:table-cell>
          <table:table-cell office:value-type="float" office:value="3.85945">
            <text:p>3,85945</text:p>
          </table:table-cell>
          <table:table-cell office:value-type="float" office:value="43.61312">
            <text:p>43,613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71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542">
            <text:p>4542</text:p>
          </table:table-cell>
          <table:table-cell office:value-type="float" office:value="3.85896">
            <text:p>3,85896</text:p>
          </table:table-cell>
          <table:table-cell office:value-type="float" office:value="43.61286">
            <text:p>43,6128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27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22">
            <text:p>122</text:p>
          </table:table-cell>
          <table:table-cell office:value-type="float" office:value="3.86011">
            <text:p>3,86011</text:p>
          </table:table-cell>
          <table:table-cell office:value-type="float" office:value="43.61241">
            <text:p>43,612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48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631">
            <text:p>4631</text:p>
          </table:table-cell>
          <table:table-cell office:value-type="float" office:value="3.86027">
            <text:p>3,86027</text:p>
          </table:table-cell>
          <table:table-cell office:value-type="float" office:value="43.6124">
            <text:p>43,61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631">
            <text:p>4631</text:p>
          </table:table-cell>
          <table:table-cell office:value-type="float" office:value="3.86128">
            <text:p>3,86128</text:p>
          </table:table-cell>
          <table:table-cell office:value-type="float" office:value="43.61211">
            <text:p>43,612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30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4593">
            <text:p>4593</text:p>
          </table:table-cell>
          <table:table-cell office:value-type="float" office:value="3.86194">
            <text:p>3,86194</text:p>
          </table:table-cell>
          <table:table-cell office:value-type="float" office:value="43.61207">
            <text:p>43,61207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97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4593">
            <text:p>4593</text:p>
          </table:table-cell>
          <table:table-cell office:value-type="float" office:value="3.86195">
            <text:p>3,86195</text:p>
          </table:table-cell>
          <table:table-cell office:value-type="float" office:value="43.61265">
            <text:p>43,6126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97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575">
            <text:p>4575</text:p>
          </table:table-cell>
          <table:table-cell office:value-type="float" office:value="3.86457">
            <text:p>3,86457</text:p>
          </table:table-cell>
          <table:table-cell office:value-type="float" office:value="43.61186">
            <text:p>43,611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47">
            <text:p>2947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575">
            <text:p>4575</text:p>
          </table:table-cell>
          <table:table-cell office:value-type="float" office:value="3.86519">
            <text:p>3,86519</text:p>
          </table:table-cell>
          <table:table-cell office:value-type="float" office:value="43.61181">
            <text:p>43,611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6">
            <text:p>5396</text:p>
          </table:table-cell>
          <table:table-cell office:value-type="float" office:value="3.86563">
            <text:p>3,86563</text:p>
          </table:table-cell>
          <table:table-cell office:value-type="float" office:value="43.61178">
            <text:p>43,611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49">
            <text:p>2949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633">
            <text:p>4633</text:p>
          </table:table-cell>
          <table:table-cell office:value-type="float" office:value="3.8658">
            <text:p>3,8658</text:p>
          </table:table-cell>
          <table:table-cell office:value-type="float" office:value="43.61195">
            <text:p>43,611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633">
            <text:p>4633</text:p>
          </table:table-cell>
          <table:table-cell office:value-type="float" office:value="3.86626">
            <text:p>3,86626</text:p>
          </table:table-cell>
          <table:table-cell office:value-type="float" office:value="43.61208">
            <text:p>43,612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37</text:p>
          </table:table-cell>
          <table:table-cell office:value-type="float" office:value="2951">
            <text:p>295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5397">
            <text:p>5397</text:p>
          </table:table-cell>
          <table:table-cell office:value-type="float" office:value="3.8665">
            <text:p>3,8665</text:p>
          </table:table-cell>
          <table:table-cell office:value-type="float" office:value="43.612">
            <text:p>43,6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5395">
            <text:p>5395</text:p>
          </table:table-cell>
          <table:table-cell office:value-type="float" office:value="3.86657">
            <text:p>3,86657</text:p>
          </table:table-cell>
          <table:table-cell office:value-type="float" office:value="43.61172">
            <text:p>43,611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2">
            <text:p>5392</text:p>
          </table:table-cell>
          <table:table-cell office:value-type="float" office:value="3.86655">
            <text:p>3,86655</text:p>
          </table:table-cell>
          <table:table-cell office:value-type="float" office:value="43.61143">
            <text:p>43,6114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54">
            <text:p>2954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5394">
            <text:p>5394</text:p>
          </table:table-cell>
          <table:table-cell office:value-type="float" office:value="3.86668">
            <text:p>3,86668</text:p>
          </table:table-cell>
          <table:table-cell office:value-type="float" office:value="43.61078">
            <text:p>43,6107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955">
            <text:p>295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627">
            <text:p>4627</text:p>
          </table:table-cell>
          <table:table-cell office:value-type="float" office:value="3.86111">
            <text:p>3,86111</text:p>
          </table:table-cell>
          <table:table-cell office:value-type="float" office:value="43.61177">
            <text:p>43,611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3051">
            <text:p>305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801">
            <text:p>801</text:p>
          </table:table-cell>
          <table:table-cell office:value-type="float" office:value="3.87155">
            <text:p>3,87155</text:p>
          </table:table-cell>
          <table:table-cell office:value-type="float" office:value="43.60591">
            <text:p>43,6059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35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5683">
            <text:p>5683</text:p>
          </table:table-cell>
          <table:table-cell office:value-type="float" office:value="3.87627">
            <text:p>3,87627</text:p>
          </table:table-cell>
          <table:table-cell office:value-type="float" office:value="43.60317">
            <text:p>43,603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7</text:p>
          </table:table-cell>
          <table:table-cell office:value-type="float" office:value="3053">
            <text:p>305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4">
            <text:p>305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5">
            <text:p>305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6">
            <text:p>305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7">
            <text:p>305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8">
            <text:p>305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59">
            <text:p>305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0">
            <text:p>306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1">
            <text:p>306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2">
            <text:p>306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3">
            <text:p>306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4">
            <text:p>306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5">
            <text:p>306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6">
            <text:p>306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7">
            <text:p>306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8">
            <text:p>306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69">
            <text:p>306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0">
            <text:p>307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1">
            <text:p>307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2">
            <text:p>307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3">
            <text:p>307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4">
            <text:p>307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5">
            <text:p>307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6">
            <text:p>307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7">
            <text:p>307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8">
            <text:p>307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79">
            <text:p>307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0">
            <text:p>308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1">
            <text:p>308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2">
            <text:p>308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083">
            <text:p>308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4">
            <text:p>308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085">
            <text:p>308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086">
            <text:p>308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7">
            <text:p>308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8">
            <text:p>308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89">
            <text:p>308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table:number-columns-repeated="2"/>
          <table:table-cell office:value-type="float" office:value="3090">
            <text:p>309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1">
            <text:p>309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2">
            <text:p>309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3">
            <text:p>309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4">
            <text:p>309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5">
            <text:p>309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6">
            <text:p>309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7">
            <text:p>309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8">
            <text:p>309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099">
            <text:p>309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0">
            <text:p>310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1">
            <text:p>310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2">
            <text:p>31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3">
            <text:p>310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4">
            <text:p>310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5">
            <text:p>310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6">
            <text:p>310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7">
            <text:p>310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8">
            <text:p>310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09">
            <text:p>310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0">
            <text:p>311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1">
            <text:p>311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112">
            <text:p>311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3">
            <text:p>311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4">
            <text:p>311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NON</text:p>
          </table:table-cell>
          <table:table-cell table:number-columns-repeated="2"/>
          <table:table-cell office:value-type="float" office:value="3115">
            <text:p>311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6">
            <text:p>311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7">
            <text:p>311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18">
            <text:p>311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NON</text:p>
          </table:table-cell>
          <table:table-cell table:number-columns-repeated="2"/>
          <table:table-cell office:value-type="float" office:value="3119">
            <text:p>311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0">
            <text:p>312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1">
            <text:p>312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2">
            <text:p>312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3">
            <text:p>312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3124">
            <text:p>312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5">
            <text:p>312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6">
            <text:p>312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7">
            <text:p>312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8">
            <text:p>312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29">
            <text:p>312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30">
            <text:p>313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31">
            <text:p>313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string">
            <text:p>OUI</text:p>
          </table:table-cell>
          <table:table-cell table:number-columns-repeated="2"/>
          <table:table-cell office:value-type="float" office:value="3132">
            <text:p>313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08">
            <text:p>4608</text:p>
          </table:table-cell>
          <table:table-cell office:value-type="float" office:value="3.86566">
            <text:p>3,86566</text:p>
          </table:table-cell>
          <table:table-cell office:value-type="float" office:value="43.61085">
            <text:p>43,610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56">
            <text:p>295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08">
            <text:p>4608</text:p>
          </table:table-cell>
          <table:table-cell office:value-type="float" office:value="3.86668">
            <text:p>3,86668</text:p>
          </table:table-cell>
          <table:table-cell office:value-type="float" office:value="43.61078">
            <text:p>43,6107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4730">
            <text:p>4730</text:p>
          </table:table-cell>
          <table:table-cell office:value-type="float" office:value="3.86691">
            <text:p>3,86691</text:p>
          </table:table-cell>
          <table:table-cell office:value-type="float" office:value="43.61077">
            <text:p>43,610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7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54">
            <text:p>4654</text:p>
          </table:table-cell>
          <table:table-cell office:value-type="float" office:value="3.8656">
            <text:p>3,8656</text:p>
          </table:table-cell>
          <table:table-cell office:value-type="float" office:value="43.61086">
            <text:p>43,610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54">
            <text:p>4654</text:p>
          </table:table-cell>
          <table:table-cell office:value-type="float" office:value="3.86556">
            <text:p>3,86556</text:p>
          </table:table-cell>
          <table:table-cell office:value-type="float" office:value="43.61086">
            <text:p>43,610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4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4609">
            <text:p>4609</text:p>
          </table:table-cell>
          <table:table-cell office:value-type="float" office:value="3.86568">
            <text:p>3,86568</text:p>
          </table:table-cell>
          <table:table-cell office:value-type="float" office:value="43.61095">
            <text:p>43,610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5</text:p>
          </table:table-cell>
          <table:table-cell office:value-type="float" office:value="2961">
            <text:p>2961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4609">
            <text:p>4609</text:p>
          </table:table-cell>
          <table:table-cell office:value-type="float" office:value="3.86578">
            <text:p>3,86578</text:p>
          </table:table-cell>
          <table:table-cell office:value-type="float" office:value="43.61143">
            <text:p>43,611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5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3">
            <text:p>5393</text:p>
          </table:table-cell>
          <table:table-cell office:value-type="float" office:value="3.866">
            <text:p>3,866</text:p>
          </table:table-cell>
          <table:table-cell office:value-type="float" office:value="43.61147">
            <text:p>43,611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93">
            <text:p>5393</text:p>
          </table:table-cell>
          <table:table-cell office:value-type="float" office:value="3.86601">
            <text:p>3,86601</text:p>
          </table:table-cell>
          <table:table-cell office:value-type="float" office:value="43.61147">
            <text:p>43,6114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64">
            <text:p>2964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610">
            <text:p>4610</text:p>
          </table:table-cell>
          <table:table-cell office:value-type="float" office:value="3.86514">
            <text:p>3,86514</text:p>
          </table:table-cell>
          <table:table-cell office:value-type="float" office:value="43.61154">
            <text:p>43,611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65">
            <text:p>2965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4607">
            <text:p>4607</text:p>
          </table:table-cell>
          <table:table-cell office:value-type="float" office:value="3.86498">
            <text:p>3,86498</text:p>
          </table:table-cell>
          <table:table-cell office:value-type="float" office:value="43.61109">
            <text:p>43,611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28</text:p>
          </table:table-cell>
          <table:table-cell office:value-type="float" office:value="2966">
            <text:p>2966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611">
            <text:p>4611</text:p>
          </table:table-cell>
          <table:table-cell office:value-type="float" office:value="3.86414">
            <text:p>3,86414</text:p>
          </table:table-cell>
          <table:table-cell office:value-type="float" office:value="43.61121">
            <text:p>43,6112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90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4615">
            <text:p>4615</text:p>
          </table:table-cell>
          <table:table-cell office:value-type="float" office:value="3.86361">
            <text:p>3,86361</text:p>
          </table:table-cell>
          <table:table-cell office:value-type="float" office:value="43.61156">
            <text:p>43,611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3</text:p>
          </table:table-cell>
          <table:table-cell office:value-type="float" office:value="2968">
            <text:p>296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4603">
            <text:p>4603</text:p>
          </table:table-cell>
          <table:table-cell office:value-type="float" office:value="3.86267">
            <text:p>3,86267</text:p>
          </table:table-cell>
          <table:table-cell office:value-type="float" office:value="43.61156">
            <text:p>43,611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25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629">
            <text:p>4629</text:p>
          </table:table-cell>
          <table:table-cell office:value-type="float" office:value="3.86193">
            <text:p>3,86193</text:p>
          </table:table-cell>
          <table:table-cell office:value-type="float" office:value="43.61173">
            <text:p>43,611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97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4644">
            <text:p>4644</text:p>
          </table:table-cell>
          <table:table-cell office:value-type="float" office:value="3.86553">
            <text:p>3,86553</text:p>
          </table:table-cell>
          <table:table-cell office:value-type="float" office:value="43.61011">
            <text:p>43,610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9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4644">
            <text:p>4644</text:p>
          </table:table-cell>
          <table:table-cell office:value-type="float" office:value="3.86544">
            <text:p>3,86544</text:p>
          </table:table-cell>
          <table:table-cell office:value-type="float" office:value="43.6096">
            <text:p>43,60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9</text:p>
          </table:table-cell>
          <table:table-cell office:value-type="float" office:value="2972">
            <text:p>297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640">
            <text:p>4640</text:p>
          </table:table-cell>
          <table:table-cell office:value-type="float" office:value="3.8654">
            <text:p>3,8654</text:p>
          </table:table-cell>
          <table:table-cell office:value-type="float" office:value="43.60941">
            <text:p>43,6094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973">
            <text:p>2973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658">
            <text:p>4658</text:p>
          </table:table-cell>
          <table:table-cell office:value-type="float" office:value="3.86654">
            <text:p>3,86654</text:p>
          </table:table-cell>
          <table:table-cell office:value-type="float" office:value="43.60918">
            <text:p>43,6091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90</text:p>
          </table:table-cell>
          <table:table-cell office:value-type="float" office:value="2974">
            <text:p>297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659">
            <text:p>4659</text:p>
          </table:table-cell>
          <table:table-cell office:value-type="float" office:value="3.86693">
            <text:p>3,86693</text:p>
          </table:table-cell>
          <table:table-cell office:value-type="float" office:value="43.60907">
            <text:p>43,6090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20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656">
            <text:p>4656</text:p>
          </table:table-cell>
          <table:table-cell office:value-type="float" office:value="3.86711">
            <text:p>3,86711</text:p>
          </table:table-cell>
          <table:table-cell office:value-type="float" office:value="43.6095">
            <text:p>43,609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20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663">
            <text:p>4663</text:p>
          </table:table-cell>
          <table:table-cell office:value-type="float" office:value="3.86862">
            <text:p>3,86862</text:p>
          </table:table-cell>
          <table:table-cell office:value-type="float" office:value="43.61015">
            <text:p>43,610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2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669">
            <text:p>4669</text:p>
          </table:table-cell>
          <table:table-cell office:value-type="float" office:value="3.86801">
            <text:p>3,86801</text:p>
          </table:table-cell>
          <table:table-cell office:value-type="float" office:value="43.60923">
            <text:p>43,609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2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5477">
            <text:p>5477</text:p>
          </table:table-cell>
          <table:table-cell office:value-type="float" office:value="3.88179">
            <text:p>3,88179</text:p>
          </table:table-cell>
          <table:table-cell office:value-type="float" office:value="43.60488">
            <text:p>43,604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8</text:p>
          </table:table-cell>
          <table:table-cell office:value-type="float" office:value="2979">
            <text:p>297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5477">
            <text:p>5477</text:p>
          </table:table-cell>
          <table:table-cell office:value-type="float" office:value="3.88092">
            <text:p>3,88092</text:p>
          </table:table-cell>
          <table:table-cell office:value-type="float" office:value="43.60426">
            <text:p>43,604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98</text:p>
          </table:table-cell>
          <table:table-cell office:value-type="float" office:value="2980">
            <text:p>298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8">
            <text:p>878</text:p>
          </table:table-cell>
          <table:table-cell office:value-type="float" office:value="3.8809">
            <text:p>3,8809</text:p>
          </table:table-cell>
          <table:table-cell office:value-type="float" office:value="43.60415">
            <text:p>43,604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8">
            <text:p>878</text:p>
          </table:table-cell>
          <table:table-cell office:value-type="float" office:value="3.88091">
            <text:p>3,88091</text:p>
          </table:table-cell>
          <table:table-cell office:value-type="float" office:value="43.60414">
            <text:p>43,6041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2">
            <text:p>2982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5762">
            <text:p>5762</text:p>
          </table:table-cell>
          <table:table-cell office:value-type="float" office:value="3.88119">
            <text:p>3,88119</text:p>
          </table:table-cell>
          <table:table-cell office:value-type="float" office:value="43.6039">
            <text:p>43,603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3">
            <text:p>2983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5762">
            <text:p>5762</text:p>
          </table:table-cell>
          <table:table-cell office:value-type="float" office:value="3.88109">
            <text:p>3,88109</text:p>
          </table:table-cell>
          <table:table-cell office:value-type="float" office:value="43.60383">
            <text:p>43,603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4">
            <text:p>298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7">
            <text:p>877</text:p>
          </table:table-cell>
          <table:table-cell office:value-type="float" office:value="3.88135">
            <text:p>3,88135</text:p>
          </table:table-cell>
          <table:table-cell office:value-type="float" office:value="43.60388">
            <text:p>43,603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5">
            <text:p>298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77">
            <text:p>877</text:p>
          </table:table-cell>
          <table:table-cell office:value-type="float" office:value="3.88134">
            <text:p>3,88134</text:p>
          </table:table-cell>
          <table:table-cell office:value-type="float" office:value="43.60388">
            <text:p>43,603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876">
            <text:p>876</text:p>
          </table:table-cell>
          <table:table-cell office:value-type="float" office:value="3.88134">
            <text:p>3,88134</text:p>
          </table:table-cell>
          <table:table-cell office:value-type="float" office:value="43.604">
            <text:p>43,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7">
            <text:p>298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876">
            <text:p>876</text:p>
          </table:table-cell>
          <table:table-cell office:value-type="float" office:value="3.88217">
            <text:p>3,88217</text:p>
          </table:table-cell>
          <table:table-cell office:value-type="float" office:value="43.60456">
            <text:p>43,604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133</text:p>
          </table:table-cell>
          <table:table-cell office:value-type="float" office:value="2988">
            <text:p>2988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76">
            <text:p>5476</text:p>
          </table:table-cell>
          <table:table-cell office:value-type="float" office:value="3.88246">
            <text:p>3,88246</text:p>
          </table:table-cell>
          <table:table-cell office:value-type="float" office:value="43.60504">
            <text:p>43,605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875">
            <text:p>875</text:p>
          </table:table-cell>
          <table:table-cell office:value-type="float" office:value="3.88248">
            <text:p>3,88248</text:p>
          </table:table-cell>
          <table:table-cell office:value-type="float" office:value="43.60449">
            <text:p>43,604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9">
            <text:p>879</text:p>
          </table:table-cell>
          <table:table-cell office:value-type="float" office:value="3.88293">
            <text:p>3,88293</text:p>
          </table:table-cell>
          <table:table-cell office:value-type="float" office:value="43.60455">
            <text:p>43,6045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64">
            <text:p>5464</text:p>
          </table:table-cell>
          <table:table-cell office:value-type="float" office:value="3.8825">
            <text:p>3,8825</text:p>
          </table:table-cell>
          <table:table-cell office:value-type="float" office:value="43.60402">
            <text:p>43,604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3">
            <text:p>873</text:p>
          </table:table-cell>
          <table:table-cell office:value-type="float" office:value="3.88236">
            <text:p>3,88236</text:p>
          </table:table-cell>
          <table:table-cell office:value-type="float" office:value="43.60415">
            <text:p>43,604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3">
            <text:p>2993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3">
            <text:p>873</text:p>
          </table:table-cell>
          <table:table-cell office:value-type="float" office:value="3.88209">
            <text:p>3,88209</text:p>
          </table:table-cell>
          <table:table-cell office:value-type="float" office:value="43.60397">
            <text:p>43,6039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4">
            <text:p>2994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4">
            <text:p>874</text:p>
          </table:table-cell>
          <table:table-cell office:value-type="float" office:value="3.88157">
            <text:p>3,88157</text:p>
          </table:table-cell>
          <table:table-cell office:value-type="float" office:value="43.60361">
            <text:p>43,603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5">
            <text:p>2995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4">
            <text:p>874</text:p>
          </table:table-cell>
          <table:table-cell office:value-type="float" office:value="3.88157">
            <text:p>3,88157</text:p>
          </table:table-cell>
          <table:table-cell office:value-type="float" office:value="43.60361">
            <text:p>43,603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6">
            <text:p>2996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4">
            <text:p>874</text:p>
          </table:table-cell>
          <table:table-cell office:value-type="float" office:value="3.88157">
            <text:p>3,88157</text:p>
          </table:table-cell>
          <table:table-cell office:value-type="float" office:value="43.60361">
            <text:p>43,6036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5</text:p>
          </table:table-cell>
          <table:table-cell office:value-type="float" office:value="2997">
            <text:p>299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66">
            <text:p>5466</text:p>
          </table:table-cell>
          <table:table-cell office:value-type="float" office:value="3.88187">
            <text:p>3,88187</text:p>
          </table:table-cell>
          <table:table-cell office:value-type="float" office:value="43.60356">
            <text:p>43,6035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66">
            <text:p>5466</text:p>
          </table:table-cell>
          <table:table-cell office:value-type="float" office:value="3.88226">
            <text:p>3,88226</text:p>
          </table:table-cell>
          <table:table-cell office:value-type="float" office:value="43.60332">
            <text:p>43,603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2999">
            <text:p>2999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468">
            <text:p>5468</text:p>
          </table:table-cell>
          <table:table-cell office:value-type="float" office:value="3.88197">
            <text:p>3,88197</text:p>
          </table:table-cell>
          <table:table-cell office:value-type="float" office:value="43.6031">
            <text:p>43,603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468">
            <text:p>5468</text:p>
          </table:table-cell>
          <table:table-cell office:value-type="float" office:value="3.88105">
            <text:p>3,88105</text:p>
          </table:table-cell>
          <table:table-cell office:value-type="float" office:value="43.60302">
            <text:p>43,6030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5768">
            <text:p>5768</text:p>
          </table:table-cell>
          <table:table-cell office:value-type="float" office:value="3.88036">
            <text:p>3,88036</text:p>
          </table:table-cell>
          <table:table-cell office:value-type="float" office:value="43.6028">
            <text:p>43,60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92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5769">
            <text:p>5769</text:p>
          </table:table-cell>
          <table:table-cell office:value-type="float" office:value="3.88007">
            <text:p>3,88007</text:p>
          </table:table-cell>
          <table:table-cell office:value-type="float" office:value="43.60222">
            <text:p>43,602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4</text:p>
          </table:table-cell>
          <table:table-cell office:value-type="float" office:value="3003">
            <text:p>3003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5769">
            <text:p>5769</text:p>
          </table:table-cell>
          <table:table-cell office:value-type="float" office:value="3.88086">
            <text:p>3,88086</text:p>
          </table:table-cell>
          <table:table-cell office:value-type="float" office:value="43.60211">
            <text:p>43,602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44</text:p>
          </table:table-cell>
          <table:table-cell office:value-type="float" office:value="3004">
            <text:p>3004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0">
            <text:p>5500</text:p>
          </table:table-cell>
          <table:table-cell office:value-type="float" office:value="3.88104">
            <text:p>3,88104</text:p>
          </table:table-cell>
          <table:table-cell office:value-type="float" office:value="43.60208">
            <text:p>43,602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3005">
            <text:p>3005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5501">
            <text:p>5501</text:p>
          </table:table-cell>
          <table:table-cell office:value-type="float" office:value="3.88107">
            <text:p>3,88107</text:p>
          </table:table-cell>
          <table:table-cell office:value-type="float" office:value="43.60211">
            <text:p>43,602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9</text:p>
          </table:table-cell>
          <table:table-cell office:value-type="float" office:value="3006">
            <text:p>300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496">
            <text:p>5496</text:p>
          </table:table-cell>
          <table:table-cell office:value-type="float" office:value="3.88128">
            <text:p>3,88128</text:p>
          </table:table-cell>
          <table:table-cell office:value-type="float" office:value="43.60214">
            <text:p>43,602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9</text:p>
          </table:table-cell>
          <table:table-cell office:value-type="float" office:value="3007">
            <text:p>3007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496">
            <text:p>5496</text:p>
          </table:table-cell>
          <table:table-cell office:value-type="float" office:value="3.88128">
            <text:p>3,88128</text:p>
          </table:table-cell>
          <table:table-cell office:value-type="float" office:value="43.60212">
            <text:p>43,602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19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497">
            <text:p>5497</text:p>
          </table:table-cell>
          <table:table-cell office:value-type="float" office:value="3.88139">
            <text:p>3,88139</text:p>
          </table:table-cell>
          <table:table-cell office:value-type="float" office:value="43.6022">
            <text:p>43,60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3009">
            <text:p>3009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5494">
            <text:p>5494</text:p>
          </table:table-cell>
          <table:table-cell office:value-type="float" office:value="3.88154">
            <text:p>3,88154</text:p>
          </table:table-cell>
          <table:table-cell office:value-type="float" office:value="43.60228">
            <text:p>43,6022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3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504">
            <text:p>5504</text:p>
          </table:table-cell>
          <table:table-cell office:value-type="float" office:value="3.88225">
            <text:p>3,88225</text:p>
          </table:table-cell>
          <table:table-cell office:value-type="float" office:value="43.60172">
            <text:p>43,601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495">
            <text:p>5495</text:p>
          </table:table-cell>
          <table:table-cell office:value-type="float" office:value="3.8823">
            <text:p>3,8823</text:p>
          </table:table-cell>
          <table:table-cell office:value-type="float" office:value="43.60144">
            <text:p>43,601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7</text:p>
          </table:table-cell>
          <table:table-cell office:value-type="float" office:value="3012">
            <text:p>3012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487">
            <text:p>5487</text:p>
          </table:table-cell>
          <table:table-cell office:value-type="float" office:value="3.88407">
            <text:p>3,88407</text:p>
          </table:table-cell>
          <table:table-cell office:value-type="float" office:value="43.60114">
            <text:p>43,601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87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6">
            <text:p>5486</text:p>
          </table:table-cell>
          <table:table-cell office:value-type="float" office:value="3.8847">
            <text:p>3,8847</text:p>
          </table:table-cell>
          <table:table-cell office:value-type="float" office:value="43.60132">
            <text:p>43,6013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14">
            <text:p>301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6">
            <text:p>5486</text:p>
          </table:table-cell>
          <table:table-cell office:value-type="float" office:value="3.88469">
            <text:p>3,88469</text:p>
          </table:table-cell>
          <table:table-cell office:value-type="float" office:value="43.60153">
            <text:p>43,601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5488">
            <text:p>5488</text:p>
          </table:table-cell>
          <table:table-cell office:value-type="float" office:value="3.88463">
            <text:p>3,88463</text:p>
          </table:table-cell>
          <table:table-cell office:value-type="float" office:value="43.60182">
            <text:p>43,601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7</text:p>
          </table:table-cell>
          <table:table-cell office:value-type="float" office:value="3016">
            <text:p>301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83">
            <text:p>5483</text:p>
          </table:table-cell>
          <table:table-cell office:value-type="float" office:value="3.88456">
            <text:p>3,88456</text:p>
          </table:table-cell>
          <table:table-cell office:value-type="float" office:value="43.6019">
            <text:p>43,60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83">
            <text:p>5483</text:p>
          </table:table-cell>
          <table:table-cell office:value-type="float" office:value="3.88449">
            <text:p>3,88449</text:p>
          </table:table-cell>
          <table:table-cell office:value-type="float" office:value="43.60194">
            <text:p>43,6019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1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5">
            <text:p>5485</text:p>
          </table:table-cell>
          <table:table-cell office:value-type="float" office:value="3.88468">
            <text:p>3,88468</text:p>
          </table:table-cell>
          <table:table-cell office:value-type="float" office:value="43.60182">
            <text:p>43,6018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485">
            <text:p>5485</text:p>
          </table:table-cell>
          <table:table-cell office:value-type="float" office:value="3.88468">
            <text:p>3,88468</text:p>
          </table:table-cell>
          <table:table-cell office:value-type="float" office:value="43.60182">
            <text:p>43,6018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40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484">
            <text:p>5484</text:p>
          </table:table-cell>
          <table:table-cell office:value-type="float" office:value="3.88468">
            <text:p>3,88468</text:p>
          </table:table-cell>
          <table:table-cell office:value-type="float" office:value="43.60182">
            <text:p>43,601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1">
            <text:p>3021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3884">
            <text:p>3884</text:p>
          </table:table-cell>
          <table:table-cell office:value-type="float" office:value="3.88513">
            <text:p>3,88513</text:p>
          </table:table-cell>
          <table:table-cell office:value-type="float" office:value="43.60192">
            <text:p>43,601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02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5803">
            <text:p>5803</text:p>
          </table:table-cell>
          <table:table-cell office:value-type="float" office:value="3.88543">
            <text:p>3,88543</text:p>
          </table:table-cell>
          <table:table-cell office:value-type="float" office:value="43.60177">
            <text:p>43,601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8</text:p>
          </table:table-cell>
          <table:table-cell office:value-type="float" office:value="3023">
            <text:p>3023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5803">
            <text:p>5803</text:p>
          </table:table-cell>
          <table:table-cell office:value-type="float" office:value="3.88558">
            <text:p>3,88558</text:p>
          </table:table-cell>
          <table:table-cell office:value-type="float" office:value="43.60203">
            <text:p>43,602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8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5790">
            <text:p>5790</text:p>
          </table:table-cell>
          <table:table-cell office:value-type="float" office:value="3.88565">
            <text:p>3,88565</text:p>
          </table:table-cell>
          <table:table-cell office:value-type="float" office:value="43.6022">
            <text:p>43,602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39</text:p>
          </table:table-cell>
          <table:table-cell office:value-type="float" office:value="3025">
            <text:p>3025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804">
            <text:p>5804</text:p>
          </table:table-cell>
          <table:table-cell office:value-type="float" office:value="3.88602">
            <text:p>3,88602</text:p>
          </table:table-cell>
          <table:table-cell office:value-type="float" office:value="43.60244">
            <text:p>43,6024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889">
            <text:p>3889</text:p>
          </table:table-cell>
          <table:table-cell office:value-type="float" office:value="3.88651">
            <text:p>3,88651</text:p>
          </table:table-cell>
          <table:table-cell office:value-type="float" office:value="43.60275">
            <text:p>43,6027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1</text:p>
          </table:table-cell>
          <table:table-cell office:value-type="float" office:value="3027">
            <text:p>3027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818">
            <text:p>5818</text:p>
          </table:table-cell>
          <table:table-cell office:value-type="float" office:value="3.88795">
            <text:p>3,88795</text:p>
          </table:table-cell>
          <table:table-cell office:value-type="float" office:value="43.60323">
            <text:p>43,603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812">
            <text:p>5812</text:p>
          </table:table-cell>
          <table:table-cell office:value-type="float" office:value="3.88831">
            <text:p>3,88831</text:p>
          </table:table-cell>
          <table:table-cell office:value-type="float" office:value="43.60339">
            <text:p>43,603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627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809">
            <text:p>5809</text:p>
          </table:table-cell>
          <table:table-cell office:value-type="float" office:value="3.88823">
            <text:p>3,88823</text:p>
          </table:table-cell>
          <table:table-cell office:value-type="float" office:value="43.60353">
            <text:p>43,6035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967">
            <text:p>967</text:p>
          </table:table-cell>
          <table:table-cell office:value-type="float" office:value="3.88806">
            <text:p>3,88806</text:p>
          </table:table-cell>
          <table:table-cell office:value-type="float" office:value="43.60363">
            <text:p>43,603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44</text:p>
          </table:table-cell>
          <table:table-cell office:value-type="float" office:value="3031">
            <text:p>303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8">
            <text:p>108</text:p>
          </table:table-cell>
          <table:table-cell office:value-type="float" office:value="3.88763">
            <text:p>3,88763</text:p>
          </table:table-cell>
          <table:table-cell office:value-type="float" office:value="43.60346">
            <text:p>43,603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8">
            <text:p>108</text:p>
          </table:table-cell>
          <table:table-cell office:value-type="float" office:value="3.88761">
            <text:p>3,88761</text:p>
          </table:table-cell>
          <table:table-cell office:value-type="float" office:value="43.60346">
            <text:p>43,603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33">
            <text:p>3033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945">
            <text:p>945</text:p>
          </table:table-cell>
          <table:table-cell office:value-type="float" office:value="3.8861">
            <text:p>3,8861</text:p>
          </table:table-cell>
          <table:table-cell office:value-type="float" office:value="43.60434">
            <text:p>43,6043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4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478">
            <text:p>5478</text:p>
          </table:table-cell>
          <table:table-cell office:value-type="float" office:value="3.88505">
            <text:p>3,88505</text:p>
          </table:table-cell>
          <table:table-cell office:value-type="float" office:value="43.60453">
            <text:p>43,6045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4</text:p>
          </table:table-cell>
          <table:table-cell office:value-type="float" office:value="3035">
            <text:p>3035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5480">
            <text:p>5480</text:p>
          </table:table-cell>
          <table:table-cell office:value-type="float" office:value="3.88359">
            <text:p>3,88359</text:p>
          </table:table-cell>
          <table:table-cell office:value-type="float" office:value="43.6048">
            <text:p>43,604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1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5482">
            <text:p>5482</text:p>
          </table:table-cell>
          <table:table-cell office:value-type="float" office:value="3.88367">
            <text:p>3,88367</text:p>
          </table:table-cell>
          <table:table-cell office:value-type="float" office:value="43.60492">
            <text:p>43,604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1</text:p>
          </table:table-cell>
          <table:table-cell office:value-type="float" office:value="3037">
            <text:p>3037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5473">
            <text:p>5473</text:p>
          </table:table-cell>
          <table:table-cell office:value-type="float" office:value="3.88347">
            <text:p>3,88347</text:p>
          </table:table-cell>
          <table:table-cell office:value-type="float" office:value="43.60402">
            <text:p>43,604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3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5473">
            <text:p>5473</text:p>
          </table:table-cell>
          <table:table-cell office:value-type="float" office:value="3.88347">
            <text:p>3,88347</text:p>
          </table:table-cell>
          <table:table-cell office:value-type="float" office:value="43.60402">
            <text:p>43,604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03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5462">
            <text:p>5462</text:p>
          </table:table-cell>
          <table:table-cell office:value-type="float" office:value="3.88381">
            <text:p>3,88381</text:p>
          </table:table-cell>
          <table:table-cell office:value-type="float" office:value="43.60403">
            <text:p>43,6040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0</text:p>
          </table:table-cell>
          <table:table-cell office:value-type="float" office:value="3040">
            <text:p>3040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5462">
            <text:p>5462</text:p>
          </table:table-cell>
          <table:table-cell office:value-type="float" office:value="3.88436">
            <text:p>3,88436</text:p>
          </table:table-cell>
          <table:table-cell office:value-type="float" office:value="43.60349">
            <text:p>43,6034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0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5470">
            <text:p>5470</text:p>
          </table:table-cell>
          <table:table-cell office:value-type="float" office:value="3.88286">
            <text:p>3,88286</text:p>
          </table:table-cell>
          <table:table-cell office:value-type="float" office:value="43.60317">
            <text:p>43,603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22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91">
            <text:p>5491</text:p>
          </table:table-cell>
          <table:table-cell office:value-type="float" office:value="3.88254">
            <text:p>3,88254</text:p>
          </table:table-cell>
          <table:table-cell office:value-type="float" office:value="43.60283">
            <text:p>43,6028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490">
            <text:p>5490</text:p>
          </table:table-cell>
          <table:table-cell office:value-type="float" office:value="3.88257">
            <text:p>3,88257</text:p>
          </table:table-cell>
          <table:table-cell office:value-type="float" office:value="43.60203">
            <text:p>43,602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21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937">
            <text:p>937</text:p>
          </table:table-cell>
          <table:table-cell office:value-type="float" office:value="3.88251">
            <text:p>3,88251</text:p>
          </table:table-cell>
          <table:table-cell office:value-type="float" office:value="43.60579">
            <text:p>43,605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94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75">
            <text:p>975</text:p>
          </table:table-cell>
          <table:table-cell office:value-type="float" office:value="3.88973">
            <text:p>3,88973</text:p>
          </table:table-cell>
          <table:table-cell office:value-type="float" office:value="43.60551">
            <text:p>43,605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3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6783">
            <text:p>6783</text:p>
          </table:table-cell>
          <table:table-cell office:value-type="float" office:value="3.89396">
            <text:p>3,89396</text:p>
          </table:table-cell>
          <table:table-cell office:value-type="float" office:value="43.60674">
            <text:p>43,606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377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803">
            <text:p>6803</text:p>
          </table:table-cell>
          <table:table-cell office:value-type="float" office:value="3.8858">
            <text:p>3,8858</text:p>
          </table:table-cell>
          <table:table-cell office:value-type="float" office:value="43.60715">
            <text:p>43,607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55</text:p>
          </table:table-cell>
          <table:table-cell office:value-type="float" office:value="3048">
            <text:p>304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107">
            <text:p>6107</text:p>
          </table:table-cell>
          <table:table-cell office:value-type="float" office:value="3.88466">
            <text:p>3,88466</text:p>
          </table:table-cell>
          <table:table-cell office:value-type="float" office:value="43.60771">
            <text:p>43,607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90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938">
            <text:p>3938</text:p>
          </table:table-cell>
          <table:table-cell office:value-type="float" office:value="3.89186">
            <text:p>3,89186</text:p>
          </table:table-cell>
          <table:table-cell office:value-type="float" office:value="43.61287">
            <text:p>43,6128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866</text:p>
          </table:table-cell>
          <table:table-cell office:value-type="float" office:value="3050">
            <text:p>305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993">
            <text:p>3993</text:p>
          </table:table-cell>
          <table:table-cell office:value-type="float" office:value="3.87927">
            <text:p>3,87927</text:p>
          </table:table-cell>
          <table:table-cell office:value-type="float" office:value="43.61739">
            <text:p>43,617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993">
            <text:p>3993</text:p>
          </table:table-cell>
          <table:table-cell office:value-type="float" office:value="3.87924">
            <text:p>3,87924</text:p>
          </table:table-cell>
          <table:table-cell office:value-type="float" office:value="43.61742">
            <text:p>43,6174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993">
            <text:p>3993</text:p>
          </table:table-cell>
          <table:table-cell office:value-type="float" office:value="3.87867">
            <text:p>3,87867</text:p>
          </table:table-cell>
          <table:table-cell office:value-type="float" office:value="43.61799">
            <text:p>43,6179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672">
            <text:p>267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991">
            <text:p>3991</text:p>
          </table:table-cell>
          <table:table-cell office:value-type="float" office:value="3.87863">
            <text:p>3,87863</text:p>
          </table:table-cell>
          <table:table-cell office:value-type="float" office:value="43.61834">
            <text:p>43,618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01</text:p>
          </table:table-cell>
          <table:table-cell office:value-type="float" office:value="2673">
            <text:p>267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990">
            <text:p>3990</text:p>
          </table:table-cell>
          <table:table-cell office:value-type="float" office:value="3.87841">
            <text:p>3,87841</text:p>
          </table:table-cell>
          <table:table-cell office:value-type="float" office:value="43.61816">
            <text:p>43,618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8</text:p>
          </table:table-cell>
          <table:table-cell office:value-type="float" office:value="2674">
            <text:p>2674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92">
            <text:p>3992</text:p>
          </table:table-cell>
          <table:table-cell office:value-type="float" office:value="3.87841">
            <text:p>3,87841</text:p>
          </table:table-cell>
          <table:table-cell office:value-type="float" office:value="43.61829">
            <text:p>43,6182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979">
            <text:p>3979</text:p>
          </table:table-cell>
          <table:table-cell office:value-type="float" office:value="3.87781">
            <text:p>3,87781</text:p>
          </table:table-cell>
          <table:table-cell office:value-type="float" office:value="43.61854">
            <text:p>43,6185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5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77">
            <text:p>3977</text:p>
          </table:table-cell>
          <table:table-cell office:value-type="float" office:value="3.87785">
            <text:p>3,87785</text:p>
          </table:table-cell>
          <table:table-cell office:value-type="float" office:value="43.61884">
            <text:p>43,6188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77">
            <text:p>3977</text:p>
          </table:table-cell>
          <table:table-cell office:value-type="float" office:value="3.87723">
            <text:p>3,87723</text:p>
          </table:table-cell>
          <table:table-cell office:value-type="float" office:value="43.61949">
            <text:p>43,619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4293">
            <text:p>4293</text:p>
          </table:table-cell>
          <table:table-cell office:value-type="float" office:value="3.87713">
            <text:p>3,87713</text:p>
          </table:table-cell>
          <table:table-cell office:value-type="float" office:value="43.61959">
            <text:p>43,6195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84</text:p>
          </table:table-cell>
          <table:table-cell office:value-type="float" office:value="2679">
            <text:p>2679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978">
            <text:p>3978</text:p>
          </table:table-cell>
          <table:table-cell office:value-type="float" office:value="3.87698">
            <text:p>3,87698</text:p>
          </table:table-cell>
          <table:table-cell office:value-type="float" office:value="43.61974">
            <text:p>43,619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35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4091">
            <text:p>4091</text:p>
          </table:table-cell>
          <table:table-cell office:value-type="float" office:value="3.87585">
            <text:p>3,87585</text:p>
          </table:table-cell>
          <table:table-cell office:value-type="float" office:value="43.62043">
            <text:p>43,620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51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084">
            <text:p>4084</text:p>
          </table:table-cell>
          <table:table-cell office:value-type="float" office:value="3.87589">
            <text:p>3,87589</text:p>
          </table:table-cell>
          <table:table-cell office:value-type="float" office:value="43.6208">
            <text:p>43,620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7</text:p>
          </table:table-cell>
          <table:table-cell office:value-type="float" office:value="2682">
            <text:p>268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106">
            <text:p>4106</text:p>
          </table:table-cell>
          <table:table-cell office:value-type="float" office:value="3.87456">
            <text:p>3,87456</text:p>
          </table:table-cell>
          <table:table-cell office:value-type="float" office:value="43.62182">
            <text:p>43,6218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7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085">
            <text:p>4085</text:p>
          </table:table-cell>
          <table:table-cell office:value-type="float" office:value="3.87425">
            <text:p>3,87425</text:p>
          </table:table-cell>
          <table:table-cell office:value-type="float" office:value="43.62198">
            <text:p>43,6219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7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244">
            <text:p>3244</text:p>
          </table:table-cell>
          <table:table-cell office:value-type="float" office:value="3.87276">
            <text:p>3,87276</text:p>
          </table:table-cell>
          <table:table-cell office:value-type="float" office:value="43.62286">
            <text:p>43,6228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67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244">
            <text:p>3,87244</text:p>
          </table:table-cell>
          <table:table-cell office:value-type="float" office:value="43.62297">
            <text:p>43,6229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186">
            <text:p>3,87186</text:p>
          </table:table-cell>
          <table:table-cell office:value-type="float" office:value="43.62376">
            <text:p>43,6237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7">
            <text:p>268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17">
            <text:p>3,8717</text:p>
          </table:table-cell>
          <table:table-cell office:value-type="float" office:value="43.624">
            <text:p>43,6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8">
            <text:p>2688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3">
            <text:p>3243</text:p>
          </table:table-cell>
          <table:table-cell office:value-type="float" office:value="3.87097">
            <text:p>3,87097</text:p>
          </table:table-cell>
          <table:table-cell office:value-type="float" office:value="43.62514">
            <text:p>43,625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89">
            <text:p>2689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3246">
            <text:p>3246</text:p>
          </table:table-cell>
          <table:table-cell office:value-type="float" office:value="3.87003">
            <text:p>3,87003</text:p>
          </table:table-cell>
          <table:table-cell office:value-type="float" office:value="43.62654">
            <text:p>43,6265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18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3250">
            <text:p>3250</text:p>
          </table:table-cell>
          <table:table-cell office:value-type="float" office:value="3.87009">
            <text:p>3,87009</text:p>
          </table:table-cell>
          <table:table-cell office:value-type="float" office:value="43.62684">
            <text:p>43,62684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35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3250">
            <text:p>3250</text:p>
          </table:table-cell>
          <table:table-cell office:value-type="float" office:value="3.87009">
            <text:p>3,87009</text:p>
          </table:table-cell>
          <table:table-cell office:value-type="float" office:value="43.62684">
            <text:p>43,6268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35</text:p>
          </table:table-cell>
          <table:table-cell office:value-type="float" office:value="2692">
            <text:p>2692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3261">
            <text:p>3261</text:p>
          </table:table-cell>
          <table:table-cell office:value-type="float" office:value="3.86891">
            <text:p>3,86891</text:p>
          </table:table-cell>
          <table:table-cell office:value-type="float" office:value="43.62681">
            <text:p>43,626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15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3256">
            <text:p>3256</text:p>
          </table:table-cell>
          <table:table-cell office:value-type="float" office:value="3.86808">
            <text:p>3,86808</text:p>
          </table:table-cell>
          <table:table-cell office:value-type="float" office:value="43.62631">
            <text:p>43,6263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16</text:p>
          </table:table-cell>
          <table:table-cell office:value-type="float" office:value="2694">
            <text:p>2694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253">
            <text:p>3253</text:p>
          </table:table-cell>
          <table:table-cell office:value-type="float" office:value="3.86707">
            <text:p>3,86707</text:p>
          </table:table-cell>
          <table:table-cell office:value-type="float" office:value="43.62641">
            <text:p>43,6264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78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4150">
            <text:p>4150</text:p>
          </table:table-cell>
          <table:table-cell office:value-type="float" office:value="3.86746">
            <text:p>3,86746</text:p>
          </table:table-cell>
          <table:table-cell office:value-type="float" office:value="43.62477">
            <text:p>43,624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04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4148">
            <text:p>4148</text:p>
          </table:table-cell>
          <table:table-cell office:value-type="float" office:value="3.86864">
            <text:p>3,86864</text:p>
          </table:table-cell>
          <table:table-cell office:value-type="float" office:value="43.62449">
            <text:p>43,6244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46</text:p>
          </table:table-cell>
          <table:table-cell office:value-type="float" office:value="2697">
            <text:p>269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155">
            <text:p>4155</text:p>
          </table:table-cell>
          <table:table-cell office:value-type="float" office:value="3.86922">
            <text:p>3,86922</text:p>
          </table:table-cell>
          <table:table-cell office:value-type="float" office:value="43.6234">
            <text:p>43,623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0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56">
            <text:p>4156</text:p>
          </table:table-cell>
          <table:table-cell office:value-type="float" office:value="3.86903">
            <text:p>3,86903</text:p>
          </table:table-cell>
          <table:table-cell office:value-type="float" office:value="43.62314">
            <text:p>43,6231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4159">
            <text:p>4159</text:p>
          </table:table-cell>
          <table:table-cell office:value-type="float" office:value="3.86942">
            <text:p>3,86942</text:p>
          </table:table-cell>
          <table:table-cell office:value-type="float" office:value="43.6225">
            <text:p>43,622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66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4159">
            <text:p>4159</text:p>
          </table:table-cell>
          <table:table-cell office:value-type="float" office:value="3.86941">
            <text:p>3,86941</text:p>
          </table:table-cell>
          <table:table-cell office:value-type="float" office:value="43.6225">
            <text:p>43,62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466</text:p>
          </table:table-cell>
          <table:table-cell office:value-type="float" office:value="2701">
            <text:p>2701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4128">
            <text:p>4128</text:p>
          </table:table-cell>
          <table:table-cell office:value-type="float" office:value="3.86987">
            <text:p>3,86987</text:p>
          </table:table-cell>
          <table:table-cell office:value-type="float" office:value="43.62201">
            <text:p>43,6220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47</text:p>
          </table:table-cell>
          <table:table-cell office:value-type="float" office:value="2702">
            <text:p>270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6">
            <text:p>4126</text:p>
          </table:table-cell>
          <table:table-cell office:value-type="float" office:value="3.87003">
            <text:p>3,87003</text:p>
          </table:table-cell>
          <table:table-cell office:value-type="float" office:value="43.62196">
            <text:p>43,6219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6">
            <text:p>4126</text:p>
          </table:table-cell>
          <table:table-cell office:value-type="float" office:value="3.87042">
            <text:p>3,87042</text:p>
          </table:table-cell>
          <table:table-cell office:value-type="float" office:value="43.62205">
            <text:p>43,622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5">
            <text:p>4125</text:p>
          </table:table-cell>
          <table:table-cell office:value-type="float" office:value="3.87134">
            <text:p>3,87134</text:p>
          </table:table-cell>
          <table:table-cell office:value-type="float" office:value="43.62223">
            <text:p>43,62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5">
            <text:p>270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5">
            <text:p>4125</text:p>
          </table:table-cell>
          <table:table-cell office:value-type="float" office:value="3.87134">
            <text:p>3,87134</text:p>
          </table:table-cell>
          <table:table-cell office:value-type="float" office:value="43.62223">
            <text:p>43,6222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101">
            <text:p>4101</text:p>
          </table:table-cell>
          <table:table-cell office:value-type="float" office:value="3.87241">
            <text:p>3,87241</text:p>
          </table:table-cell>
          <table:table-cell office:value-type="float" office:value="43.62232">
            <text:p>43,6223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102">
            <text:p>4102</text:p>
          </table:table-cell>
          <table:table-cell office:value-type="float" office:value="3.87243">
            <text:p>3,87243</text:p>
          </table:table-cell>
          <table:table-cell office:value-type="float" office:value="43.62246">
            <text:p>43,6224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08">
            <text:p>270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27">
            <text:p>4127</text:p>
          </table:table-cell>
          <table:table-cell office:value-type="float" office:value="3.86883">
            <text:p>3,86883</text:p>
          </table:table-cell>
          <table:table-cell office:value-type="float" office:value="43.62168">
            <text:p>43,621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10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4158">
            <text:p>4158</text:p>
          </table:table-cell>
          <table:table-cell office:value-type="float" office:value="3.86806">
            <text:p>3,86806</text:p>
          </table:table-cell>
          <table:table-cell office:value-type="float" office:value="43.6227">
            <text:p>43,62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3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43">
            <text:p>4143</text:p>
          </table:table-cell>
          <table:table-cell office:value-type="float" office:value="3.8675">
            <text:p>3,8675</text:p>
          </table:table-cell>
          <table:table-cell office:value-type="float" office:value="43.62277">
            <text:p>43,6227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43">
            <text:p>4143</text:p>
          </table:table-cell>
          <table:table-cell office:value-type="float" office:value="3.86745">
            <text:p>3,86745</text:p>
          </table:table-cell>
          <table:table-cell office:value-type="float" office:value="43.62276">
            <text:p>43,6227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712">
            <text:p>2712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4147">
            <text:p>4147</text:p>
          </table:table-cell>
          <table:table-cell office:value-type="float" office:value="3.8672">
            <text:p>3,8672</text:p>
          </table:table-cell>
          <table:table-cell office:value-type="float" office:value="43.62414">
            <text:p>43,62414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55</text:p>
          </table:table-cell>
          <table:table-cell office:value-type="float" office:value="2713">
            <text:p>271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133">
            <text:p>4133</text:p>
          </table:table-cell>
          <table:table-cell office:value-type="float" office:value="3.86676">
            <text:p>3,86676</text:p>
          </table:table-cell>
          <table:table-cell office:value-type="float" office:value="43.62459">
            <text:p>43,624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02</text:p>
          </table:table-cell>
          <table:table-cell office:value-type="float" office:value="2714">
            <text:p>2714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4172">
            <text:p>4172</text:p>
          </table:table-cell>
          <table:table-cell office:value-type="float" office:value="3.86594">
            <text:p>3,86594</text:p>
          </table:table-cell>
          <table:table-cell office:value-type="float" office:value="43.62381">
            <text:p>43,6238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55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137">
            <text:p>4137</text:p>
          </table:table-cell>
          <table:table-cell office:value-type="float" office:value="3.86665">
            <text:p>3,86665</text:p>
          </table:table-cell>
          <table:table-cell office:value-type="float" office:value="43.62256">
            <text:p>43,6225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6</text:p>
          </table:table-cell>
          <table:table-cell office:value-type="float" office:value="2716">
            <text:p>2716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163">
            <text:p>4163</text:p>
          </table:table-cell>
          <table:table-cell office:value-type="float" office:value="3.86671">
            <text:p>3,86671</text:p>
          </table:table-cell>
          <table:table-cell office:value-type="float" office:value="43.62242">
            <text:p>43,622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0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163">
            <text:p>4163</text:p>
          </table:table-cell>
          <table:table-cell office:value-type="float" office:value="3.86717">
            <text:p>3,86717</text:p>
          </table:table-cell>
          <table:table-cell office:value-type="float" office:value="43.62139">
            <text:p>43,621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0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64">
            <text:p>4164</text:p>
          </table:table-cell>
          <table:table-cell office:value-type="float" office:value="3.86733">
            <text:p>3,86733</text:p>
          </table:table-cell>
          <table:table-cell office:value-type="float" office:value="43.6213">
            <text:p>43,62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9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161">
            <text:p>4161</text:p>
          </table:table-cell>
          <table:table-cell office:value-type="float" office:value="3.86725">
            <text:p>3,86725</text:p>
          </table:table-cell>
          <table:table-cell office:value-type="float" office:value="43.62122">
            <text:p>43,6212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60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62">
            <text:p>4162</text:p>
          </table:table-cell>
          <table:table-cell office:value-type="float" office:value="3.86712">
            <text:p>3,86712</text:p>
          </table:table-cell>
          <table:table-cell office:value-type="float" office:value="43.62125">
            <text:p>43,621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9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62">
            <text:p>4162</text:p>
          </table:table-cell>
          <table:table-cell office:value-type="float" office:value="3.86712">
            <text:p>3,86712</text:p>
          </table:table-cell>
          <table:table-cell office:value-type="float" office:value="43.62125">
            <text:p>43,6212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869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42">
            <text:p>4142</text:p>
          </table:table-cell>
          <table:table-cell office:value-type="float" office:value="3.86879">
            <text:p>3,86879</text:p>
          </table:table-cell>
          <table:table-cell office:value-type="float" office:value="43.6204">
            <text:p>43,62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5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4120">
            <text:p>4120</text:p>
          </table:table-cell>
          <table:table-cell office:value-type="float" office:value="3.86914">
            <text:p>3,86914</text:p>
          </table:table-cell>
          <table:table-cell office:value-type="float" office:value="43.62035">
            <text:p>43,6203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13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40">
            <text:p>4140</text:p>
          </table:table-cell>
          <table:table-cell office:value-type="float" office:value="3.86621">
            <text:p>3,86621</text:p>
          </table:table-cell>
          <table:table-cell office:value-type="float" office:value="43.62109">
            <text:p>43,621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5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138">
            <text:p>4138</text:p>
          </table:table-cell>
          <table:table-cell office:value-type="float" office:value="3.86614">
            <text:p>3,86614</text:p>
          </table:table-cell>
          <table:table-cell office:value-type="float" office:value="43.62159">
            <text:p>43,6215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63</text:p>
          </table:table-cell>
          <table:table-cell office:value-type="float" office:value="2726">
            <text:p>2726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138">
            <text:p>4138</text:p>
          </table:table-cell>
          <table:table-cell office:value-type="float" office:value="3.86613">
            <text:p>3,86613</text:p>
          </table:table-cell>
          <table:table-cell office:value-type="float" office:value="43.62158">
            <text:p>43,6215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63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87">
            <text:p>4187</text:p>
          </table:table-cell>
          <table:table-cell office:value-type="float" office:value="3.86511">
            <text:p>3,86511</text:p>
          </table:table-cell>
          <table:table-cell office:value-type="float" office:value="43.62152">
            <text:p>43,6215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35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65">
            <text:p>4165</text:p>
          </table:table-cell>
          <table:table-cell office:value-type="float" office:value="3.86431">
            <text:p>3,86431</text:p>
          </table:table-cell>
          <table:table-cell office:value-type="float" office:value="43.62157">
            <text:p>43,6215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29">
            <text:p>272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139">
            <text:p>4139</text:p>
          </table:table-cell>
          <table:table-cell office:value-type="float" office:value="3.86529">
            <text:p>3,86529</text:p>
          </table:table-cell>
          <table:table-cell office:value-type="float" office:value="43.62224">
            <text:p>43,622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18</text:p>
          </table:table-cell>
          <table:table-cell office:value-type="float" office:value="2730">
            <text:p>2730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4169">
            <text:p>4169</text:p>
          </table:table-cell>
          <table:table-cell office:value-type="float" office:value="3.86495">
            <text:p>3,86495</text:p>
          </table:table-cell>
          <table:table-cell office:value-type="float" office:value="43.62229">
            <text:p>43,6222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4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4169">
            <text:p>4169</text:p>
          </table:table-cell>
          <table:table-cell office:value-type="float" office:value="3.86413">
            <text:p>3,86413</text:p>
          </table:table-cell>
          <table:table-cell office:value-type="float" office:value="43.6228">
            <text:p>43,62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64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170">
            <text:p>4170</text:p>
          </table:table-cell>
          <table:table-cell office:value-type="float" office:value="3.864">
            <text:p>3,864</text:p>
          </table:table-cell>
          <table:table-cell office:value-type="float" office:value="43.62279">
            <text:p>43,6227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239</text:p>
          </table:table-cell>
          <table:table-cell office:value-type="float" office:value="2733">
            <text:p>2733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4173">
            <text:p>4173</text:p>
          </table:table-cell>
          <table:table-cell office:value-type="float" office:value="3.86378">
            <text:p>3,86378</text:p>
          </table:table-cell>
          <table:table-cell office:value-type="float" office:value="43.62359">
            <text:p>43,6235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75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8">
            <text:p>4318</text:p>
          </table:table-cell>
          <table:table-cell office:value-type="float" office:value="3.86368">
            <text:p>3,86368</text:p>
          </table:table-cell>
          <table:table-cell office:value-type="float" office:value="43.6226">
            <text:p>43,6226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8">
            <text:p>4318</text:p>
          </table:table-cell>
          <table:table-cell office:value-type="float" office:value="3.86321">
            <text:p>3,86321</text:p>
          </table:table-cell>
          <table:table-cell office:value-type="float" office:value="43.62307">
            <text:p>43,6230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318">
            <text:p>4318</text:p>
          </table:table-cell>
          <table:table-cell office:value-type="float" office:value="3.86228">
            <text:p>3,86228</text:p>
          </table:table-cell>
          <table:table-cell office:value-type="float" office:value="43.62372">
            <text:p>43,6237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75">
            <text:p>4175</text:p>
          </table:table-cell>
          <table:table-cell office:value-type="float" office:value="3.86451">
            <text:p>3,86451</text:p>
          </table:table-cell>
          <table:table-cell office:value-type="float" office:value="43.62127">
            <text:p>43,6212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182">
            <text:p>4182</text:p>
          </table:table-cell>
          <table:table-cell office:value-type="float" office:value="3.86509">
            <text:p>3,86509</text:p>
          </table:table-cell>
          <table:table-cell office:value-type="float" office:value="43.61981">
            <text:p>43,619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4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182">
            <text:p>4182</text:p>
          </table:table-cell>
          <table:table-cell office:value-type="float" office:value="3.86509">
            <text:p>3,86509</text:p>
          </table:table-cell>
          <table:table-cell office:value-type="float" office:value="43.61981">
            <text:p>43,6198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34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86">
            <text:p>4186</text:p>
          </table:table-cell>
          <table:table-cell office:value-type="float" office:value="3.86546">
            <text:p>3,86546</text:p>
          </table:table-cell>
          <table:table-cell office:value-type="float" office:value="43.61972">
            <text:p>43,619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86">
            <text:p>4186</text:p>
          </table:table-cell>
          <table:table-cell office:value-type="float" office:value="3.86579">
            <text:p>3,86579</text:p>
          </table:table-cell>
          <table:table-cell office:value-type="float" office:value="43.6192">
            <text:p>43,619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186">
            <text:p>4186</text:p>
          </table:table-cell>
          <table:table-cell office:value-type="float" office:value="3.86684">
            <text:p>3,86684</text:p>
          </table:table-cell>
          <table:table-cell office:value-type="float" office:value="43.61818">
            <text:p>43,618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46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1">
            <text:p>4201</text:p>
          </table:table-cell>
          <table:table-cell office:value-type="float" office:value="3.86758">
            <text:p>3,86758</text:p>
          </table:table-cell>
          <table:table-cell office:value-type="float" office:value="43.61739">
            <text:p>43,6173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744">
            <text:p>2744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2">
            <text:p>4202</text:p>
          </table:table-cell>
          <table:table-cell office:value-type="float" office:value="3.8686">
            <text:p>3,8686</text:p>
          </table:table-cell>
          <table:table-cell office:value-type="float" office:value="43.61709">
            <text:p>43,6170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745">
            <text:p>2745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2">
            <text:p>4202</text:p>
          </table:table-cell>
          <table:table-cell office:value-type="float" office:value="3.86929">
            <text:p>3,86929</text:p>
          </table:table-cell>
          <table:table-cell office:value-type="float" office:value="43.61681">
            <text:p>43,6168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746">
            <text:p>2746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203">
            <text:p>4203</text:p>
          </table:table-cell>
          <table:table-cell office:value-type="float" office:value="3.86955">
            <text:p>3,86955</text:p>
          </table:table-cell>
          <table:table-cell office:value-type="float" office:value="43.6171">
            <text:p>43,617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203">
            <text:p>4203</text:p>
          </table:table-cell>
          <table:table-cell office:value-type="float" office:value="3.86953">
            <text:p>3,86953</text:p>
          </table:table-cell>
          <table:table-cell office:value-type="float" office:value="43.61744">
            <text:p>43,6174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4200">
            <text:p>4200</text:p>
          </table:table-cell>
          <table:table-cell office:value-type="float" office:value="3.86941">
            <text:p>3,86941</text:p>
          </table:table-cell>
          <table:table-cell office:value-type="float" office:value="43.61766">
            <text:p>43,6176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654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199">
            <text:p>4199</text:p>
          </table:table-cell>
          <table:table-cell office:value-type="float" office:value="3.86943">
            <text:p>3,86943</text:p>
          </table:table-cell>
          <table:table-cell office:value-type="float" office:value="43.61802">
            <text:p>43,618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199">
            <text:p>4199</text:p>
          </table:table-cell>
          <table:table-cell office:value-type="float" office:value="3.8694">
            <text:p>3,8694</text:p>
          </table:table-cell>
          <table:table-cell office:value-type="float" office:value="43.61869">
            <text:p>43,618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199">
            <text:p>4199</text:p>
          </table:table-cell>
          <table:table-cell office:value-type="float" office:value="3.8694">
            <text:p>3,8694</text:p>
          </table:table-cell>
          <table:table-cell office:value-type="float" office:value="43.61911">
            <text:p>43,619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8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4190">
            <text:p>4190</text:p>
          </table:table-cell>
          <table:table-cell office:value-type="float" office:value="3.87016">
            <text:p>3,87016</text:p>
          </table:table-cell>
          <table:table-cell office:value-type="float" office:value="43.61965">
            <text:p>43,6196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556</text:p>
          </table:table-cell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086">
            <text:p>4086</text:p>
          </table:table-cell>
          <table:table-cell office:value-type="float" office:value="3.87275">
            <text:p>3,87275</text:p>
          </table:table-cell>
          <table:table-cell office:value-type="float" office:value="43.62111">
            <text:p>43,621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096">
            <text:p>4096</text:p>
          </table:table-cell>
          <table:table-cell office:value-type="float" office:value="3.87326">
            <text:p>3,87326</text:p>
          </table:table-cell>
          <table:table-cell office:value-type="float" office:value="43.61985">
            <text:p>43,619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56">
            <text:p>275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188">
            <text:p>4188</text:p>
          </table:table-cell>
          <table:table-cell office:value-type="float" office:value="3.86979">
            <text:p>3,86979</text:p>
          </table:table-cell>
          <table:table-cell office:value-type="float" office:value="43.61943">
            <text:p>43,6194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57">
            <text:p>275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194">
            <text:p>4194</text:p>
          </table:table-cell>
          <table:table-cell office:value-type="float" office:value="3.87044">
            <text:p>3,87044</text:p>
          </table:table-cell>
          <table:table-cell office:value-type="float" office:value="43.61902">
            <text:p>43,619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0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119">
            <text:p>4119</text:p>
          </table:table-cell>
          <table:table-cell office:value-type="float" office:value="3.87051">
            <text:p>3,87051</text:p>
          </table:table-cell>
          <table:table-cell office:value-type="float" office:value="43.61913">
            <text:p>43,6191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0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197">
            <text:p>4197</text:p>
          </table:table-cell>
          <table:table-cell office:value-type="float" office:value="3.87092">
            <text:p>3,87092</text:p>
          </table:table-cell>
          <table:table-cell office:value-type="float" office:value="43.61872">
            <text:p>43,6187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4196">
            <text:p>4196</text:p>
          </table:table-cell>
          <table:table-cell office:value-type="float" office:value="3.87151">
            <text:p>3,87151</text:p>
          </table:table-cell>
          <table:table-cell office:value-type="float" office:value="43.61816">
            <text:p>43,618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07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3953">
            <text:p>13953</text:p>
          </table:table-cell>
          <table:table-cell office:value-type="float" office:value="3.87211">
            <text:p>3,87211</text:p>
          </table:table-cell>
          <table:table-cell office:value-type="float" office:value="43.61794">
            <text:p>43,6179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62">
            <text:p>2762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265">
            <text:p>4265</text:p>
          </table:table-cell>
          <table:table-cell office:value-type="float" office:value="3.87227">
            <text:p>3,87227</text:p>
          </table:table-cell>
          <table:table-cell office:value-type="float" office:value="43.61811">
            <text:p>43,6181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22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265">
            <text:p>4265</text:p>
          </table:table-cell>
          <table:table-cell office:value-type="float" office:value="3.87227">
            <text:p>3,87227</text:p>
          </table:table-cell>
          <table:table-cell office:value-type="float" office:value="43.61811">
            <text:p>43,6181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22</text:p>
          </table:table-cell>
          <table:table-cell office:value-type="float" office:value="2764">
            <text:p>276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283">
            <text:p>4283</text:p>
          </table:table-cell>
          <table:table-cell office:value-type="float" office:value="3.87286">
            <text:p>3,87286</text:p>
          </table:table-cell>
          <table:table-cell office:value-type="float" office:value="43.61773">
            <text:p>43,6177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5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283">
            <text:p>4283</text:p>
          </table:table-cell>
          <table:table-cell office:value-type="float" office:value="3.87295">
            <text:p>3,87295</text:p>
          </table:table-cell>
          <table:table-cell office:value-type="float" office:value="43.61791">
            <text:p>43,617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725</text:p>
          </table:table-cell>
          <table:table-cell office:value-type="float" office:value="2766">
            <text:p>276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08">
            <text:p>4208</text:p>
          </table:table-cell>
          <table:table-cell office:value-type="float" office:value="3.87335">
            <text:p>3,87335</text:p>
          </table:table-cell>
          <table:table-cell office:value-type="float" office:value="43.61715">
            <text:p>43,6171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4257">
            <text:p>4257</text:p>
          </table:table-cell>
          <table:table-cell office:value-type="float" office:value="3.8738">
            <text:p>3,8738</text:p>
          </table:table-cell>
          <table:table-cell office:value-type="float" office:value="43.617">
            <text:p>43,6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2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4257">
            <text:p>4257</text:p>
          </table:table-cell>
          <table:table-cell office:value-type="float" office:value="3.8738">
            <text:p>3,8738</text:p>
          </table:table-cell>
          <table:table-cell office:value-type="float" office:value="43.617">
            <text:p>43,6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972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80">
            <text:p>4280</text:p>
          </table:table-cell>
          <table:table-cell office:value-type="float" office:value="3.8739">
            <text:p>3,8739</text:p>
          </table:table-cell>
          <table:table-cell office:value-type="float" office:value="43.61679">
            <text:p>43,6167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80">
            <text:p>4280</text:p>
          </table:table-cell>
          <table:table-cell office:value-type="float" office:value="3.87388">
            <text:p>3,87388</text:p>
          </table:table-cell>
          <table:table-cell office:value-type="float" office:value="43.6168">
            <text:p>43,61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19</text:p>
          </table:table-cell>
          <table:table-cell office:value-type="float" office:value="2771">
            <text:p>277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27">
            <text:p>4227</text:p>
          </table:table-cell>
          <table:table-cell office:value-type="float" office:value="3.87473">
            <text:p>3,87473</text:p>
          </table:table-cell>
          <table:table-cell office:value-type="float" office:value="43.6164">
            <text:p>43,616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772">
            <text:p>2772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25">
            <text:p>4225</text:p>
          </table:table-cell>
          <table:table-cell office:value-type="float" office:value="3.87499">
            <text:p>3,87499</text:p>
          </table:table-cell>
          <table:table-cell office:value-type="float" office:value="43.61602">
            <text:p>43,616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25">
            <text:p>4225</text:p>
          </table:table-cell>
          <table:table-cell office:value-type="float" office:value="3.87573">
            <text:p>3,87573</text:p>
          </table:table-cell>
          <table:table-cell office:value-type="float" office:value="43.61574">
            <text:p>43,6157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228">
            <text:p>4228</text:p>
          </table:table-cell>
          <table:table-cell office:value-type="float" office:value="3.87568">
            <text:p>3,87568</text:p>
          </table:table-cell>
          <table:table-cell office:value-type="float" office:value="43.61593">
            <text:p>43,6159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36</text:p>
          </table:table-cell>
          <table:table-cell office:value-type="float" office:value="2775">
            <text:p>2775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233">
            <text:p>4233</text:p>
          </table:table-cell>
          <table:table-cell office:value-type="float" office:value="3.87572">
            <text:p>3,87572</text:p>
          </table:table-cell>
          <table:table-cell office:value-type="float" office:value="43.61592">
            <text:p>43,6159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6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4245">
            <text:p>4245</text:p>
          </table:table-cell>
          <table:table-cell office:value-type="float" office:value="3.87572">
            <text:p>3,87572</text:p>
          </table:table-cell>
          <table:table-cell office:value-type="float" office:value="43.61599">
            <text:p>43,6159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24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232">
            <text:p>4232</text:p>
          </table:table-cell>
          <table:table-cell office:value-type="float" office:value="3.87732">
            <text:p>3,87732</text:p>
          </table:table-cell>
          <table:table-cell office:value-type="float" office:value="43.61545">
            <text:p>43,6154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036</text:p>
          </table:table-cell>
          <table:table-cell office:value-type="float" office:value="2778">
            <text:p>2778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4230">
            <text:p>4230</text:p>
          </table:table-cell>
          <table:table-cell office:value-type="float" office:value="3.8776">
            <text:p>3,8776</text:p>
          </table:table-cell>
          <table:table-cell office:value-type="float" office:value="43.61551">
            <text:p>43,6155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1">
            <text:p>4281</text:p>
          </table:table-cell>
          <table:table-cell office:value-type="float" office:value="3.87853">
            <text:p>3,87853</text:p>
          </table:table-cell>
          <table:table-cell office:value-type="float" office:value="43.61526">
            <text:p>43,615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0">
            <text:p>278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1">
            <text:p>4281</text:p>
          </table:table-cell>
          <table:table-cell office:value-type="float" office:value="3.87853">
            <text:p>3,87853</text:p>
          </table:table-cell>
          <table:table-cell office:value-type="float" office:value="43.61526">
            <text:p>43,6152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2">
            <text:p>4282</text:p>
          </table:table-cell>
          <table:table-cell office:value-type="float" office:value="3.8785">
            <text:p>3,8785</text:p>
          </table:table-cell>
          <table:table-cell office:value-type="float" office:value="43.61512">
            <text:p>43,61512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2">
            <text:p>2782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282">
            <text:p>4282</text:p>
          </table:table-cell>
          <table:table-cell office:value-type="float" office:value="3.8785">
            <text:p>3,8785</text:p>
          </table:table-cell>
          <table:table-cell office:value-type="float" office:value="43.61512">
            <text:p>43,6151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78">
            <text:p>4078</text:p>
          </table:table-cell>
          <table:table-cell office:value-type="float" office:value="3.87903">
            <text:p>3,87903</text:p>
          </table:table-cell>
          <table:table-cell office:value-type="float" office:value="43.61526">
            <text:p>43,61526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045">
            <text:p>4045</text:p>
          </table:table-cell>
          <table:table-cell office:value-type="float" office:value="3.8805">
            <text:p>3,8805</text:p>
          </table:table-cell>
          <table:table-cell office:value-type="float" office:value="43.61518">
            <text:p>43,6151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5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045">
            <text:p>4045</text:p>
          </table:table-cell>
          <table:table-cell office:value-type="float" office:value="3.88049">
            <text:p>3,88049</text:p>
          </table:table-cell>
          <table:table-cell office:value-type="float" office:value="43.61517">
            <text:p>43,615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75</text:p>
          </table:table-cell>
          <table:table-cell office:value-type="float" office:value="2786">
            <text:p>2786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79">
            <text:p>4079</text:p>
          </table:table-cell>
          <table:table-cell office:value-type="float" office:value="3.88077">
            <text:p>3,88077</text:p>
          </table:table-cell>
          <table:table-cell office:value-type="float" office:value="43.61492">
            <text:p>43,6149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87">
            <text:p>2787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44">
            <text:p>4044</text:p>
          </table:table-cell>
          <table:table-cell office:value-type="float" office:value="3.88123">
            <text:p>3,88123</text:p>
          </table:table-cell>
          <table:table-cell office:value-type="float" office:value="43.61511">
            <text:p>43,6151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788">
            <text:p>2788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44">
            <text:p>4044</text:p>
          </table:table-cell>
          <table:table-cell office:value-type="float" office:value="3.88119">
            <text:p>3,88119</text:p>
          </table:table-cell>
          <table:table-cell office:value-type="float" office:value="43.61524">
            <text:p>43,6152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4041">
            <text:p>4041</text:p>
          </table:table-cell>
          <table:table-cell office:value-type="float" office:value="3.88141">
            <text:p>3,88141</text:p>
          </table:table-cell>
          <table:table-cell office:value-type="float" office:value="43.61501">
            <text:p>43,6150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040">
            <text:p>4040</text:p>
          </table:table-cell>
          <table:table-cell office:value-type="float" office:value="3.88161">
            <text:p>3,88161</text:p>
          </table:table-cell>
          <table:table-cell office:value-type="float" office:value="43.61502">
            <text:p>43,615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025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7511">
            <text:p>7511</text:p>
          </table:table-cell>
          <table:table-cell office:value-type="float" office:value="3.88186">
            <text:p>3,88186</text:p>
          </table:table-cell>
          <table:table-cell office:value-type="float" office:value="43.61504">
            <text:p>43,61504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108</text:p>
          </table:table-cell>
          <table:table-cell office:value-type="float" office:value="2792">
            <text:p>2792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043">
            <text:p>4043</text:p>
          </table:table-cell>
          <table:table-cell office:value-type="float" office:value="3.88086">
            <text:p>3,88086</text:p>
          </table:table-cell>
          <table:table-cell office:value-type="float" office:value="43.61585">
            <text:p>43,615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823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29">
            <text:p>4029</text:p>
          </table:table-cell>
          <table:table-cell office:value-type="float" office:value="3.88043">
            <text:p>3,88043</text:p>
          </table:table-cell>
          <table:table-cell office:value-type="float" office:value="43.616">
            <text:p>43,616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794">
            <text:p>279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029">
            <text:p>4029</text:p>
          </table:table-cell>
          <table:table-cell office:value-type="float" office:value="3.88042">
            <text:p>3,88042</text:p>
          </table:table-cell>
          <table:table-cell office:value-type="float" office:value="43.616">
            <text:p>43,61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795">
            <text:p>2795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3986">
            <text:p>3986</text:p>
          </table:table-cell>
          <table:table-cell office:value-type="float" office:value="3.87865">
            <text:p>3,87865</text:p>
          </table:table-cell>
          <table:table-cell office:value-type="float" office:value="43.61661">
            <text:p>43,6166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796">
            <text:p>2796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4231">
            <text:p>4231</text:p>
          </table:table-cell>
          <table:table-cell office:value-type="float" office:value="3.87819">
            <text:p>3,87819</text:p>
          </table:table-cell>
          <table:table-cell office:value-type="float" office:value="43.61642">
            <text:p>43,6164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984">
            <text:p>3984</text:p>
          </table:table-cell>
          <table:table-cell office:value-type="float" office:value="3.87836">
            <text:p>3,87836</text:p>
          </table:table-cell>
          <table:table-cell office:value-type="float" office:value="43.6167">
            <text:p>43,61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989">
            <text:p>3989</text:p>
          </table:table-cell>
          <table:table-cell office:value-type="float" office:value="3.87845">
            <text:p>3,87845</text:p>
          </table:table-cell>
          <table:table-cell office:value-type="float" office:value="43.61778">
            <text:p>43,6177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23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4015">
            <text:p>4015</text:p>
          </table:table-cell>
          <table:table-cell office:value-type="float" office:value="3.87802">
            <text:p>3,87802</text:p>
          </table:table-cell>
          <table:table-cell office:value-type="float" office:value="43.61685">
            <text:p>43,616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860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3985">
            <text:p>3985</text:p>
          </table:table-cell>
          <table:table-cell office:value-type="float" office:value="3.87836">
            <text:p>3,87836</text:p>
          </table:table-cell>
          <table:table-cell office:value-type="float" office:value="43.6167">
            <text:p>43,616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4014">
            <text:p>4014</text:p>
          </table:table-cell>
          <table:table-cell office:value-type="float" office:value="3.87836">
            <text:p>3,87836</text:p>
          </table:table-cell>
          <table:table-cell office:value-type="float" office:value="43.61724">
            <text:p>43,6172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0</text:p>
          </table:table-cell>
          <table:table-cell office:value-type="float" office:value="2802">
            <text:p>280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980">
            <text:p>3980</text:p>
          </table:table-cell>
          <table:table-cell office:value-type="float" office:value="3.87759">
            <text:p>3,87759</text:p>
          </table:table-cell>
          <table:table-cell office:value-type="float" office:value="43.61777">
            <text:p>43,6177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30</text:p>
          </table:table-cell>
          <table:table-cell office:value-type="float" office:value="2803">
            <text:p>280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981">
            <text:p>3981</text:p>
          </table:table-cell>
          <table:table-cell office:value-type="float" office:value="3.87663">
            <text:p>3,87663</text:p>
          </table:table-cell>
          <table:table-cell office:value-type="float" office:value="43.61727">
            <text:p>43,6172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8</text:p>
          </table:table-cell>
          <table:table-cell office:value-type="float" office:value="2804">
            <text:p>2804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4252">
            <text:p>4252</text:p>
          </table:table-cell>
          <table:table-cell office:value-type="float" office:value="3.87608">
            <text:p>3,87608</text:p>
          </table:table-cell>
          <table:table-cell office:value-type="float" office:value="43.61745">
            <text:p>43,6174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75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251">
            <text:p>4251</text:p>
          </table:table-cell>
          <table:table-cell office:value-type="float" office:value="3.87663">
            <text:p>3,87663</text:p>
          </table:table-cell>
          <table:table-cell office:value-type="float" office:value="43.61727">
            <text:p>43,6172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3983">
            <text:p>3983</text:p>
          </table:table-cell>
          <table:table-cell office:value-type="float" office:value="3.87802">
            <text:p>3,87802</text:p>
          </table:table-cell>
          <table:table-cell office:value-type="float" office:value="43.61685">
            <text:p>43,6168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3982">
            <text:p>3982</text:p>
          </table:table-cell>
          <table:table-cell office:value-type="float" office:value="3.87654">
            <text:p>3,87654</text:p>
          </table:table-cell>
          <table:table-cell office:value-type="float" office:value="43.61715">
            <text:p>43,61715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24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4249">
            <text:p>4249</text:p>
          </table:table-cell>
          <table:table-cell office:value-type="float" office:value="3.87636">
            <text:p>3,87636</text:p>
          </table:table-cell>
          <table:table-cell office:value-type="float" office:value="43.61693">
            <text:p>43,6169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540</text:p>
          </table:table-cell>
          <table:table-cell office:value-type="float" office:value="2809">
            <text:p>2809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4247">
            <text:p>4247</text:p>
          </table:table-cell>
          <table:table-cell office:value-type="float" office:value="3.87552">
            <text:p>3,87552</text:p>
          </table:table-cell>
          <table:table-cell office:value-type="float" office:value="43.61663">
            <text:p>43,616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20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240">
            <text:p>4240</text:p>
          </table:table-cell>
          <table:table-cell office:value-type="float" office:value="3.87505">
            <text:p>3,87505</text:p>
          </table:table-cell>
          <table:table-cell office:value-type="float" office:value="43.617">
            <text:p>43,6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3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254">
            <text:p>4254</text:p>
          </table:table-cell>
          <table:table-cell office:value-type="float" office:value="3.87557">
            <text:p>3,87557</text:p>
          </table:table-cell>
          <table:table-cell office:value-type="float" office:value="43.6175">
            <text:p>43,617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13</text:p>
          </table:table-cell>
          <table:table-cell office:value-type="float" office:value="2812">
            <text:p>281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4259">
            <text:p>4259</text:p>
          </table:table-cell>
          <table:table-cell office:value-type="float" office:value="3.87537">
            <text:p>3,87537</text:p>
          </table:table-cell>
          <table:table-cell office:value-type="float" office:value="43.61773">
            <text:p>43,617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74</text:p>
          </table:table-cell>
          <table:table-cell office:value-type="float" office:value="2813">
            <text:p>281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291">
            <text:p>4291</text:p>
          </table:table-cell>
          <table:table-cell office:value-type="float" office:value="3.87525">
            <text:p>3,87525</text:p>
          </table:table-cell>
          <table:table-cell office:value-type="float" office:value="43.61802">
            <text:p>43,61802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112">
            <text:p>4112</text:p>
          </table:table-cell>
          <table:table-cell office:value-type="float" office:value="3.87423">
            <text:p>3,87423</text:p>
          </table:table-cell>
          <table:table-cell office:value-type="float" office:value="43.61894">
            <text:p>43,618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109">
            <text:p>4109</text:p>
          </table:table-cell>
          <table:table-cell office:value-type="float" office:value="3.8741">
            <text:p>3,8741</text:p>
          </table:table-cell>
          <table:table-cell office:value-type="float" office:value="43.61918">
            <text:p>43,61918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409</text:p>
          </table:table-cell>
          <table:table-cell office:value-type="float" office:value="2816">
            <text:p>2816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108">
            <text:p>4108</text:p>
          </table:table-cell>
          <table:table-cell office:value-type="float" office:value="3.8736">
            <text:p>3,8736</text:p>
          </table:table-cell>
          <table:table-cell office:value-type="float" office:value="43.6195">
            <text:p>43,619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347</text:p>
          </table:table-cell>
          <table:table-cell office:value-type="float" office:value="2817">
            <text:p>2817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100">
            <text:p>4100</text:p>
          </table:table-cell>
          <table:table-cell office:value-type="float" office:value="3.8733">
            <text:p>3,8733</text:p>
          </table:table-cell>
          <table:table-cell office:value-type="float" office:value="43.61951">
            <text:p>43,61951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18">
            <text:p>281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285">
            <text:p>4285</text:p>
          </table:table-cell>
          <table:table-cell office:value-type="float" office:value="3.87337">
            <text:p>3,87337</text:p>
          </table:table-cell>
          <table:table-cell office:value-type="float" office:value="43.61871">
            <text:p>43,61871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725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87">
            <text:p>4287</text:p>
          </table:table-cell>
          <table:table-cell office:value-type="float" office:value="3.87371">
            <text:p>3,87371</text:p>
          </table:table-cell>
          <table:table-cell office:value-type="float" office:value="43.6183">
            <text:p>43,618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78">
            <text:p>4278</text:p>
          </table:table-cell>
          <table:table-cell office:value-type="float" office:value="3.8741">
            <text:p>3,8741</text:p>
          </table:table-cell>
          <table:table-cell office:value-type="float" office:value="43.61773">
            <text:p>43,6177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255">
            <text:p>4255</text:p>
          </table:table-cell>
          <table:table-cell office:value-type="float" office:value="3.8746">
            <text:p>3,8746</text:p>
          </table:table-cell>
          <table:table-cell office:value-type="float" office:value="43.61705">
            <text:p>43,617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007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4277">
            <text:p>4277</text:p>
          </table:table-cell>
          <table:table-cell office:value-type="float" office:value="3.87469">
            <text:p>3,87469</text:p>
          </table:table-cell>
          <table:table-cell office:value-type="float" office:value="43.61717">
            <text:p>43,617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074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6760">
            <text:p>6760</text:p>
          </table:table-cell>
          <table:table-cell office:value-type="float" office:value="3.86981">
            <text:p>3,86981</text:p>
          </table:table-cell>
          <table:table-cell office:value-type="float" office:value="43.61757">
            <text:p>43,6175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2910</text:p>
          </table:table-cell>
          <table:table-cell office:value-type="float" office:value="2824">
            <text:p>2824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14">
            <text:p>4214</text:p>
          </table:table-cell>
          <table:table-cell office:value-type="float" office:value="3.86988">
            <text:p>3,86988</text:p>
          </table:table-cell>
          <table:table-cell office:value-type="float" office:value="43.61668">
            <text:p>43,6166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213">
            <text:p>4213</text:p>
          </table:table-cell>
          <table:table-cell office:value-type="float" office:value="3.871">
            <text:p>3,871</text:p>
          </table:table-cell>
          <table:table-cell office:value-type="float" office:value="43.61619">
            <text:p>43,6161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95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210">
            <text:p>4210</text:p>
          </table:table-cell>
          <table:table-cell office:value-type="float" office:value="3.87125">
            <text:p>3,87125</text:p>
          </table:table-cell>
          <table:table-cell office:value-type="float" office:value="43.61598">
            <text:p>43,61598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7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211">
            <text:p>4211</text:p>
          </table:table-cell>
          <table:table-cell office:value-type="float" office:value="3.87114">
            <text:p>3,87114</text:p>
          </table:table-cell>
          <table:table-cell office:value-type="float" office:value="43.61588">
            <text:p>43,6158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07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09">
            <text:p>4209</text:p>
          </table:table-cell>
          <table:table-cell office:value-type="float" office:value="3.87161">
            <text:p>3,87161</text:p>
          </table:table-cell>
          <table:table-cell office:value-type="float" office:value="43.61605">
            <text:p>43,61605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68">
            <text:p>4268</text:p>
          </table:table-cell>
          <table:table-cell office:value-type="float" office:value="3.87338">
            <text:p>3,87338</text:p>
          </table:table-cell>
          <table:table-cell office:value-type="float" office:value="43.61548">
            <text:p>43,61548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9</text:p>
          </table:table-cell>
          <table:table-cell office:value-type="float" office:value="2830">
            <text:p>2830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5081">
            <text:p>5081</text:p>
          </table:table-cell>
          <table:table-cell office:value-type="float" office:value="3.87257">
            <text:p>3,87257</text:p>
          </table:table-cell>
          <table:table-cell office:value-type="float" office:value="43.61263">
            <text:p>43,61263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222</text:p>
          </table:table-cell>
          <table:table-cell office:value-type="float" office:value="2831">
            <text:p>2831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763">
            <text:p>4763</text:p>
          </table:table-cell>
          <table:table-cell office:value-type="float" office:value="3.87189">
            <text:p>3,87189</text:p>
          </table:table-cell>
          <table:table-cell office:value-type="float" office:value="43.61194">
            <text:p>43,6119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754</text:p>
          </table:table-cell>
          <table:table-cell office:value-type="float" office:value="2832">
            <text:p>283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4766">
            <text:p>4766</text:p>
          </table:table-cell>
          <table:table-cell office:value-type="float" office:value="3.87184">
            <text:p>3,87184</text:p>
          </table:table-cell>
          <table:table-cell office:value-type="float" office:value="43.61215">
            <text:p>43,6121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49</text:p>
          </table:table-cell>
          <table:table-cell office:value-type="float" office:value="2833">
            <text:p>2833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737">
            <text:p>4737</text:p>
          </table:table-cell>
          <table:table-cell office:value-type="float" office:value="3.87105">
            <text:p>3,87105</text:p>
          </table:table-cell>
          <table:table-cell office:value-type="float" office:value="43.61208">
            <text:p>43,612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66</text:p>
          </table:table-cell>
          <table:table-cell office:value-type="float" office:value="2834">
            <text:p>2834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737">
            <text:p>4737</text:p>
          </table:table-cell>
          <table:table-cell office:value-type="float" office:value="3.87105">
            <text:p>3,87105</text:p>
          </table:table-cell>
          <table:table-cell office:value-type="float" office:value="43.61208">
            <text:p>43,6120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66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757">
            <text:p>4757</text:p>
          </table:table-cell>
          <table:table-cell office:value-type="float" office:value="3.8688">
            <text:p>3,8688</text:p>
          </table:table-cell>
          <table:table-cell office:value-type="float" office:value="43.61217">
            <text:p>43,61217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54</text:p>
          </table:table-cell>
          <table:table-cell office:value-type="float" office:value="2836">
            <text:p>2836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4569">
            <text:p>4569</text:p>
          </table:table-cell>
          <table:table-cell office:value-type="float" office:value="3.8679">
            <text:p>3,8679</text:p>
          </table:table-cell>
          <table:table-cell office:value-type="float" office:value="43.61263">
            <text:p>43,612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99</text:p>
          </table:table-cell>
          <table:table-cell office:value-type="float" office:value="2837">
            <text:p>283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68">
            <text:p>4568</text:p>
          </table:table-cell>
          <table:table-cell office:value-type="float" office:value="3.86754">
            <text:p>3,86754</text:p>
          </table:table-cell>
          <table:table-cell office:value-type="float" office:value="43.61271">
            <text:p>43,6127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4738">
            <text:p>4738</text:p>
          </table:table-cell>
          <table:table-cell office:value-type="float" office:value="3.86752">
            <text:p>3,86752</text:p>
          </table:table-cell>
          <table:table-cell office:value-type="float" office:value="43.6129">
            <text:p>43,612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912</text:p>
          </table:table-cell>
          <table:table-cell office:value-type="float" office:value="2839">
            <text:p>283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732">
            <text:p>4732</text:p>
          </table:table-cell>
          <table:table-cell office:value-type="float" office:value="3.86727">
            <text:p>3,86727</text:p>
          </table:table-cell>
          <table:table-cell office:value-type="float" office:value="43.61289">
            <text:p>43,61289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731">
            <text:p>4731</text:p>
          </table:table-cell>
          <table:table-cell office:value-type="float" office:value="3.86679">
            <text:p>3,86679</text:p>
          </table:table-cell>
          <table:table-cell office:value-type="float" office:value="43.61301">
            <text:p>43,6130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51</text:p>
          </table:table-cell>
          <table:table-cell office:value-type="float" office:value="2841">
            <text:p>284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790">
            <text:p>4790</text:p>
          </table:table-cell>
          <table:table-cell office:value-type="float" office:value="3.86686">
            <text:p>3,86686</text:p>
          </table:table-cell>
          <table:table-cell office:value-type="float" office:value="43.61317">
            <text:p>43,61317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4566">
            <text:p>4566</text:p>
          </table:table-cell>
          <table:table-cell office:value-type="float" office:value="3.86644">
            <text:p>3,86644</text:p>
          </table:table-cell>
          <table:table-cell office:value-type="float" office:value="43.61349">
            <text:p>43,61349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698</text:p>
          </table:table-cell>
          <table:table-cell office:value-type="float" office:value="2843">
            <text:p>2843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4567">
            <text:p>4567</text:p>
          </table:table-cell>
          <table:table-cell office:value-type="float" office:value="3.86654">
            <text:p>3,86654</text:p>
          </table:table-cell>
          <table:table-cell office:value-type="float" office:value="43.61377">
            <text:p>43,61377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1787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89">
            <text:p>4789</text:p>
          </table:table-cell>
          <table:table-cell office:value-type="float" office:value="3.8668">
            <text:p>3,8668</text:p>
          </table:table-cell>
          <table:table-cell office:value-type="float" office:value="43.61363">
            <text:p>43,61363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45">
            <text:p>2845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89">
            <text:p>4789</text:p>
          </table:table-cell>
          <table:table-cell office:value-type="float" office:value="3.86681">
            <text:p>3,86681</text:p>
          </table:table-cell>
          <table:table-cell office:value-type="float" office:value="43.61363">
            <text:p>43,613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695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557">
            <text:p>4557</text:p>
          </table:table-cell>
          <table:table-cell office:value-type="float" office:value="3.8658">
            <text:p>3,8658</text:p>
          </table:table-cell>
          <table:table-cell office:value-type="float" office:value="43.61385">
            <text:p>43,61385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105</text:p>
          </table:table-cell>
          <table:table-cell office:value-type="float" office:value="2847">
            <text:p>284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58">
            <text:p>4558</text:p>
          </table:table-cell>
          <table:table-cell office:value-type="float" office:value="3.86556">
            <text:p>3,86556</text:p>
          </table:table-cell>
          <table:table-cell office:value-type="float" office:value="43.61406">
            <text:p>43,6140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561">
            <text:p>4561</text:p>
          </table:table-cell>
          <table:table-cell office:value-type="float" office:value="3.86451">
            <text:p>3,86451</text:p>
          </table:table-cell>
          <table:table-cell office:value-type="float" office:value="43.61463">
            <text:p>43,614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0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561">
            <text:p>4561</text:p>
          </table:table-cell>
          <table:table-cell office:value-type="float" office:value="3.86444">
            <text:p>3,86444</text:p>
          </table:table-cell>
          <table:table-cell office:value-type="float" office:value="43.61458">
            <text:p>43,6145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900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562">
            <text:p>4562</text:p>
          </table:table-cell>
          <table:table-cell office:value-type="float" office:value="3.8643">
            <text:p>3,8643</text:p>
          </table:table-cell>
          <table:table-cell office:value-type="float" office:value="43.61491">
            <text:p>43,61491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339">
            <text:p>4339</text:p>
          </table:table-cell>
          <table:table-cell office:value-type="float" office:value="3.86296">
            <text:p>3,86296</text:p>
          </table:table-cell>
          <table:table-cell office:value-type="float" office:value="43.61603">
            <text:p>43,6160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7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339">
            <text:p>4339</text:p>
          </table:table-cell>
          <table:table-cell office:value-type="float" office:value="3.86297">
            <text:p>3,86297</text:p>
          </table:table-cell>
          <table:table-cell office:value-type="float" office:value="43.61604">
            <text:p>43,61604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407</text:p>
          </table:table-cell>
          <table:table-cell office:value-type="float" office:value="2853">
            <text:p>2853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">
            <text:p>10</text:p>
          </table:table-cell>
          <table:table-cell office:value-type="float" office:value="3.86278">
            <text:p>3,86278</text:p>
          </table:table-cell>
          <table:table-cell office:value-type="float" office:value="43.61596">
            <text:p>43,615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4">
            <text:p>285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">
            <text:p>10</text:p>
          </table:table-cell>
          <table:table-cell office:value-type="float" office:value="3.86242">
            <text:p>3,86242</text:p>
          </table:table-cell>
          <table:table-cell office:value-type="float" office:value="43.61622">
            <text:p>43,61622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5">
            <text:p>2855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office:value-type="float" office:value="3.86212">
            <text:p>3,86212</text:p>
          </table:table-cell>
          <table:table-cell office:value-type="float" office:value="43.6163">
            <text:p>43,616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14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office:value-type="float" office:value="3.86209">
            <text:p>3,86209</text:p>
          </table:table-cell>
          <table:table-cell office:value-type="float" office:value="43.61628">
            <text:p>43,61628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914</text:p>
          </table:table-cell>
          <table:table-cell office:value-type="float" office:value="2857">
            <text:p>285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35">
            <text:p>4335</text:p>
          </table:table-cell>
          <table:table-cell office:value-type="float" office:value="3.8614">
            <text:p>3,8614</text:p>
          </table:table-cell>
          <table:table-cell office:value-type="float" office:value="43.6169">
            <text:p>43,6169</text:p>
          </table:table-cell>
          <table:table-cell table:number-columns-repeated="2" office:value-type="string">
            <text:p>OUI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336">
            <text:p>4336</text:p>
          </table:table-cell>
          <table:table-cell office:value-type="float" office:value="3.86101">
            <text:p>3,86101</text:p>
          </table:table-cell>
          <table:table-cell office:value-type="float" office:value="43.61696">
            <text:p>43,61696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1355</text:p>
          </table:table-cell>
          <table:table-cell office:value-type="float" office:value="2859">
            <text:p>285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334">
            <text:p>4334</text:p>
          </table:table-cell>
          <table:table-cell office:value-type="float" office:value="3.8609">
            <text:p>3,8609</text:p>
          </table:table-cell>
          <table:table-cell office:value-type="float" office:value="43.61723">
            <text:p>43,61723</text:p>
          </table:table-cell>
          <table:table-cell table:number-columns-repeated="2" office:value-type="string">
            <text:p>NON</text:p>
          </table:table-cell>
          <table:table-cell office:value-type="string">
            <text:p>"30-07-2010"</text:p>
          </table:table-cell>
          <table:table-cell office:value-type="string">
            <text:p>511</text:p>
          </table:table-cell>
          <table:table-cell office:value-type="float" office:value="2860">
            <text:p>28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15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5:16:45.43</dc:date>
    <dc:creator>Jérémie Valentin</dc:creator>
    <meta:document-statistic meta:table-count="1" meta:cell-count="28020" meta:object-count="0"/>
    <meta:generator>OpenOffice.org/3.4.1$Win32 OpenOffice.org_project/341m1$Build-9593</meta:generator>
  </office:meta>
</office:document-meta>
</file>